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OpenSymbol1"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align="justify" style:justify-single-word="false" fo:text-indent="0.1965in" style:auto-text-indent="false"/>
    </style:style>
    <style:style style:name="P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style>
    <style:style style:name="P3" style:family="paragraph" style:parent-style-name="Text_20_body">
      <style:paragraph-properties fo:margin-left="0in" fo:margin-right="0in" fo:text-align="center" style:justify-single-word="false" fo:text-indent="0.1965in" style:auto-text-indent="false"/>
    </style:style>
    <style:style style:name="P4" style:family="paragraph" style:parent-style-name="Text_20_body">
      <loext:graphic-properties draw:fill="solid" draw:fill-color="#eeeeee" draw:opacity="100%"/>
      <style:paragraph-properties fo:margin-left="0in" fo:margin-right="0in" fo:text-align="center" style:justify-single-word="false" fo:text-indent="0.1965in" style:auto-text-indent="false" fo:background-color="#eeeeee"/>
    </style:style>
    <style:style style:name="P5"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style:style>
    <style:style style:name="P7" style:family="paragraph" style:parent-style-name="Text_20_body">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8" style:family="paragraph" style:parent-style-name="Text_20_body">
      <style:paragraph-properties fo:margin-left="0in" fo:margin-right="0in" fo:text-align="end" style:justify-single-word="false" fo:text-indent="0.1965in" style:auto-text-indent="false"/>
      <style:text-properties fo:language="ru" fo:country="RU" fo:font-style="italic" style:font-style-asian="italic" style:font-style-complex="italic"/>
    </style:style>
    <style:style style:name="P9" style:family="paragraph" style:parent-style-name="Text_20_body">
      <style:paragraph-properties fo:margin-left="0in" fo:margin-right="0in" fo:text-align="justify" style:justify-single-word="false" fo:text-indent="0.1965in" style:auto-text-indent="false"/>
      <style:text-properties fo:language="ru" fo:country="RU" fo:font-weight="normal" style:font-weight-asian="normal" style:font-weight-complex="normal"/>
    </style:style>
    <style:style style:name="P10" style:family="paragraph" style:parent-style-name="Text_20_body">
      <style:paragraph-properties fo:margin-left="0in" fo:margin-right="0in" fo:text-align="justify" style:justify-single-word="false" fo:text-indent="0.1965in" style:auto-text-indent="false"/>
      <style:text-properties fo:language="ru" fo:country="RU" fo:background-color="transparent"/>
    </style:style>
    <style:style style:name="P11" style:family="paragraph" style:parent-style-name="Text_20_body">
      <style:paragraph-properties fo:margin-left="0in" fo:margin-right="0in" fo:text-align="center" style:justify-single-word="false" fo:text-indent="0.1965in" style:auto-text-indent="false"/>
      <style:text-properties fo:language="ru" fo:country="RU"/>
    </style:style>
    <style:style style:name="P12" style:family="paragraph" style:parent-style-name="Text_20_body">
      <style:paragraph-properties fo:margin-left="0in" fo:margin-right="0in" fo:text-align="justify" style:justify-single-word="false" fo:text-indent="0.1965in" style:auto-text-indent="false"/>
      <style:text-properties fo:language="ru" fo:country="RU" fo:font-style="normal" style:font-style-asian="normal" style:font-style-complex="normal"/>
    </style:style>
    <style:style style:name="P13" style:family="paragraph" style:parent-style-name="Text_20_body">
      <style:paragraph-properties fo:margin-left="0in" fo:margin-right="0in" fo:text-align="justify" style:justify-single-word="false" fo:text-indent="0.1965in" style:auto-text-indent="false"/>
      <style:text-properties fo:language="ru" fo:country="RU" fo:font-style="normal" fo:font-weight="normal" style:font-style-asian="normal" style:font-weight-asian="normal" style:font-style-complex="normal" style:font-weight-complex="normal"/>
    </style:style>
    <style:style style:name="P14"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fo:font-style="normal" fo:font-weight="bold" fo:background-color="transparent" style:font-style-asian="normal" style:font-weight-asian="bold" style:font-style-complex="normal" style:font-weight-complex="bold"/>
    </style:style>
    <style:style style:name="P15" style:family="paragraph" style:parent-style-name="Text_20_body">
      <style:paragraph-properties fo:margin-left="0in" fo:margin-right="0in" fo:text-align="justify" style:justify-single-word="false" fo:text-indent="0.1965in" style:auto-text-indent="false"/>
      <style:text-properties fo:language="en" fo:country="US"/>
    </style:style>
    <style:style style:name="P1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en" fo:country="US"/>
    </style:style>
    <style:style style:name="P17" style:family="paragraph" style:parent-style-name="Text_20_body">
      <style:paragraph-properties fo:margin-left="0in" fo:margin-right="0in" fo:text-align="justify" style:justify-single-word="false" fo:text-indent="0.1965in" style:auto-text-indent="false"/>
      <style:text-properties fo:language="en" fo:country="US" fo:background-color="#ffff00"/>
    </style:style>
    <style:style style:name="P18" style:family="paragraph" style:parent-style-name="Text_20_body">
      <style:paragraph-properties fo:margin-left="0in" fo:margin-right="0in" fo:text-align="justify" style:justify-single-word="false" fo:text-indent="0.1965in" style:auto-text-indent="false"/>
      <style:text-properties fo:language="en" fo:country="US" fo:font-style="normal" style:font-style-asian="normal" style:font-style-complex="normal"/>
    </style:style>
    <style:style style:name="P19" style:family="paragraph" style:parent-style-name="Text_20_body">
      <style:paragraph-properties fo:margin-left="0in" fo:margin-right="0in" fo:text-align="center" style:justify-single-word="false" fo:text-indent="0.1965in" style:auto-text-indent="false"/>
      <style:text-properties fo:language="en" fo:country="US" fo:font-style="normal" style:font-style-asian="normal" style:font-style-complex="normal"/>
    </style:style>
    <style:style style:name="P20" style:family="paragraph" style:parent-style-name="Text_20_body">
      <style:paragraph-properties fo:margin-left="0in" fo:margin-right="0in" fo:text-align="justify" style:justify-single-word="false" fo:text-indent="0.1965in" style:auto-text-indent="false"/>
      <style:text-properties fo:language="en" fo:country="US" fo:font-style="italic" style:font-style-asian="italic" style:font-style-complex="italic"/>
    </style:style>
    <style:style style:name="P21" style:family="paragraph" style:parent-style-name="Text_20_body">
      <style:paragraph-properties fo:margin-left="0in" fo:margin-right="0in" fo:text-align="justify" style:justify-single-word="false" fo:text-indent="0.1965in" style:auto-text-indent="false"/>
      <style:text-properties fo:language="en" fo:country="US" fo:background-color="transparent"/>
    </style:style>
    <style:style style:name="P22" style:family="paragraph" style:parent-style-name="Text_20_body">
      <style:paragraph-properties fo:margin-left="0in" fo:margin-right="0in" fo:text-align="center" style:justify-single-word="false" fo:text-indent="0.1965in" style:auto-text-indent="false"/>
      <style:text-properties fo:language="en" fo:country="US"/>
    </style:style>
    <style:style style:name="P23" style:family="paragraph" style:parent-style-name="Text_20_body">
      <style:paragraph-properties fo:margin-left="0in" fo:margin-right="0in" fo:text-align="justify" style:justify-single-word="false" fo:text-indent="0.1965in" style:auto-text-indent="false"/>
      <style:text-properties fo:font-style="italic" style:font-style-asian="italic" style:font-style-complex="italic"/>
    </style:style>
    <style:style style:name="P24"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italic" style:font-style-asian="italic" style:font-style-complex="italic"/>
    </style:style>
    <style:style style:name="P25" style:family="paragraph" style:parent-style-name="Text_20_body">
      <style:paragraph-properties fo:margin-left="0in" fo:margin-right="0in" fo:text-align="end" style:justify-single-word="false" fo:text-indent="0.1965in" style:auto-text-indent="false"/>
      <style:text-properties fo:font-style="italic" style:font-style-asian="italic" style:font-style-complex="italic"/>
    </style:style>
    <style:style style:name="P26" style:family="paragraph" style:parent-style-name="Text_20_body">
      <style:paragraph-properties fo:margin-left="0in" fo:margin-right="0in" fo:text-align="justify" style:justify-single-word="false" fo:text-indent="0.1965in" style:auto-text-indent="false"/>
      <style:text-properties fo:font-style="italic" fo:background-color="#ffff00" style:font-style-asian="italic" style:font-style-complex="italic"/>
    </style:style>
    <style:style style:name="P27" style:family="paragraph" style:parent-style-name="Text_20_body">
      <style:paragraph-properties fo:margin-left="0in" fo:margin-right="0in" fo:text-align="justify" style:justify-single-word="false" fo:text-indent="0.1965in" style:auto-text-indent="false"/>
      <style:text-properties fo:font-style="italic" fo:background-color="transparent" style:font-style-asian="italic" style:font-style-complex="italic"/>
    </style:style>
    <style:style style:name="P28" style:family="paragraph" style:parent-style-name="Text_20_body">
      <style:paragraph-properties fo:margin-left="0in" fo:margin-right="0in" fo:text-align="justify" style:justify-single-word="false" fo:text-indent="0.1965in" style:auto-text-indent="false"/>
      <style:text-properties fo:color="#6666ff" fo:font-style="italic" fo:font-weight="normal" style:font-style-asian="italic" style:font-weight-asian="normal" style:font-style-complex="italic" style:font-weight-complex="normal"/>
    </style:style>
    <style:style style:name="P29" style:family="paragraph" style:parent-style-name="Text_20_body">
      <style:paragraph-properties fo:margin-left="0in" fo:margin-right="0in" fo:text-align="justify" style:justify-single-word="false" fo:text-indent="0.1965in" style:auto-text-indent="false"/>
      <style:text-properties fo:color="#6666ff"/>
    </style:style>
    <style:style style:name="P30" style:family="paragraph" style:parent-style-name="Text_20_body">
      <style:paragraph-properties fo:margin-left="0in" fo:margin-right="0in" fo:text-align="justify" style:justify-single-word="false" fo:text-indent="0.1965in" style:auto-text-indent="false"/>
      <style:text-properties fo:color="#00ccff" fo:font-style="italic" style:font-style-asian="italic" style:font-style-complex="italic"/>
    </style:style>
    <style:style style:name="P31" style:family="paragraph" style:parent-style-name="Text_20_body">
      <style:paragraph-properties fo:margin-left="0in" fo:margin-right="0in" fo:text-align="justify" style:justify-single-word="false" fo:text-indent="0.1965in" style:auto-text-indent="false"/>
      <style:text-properties fo:color="#00ccff" fo:language="en" fo:country="US" fo:font-style="italic" style:font-style-asian="italic" style:font-style-complex="italic"/>
    </style:style>
    <style:style style:name="P3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00ccff"/>
    </style:style>
    <style:style style:name="P33" style:family="paragraph" style:parent-style-name="Text_20_body">
      <style:paragraph-properties fo:margin-left="0in" fo:margin-right="0in" fo:text-align="justify" style:justify-single-word="false" fo:text-indent="0.1965in" style:auto-text-indent="false"/>
      <style:text-properties fo:color="#800000"/>
    </style:style>
    <style:style style:name="P34"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style:style>
    <style:style style:name="P35" style:family="paragraph" style:parent-style-name="Text_20_body">
      <style:paragraph-properties fo:margin-left="0in" fo:margin-right="0in" fo:text-align="justify" style:justify-single-word="false" fo:text-indent="0.1965in" style:auto-text-indent="false"/>
      <style:text-properties fo:color="#800000" fo:font-style="italic" style:font-style-asian="italic" style:font-style-complex="italic"/>
    </style:style>
    <style:style style:name="P36" style:family="paragraph" style:parent-style-name="Text_20_body">
      <style:paragraph-properties fo:margin-left="0in" fo:margin-right="0in" fo:text-align="justify" style:justify-single-word="false" fo:text-indent="0.1965in" style:auto-text-indent="false"/>
      <style:text-properties fo:color="#800000" fo:language="en" fo:country="US" fo:font-style="italic" fo:background-color="transparent" style:font-style-asian="italic" style:font-style-complex="italic"/>
    </style:style>
    <style:style style:name="P37"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style:font-style-asian="normal" style:font-style-complex="normal"/>
    </style:style>
    <style:style style:name="P38"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39"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fo:font-weight="normal" style:font-style-asian="normal" style:font-weight-asian="normal" style:font-style-complex="normal" style:font-weight-complex="normal"/>
    </style:style>
    <style:style style:name="P40"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fo:language="en" fo:country="US"/>
    </style:style>
    <style:style style:name="P41"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style:font-style-asian="normal" style:font-style-complex="normal"/>
    </style:style>
    <style:style style:name="P42"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font-weight="normal" style:font-style-asian="normal" style:font-weight-asian="normal" style:font-style-complex="normal" style:font-weight-complex="normal"/>
    </style:style>
    <style:style style:name="P43"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44"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background-color="transparent" style:font-style-asian="normal" style:font-style-complex="normal"/>
    </style:style>
    <style:style style:name="P45" style:family="paragraph" style:parent-style-name="Text_20_body">
      <style:paragraph-properties fo:margin-left="0in" fo:margin-right="0in" fo:text-align="justify" style:justify-single-word="false" fo:text-indent="0.1965in" style:auto-text-indent="false"/>
      <style:text-properties fo:color="#800000" fo:language="ru" fo:country="RU" fo:font-style="italic" style:font-style-asian="italic" style:font-style-complex="italic"/>
    </style:style>
    <style:style style:name="P46" style:family="paragraph" style:parent-style-name="Text_20_body">
      <style:paragraph-properties fo:margin-left="0in" fo:margin-right="0in" fo:text-align="justify" style:justify-single-word="false" fo:text-indent="0.1965in" style:auto-text-indent="false"/>
      <style:text-properties fo:background-color="#ffff00"/>
    </style:style>
    <style:style style:name="P47" style:family="paragraph" style:parent-style-name="Text_20_body">
      <style:paragraph-properties fo:margin-left="0in" fo:margin-right="0in" fo:text-align="justify" style:justify-single-word="false" fo:text-indent="0.1965in" style:auto-text-indent="false"/>
      <style:text-properties fo:background-color="transparent"/>
    </style:style>
    <style:style style:name="P48" style:family="paragraph" style:parent-style-name="Text_20_body">
      <style:paragraph-properties fo:margin-left="0in" fo:margin-right="0in" fo:text-align="justify" style:justify-single-word="false" fo:text-indent="0.1965in" style:auto-text-indent="false"/>
      <style:text-properties style:use-window-font-color="true" fo:background-color="transparent"/>
    </style:style>
    <style:style style:name="P49" style:family="paragraph" style:parent-style-name="Text_20_body">
      <style:paragraph-properties fo:margin-left="0in" fo:margin-right="0in" fo:text-align="justify" style:justify-single-word="false" fo:text-indent="0.1965in" style:auto-text-indent="false"/>
      <style:text-properties style:use-window-font-color="true"/>
    </style:style>
    <style:style style:name="P50" style:family="paragraph" style:parent-style-name="Text_20_body">
      <style:paragraph-properties fo:margin-left="0in" fo:margin-right="0in" fo:text-align="justify" style:justify-single-word="false" fo:text-indent="0.1965in" style:auto-text-indent="false"/>
      <style:text-properties style:use-window-font-color="true" fo:language="en" fo:country="US"/>
    </style:style>
    <style:style style:name="P51"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font-style-asian="normal" style:font-style-complex="normal"/>
    </style:style>
    <style:style style:name="P52"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style:font-style-asian="normal" style:font-style-complex="normal"/>
    </style:style>
    <style:style style:name="P53"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background-color="transparent" style:font-style-asian="normal" style:font-style-complex="normal"/>
    </style:style>
    <style:style style:name="P54"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en" fo:country="US" fo:font-style="normal" fo:background-color="transparent" style:font-style-asian="normal" style:font-style-complex="normal"/>
    </style:style>
    <style:style style:name="P55"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style:font-style-asian="normal" style:font-weight-asian="normal" style:font-style-complex="normal" style:font-weight-complex="normal"/>
    </style:style>
    <style:style style:name="P56"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57"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58"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style:font-style-asian="italic" style:font-style-complex="italic"/>
    </style:style>
    <style:style style:name="P59"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fo:font-weight="normal" style:font-style-asian="italic" style:font-weight-asian="normal" style:font-style-complex="italic" style:font-weight-complex="normal"/>
    </style:style>
    <style:style style:name="P6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61"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62"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style:font-style-asian="normal" style:font-style-complex="normal"/>
    </style:style>
    <style:style style:name="P6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text-underline-style="none" style:font-style-asian="normal" style:font-style-complex="normal"/>
    </style:style>
    <style:style style:name="P6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65"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6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67"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6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bold" style:font-style-asian="normal" style:font-weight-asian="bold" style:font-style-complex="normal" style:font-weight-complex="bold"/>
    </style:style>
    <style:style style:name="P6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font-style-asian="italic" style:font-style-complex="italic"/>
    </style:style>
    <style:style style:name="P70"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ru" fo:country="RU" fo:font-style="italic" style:font-style-asian="italic" style:font-style-complex="italic"/>
    </style:style>
    <style:style style:name="P71"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italic" style:font-style-asian="italic" style:font-style-complex="italic"/>
    </style:style>
    <style:style style:name="P7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7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style:font-style-asian="italic" style:font-weight-asian="normal" style:font-style-complex="italic" style:font-weight-complex="normal"/>
    </style:style>
    <style:style style:name="P7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text-underline-style="none" fo:background-color="transparent" style:font-style-asian="italic" style:font-style-complex="italic"/>
    </style:style>
    <style:style style:name="P75" style:family="paragraph" style:parent-style-name="Text_20_body">
      <style:paragraph-properties fo:margin-left="0in" fo:margin-right="0in" fo:text-align="justify" style:justify-single-word="false" fo:text-indent="0.1965in" style:auto-text-indent="false"/>
      <style:text-properties style:use-window-font-color="true" fo:language="ru" fo:country="RU"/>
    </style:style>
    <style:style style:name="P76"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fo:font-weight="normal" style:font-style-asian="normal" style:font-weight-asian="normal" style:font-style-complex="normal" style:font-weight-complex="normal"/>
    </style:style>
    <style:style style:name="P77" style:family="paragraph" style:parent-style-name="Text_20_body">
      <style:paragraph-properties fo:margin-left="0in" fo:margin-right="0in" fo:text-align="justify" style:justify-single-word="false" fo:text-indent="0.1965in" style:auto-text-indent="false"/>
      <style:text-properties style:use-window-font-color="true" style:text-line-through-style="solid" style:text-line-through-type="single" fo:language="ru" fo:country="RU" fo:font-style="normal" fo:font-weight="bold" style:font-style-asian="normal" style:font-weight-asian="bold" style:font-style-complex="normal" style:font-weight-complex="bold"/>
    </style:style>
    <style:style style:name="P78" style:family="paragraph" style:parent-style-name="Text_20_body">
      <style:paragraph-properties fo:margin-left="0in" fo:margin-right="0in" fo:text-align="justify" style:justify-single-word="false" fo:text-indent="0.1965in" style:auto-text-indent="false"/>
      <style:text-properties fo:font-style="normal" fo:font-weight="bold" fo:background-color="transparent" style:font-style-asian="normal" style:font-weight-asian="bold" style:font-style-complex="normal" style:font-weight-complex="bold"/>
    </style:style>
    <style:style style:name="P79"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normal" fo:font-weight="bold" fo:background-color="transparent" style:font-style-asian="normal" style:font-weight-asian="bold" style:font-style-complex="normal" style:font-weight-complex="bold"/>
    </style:style>
    <style:style style:name="P80" style:family="paragraph" style:parent-style-name="Text_20_body">
      <style:paragraph-properties fo:margin-left="0in" fo:margin-right="0in" fo:text-align="justify" style:justify-single-word="false" fo:text-indent="0.1965in" style:auto-text-indent="false"/>
      <style:text-properties fo:font-style="normal" style:font-style-asian="normal" style:font-style-complex="normal"/>
    </style:style>
    <style:style style:name="P81" style:family="paragraph" style:parent-style-name="Text_20_body">
      <style:paragraph-properties fo:margin-left="0in" fo:margin-right="0in" fo:text-align="justify" style:justify-single-word="false" fo:text-indent="0.1965in" style:auto-text-indent="false"/>
      <style:text-properties fo:color="#0000ff" fo:font-style="italic" style:font-style-asian="italic" style:font-style-complex="italic"/>
    </style:style>
    <style:style style:name="P82" style:family="paragraph" style:parent-style-name="Text_20_body">
      <style:paragraph-properties fo:margin-left="0in" fo:margin-right="0in" fo:text-align="justify" style:justify-single-word="false" fo:text-indent="0.1965in" style:auto-text-indent="false"/>
      <style:text-properties fo:color="#0000ff"/>
    </style:style>
    <style:style style:name="P83" style:family="paragraph" style:parent-style-name="Text_20_body">
      <style:paragraph-properties fo:margin-left="0in" fo:margin-right="0in" fo:text-align="justify" style:justify-single-word="false" fo:text-indent="0.1965in" style:auto-text-indent="false"/>
      <style:text-properties fo:color="#0066ff" fo:language="ru" fo:country="RU" fo:font-style="normal" style:font-style-asian="normal" style:font-style-complex="normal"/>
    </style:style>
    <style:style style:name="P84" style:family="paragraph" style:parent-style-name="Text_20_body">
      <style:paragraph-properties fo:margin-left="0in" fo:margin-right="0in" fo:text-align="justify" style:justify-single-word="false" fo:text-indent="0.1965in" style:auto-text-indent="false"/>
      <style:text-properties fo:color="#3333ff" fo:language="en" fo:country="US" fo:font-style="normal" style:font-style-asian="normal" style:font-style-complex="normal"/>
    </style:style>
    <style:style style:name="P85" style:family="paragraph" style:parent-style-name="Text_20_body">
      <style:paragraph-properties fo:margin-left="0in" fo:margin-right="0in" fo:text-align="end" style:justify-single-word="false" fo:text-indent="0.1965in" style:auto-text-indent="false"/>
    </style:style>
    <style:style style:name="P8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ff6600" fo:language="ru" fo:country="RU"/>
    </style:style>
    <style:style style:name="P87" style:family="paragraph" style:parent-style-name="Text_20_body" style:master-page-name="">
      <style:paragraph-properties fo:margin-left="0in" fo:margin-right="0in" fo:margin-top="0in" fo:margin-bottom="0.0835in" loext:contextual-spacing="false" fo:text-align="justify" style:justify-single-word="false" fo:text-indent="0.1965in" style:auto-text-indent="false" style:page-number="auto"/>
      <style:text-properties style:use-window-font-color="true" fo:language="ru" fo:country="RU" fo:background-color="transparent"/>
    </style:style>
    <style:style style:name="P88"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style:page-number="auto" fo:background-color="#eeeeee"/>
    </style:style>
    <style:style style:name="P89"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90"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91"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fo:font-weight="bold" style:font-weight-asian="bold" style:font-weight-complex="bold"/>
    </style:style>
    <style:style style:name="P92"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93"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style:style>
    <style:style style:name="P94"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style:style>
    <style:style style:name="P95"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fo:font-style="italic" style:font-style-asian="italic" style:font-style-complex="italic"/>
    </style:style>
    <style:style style:name="P96"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en" fo:country="US" fo:font-style="italic" style:font-style-asian="italic" style:font-style-complex="italic"/>
    </style:style>
    <style:style style:name="P97"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uk" fo:country="UA" fo:font-style="italic" style:font-style-asian="italic" style:font-style-complex="italic"/>
    </style:style>
    <style:style style:name="P98"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99"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1965in" style:auto-text-indent="false" fo:background-color="#eeeeee"/>
      <style:text-properties fo:language="ru" fo:country="RU"/>
    </style:style>
    <style:style style:name="P100"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fo:font-weight="bold" style:font-weight-asian="bold" style:font-weight-complex="bold"/>
    </style:style>
    <style:style style:name="P101"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style:style>
    <style:style style:name="P102"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103"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en" fo:country="US"/>
    </style:style>
    <style:style style:name="P104"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105"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106" style:family="paragraph" style:parent-style-name="Standard">
      <style:paragraph-properties fo:margin-left="0in" fo:margin-right="0in" fo:text-align="justify" style:justify-single-word="false" fo:text-indent="0.1965in" style:auto-text-indent="false"/>
      <style:text-properties fo:language="ru" fo:country="RU"/>
    </style:style>
    <style:style style:name="P107" style:family="paragraph" style:parent-style-name="Text_20_body">
      <style:paragraph-properties fo:text-align="justify" style:justify-single-word="false"/>
    </style:style>
    <style:style style:name="P108"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09" style:family="paragraph" style:parent-style-name="Text_20_body">
      <style:text-properties fo:language="ru" fo:country="RU"/>
    </style:style>
    <style:style style:name="P110" style:family="paragraph" style:parent-style-name="Text_20_body">
      <loext:graphic-properties draw:fill="solid" draw:fill-color="#eeeeee" draw:opacity="100%"/>
      <style:paragraph-properties fo:background-color="#eeeeee"/>
      <style:text-properties fo:language="ru" fo:country="RU"/>
    </style:style>
    <style:style style:name="P111" style:family="paragraph" style:parent-style-name="Text_20_body">
      <loext:graphic-properties draw:fill="solid" draw:fill-color="#eeeeee" draw:opacity="100%"/>
      <style:paragraph-properties fo:text-align="justify" style:justify-single-word="false" fo:background-color="#eeeeee"/>
      <style:text-properties fo:language="ru" fo:country="RU"/>
    </style:style>
    <style:style style:name="P112" style:family="paragraph" style:parent-style-name="Text_20_body">
      <style:text-properties fo:language="en" fo:country="US"/>
    </style:style>
    <style:style style:name="P113" style:family="paragraph" style:parent-style-name="Text_20_body">
      <loext:graphic-properties draw:fill="solid" draw:fill-color="#eeeeee" draw:opacity="100%"/>
      <style:paragraph-properties fo:background-color="#eeeeee"/>
    </style:style>
    <style:style style:name="P114" style:family="paragraph" style:parent-style-name="First_20_line_20_indent">
      <loext:graphic-properties draw:fill="solid" draw:fill-color="#eeeeee" draw:opacity="100%"/>
      <style:paragraph-properties fo:background-color="#eeeeee"/>
      <style:text-properties fo:language="ru" fo:country="RU"/>
    </style:style>
    <style:style style:name="P115" style:family="paragraph" style:parent-style-name="First_20_line_20_indent">
      <loext:graphic-properties draw:fill="solid" draw:fill-color="#eeeeee" draw:opacity="100%"/>
      <style:paragraph-properties fo:background-color="#eeeeee"/>
      <style:text-properties fo:font-size="15pt" fo:language="ru" fo:country="RU" style:font-size-asian="15pt" style:font-size-complex="15pt"/>
    </style:style>
    <style:style style:name="P116" style:family="paragraph" style:parent-style-name="Text_20_body">
      <style:paragraph-properties fo:margin-left="0in" fo:margin-right="0in" fo:text-align="justify" style:justify-single-word="false" fo:text-indent="0in" style:auto-text-indent="false"/>
    </style:style>
    <style:style style:name="P117" style:family="paragraph" style:parent-style-name="Text_20_body">
      <style:paragraph-properties fo:margin-left="0in" fo:margin-right="0in" fo:text-align="justify" style:justify-single-word="false" fo:text-indent="0in" style:auto-text-indent="false"/>
      <style:text-properties fo:color="#800000"/>
    </style:style>
    <style:style style:name="P118" style:family="paragraph" style:parent-style-name="Text_20_body">
      <style:paragraph-properties fo:margin-left="0in" fo:margin-right="0in" fo:text-align="justify" style:justify-single-word="false" fo:text-indent="0in" style:auto-text-indent="false"/>
      <style:text-properties fo:color="#800000" fo:font-style="italic" fo:font-weight="normal" style:font-style-asian="italic" style:font-weight-asian="normal" style:font-style-complex="italic" style:font-weight-complex="normal"/>
    </style:style>
    <style:style style:name="P119" style:family="paragraph" style:parent-style-name="Text_20_body">
      <style:paragraph-properties fo:margin-left="0in" fo:margin-right="0in" fo:text-align="center" style:justify-single-word="false" fo:text-indent="0in" style:auto-text-indent="false"/>
    </style:style>
    <style:style style:name="P120"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style:font-style-asian="normal" style:font-style-complex="normal"/>
    </style:style>
    <style:style style:name="P121"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122" style:family="paragraph" style:parent-style-name="Text_20_body">
      <style:paragraph-properties fo:margin-left="0in" fo:margin-right="0in" fo:text-align="justify" style:justify-single-word="false" fo:text-indent="0in" style:auto-text-indent="false"/>
      <style:text-properties style:use-window-font-color="true" fo:language="en" fo:country="US" fo:font-style="normal" fo:font-weight="normal" style:font-style-asian="normal" style:font-weight-asian="normal" style:font-style-complex="normal" style:font-weight-complex="normal"/>
    </style:style>
    <style:style style:name="P123" style:family="paragraph" style:parent-style-name="First_20_line_20_indent">
      <loext:graphic-properties draw:fill="solid" draw:fill-color="#eeeeee" draw:opacity="100%"/>
      <style:paragraph-properties fo:margin-left="0in" fo:margin-right="0in" fo:text-indent="0in" style:auto-text-indent="false" fo:background-color="#eeeeee"/>
      <style:text-properties fo:language="ru" fo:country="RU"/>
    </style:style>
    <style:style style:name="P124"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ru" fo:country="RU"/>
    </style:style>
    <style:style style:name="P125"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ru" fo:country="RU"/>
    </style:style>
    <style:style style:name="P126"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style>
    <style:style style:name="P127"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en" fo:country="US"/>
    </style:style>
    <style:style style:name="P128"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ru" fo:country="RU"/>
    </style:style>
    <style:style style:name="P129"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en" fo:country="US"/>
    </style:style>
    <style:style style:name="P130"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en" fo:country="US"/>
    </style:style>
    <style:style style:name="P131" style:family="paragraph" style:parent-style-name="Footnote">
      <style:paragraph-properties fo:margin-left="0in" fo:margin-right="0in" fo:text-indent="0in" style:auto-text-indent="false"/>
      <style:text-properties fo:language="en" fo:country="US"/>
    </style:style>
    <style:style style:name="P132" style:family="paragraph" style:parent-style-name="Footnote">
      <style:text-properties fo:language="en" fo:country="US"/>
    </style:style>
    <style:style style:name="P133" style:family="paragraph" style:parent-style-name="Footnote">
      <style:text-properties fo:language="ru" fo:country="RU"/>
    </style:style>
    <style:style style:name="P134" style:family="paragraph" style:parent-style-name="Footnote">
      <style:text-properties style:use-window-font-color="true" fo:language="ru" fo:country="RU"/>
    </style:style>
    <style:style style:name="P135"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ru" fo:country="RU"/>
    </style:style>
    <style:style style:name="P136"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137"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style:style>
    <style:style style:name="P138"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fo:background-color="transparent"/>
    </style:style>
    <style:style style:name="P139"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140"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fo:background-color="transparent"/>
    </style:style>
    <style:style style:name="P141"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en" fo:country="US"/>
    </style:style>
    <style:style style:name="P142"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2083in" style:auto-text-indent="false" style:page-number="auto" fo:background-color="#eeeeee"/>
      <style:text-properties fo:language="ru" fo:country="RU"/>
    </style:style>
    <style:style style:name="P143" style:family="paragraph" style:parent-style-name="Standard">
      <style:text-properties fo:font-style="italic" style:font-style-asian="italic" style:font-style-complex="italic"/>
    </style:style>
    <style:style style:name="P144" style:family="paragraph" style:parent-style-name="First_20_line_20_indent" style:list-style-name="L7">
      <loext:graphic-properties draw:fill="solid" draw:fill-color="#eeeeee" draw:opacity="100%"/>
      <style:paragraph-properties fo:margin-left="0in" fo:margin-right="0in" fo:text-indent="0in" style:auto-text-indent="false" fo:background-color="#eeeeee"/>
      <style:text-properties fo:language="ru" fo:country="RU"/>
    </style:style>
    <style:style style:name="P145" style:family="paragraph" style:parent-style-name="Heading_20_2">
      <style:text-properties fo:language="en" fo:country="US"/>
    </style:style>
    <style:style style:name="P146" style:family="paragraph" style:parent-style-name="Heading_20_2">
      <style:text-properties fo:language="ru" fo:country="RU"/>
    </style:style>
    <style:style style:name="P147" style:family="paragraph" style:parent-style-name="Heading_20_2">
      <loext:graphic-properties draw:fill="solid" draw:fill-color="#eeeeee" draw:opacity="100%"/>
      <style:paragraph-properties fo:background-color="#eeeeee"/>
      <style:text-properties fo:language="ru" fo:country="RU"/>
    </style:style>
    <style:style style:name="P148" style:family="paragraph" style:parent-style-name="Heading_20_2">
      <loext:graphic-properties draw:fill="solid" draw:fill-color="#eeeeee" draw:opacity="100%"/>
      <style:paragraph-properties fo:background-color="#eeeeee"/>
    </style:style>
    <style:style style:name="P149" style:family="paragraph" style:parent-style-name="Heading_20_1">
      <loext:graphic-properties draw:fill="solid" draw:fill-color="#eeeeee" draw:opacity="100%"/>
      <style:paragraph-properties fo:background-color="#eeeeee"/>
    </style:style>
    <style:style style:name="P150" style:family="paragraph" style:parent-style-name="Heading_20_1">
      <style:paragraph-properties fo:margin-left="0in" fo:margin-right="0in" fo:text-align="center" style:justify-single-word="false" fo:text-indent="0.1965in" style:auto-text-indent="false"/>
    </style:style>
    <style:style style:name="P151" style:family="paragraph" style:parent-style-name="Text_20_body" style:list-style-name="L1">
      <style:paragraph-properties fo:text-align="justify" style:justify-single-word="false"/>
    </style:style>
    <style:style style:name="P152" style:family="paragraph" style:parent-style-name="Text_20_body" style:list-style-name="L1">
      <style:paragraph-properties fo:text-align="justify" style:justify-single-word="false"/>
      <style:text-properties fo:language="ru" fo:country="RU"/>
    </style:style>
    <style:style style:name="P153" style:family="paragraph" style:parent-style-name="Text_20_body" style:list-style-name="L2">
      <style:paragraph-properties fo:text-align="justify" style:justify-single-word="false"/>
      <style:text-properties fo:language="ru" fo:country="RU"/>
    </style:style>
    <style:style style:name="P154" style:family="paragraph" style:parent-style-name="Text_20_body" style:list-style-name="L2">
      <loext:graphic-properties draw:fill="solid" draw:fill-color="#ffff00" draw:opacity="100%"/>
      <style:paragraph-properties fo:text-align="justify" style:justify-single-word="false" fo:background-color="#ffff00"/>
      <style:text-properties fo:language="ru" fo:country="RU"/>
    </style:style>
    <style:style style:name="P155" style:family="paragraph" style:parent-style-name="Text_20_body" style:list-style-name="L3">
      <style:text-properties fo:language="ru" fo:country="RU"/>
    </style:style>
    <style:style style:name="P156" style:family="paragraph" style:parent-style-name="Text_20_body" style:list-style-name="L3">
      <style:text-properties fo:language="ru" fo:country="RU" fo:background-color="#ffff00"/>
    </style:style>
    <style:style style:name="P157" style:family="paragraph" style:parent-style-name="Text_20_body" style:list-style-name="L4">
      <style:paragraph-properties fo:margin-left="0in" fo:margin-right="0in" fo:text-align="justify" style:justify-single-word="false" fo:text-indent="0.1965in" style:auto-text-indent="false"/>
      <style:text-properties fo:font-style="italic" style:font-style-asian="italic" style:font-style-complex="italic"/>
    </style:style>
    <style:style style:name="P15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23ac94" officeooo:paragraph-rsid="0023ac94" fo:background-color="transparent" style:font-style-asian="normal" style:font-weight-asian="normal" style:font-style-complex="normal" style:font-weight-complex="normal"/>
    </style:style>
    <style:style style:name="P15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36a37e" officeooo:paragraph-rsid="00392744" fo:background-color="transparent" style:font-style-asian="normal" style:font-weight-asian="normal" style:font-style-complex="normal" style:font-weight-complex="normal"/>
    </style:style>
    <style:style style:name="P160"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fo:font-weight="normal" officeooo:rsid="0027e606" officeooo:paragraph-rsid="0027e606" fo:background-color="transparent" style:font-style-asian="normal" style:font-weight-asian="normal" style:font-style-complex="normal" style:font-weight-complex="normal"/>
    </style:style>
    <style:style style:name="P161"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fo:font-weight="normal" officeooo:rsid="0029adec" officeooo:paragraph-rsid="0029adec" fo:background-color="transparent" style:font-style-asian="normal" style:font-weight-asian="normal" style:font-style-complex="normal" style:font-weight-complex="normal"/>
    </style:style>
    <style:style style:name="P162" style:family="paragraph" style:parent-style-name="Text_20_body">
      <style:paragraph-properties fo:margin-left="0in" fo:margin-right="0in" fo:text-align="center" style:justify-single-word="false" fo:text-indent="0.1965in" style:auto-text-indent="false"/>
      <style:text-properties style:use-window-font-color="true" fo:language="uk" fo:country="UA" fo:font-style="normal" fo:font-weight="normal" officeooo:rsid="0029adec" officeooo:paragraph-rsid="0029adec" fo:background-color="transparent" style:font-style-asian="normal" style:font-weight-asian="normal" style:font-style-complex="normal" style:font-weight-complex="normal"/>
    </style:style>
    <style:style style:name="P163"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fo:font-weight="normal" officeooo:rsid="002bf696" officeooo:paragraph-rsid="002bf696" fo:background-color="transparent" style:font-style-asian="normal" style:font-weight-asian="normal" style:font-style-complex="normal" style:font-weight-complex="normal"/>
    </style:style>
    <style:style style:name="P164"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fo:font-weight="normal" officeooo:rsid="002c77d3" officeooo:paragraph-rsid="002c77d3" fo:background-color="transparent" style:font-style-asian="normal" style:font-weight-asian="normal" style:font-style-complex="normal" style:font-weight-complex="normal"/>
    </style:style>
    <style:style style:name="P165"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fo:font-weight="normal" officeooo:rsid="002f61e4" officeooo:paragraph-rsid="002f61e4" fo:background-color="transparent" style:font-style-asian="normal" style:font-weight-asian="normal" style:font-style-complex="normal" style:font-weight-complex="normal"/>
    </style:style>
    <style:style style:name="P166"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font-style-asian="normal" style:font-style-complex="normal"/>
    </style:style>
    <style:style style:name="P167"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officeooo:rsid="002d0206" officeooo:paragraph-rsid="002d0206" style:font-style-asian="normal" style:font-style-complex="normal"/>
    </style:style>
    <style:style style:name="P168"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font-weight="normal" officeooo:rsid="0029adec" officeooo:paragraph-rsid="0029adec" fo:background-color="transparent" style:font-style-asian="normal" style:font-weight-asian="normal" style:font-style-complex="normal" style:font-weight-complex="normal"/>
    </style:style>
    <style:style style:name="P169" style:family="paragraph" style:parent-style-name="Text_20_body">
      <style:paragraph-properties fo:margin-left="0in" fo:margin-right="0in" fo:text-align="justify" style:justify-single-word="false" fo:text-indent="0.1965in" style:auto-text-indent="false"/>
      <style:text-properties fo:color="#3333ff" fo:language="en" fo:country="US" fo:font-style="italic" style:font-style-asian="italic" style:font-style-complex="italic"/>
    </style:style>
    <style:style style:name="P170" style:family="paragraph" style:parent-style-name="Text_20_body">
      <style:paragraph-properties fo:margin-left="0in" fo:margin-right="0in" fo:text-align="justify" style:justify-single-word="false" fo:text-indent="0.1965in" style:auto-text-indent="false"/>
      <style:text-properties fo:color="#3333ff" fo:language="en" fo:country="US" fo:font-style="italic" officeooo:rsid="003a62c0" officeooo:paragraph-rsid="003a62c0" style:font-style-asian="italic" style:font-style-complex="italic"/>
    </style:style>
    <style:style style:name="P171" style:family="paragraph" style:parent-style-name="Text_20_body" style:list-style-name="L5">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72" style:family="paragraph" style:parent-style-name="Text_20_body" style:list-style-name="L6">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73"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174"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italic" fo:background-color="transparent" loext:char-shading-value="0" style:font-style-asian="italic" style:font-style-complex="italic"/>
    </style:style>
    <style:style style:name="T5" style:family="text">
      <style:text-properties fo:language="ru" fo:country="RU" fo:font-style="normal" style:font-style-asian="normal" style:font-style-complex="normal"/>
    </style:style>
    <style:style style:name="T6" style:family="text">
      <style:text-properties fo:language="ru" fo:country="RU" fo:font-style="normal" fo:font-weight="normal" style:font-style-asian="normal" style:font-weight-asian="normal" style:font-style-complex="normal" style:font-weight-complex="normal"/>
    </style:style>
    <style:style style:name="T7" style:family="text">
      <style:text-properties fo:language="ru" fo:country="RU" fo:font-weight="normal" style:font-weight-asian="normal" style:font-weight-complex="normal"/>
    </style:style>
    <style:style style:name="T8" style:family="text">
      <style:text-properties fo:language="ru" fo:country="RU" fo:font-weight="bold" style:font-weight-asian="bold" style:font-weight-complex="bold"/>
    </style:style>
    <style:style style:name="T9" style:family="text">
      <style:text-properties fo:language="ru" fo:country="RU" style:text-underline-style="none"/>
    </style:style>
    <style:style style:name="T10" style:family="text">
      <style:text-properties fo:language="ru" fo:country="RU" officeooo:rsid="0029adec"/>
    </style:style>
    <style:style style:name="T11" style:family="text">
      <style:text-properties fo:language="ru" fo:country="RU" officeooo:rsid="002b8c45"/>
    </style:style>
    <style:style style:name="T12" style:family="text">
      <style:text-properties fo:language="ru" fo:country="RU" officeooo:rsid="002e5ecb"/>
    </style:style>
    <style:style style:name="T13" style:family="text">
      <style:text-properties fo:language="ru" fo:country="RU" officeooo:rsid="002f61e4"/>
    </style:style>
    <style:style style:name="T14" style:family="text">
      <style:text-properties fo:language="ru" fo:country="RU" officeooo:rsid="00314ed6"/>
    </style:style>
    <style:style style:name="T15" style:family="text">
      <style:text-properties fo:language="ru" fo:country="RU" officeooo:rsid="0034cc16"/>
    </style:style>
    <style:style style:name="T16" style:family="text">
      <style:text-properties fo:language="ru" fo:country="RU" officeooo:rsid="0036a37e"/>
    </style:style>
    <style:style style:name="T17" style:family="text">
      <style:text-properties fo:language="en" fo:country="US"/>
    </style:style>
    <style:style style:name="T18" style:family="text">
      <style:text-properties fo:language="en" fo:country="US" fo:font-style="normal" style:font-style-asian="normal" style:font-style-complex="normal"/>
    </style:style>
    <style:style style:name="T19" style:family="text">
      <style:text-properties fo:language="en" fo:country="US" fo:font-style="italic" style:font-style-asian="italic" style:font-style-complex="italic"/>
    </style:style>
    <style:style style:name="T20" style:family="text">
      <style:text-properties fo:language="en" fo:country="US" fo:font-style="italic" fo:background-color="transparent" loext:char-shading-value="0" style:font-style-asian="italic" style:font-style-complex="italic"/>
    </style:style>
    <style:style style:name="T21" style:family="text">
      <style:text-properties fo:language="en" fo:country="US" fo:font-weight="bold" style:font-weight-asian="bold" style:font-weight-complex="bold"/>
    </style:style>
    <style:style style:name="T22" style:family="text">
      <style:text-properties fo:language="en" fo:country="US" fo:font-weight="normal" style:font-weight-asian="normal" style:font-weight-complex="normal"/>
    </style:style>
    <style:style style:name="T23" style:family="text">
      <style:text-properties fo:color="#ff3333"/>
    </style:style>
    <style:style style:name="T24" style:family="text">
      <style:text-properties fo:color="#ff3333" fo:language="ru" fo:country="RU"/>
    </style:style>
    <style:style style:name="T25" style:family="text">
      <style:text-properties fo:font-style="italic"/>
    </style:style>
    <style:style style:name="T26" style:family="text">
      <style:text-properties fo:font-style="italic" style:font-style-asian="italic" style:font-style-complex="italic"/>
    </style:style>
    <style:style style:name="T27" style:family="text">
      <style:text-properties fo:font-style="italic" fo:font-weight="bold" style:font-style-asian="italic" style:font-weight-asian="bold" style:font-style-complex="italic" style:font-weight-complex="bold"/>
    </style:style>
    <style:style style:name="T28" style:family="text">
      <style:text-properties fo:color="#6666ff" fo:language="ru" fo:country="RU"/>
    </style:style>
    <style:style style:name="T29" style:family="text">
      <style:text-properties fo:color="#800000"/>
    </style:style>
    <style:style style:name="T30" style:family="text">
      <style:text-properties fo:color="#800000" fo:language="ru" fo:country="RU"/>
    </style:style>
    <style:style style:name="T31" style:family="text">
      <style:text-properties fo:color="#800000" fo:language="ru" fo:country="RU" fo:font-style="normal" fo:background-color="transparent" loext:char-shading-value="0" style:font-style-asian="normal" style:font-style-complex="normal"/>
    </style:style>
    <style:style style:name="T32" style:family="text">
      <style:text-properties fo:color="#800000" fo:language="ru" fo:country="RU" fo:font-style="normal" style:font-style-asian="normal" style:font-style-complex="normal"/>
    </style:style>
    <style:style style:name="T33" style:family="text">
      <style:text-properties fo:color="#800000" fo:language="ru" fo:country="RU" fo:background-color="transparent" loext:char-shading-value="0"/>
    </style:style>
    <style:style style:name="T34" style:family="text">
      <style:text-properties fo:color="#800000" fo:language="en" fo:country="US"/>
    </style:style>
    <style:style style:name="T35" style:family="text">
      <style:text-properties fo:color="#ff6600"/>
    </style:style>
    <style:style style:name="T36" style:family="text">
      <style:text-properties fo:color="#ff6600" fo:language="ru" fo:country="RU"/>
    </style:style>
    <style:style style:name="T37" style:family="text">
      <style:text-properties fo:font-weight="bold" style:font-weight-asian="bold" style:font-weight-complex="bold"/>
    </style:style>
    <style:style style:name="T38" style:family="text">
      <style:text-properties fo:font-weight="bold" fo:background-color="transparent" loext:char-shading-value="0" style:font-weight-asian="bold" style:font-weight-complex="bold"/>
    </style:style>
    <style:style style:name="T39" style:family="text">
      <style:text-properties style:use-window-font-color="true"/>
    </style:style>
    <style:style style:name="T40" style:family="text">
      <style:text-properties style:use-window-font-color="true" fo:language="ru" fo:country="RU"/>
    </style:style>
    <style:style style:name="T41" style:family="text">
      <style:text-properties style:use-window-font-color="true" fo:language="ru" fo:country="RU" fo:font-style="normal" style:font-style-asian="normal" style:font-style-complex="normal"/>
    </style:style>
    <style:style style:name="T42" style:family="text">
      <style:text-properties style:use-window-font-color="true" fo:language="ru" fo:country="RU" fo:font-style="normal" fo:font-weight="normal" style:font-style-asian="normal" style:font-weight-asian="normal" style:font-style-complex="normal" style:font-weight-complex="normal"/>
    </style:style>
    <style:style style:name="T43" style:family="text">
      <style:text-properties style:use-window-font-color="true" fo:language="ru" fo:country="RU" fo:font-style="normal" fo:font-weight="normal" fo:background-color="transparent" loext:char-shading-value="0" style:font-style-asian="normal" style:font-weight-asian="normal" style:font-style-complex="normal" style:font-weight-complex="normal"/>
    </style:style>
    <style:style style:name="T44" style:family="text">
      <style:text-properties style:use-window-font-color="true" fo:language="ru" fo:country="RU" fo:font-style="italic" style:font-style-asian="italic" style:font-style-complex="italic"/>
    </style:style>
    <style:style style:name="T45" style:family="text">
      <style:text-properties style:use-window-font-color="true" fo:language="ru" fo:country="RU" fo:font-style="italic" fo:font-weight="normal" style:font-style-asian="italic" style:font-weight-asian="normal" style:font-style-complex="italic" style:font-weight-complex="normal"/>
    </style:style>
    <style:style style:name="T46" style:family="text">
      <style:text-properties style:use-window-font-color="true" fo:language="ru" fo:country="RU" fo:font-weight="normal" style:font-weight-asian="normal" style:font-weight-complex="normal"/>
    </style:style>
    <style:style style:name="T47" style:family="text">
      <style:text-properties style:use-window-font-color="true" fo:language="ru" fo:country="RU" fo:background-color="transparent" loext:char-shading-value="0"/>
    </style:style>
    <style:style style:name="T48" style:family="text">
      <style:text-properties style:use-window-font-color="true" fo:language="en" fo:country="US"/>
    </style:style>
    <style:style style:name="T49" style:family="text">
      <style:text-properties style:use-window-font-color="true" fo:language="en" fo:country="US" fo:font-style="normal" style:font-style-asian="normal" style:font-style-complex="normal"/>
    </style:style>
    <style:style style:name="T50" style:family="text">
      <style:text-properties style:use-window-font-color="true" fo:language="en" fo:country="US" fo:font-style="normal" fo:background-color="transparent" loext:char-shading-value="0" style:font-style-asian="normal" style:font-style-complex="normal"/>
    </style:style>
    <style:style style:name="T51" style:family="text">
      <style:text-properties style:use-window-font-color="true" fo:language="en" fo:country="US" fo:font-style="normal" fo:font-weight="normal" style:font-style-asian="normal" style:font-weight-asian="normal" style:font-style-complex="normal" style:font-weight-complex="normal"/>
    </style:style>
    <style:style style:name="T52" style:family="text">
      <style:text-properties style:use-window-font-color="true" fo:language="en" fo:country="US" fo:font-style="normal" fo:font-weight="normal" fo:background-color="transparent" loext:char-shading-value="0" style:font-style-asian="normal" style:font-weight-asian="normal" style:font-style-complex="normal" style:font-weight-complex="normal"/>
    </style:style>
    <style:style style:name="T53" style:family="text">
      <style:text-properties style:use-window-font-color="true" fo:language="en" fo:country="US" fo:font-weight="normal" style:font-weight-asian="normal" style:font-weight-complex="normal"/>
    </style:style>
    <style:style style:name="T54" style:family="text">
      <style:text-properties style:use-window-font-color="true" fo:font-style="normal" style:font-style-asian="normal" style:font-style-complex="normal"/>
    </style:style>
    <style:style style:name="T55" style:family="text">
      <style:text-properties style:use-window-font-color="true" fo:font-style="normal" fo:background-color="transparent" loext:char-shading-value="0" style:font-style-asian="normal" style:font-style-complex="normal"/>
    </style:style>
    <style:style style:name="T56" style:family="text">
      <style:text-properties style:use-window-font-color="true" fo:font-style="normal" fo:font-weight="normal" style:font-style-asian="normal" style:font-weight-asian="normal" style:font-style-complex="normal" style:font-weight-complex="normal"/>
    </style:style>
    <style:style style:name="T57" style:family="text">
      <style:text-properties style:use-window-font-color="true" fo:font-style="italic" fo:font-weight="normal" style:font-style-asian="italic" style:font-weight-asian="normal" style:font-style-complex="italic" style:font-weight-complex="normal"/>
    </style:style>
    <style:style style:name="T58" style:family="text">
      <style:text-properties style:use-window-font-color="true" fo:background-color="transparent" loext:char-shading-value="0"/>
    </style:style>
    <style:style style:name="T59" style:family="text">
      <style:text-properties fo:background-color="transparent" loext:char-shading-value="0"/>
    </style:style>
    <style:style style:name="T60" style:family="text">
      <style:text-properties style:text-position="super 58%"/>
    </style:style>
    <style:style style:name="T61" style:family="text">
      <style:text-properties fo:color="#c5000b"/>
    </style:style>
    <style:style style:name="T62" style:family="text">
      <style:text-properties fo:language="fr" fo:country="FR"/>
    </style:style>
    <style:style style:name="T63" style:family="text">
      <style:text-properties fo:color="#0000ff"/>
    </style:style>
    <style:style style:name="T64" style:family="text">
      <style:text-properties fo:color="#3333ff"/>
    </style:style>
    <style:style style:name="T65" style:family="text">
      <style:text-properties fo:color="#3333ff" fo:language="en" fo:country="US"/>
    </style:style>
    <style:style style:name="T66" style:family="text">
      <style:text-properties fo:font-style="normal" style:font-style-asian="normal" style:font-style-complex="normal"/>
    </style:style>
    <style:style style:name="T67" style:family="text">
      <style:text-properties fo:color="#0066ff"/>
    </style:style>
    <style:style style:name="T68" style:family="text">
      <style:text-properties fo:color="#0066ff" fo:language="en" fo:country="US" fo:font-style="normal" fo:background-color="transparent" loext:char-shading-value="0" style:font-style-asian="normal" style:font-style-complex="normal"/>
    </style:style>
    <style:style style:name="T69" style:family="text">
      <style:text-properties fo:background-color="#ffff00" loext:char-shading-value="0"/>
    </style:style>
    <style:style style:name="T70" style:family="text">
      <style:text-properties fo:color="#00ccff"/>
    </style:style>
    <style:style style:name="T71" style:family="text">
      <style:text-properties fo:font-weight="normal" style:font-weight-asian="normal" style:font-weight-complex="normal"/>
    </style:style>
    <style:style style:name="T72" style:family="text">
      <style:text-properties fo:color="#0066cc"/>
    </style:style>
    <style:style style:name="T73" style:family="text">
      <style:text-properties fo:color="#0000cc"/>
    </style:style>
    <style:style style:name="T74" style:family="text">
      <style:text-properties style:text-line-through-style="solid" style:text-line-through-type="single" fo:font-weight="bold" style:font-weight-asian="bold" style:font-weight-complex="bold"/>
    </style:style>
    <style:style style:name="T75" style:family="text">
      <style:text-properties fo:language="uk" fo:country="UA"/>
    </style:style>
    <style:style style:name="T76" style:family="text">
      <style:text-properties fo:language="uk" fo:country="UA" fo:font-style="italic" style:font-style-asian="italic" style:font-style-complex="italic"/>
    </style:style>
    <style:style style:name="T77" style:family="text">
      <style:text-properties fo:language="uk" fo:country="UA" fo:font-weight="bold" style:font-weight-asian="bold" style:font-weight-complex="bold"/>
    </style:style>
    <style:style style:name="T78" style:family="text">
      <style:text-properties fo:language="uk" fo:country="UA" officeooo:rsid="0027c8ea"/>
    </style:style>
    <style:style style:name="T79" style:family="text">
      <style:text-properties fo:color="#ff0000"/>
    </style:style>
    <style:style style:name="T80" style:family="text">
      <style:text-properties style:text-underline-style="none"/>
    </style:style>
    <style:style style:name="T81" style:family="text">
      <style:text-properties officeooo:rsid="001d3070"/>
    </style:style>
    <style:style style:name="T82" style:family="text">
      <style:text-properties officeooo:rsid="0024e140"/>
    </style:style>
    <style:style style:name="T83" style:family="text">
      <style:text-properties officeooo:rsid="00261adf"/>
    </style:style>
    <style:style style:name="T84" style:family="text">
      <style:text-properties officeooo:rsid="002b8c45"/>
    </style:style>
    <style:style style:name="T85" style:family="text">
      <style:text-properties officeooo:rsid="002bf696"/>
    </style:style>
    <style:style style:name="T86" style:family="text">
      <style:text-properties officeooo:rsid="0038f030"/>
    </style:style>
    <style:style style:name="T87" style:family="text">
      <style:text-properties officeooo:rsid="00392744"/>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0" text:outline-level="1">Последний фанфик</text:h>
      <text:p text:style-name="P3">От Massaraksh</text:p>
      <text:p text:style-name="P5">Оригинал (недоступен, «спасибо» гуглу):</text:p>
      <text:p text:style-name="P1"><text:a xlink:type="simple" xlink:href="https://docs.google.com/document/d/1xODIJZwRl461PkSzRSXCB2GboLYTH9uPZGKkHRTQJa8/edit?usp=drive_web&amp;amp;usp=embed_facebook" text:style-name="Internet_20_link" text:visited-style-name="Visited_20_Internet_20_Link">https://docs.google.com/document/d/1xODIJZwRl461PkSzRSXCB2GboLYTH9uPZGKkHRTQJa8/edit?usp=drive_web&amp;amp;usp=embed_facebook</text:a></text:p>
      <text:p text:style-name="P1"/>
      <text:h text:style-name="Heading_20_2" text:outline-level="2">Прочитанные фанфики</text:h>
      <text:h text:style-name="Heading_20_3" text:outline-level="3">Эпичные</text:h>
      <text:p text:style-name="P109">Обмен ( <text:a xlink:type="simple" xlink:href="https://darkpony.ru/obmen/" text:style-name="Internet_20_link" text:visited-style-name="Visited_20_Internet_20_Link">https://darkpony.ru/obmen/</text:a> )</text:p>
      <text:p text:style-name="P112">Fallout Equestria</text:p>
      <text:p text:style-name="P109">Розовые глазки</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soft-page-break/><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h text:style-name="Heading_20_3" text:outline-level="3">Обзоры:</text:h>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h text:style-name="Heading_20_2" text:outline-level="2">Идеи</text:h>
      <text:list xml:id="list4925040592566709078" text:style-name="L1">
        <text:list-item>
          <text:p text:style-name="P151">добавить детектив <text:span text:style-name="T1">(реализовано)</text:span>+ магические уроки/трактаты Старсвирла (реализовано)</text:p>
        </text:list-item>
        <text:list-item>
          <text:p text:style-name="P152">Терра несколько раз пытается убить Макса (один раз — в аквапарке). Несколько раз Макса спасает Селестия (даёт приказы Нексусу)</text:p>
        </text:list-item>
        <text:list-item>
          <text:p text:style-name="P152">Книги:</text:p>
        </text:list-item>
      </text:list>
      <text:list xml:id="list7652182679616205010" text:style-name="L2">
        <text:list-item>
          <text:p text:style-name="P153">«Великие грифоны прошлого» - из канона (5<text:span text:style-name="T17">s8e)</text:span></text:p>
        </text:list-item>
        <text:list-item>
          <text:p text:style-name="P153">«Высшие заклинания в повседневном использовании: от песчинки до дворца»</text:p>
        </text:list-item>
        <text:list-item>
          <text:p text:style-name="P154">«Малоизвестные аспекты магии трансформаций»</text:p>
        </text:list-item>
        <text:list-item>
          <text:p text:style-name="P153">«...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53">Дасти Вейфарер «Зебрианская культура, быт и фольклор»</text:p>
        </text:list-item>
        <text:list-item>
          <text:p text:style-name="P153">«Краткая история Эквестрии»</text:p>
        </text:list-item>
        <text:list-item>
          <text:p text:style-name="P153">«Шедевры архитектуры Эквестрии» с разделом о Кантерлотском Королевском Дворце</text:p>
        </text:list-item>
        <text:list-item>
          <text:p text:style-name="P153">«Великие дела и великие чары». Страница 893: …</text:p>
        </text:list-item>
        <text:list-item>
          <text:p text:style-name="P153">«Природа Проклятий» - обмен</text:p>
        </text:list-item>
        <text:list-item>
          <text:p text:style-name="P153">«<text:span text:style-name="T59">Магия для Чайников</text:span>» - обмен</text:p>
        </text:list-item>
        <text:list-item>
          <text:p text:style-name="P153">«Энциклопедия Арканум» - обмен</text:p>
        </text:list-item>
        <text:list-item>
          <text:p text:style-name="P153">«О Гейсах» - обмен</text:p>
        </text:list-item>
        <text:list-item>
          <text:p text:style-name="P153">«<text:span text:style-name="T69">Тайны Тайных Наук</text:span>» - обмен</text:p>
        </text:list-item>
        <text:list-item>
          <text:p text:style-name="P154"><text:soft-page-break/>«Основы Заклятий» - обмен</text:p>
        </text:list-item>
        <text:list-item>
          <text:p text:style-name="P153">«Мамочка, А Что Это Истекает Из Моего Рога? - Введение В Магию Для Маленьких Единорогов» - обмен</text:p>
        </text:list-item>
      </text:list>
      <text:p text:style-name="P5"/>
      <text:h text:style-name="Heading_20_2" text:outline-level="2">Факты об Эквестрии <text:span text:style-name="T1">(согласовать с вики)</text:span></text:h>
      <text:list xml:id="list57396871698321509" text:style-name="L3">
        <text:list-item>
          <text:p text:style-name="P155">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55">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56">Селестия — переменчивая пони. В одно время не строгая, а в другое может быть такой, что страшно становится</text:p>
        </text:list-item>
        <text:list-item>
          <text:p text:style-name="P155">У Селестии были такие элементы гармонии: Магия, Доброта, Смех. У Луны — Верность, Честность, Щедрость. (ксенофазия)</text:p>
        </text:list-item>
        <text:list-item>
          <text:p text:style-name="P155">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55">Около 820-ти лет назад будущий маг Лайтнинг Стар поступил на обучение к наставнику Тииспоту</text:p>
        </text:list-item>
        <text:list-item>
          <text:p text:style-name="P155">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55">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55">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55">У Селестии грива и хвост развеваются и переливаются от магического шампуня</text:p>
        </text:list-item>
        <text:list-item>
          <text:p text:style-name="P155">Тело Селестии очень крепкое — может выдержать несколько тонн земли</text:p>
        </text:list-item>
        <text:list-item>
          <text:p text:style-name="P155">Дискорд намного старше принцесс, его магия сильнее ихней на голову</text:p>
        </text:list-item>
        <text:list-item>
          <text:p text:style-name="P155">Луна младше Селестии на 3 года. Сёстрам около 5000 лет. По другим данным, Селестии около 2500 лет (Обмен).</text:p>
        </text:list-item>
        <text:list-item>
          <text:p text:style-name="P155">Принцессы начали войну с Дискордом в возрасте, когда им было около 700 лет — и продолжалась война почти сто лет</text:p>
        </text:list-item>
        <text:list-item>
          <text:p text:style-name="P155">Самый главный враг сестёр и Дискорда — скука</text:p>
        </text:list-item>
        <text:list-item>
          <text:p text:style-name="P155">В Эквестрии на одного жеребца приходится четыре - пять кобыл</text:p>
        </text:list-item>
        <text:list-item>
          <text:p text:style-name="P155">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55">Селестия в первые полторы тысячи лет путешествовала — и заварила несколько войн (две — с Эквестрией, в одной была против Луны)</text:p>
        </text:list-item>
        <text:list-item>
          <text:p text:style-name="P155">Настоящий цвет гривы Селестии — клубнично-розовая. Радужный цвет гривы и хвоста поддерживается магией</text:p>
        </text:list-item>
        <text:list-item>
          <text:p text:style-name="P155">Кроме Дискорда, старше сестёр ещё старейшина драконов</text:p>
        </text:list-item>
        <text:list-item>
          <text:p text:style-name="P155"><text:soft-page-break/>Кэйденс не прожила и 60-ти лет и является низкорожденной</text:p>
        </text:list-item>
        <text:list-item>
          <text:p text:style-name="P155">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155">Народ тихо фигел от нововведений и с ещё большим ожесточением продолжал делать по-своему</text:p>
        </text:list-item>
        <text:list-item>
          <text:p text:style-name="P155">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55">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55">Когда пони женятся, они обмениваются ножными браслетами</text:p>
        </text:list-item>
        <text:list-item>
          <text:p text:style-name="P155">Светилами, кроме сестёр, могут управлять единороги (группы), Дискорд, Твайлайт и Старсвирл</text:p>
        </text:list-item>
        <text:list-item>
          <text:p text:style-name="P155">Королева Кризалис — правительница Зелёной Долины</text:p>
        </text:list-item>
        <text:list-item>
          <text:p text:style-name="P155">Мать Луны и Селестии — аликорн Лорен. Мать Дискорда — Алиса (пони-человек)</text:p>
        </text:list-item>
        <text:list-item>
          <text:p text:style-name="P155">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107">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107">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107">Искусственный интеллект. Создан Владом и Максом. Разработан для управления корпорациями.</text:p>
      <text:h text:style-name="Heading_20_3" text:outline-level="3">Норф</text:h>
      <text:p text:style-name="P107">Владелец и единственный работник каретной мастерской в Кантерлоте. Инвалид (задняя часть тела парализована)</text:p>
      <text:h text:style-name="Heading_20_3" text:outline-level="3">Селестия</text:h>
      <text:p text:style-name="P107">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text:span text:style-name="T17">(2500 ?)</text:span>. Страдает о скуки.</text:p>
      <text:h text:style-name="Heading_20_3" text:outline-level="3">Луна</text:h>
      <text:p text:style-name="P107">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text:soft-page-break/>Дискорд</text:h>
      <text:p text:style-name="P107">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Твайлайт Спаркл</text:h>
      <text:p text:style-name="P107">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107">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116">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116">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116">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116">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116">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116">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116">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116">Единорог. Холост, молод, мечтателен. Живёт в Кантерлоте. В свободное время рисует облака.</text:p>
      <text:h text:style-name="Heading_20_3" text:outline-level="3">Алекс</text:h>
      <text:p text:style-name="P116">Менеджер проектов, над одним из которых (Нексус) работает Макс.</text:p>
      <text:h text:style-name="Heading_20_3" text:outline-level="3"><text:soft-page-break/>Ростик</text:h>
      <text:p text:style-name="P116">Лидер команды тестировщиков</text:p>
      <text:h text:style-name="Heading_20_3" text:outline-level="3">Стас</text:h>
      <text:p text:style-name="P116">Программист-новичок в команде Макса.</text:p>
      <text:h text:style-name="Heading_20_3" text:outline-level="3">Рома</text:h>
      <text:p text:style-name="P116">Программист в команде UI-программистов</text:p>
      <text:h text:style-name="Heading_20_3" text:outline-level="3">Анджела</text:h>
      <text:p text:style-name="P116">Сисадмин. Флиртует с Максом.</text:p>
      <text:p text:style-name="P116"/>
      <text:h text:style-name="Heading_20_2" text:outline-level="2">Положения</text:h>
      <text:p text:style-name="P116">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47">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text:soft-page-break/>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29">В <text:span text:style-name="T1">конце</text:span> каждой главы <text:span text:style-name="T1">(чтобы не спойлерить)</text:span> - рисунок мозаики, отображающий суть главы.</text:p>
      <text:p text:style-name="P29"/>
      <text:h text:style-name="P145" text:outline-level="2">1. Терра</text:h>
      <text:p text:style-name="P28">музыка - кондовая электронная, холодная и отчаянная (Electronics “Disappointed”)</text:p>
      <text:p text:style-name="P118">&lt;Добавить угрозу ядерной войны&gt;</text:p>
      <text:p text:style-name="P3">***</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эшем</text:span>?</text:p>
      <text:p text:style-name="P5">Я прислонился к стойке с коньяком и закрыл глаза.</text:p>
      <text:p text:style-name="P7">Блядь, как хочется послать его нахуй.</text:p>
      <text:p text:style-name="P5">–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разберись пожалуйста. Я тебе обещаю, больше беспокоить не будем. И оплата по тройной ставке. Почасово.</text:span></text:p>
      <text:p text:style-name="P5"><text:soft-page-break/>Алекс тараторил без умолку, <text:span text:style-name="T29">и я понял, что он близок к срыву</text:span>. </text:p>
      <text:p text:style-name="P1">Я <text:span text:style-name="T1">поставил бутылку</text:span> в тележку и направился к выходу.</text:p>
      <text:p text:style-name="P5">– Я даже не смогу зайти в офис. Я выкинул пропуск в унитаз.</text:p>
      <text:p text:style-name="P9">– Макс, не беспокойся, охрана уже в курсе. Тебе выдадут временный.</text:p>
      <text:p text:style-name="P9">– Не поеду. Похер мне на твою ставку. Суббота за окном. А пока к вам доеду, будет и воскресенье. У меня в планах уехать на дачу, нажраться там вдрызг и лежать на диване до полудня. Я свободный человек.</text:p>
      <text:p text:style-name="P9">–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60"><text:note text:id="ftn1" text:note-class="footnote"><text:note-citation>1</text:note-citation><text:note-body><text:p text:style-name="P132">Money back — <text:span text:style-name="T1">деньги назад</text:span></text:p></text:note-body></text:note></text:span> и уйдёт к ораклу. А проект закроют. Мне так и написать на надгробном камне Дайсона: тим лид<text:note text:id="ftn2" text:note-class="footnote"><text:note-citation>2</text:note-citation><text:note-body><text:p text:style-name="P132">Team lead — г<text:span text:style-name="T1">лавный программист команды, работающей над проектом</text:span></text:p></text:note-body></text:note> проекта ушёл в запой, семь лет работы в жопу?</text:p>
      <text:p text:style-name="P7">Блядь!</text:p>
      <text:p text:style-name="P5">– Ладно, <text:span text:style-name="T17">уболтал</text:span>. Загляну на огонёк. Но ничего не обещаю. Честно говоря, мне плевать.</text:p>
      <text:p text:style-name="P5">Треск помех не смог скрыть выдох на той стороне трубки.</text:p>
      <text:p text:style-name="P5">– Спасибо, Макс. Я знал, что на тебя можно рассчитывать. Оплата, как договорились.</text:p>
      <text:p text:style-name="P23"><text:span text:style-name="T1">Пиздец! Мало того, что годы без отпусков на работе просиживал, так и теперь от них не спрячешься.</text:span><text:span text:style-name="T17">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3">***</text:p>
      <text:p text:style-name="P47">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47">В уголке <text:span text:style-name="T17">RnD-</text:span><text:span text:style-name="T1">зоны</text:span><text:span text:style-name="T1"><text:note text:id="ftn3" text:note-class="footnote"><text:note-citation>3</text:note-citation><text:note-body><text:p text:style-name="P132">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17">UI</text:span>-программистов.</text:p>
      <text:p text:style-name="P21">&lt;<text:span text:style-name="T30">Добавить сцену со Стасом</text:span>&gt;</text:p>
      <text:p text:style-name="P47">Я повесил куртку на спинку кресла и включил комп.</text:p>
      <text:p text:style-name="P47">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text:span text:style-name="T1">Микрософта</text:span>, Оракла и IBM. Но там и бюджеты совсем другие.</text:p>
      <text:p text:style-name="P47">Я запустил административную консоль и ввёл <text:span text:style-name="T1">логин и пароль</text:span>. Голосовой модуль у нас ещё не отлажен, обойдёмся текстом.</text:p>
      <text:p text:style-name="P17"/>
      <text:p text:style-name="P78"><text:span text:style-name="T17">&gt;\</text:span>Привет, Н<text:span text:style-name="T1">эш.</text:span> Это Макс.</text:p>
      <text:p text:style-name="P78"><text:span text:style-name="T17">&lt;\</text:span>Привет Макс. <text:span text:style-name="T1">Рад тебя видеть. Где ты отсутствовал три дня?</text:span></text:p>
      <text:p text:style-name="P78"><text:span text:style-name="T17">&gt;\</text:span><text:span text:style-name="T1">Неважно.</text:span><text:span text:style-name="T17"> </text:span>Выдай <text:span text:style-name="T1">общую </text:span>диагностику <text:span text:style-name="T1">на экран</text:span> в сжатом формате.</text:p>
      <text:p text:style-name="P26"/>
      <text:p text:style-name="P47">Так, что тут у нас? По логам видно, что <text:s/>три последних запроса вызвали сбои в работе кластера и заставили перегрузиться один из хостов.</text:p>
      <text:p text:style-name="P47"><text:soft-page-break/>Введём-ка парочку <text:span text:style-name="T1">простейших</text:span> вопросов <text:span text:style-name="T1">для разминки</text:span>.</text:p>
      <text:p text:style-name="P47"/>
      <text:p text:style-name="P78"><text:span text:style-name="T17">&gt;\</text:span>Как называется наш проект?</text:p>
      <text:p text:style-name="P78"><text:span text:style-name="T17">&lt;\</text:span>Дайсон.</text:p>
      <text:p text:style-name="P78"><text:span text:style-name="T17">&gt;\</text:span>Сколько тебе лет?</text:p>
      <text:p text:style-name="P78"><text:span text:style-name="T17">&lt;\</text:span>Два года с начала запуска кластера.</text:p>
      <text:p text:style-name="P78"><text:span text:style-name="T17">&gt;\</text:span>Какой сейчас год?</text:p>
      <text:p text:style-name="P78"><text:span text:style-name="T17">&gt;\</text:span>202<text:span text:style-name="T1">1</text:span>-й.</text:p>
      <text:p text:style-name="P27"/>
      <text:p text:style-name="P47">Так, на закрытые словарные вопросы ответы есть <text:span text:style-name="T1">—</text:span> значит, речевой транслятор и база знаний в порядке.</text:p>
      <text:p text:style-name="P47">Проверим бизнес-логику на тестовой задачке.</text:p>
      <text:p text:style-name="P46"/>
      <text:p text:style-name="P78"><text:span text:style-name="T17">&gt;\</text:span>Н<text:span text:style-name="T1">эш</text:span>, отключи память <text:span text:style-name="T1">заданий</text:span> за последнюю неделю.</text:p>
      <text:p text:style-name="P78"><text:span text:style-name="T17">&lt;\</text:span>Выполнено.</text:p>
      <text:p text:style-name="P78"><text:span text:style-name="T17">&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78"><text:span text:style-name="T17">&lt;\</text:span><text:span text:style-name="T1">Тебя понял. Читаю задачу...</text:span></text:p>
      <text:p text:style-name="P79">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79">Ограничени<text:span text:style-name="T1">е 1:</text:span><text:span text:style-name="T17"> </text:span><text:span text:style-name="T1">нельзя</text:span> подать в суд на компанию Б и ждать результатов, так как за время разбирательства компания А обанкротится.</text:p>
      <text:p text:style-name="P79">Ограничени<text:span text:style-name="T1">е 2: решение должно находиться в правовых рамках уголовного и административного кодекса.</text:span></text:p>
      <text:p text:style-name="P79">Задание:<text:span text:style-name="T17">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79"><text:span text:style-name="T17">&lt;\</text:span><text:span text:style-name="T1">Выполняю задачу</text:span>...</text:p>
      <text:p text:style-name="P79"><text:span text:style-name="T17">&lt;\</text:span>...</text:p>
      <text:p text:style-name="P79"><text:span text:style-name="T17">&lt;\</text:span>Решение:</text:p>
      <text:p text:style-name="P79"><text:span text:style-name="T17">&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79"><text:span text:style-name="T17">&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text:soft-page-break/>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посетителей, описывающих неприятный запах от людей, пользующихся шампунем Б.</text:p>
      <text:p text:style-name="P14">Подробный план действий по дням приведен в файле «Война корпораций_A_06.09.2026_23<text:span text:style-name="T17">:47.bmf»</text:span></text:p>
      <text:p text:style-name="P26"/>
      <text:p text:style-name="P36">&lt;<text:span text:style-name="T1">как-то говённо. Улучшить</text:span>&gt;</text:p>
      <text:p text:style-name="P47">Хм, не понял? Ч<text:span text:style-name="T1">ё</text:span> за хрень?</text:p>
      <text:p text:style-name="P47"/>
      <text:p text:style-name="P78"><text:span text:style-name="T17">&gt;</text:span>\<text:span text:style-name="T1">Нэш</text:span>, почему ты используешь жёсткие настройки <text:span text:style-name="T1">для решения задачи</text:span>?</text:p>
      <text:p text:style-name="P78"><text:span text:style-name="T17">&lt;\</text:span>Настройки правильные, <text:span text:style-name="T1">Макс</text:span>.</text:p>
      <text:p text:style-name="P27"/>
      <text:p text:style-name="P47">Хм. Кто-то из релиз-команды лажанулся <text:span text:style-name="T1">с бизнес-настройками</text:span><text:span text:style-name="T17">?</text:span> Ладно, <text:span text:style-name="T1">это не моё дело, на стабильность работы это не влияет. П</text:span>роехали.</text:p>
      <text:p text:style-name="P47"><text:span text:style-name="T1">Ч</text:span>то у нас с аналитикой?</text:p>
      <text:p text:style-name="P17"/>
      <text:p text:style-name="P78"><text:span text:style-name="T17">&gt;</text:span>\<text:span text:style-name="T1">Нэш</text:span>, <text:span text:style-name="T1">в неком городе живёт брадобрей, который бреет всех людей, которые не бреются сами. Вопрос: кто бреет брадобрея</text:span>?</text:p>
      <text:p text:style-name="P27"/>
      <text:p text:style-name="P47">Вместо ответа Нексус выплюнул в консоль длинную строку букв и служебных символов, среди которых бросилась в глаза строка “<text:span text:style-name="T37">incompartible interface Analytics v.0.93 beta</text:span>”</text:p>
      <text:p text:style-name="P47">Ага, уже теплее.</text:p>
      <text:p text:style-name="P47"/>
      <text:p text:style-name="P78"><text:span text:style-name="T17">&gt;</text:span>\<text:span text:style-name="T1">Нэш</text:span>, выдай <text:span text:style-name="T1">краткую </text:span>диагностику модулей <text:span text:style-name="T1">аналитики</text:span></text:p>
      <text:p text:style-name="P47"/>
      <text:p text:style-name="P47">Йо! </text:p>
      <text:p text:style-name="P47">Видеокамеры молча наблюдают за поднятым вверх <text:span text:style-name="T1">большим пальцем</text:span>.</text:p>
      <text:p text:style-name="P47">Всё понятно. Версия аналитического модуля устарела и стала несовместимой с последним релизом кибермозга. </text:p>
      <text:p text:style-name="P47">Набираю номер прожект-мэнеджера.</text:p>
      <text:p text:style-name="P47"><text:span text:style-name="T17">– </text:span>Алекс, это Макс. Кто-то из продакшн-команды <text:span text:style-name="T1">при установке последнего релиза Нэш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47"><text:span text:style-name="T17">– </text:span>Окей. Спасибо, Макс. <text:span text:style-name="T1">Выручил.</text:span></text:p>
      <text:p text:style-name="P47"><text:span text:style-name="T1">– </text:span>И <text:span text:style-name="T1">ещё</text:span>, кто-то выставил <text:span text:style-name="T1">Нэшу</text:span>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47"><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10"><text:soft-page-break/>– Но эти установки работают не в тестовом кластере, а на продакшене.</text:p>
      <text:p text:style-name="P10">– Забей, это не наше дело.</text:p>
      <text:p text:style-name="P47"><text:span text:style-name="T1">– </text:span>Ааа, понятно. Ну ладно, у меня всё. <text:span text:style-name="T1">Отбой</text:span>!</text:p>
      <text:p text:style-name="P48"><text:span text:style-name="T1">– Отбой</text:span>. <text:span text:style-name="T1">Ещё раз спасибо, что помог. Жаль, что ты ушёл</text:span><text:span text:style-name="T17">.</text:span></text:p>
      <text:p text:style-name="P87">Гудки.</text:p>
      <text:p text:style-name="P47"><text:span text:style-name="T1">У</text:span>ходя попрощался с охранником, <text:span text:style-name="T1">увлечённо исследующим тему садо-мазо</text:span>.</text:p>
      <text:p text:style-name="P47">Всё, свободен. Хотя <text:s/><text:span text:style-name="T1">воскресенье</text:span> уже испорчен<text:span text:style-name="T1">о</text:span>.</text:p>
      <text:p text:style-name="P47"/>
      <text:p text:style-name="P119">***</text:p>
      <text:p text:style-name="P119"/>
      <text:p text:style-name="P5">На улице моросил дождь со снегом. Я шарил по карманам в поисках ключей от машины, когда в плечо похлопали.</text:p>
      <text:p text:style-name="P5">Я обернулся. За спиной подслеповато осклабился бородатый зачуханый мужик в рваных джинсах и свитере.</text:p>
      <text:p text:style-name="P5">– Слышь, браток, дай на опохмел? Мочи нет, в глотке пересохло. Спать не могу, глюки всякие снятся.</text:p>
      <text:p text:style-name="P5">От нечего делать, пока роюсь в карманах, спросил:</text:p>
      <text:p text:style-name="P5">– И что же за глюки тебе снятся, мужик?</text:p>
      <text:p text:style-name="P5">–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5">Я хотел было ответить, что лечиться опохмелом от белой горячки — плохая идея, но тут на меня накатило.</text:p>
      <text:p text:style-name="P5">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5">– Так чего, дашь на успокоение нервов? Не жлобись, мужик, будь другом? – повторный оклик нищего вернул меня к реальности.</text:p>
      <text:p text:style-name="P5">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5">– На. – я протянул ему кулёк с Бакарди.</text:p>
      <text:p text:style-name="P5">– О, – обрадовался мужик. – Ромчик! То, что надо! Спасибо, бро!</text:p>
      <text:p text:style-name="P5">Бродяга пошлёпал в дождь.</text:p>
      <text:p text:style-name="P5">Я смотрел ему вслед, пытаясь вспомнить детали образа, на мгновение проступившего во тьме.</text:p>
      <text:p text:style-name="P11"/>
      <text:p text:style-name="P11">***</text:p>
      <text:p text:style-name="P11"/>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32">Junior — <text:span text:style-name="T1">младший программист.</text:span></text:p></text:note-body></text:note></text:span><text:span text:style-name="T1">, а оглянуться не успел — и уже лидер проекта, входящего в </text:span><text:span text:style-name="T17">Top 100. </text:span>И жизнь складывается в систему, из которой не выскочишь.</text:p>
      <text:p text:style-name="P5"><text:soft-page-break/>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17">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5">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5">Рыбки ужин не требовали, но, в отличие от Крысы, были живыми. Я достал упаковку корма из-под стула и отсыпал порцию в мерный стаканчик.</text:p>
      <text:p text:style-name="P5">– Гули-гули-гули!</text:p>
      <text:p text:style-name="P5">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lt;</text:span><text:span text:style-name="T30">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23"><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33">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5">Сосущее чувство усилилось.</text:p>
      <text:p text:style-name="P5">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месяцы</text:span>.</text:p>
      <text:p text:style-name="P1"/>
      <text:p text:style-name="P3">***</text:p>
      <text:p text:style-name="P3"/>
      <text:p text:style-name="P1">Грохот улицы не достигал крыши 34-хэтажного корпуса <text:span text:style-name="T29">Bionic-Hill’а</text:span>. <text:span text:style-name="T1">Разноцветное искрение снежинок в мягком свете фонарей</text:span> создавал<text:span text:style-name="T1">о</text:span> атмосферу <text:span text:style-name="T79">уюта</text:span> в <text:span text:style-name="T1">ок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5">Последний эпизод с Викой шесть лет назад оставил мне вконец издёрганные нервы, два вычеркнутых из жизни года и стопроцентную прививку от серьёзных отношений. Девочки из «Розовой <text:soft-page-break/>пантеры» — самое оно для меня. И мордашки смазливые, и не слишком дорого, и даже иногда поддержать беседу могут на простенькие темы.</text:p>
      <text:p text:style-name="P1">Ладно, каждому своё.</text:p>
      <text:p text:style-name="P5">Откуда-то тихо заиграла финальная мелодия из «Донни Дарко».<text:span text:style-name="T17">&lt;</text:span><text:span text:style-name="T72">мелодия из Донни Дарко</text:span><text:span text:style-name="T17">&gt;</text:span></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23"><text:span text:style-name="T1">Блядь</text:span>, что за мысли пошли!</text:p>
      <text:p text:style-name="P1">Я вспомнил Влада, <text:span text:style-name="T1">месяц</text:span> назад прыгнувшего с крыши <text:span text:style-name="T1">своей</text:span> многоэтажки.</text:p>
      <text:p text:style-name="P23">Нет, это не для меня. Я сюда пришёл подышать воздухом. И только.</text:p>
      <text:p text:style-name="P1">Влад тогда совершил глупость, большую глупость. Я ему давно го<text:span text:style-name="T59">ворил </text:span><text:span text:style-name="T2">—</text:span><text:span text:style-name="T59">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 </text:p>
      <text:p text:style-name="P1">Друг у <text:span text:style-name="T1">Влада тоже был</text:span>.</text:p>
      <text:p text:style-name="P1">Мы частенько пили <text:span text:style-name="T40">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47">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text:span><text:soft-page-break/><text:span text:style-name="T1">оганиченый в своём мышлении этическими законами, будет проигрывать в конкурентной борьбе мозгу, не ограниченному ничем. </text:span></text:p>
      <text:p text:style-name="P47">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59">А у нас получается... </text:span><text:span text:style-name="T2">–</text:span><text:span text:style-name="T59"> Влад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ораклов</text:span> в AI<text:note text:id="ftn6" text:note-class="footnote"><text:note-citation>6</text:note-citation><text:note-body><text:p text:style-name="P132">AI <text:span text:style-name="T2">– </text:span><text:span text:style-name="T59">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text:span text:style-name="T1">субъекта</text:span>, способного направлять ход событий, в <text:span text:style-name="T1">о</text:span>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23">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по предыдущей работе давно зовут. Да и мне всегда был интересен альпинизм, вот только времени никогда не было. Когда же, как не сейчас?</text:span></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23">Картинка дёрнулась и поплыла, звёзды опять стали вращаться.</text:p>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23">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Тридцать четвёртый этаж! Хана <text:span text:style-name="T1">—</text:span> успел подумать я и сознание выключилось.</text:p>
      <text:p text:style-name="P1"/>
      <text:h text:style-name="Heading_20_2" text:outline-level="2"><text:span text:style-name="T17">2. </text:span>Дом, любимый дом</text:h>
      <text:p text:style-name="P81">Музыка быстрая, тревожная, надорваная и печальная (Pet Shop Boys “So Hard” ?)</text:p>
      <text:p text:style-name="P30"/>
      <text:p text:style-name="P117"><text:soft-page-break/>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33"/>
      <text:p text:style-name="P35">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Эквестрии, превращаясь в людей (Эквестрия кажется им всего лишь сном или далёкой мечтой). Так исчезла Рэрити.</text:p>
      <text:p text:style-name="P31">&lt;<text:span text:style-name="T1">Описание полёта через Эогипп. Удивлённый взгляд Анакорна</text:span>&gt;</text:p>
      <text:p text:style-name="P47">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в ореоле живого переливающегося сияния,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47">Единорог поднял голову.</text:p>
      <text:p text:style-name="P47"><text:span text:style-name="T17">–</text:span> Она очнулась.</text:p>
      <text:p text:style-name="P1">Сразу стало ясно три вещи.</text:p>
      <text:p text:style-name="P1">1) Единорог <text:span text:style-name="T17">—</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 То, что я принял поначалу за сияние, оказалось буйной гривой, непонятно каким образом реющей над головой своей хозяйки радужными волнами.</text:p>
      <text:p text:style-name="P1">3) Я свихнулся. Как е<text:span text:style-name="T59">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59">, </text:span><text:span text:style-name="T2">а от валиума таких глюков у меня ни разу не было</text:span><text:span text:style-name="T59">. Разве что я </text:span><text:span text:style-name="T2">таки наглотался транквилизатора под завязку и </text:span>это всё <text:span text:style-name="T1">— </text:span>предсмертное видение агонизирующего мозга.</text:p>
      <text:p text:style-name="P1"><text:span text:style-name="T1">–</text:span> Наверное, у неё болевой шок, <text:span text:style-name="T1">–</text:span> продолжила единорог. <text:span text:style-name="T1">–</text:span> Она упала с достаточной высоты и я не успела поддержать её. Я избавлю её от боли.</text:p>
      <text:p text:style-name="P1">Она приблизилась ко мне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дествите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И<text:span text:style-name="T1"> открыв глаза, отдохнувшим мозгом понял, насколько хорошо мне стало и насколько в плачевном состоянии я был.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абсолютного здоровья, пьянящей </text:span><text:soft-page-break/><text:span text:style-name="T1">свежести восприятия и чёткости мыслей. Годы недосыпа, бетоном отложившиеся в затылке, гипертония,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5">– Сколько же в тебе<text:span text:style-name="T39">… грязи</text:span>. Как ты жила со всем этим? – тихо произнесла она.</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17">облака.&lt;</text:span><text:span text:style-name="T30">Описание получше. Подземелье</text:span><text:span text:style-name="T17">&gt; Воздух вокруг был буквально наэлектризован некой силой. Чувствовалось напряжение огромных масштабов, как если бы стоял внутри трансформаторной будки.</text:span></text:p>
      <text:p text:style-name="P1"><text:span text:style-name="T1">–</text:span> Так это и есть наш <text:span text:style-name="T48">проводник</text:span>??? А?!! Ахахахахахаха! <text:span text:style-name="T17">–</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29">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оказывается,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заклинаний.</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этими детскими мультиками <text:span text:style-name="T1">—</text:span> главным увлечением Влада в последни<text:span text:style-name="T1">й</text:span> <text:span text:style-name="T1">год.</text:span> М<text:span text:style-name="T1">не было смешно поначалу, несколько серий я таки просмотрел пятничными вечерами за компанию. Как ни удивительно, но их примитивная 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5">Я даже начал было смотреть серии по собственной инициативе, но после самоубийства Влада не смог к ним вернуться.</text:p>
      <text:p text:style-name="P49"><text:span text:style-name="T1">–</text:span> Такая <text:span text:style-name="T23">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 </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И я <text:span text:style-name="T1">—</text:span> таки хомо. Человек то есть, <text:span text:style-name="T1">–</text:span> пробормотал я.</text:p>
      <text:p text:style-name="P49"><text:span text:style-name="T1">–</text:span> Он разговаривает! Он разумен! <text:span text:style-name="T1">–</text:span> шепнула вторая на ухо первой. <text:span text:style-name="T1">– Может статься, наши усилия не напрасны</text:span><text:span text:style-name="T17">!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5">&lt;<text:span text:style-name="T61">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5"><text:soft-page-break/>– Сестрица, не позорься! – шикнула на Селестию тёмная аликорница. – Не выдавай желаемое за действительное хотя бы при посторонних.</text:p>
      <text:p text:style-name="P5">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30">Именно Селестия нашла пророчество-заклинание Свирла и настояла на его исполнении</text:span><text:span text:style-name="T17">&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text:span text:style-name="T1">качественно</text:span> исцелить тебя. Потерпи немного, в королевской больнице Кантерлота тебе помогут.</text:p>
      <text:p text:style-name="P1"><text:span text:style-name="T17">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5">– Что происходит? Как я тут очутился вообще?</text:p>
      <text:p text:style-name="P5">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5">Дискорд нахмурился и бросил в сторону, ковыряясь когтем в зубе.</text:p>
      <text:p text:style-name="P5">–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5">– <text:s/>А что, в Винг-Поинте вас не учили, что оставлять пост без приказа <text:s/>— недопустимо? – отпустил он уже пегасу.</text:p>
      <text:p text:style-name="P5">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17"> – </text:span><text:span text:style-name="T1">примирительно сказала Луна, шагнув ему навстречу.</text:span></text:p>
      <text:p text:style-name="P5">–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5">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5">– Да чтоб ты паршой заболел, петух ощипанный!!! – прорвало его наконец. – Он думает, что если сидит под крылышком у Луны, то я его не достану?! Дождётся, что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5"><text:soft-page-break/>–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5">– На себя посмотри! – огрызнулся Дискорд. – Призвала какую-то полудохлую обезьяну вместо с<text:span text:style-name="T39">верх</text:span>…</text:p>
      <text:p text:style-name="P5">Тут м<text:span text:style-name="T17">еня, </text:span>наконец,<text:span text:style-name="T17"> стошнило. Буквально вывернуло наизнанку: из носа текло, в глазах стояли слёзы. </text:span></text:p>
      <text:p text:style-name="P5"><text:span text:style-name="T17">Д</text:span>искорд сделал шаг в сторону, чтобы не попасть под брызги.</text:p>
      <text:p text:style-name="P1"><text:span text:style-name="T17">– </text:span><text:span text:style-name="T1">Присматривай получше за своим </text:span><text:bookmark text:name="result_box"/><text:span text:style-name="T62">Jack of Hearts</text:span><text:span text:style-name="T62"><text:note text:id="ftn7" text:note-class="footnote"><text:note-citation>7</text:note-citation><text:note-body><text:p text:style-name="Footnote"><text:bookmark text:name="result_box1"/><text:span text:style-name="T62">Jack of Hearts</text:span> <text:span text:style-name="T1">– Червовый валет (фр.)</text:span></text:p></text:note-body></text:note></text:span><text:span text:style-name="T62"> !</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5">Я разогнулся и выпустил шею аликорницы. Она перевела <text:s/>взгляд на меня. Потом — на своё копыто, краешек которого оказался запачкан.</text:p>
      <text:p text:style-name="P15">Я смутился и потянулся за платком.</text:p>
      <text:p text:style-name="P15">– Я это… Извиняюсь. Сейчас вытру.</text:p>
      <text:p text:style-name="P5"><text:span text:style-name="T17">Селестия снова взглянула на меня. Н</text:span>ос её медленно сморщился. <text:span text:style-name="T17">Внезапно полускрытые чёлкой глаза сощурились в усмешке и она негромко хихикнула.</text:span></text:p>
      <text:p text:style-name="P15">–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 <text:span text:style-name="T1">получится</text:span>...</text:p>
      <text:p text:style-name="P15">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5">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5">– Ты почему отстал? – крикнула она. – Некогда прохлаждаться!</text:p>
      <text:p text:style-name="P5"><text:soft-page-break/>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5">–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5">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5">–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подобно перегорающей лампочке, мерцал слабый жёлтый ореол.</text:p>
      <text:p text:style-name="P5">– Какого хера? Прекрати немедленно! Бля...</text:p>
      <text:p text:style-name="P5">Аликорница пропустила мои протесты мимо ушей. Мы приближались к концу галереи, когда из конца, где я только что отдыхал, показался стебель.</text:p>
      <text:p text:style-name="P5">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5">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5">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5">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5">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5">Я оглянулся вперёд и увидел ещё один зелёный «рукав», выползающий из бокового прохода, как паста из тюбика.</text:p>
      <text:p text:style-name="P5">Бац!</text:p>
      <text:p text:style-name="P5">– Ай!</text:p>
      <text:p text:style-name="P5">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5">Увидев, что назад пути нет, аликорница крутанулась обратно.</text:p>
      <text:p text:style-name="P5">Бац!</text:p>
      <text:p text:style-name="P5">– Ай! Твою ж... Твоё высочество, блин!!!</text:p>
      <text:p text:style-name="P5">Селестия выпрямилась в струнку.</text:p>
      <text:p text:style-name="P5">– Закрой глаза! – скомандовала аликорница.</text:p>
      <text:p text:style-name="P5"><text:soft-page-break/>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5">Открыв глаза, я увидел вместо коридора дыщащую жаром раскалённых <text:span text:style-name="T39">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5">–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5">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5">– Эй!.. – я подошёл к Селестии и похлопал её по шее. Аликорница лежала замертво, вытянув ноги. Крылья ощутимо пованивали горелым мясом. Аура вокруг рога погасла, лишь на самом кончике неровно мерцала крохотная искорка.</text:p>
      <text:p text:style-name="P5">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5">Но оставить аликорницу здесь? Я оглянулся на неё.</text:p>
      <text:p text:style-name="P5">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5">Нет, не могу. Блин, лучше уж пусть меня сожрёт с ней заодно это шелестящее говно, чем оставить её тут одну.</text:p>
      <text:p text:style-name="P5">Я присел рядом с ней и положил её голову к себе на колени.</text:p>
      <text:p text:style-name="P5">– Эй!!! – крикнул я ей в ухо. – Вставай! Ты должна встать!</text:p>
      <text:p text:style-name="P5">Я дунул ей в морду и потрепал рукой по чёлке, задев при этом рог.</text:p>
      <text:p text:style-name="P5">Медленно-медленно <text:s/>Селестия раскрыла один глаз. Её ноги дёрнулись и поджались к телу.</text:p>
      <text:p text:style-name="P5">– Вставай, лошадь рогатая!!! Некогда прохлаждаться! Нам сейчас жопа наступит, если не встанешь!</text:p>
      <text:p text:style-name="P5">Глаз так же медленно закрылся.</text:p>
      <text:p text:style-name="P5">Я зарычал от бессилия. Шуршание раздавался совсем близко.</text:p>
      <text:p text:style-name="P5">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5">На большее меня не хватило. Селестия, даром что выглядела хрупкой и грациозной, аки лесная лань, <text:s/>весила килограммов двести, а то и все двести пятьдесят. Приподняв за передние ноги аликорницу примерно до пояса, я выпустил её и сам грохнулся сверху.</text:p>
      <text:p text:style-name="P5">Ну, всё, можно вставлять в глаза монетки. Хороший бутерброд получился для глистоплюща!</text:p>
      <text:p text:style-name="P5"><text:span text:style-name="T39">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5">– Давай, родная, давай! Вставай, я помогу тебе. Совсем немного осталось...</text:p>
      <text:p text:style-name="P5">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5">– Вот они!!!</text:p>
      <text:p text:style-name="P5">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text:soft-page-break/>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text:p>
      <text:p text:style-name="P5">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5">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5">–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5">Скорее даже, это была не колесница, а платформа на колёсах с высок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5">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33">Спи, сестра моя родная,<text:line-break/>Спи. Усни.<text:line-break/>Крыльями тебя укрою,<text:line-break/>Спи. Усни.</text:p><text:p text:style-name="P133"><text:tab/>В чаще тёмной волки воют,<text:line-break/>Спи. Усни.</text:p><text:p text:style-name="P133"><text:tab/>В мрачном замке духи ноют,<text:line-break/>Спи. Усни.</text:p><text:p text:style-name="P133"><text:tab/>Сказки вечность нам читает,<text:line-break/>Спи. Усни.<text:line-break/>День осенний угасает,<text:line-break/>Спи. Усни.<text:line-break/>Помни только в сне глубоком,</text:p><text:p text:style-name="P133"><text:tab/>В сне прекрасном и далёком,<text:line-break/>Если слышишь зов сестры —<text:line-break/>Возвращайся, торопись!</text:p></text:note-body></text:note>. Кимеринн сложил приставные подножки и закрепил их под днищем, после чего занял пустующее место в упряжке.</text:p>
      <text:p text:style-name="P5">–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5">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ногами и мах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5">Ну, блин, пронесло! Не думаю, что эта дрянь умеет летать. Я облегчённо выдохнул.</text:p>
      <text:p text:style-name="P5">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text:soft-page-break/>сторожевые башни вызывали благоговейную оторопь. Если бы восстановить это чудо! Нойшванштайн нервно курит в сторонке!</text:p>
      <text:p text:style-name="P5">–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5">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5">– <text:s/>Оттуда началось строительство. Там мы встречались со Стар Свирлом и Мелвином и обсуждали проект Дома. Там же жил Стар Свирл, когда управлял работами. А после окончания стройки мы использовали его как домик для тайных встреч&lt;<text:span text:style-name="T23">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23">Макс побывает в этих развалинах и найдёт там выдолбленную на камне надпись: «Здесь был Стар...»</text:span>&gt;</text:p>
      <text:p text:style-name="P5">– <text:s/>Почему ты называешь замок домом?</text:p>
      <text:p text:style-name="P5">–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5">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5">– А почему вы выбрали такое необычное место для замка? Остров посреди болота мне не кажется подходящим местом для королевской резиденции.</text:p>
      <text:p text:style-name="P5">– Раньше тут не было болота. Глубокий овраг окружал Дом с трёх сторон. С четвёртой его защищала скала. Болото появилось совсем недавно.</text:p>
      <text:p text:style-name="P5">– Точно недавно?</text:p>
      <text:p text:style-name="P5">– Почему ты спрашиваешь Нас?</text:p>
      <text:p text:style-name="P15">Я указал на пятно ряби на воде, быстро догоняющее тень от колесницы.</text:p>
      <text:p text:style-name="P5">– Потому что в нём успела завестись рыба. Причём, судя по всему, достаточно крупная.</text:p>
      <text:p text:style-name="P5">Луна проследила взглядом направление и внезапно вскочила на ноги.</text:p>
      <text:p text:style-name="P5">– Набирай высоту! Они настигают нас! – крикнула она Дискорду. Тот обернулся и, увидев пятно на воде, помотал головой.</text:p>
      <text:p text:style-name="P5">–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5">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5">– Вправо! – заорал Дискорд, рванув жезл вправо.</text:p>
      <text:p text:style-name="P5">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5">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5"><text:soft-page-break/>– Присмотри за ней. – обратилась она ко мне, кивнув на спящую сестру. Мне показалось, или в её <text:span text:style-name="T29">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5">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30">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30">Резко</text:span><text:span text:style-name="T1"> запахло озоном. </text:span></text:p>
      <text:p text:style-name="P5">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29">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5">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5">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5">Она что-то спросила меня, но я не услышал ни звука.</text:p>
      <text:p text:style-name="P5">– Что?! Говори громче, я ничего не слышу.</text:p>
      <text:p text:style-name="P5">– Где Дискорд? – повторила она <text:span text:style-name="T29">надреснутым голосом</text:span>.</text:p>
      <text:p text:style-name="P5">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5">Что-то схватило меня за шиворот и потащило назад.</text:p>
      <text:p text:style-name="P5">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5">Пегасы тем временем упорно молотили крыльями, пытаясь прорваться к близкому берегу.</text:p>
      <text:p text:style-name="P5">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5">Тройка скакунов молча ускорилась, а их попавшийся собрат бился в объятиях лозы как мотылёк в паутине.</text:p>
      <text:p text:style-name="P5">Луна застыла, глядя немигающими глазами на пегаса. Потом она, не разжимая зубов, издала нечто, похожее одновременно на тонкий вой и ржание.</text:p>
      <text:p text:style-name="P5"><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толстые гладкие щупальца.</text:p>
      <text:p text:style-name="P1"><text:soft-page-break/>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5">Одновременно раздался громкий треск откуда-то сзади, и пол платформы выровнялся</text:p>
      <text:p text:style-name="P5">– Кимеринн!!! <text:s/>– <text:s/>закричала Луна, выплюнув воротник моей куртки.</text:p>
      <text:p text:style-name="P5">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5">Луна, сложив крылья, прыгнула головой вниз с платформы.</text:p>
      <text:p text:style-name="P5">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5">Мы уже летели над берегом, когда она молча опустилась на платформу и забилась в угол<text:span text:style-name="T39">, опустив голову на пол.</text:span></text:p>
      <text:p text:style-name="P5">Некоторое время мы летели молча. Потом из-под платформы послышался шорох и возня. Я лёг на пол и заглянул под платформу.</text:p>
      <text:p text:style-name="P5">Дискорд, ухватившись <text:span text:style-name="T39">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5">Я ухватился за протянутую им лапу, а подошедшая Луна вцепилась зубами в его загривок и — оп-па! — мы таки втащили его на колесницу.</text:p>
      <text:p text:style-name="P5"><text:span text:style-name="T17">–</text:span> Уфф! Выкарабкались. Почти без потерь, <text:span text:style-name="T17">–</text:span> заметил Дискорд, оглядывая крыло. <text:span text:style-name="T17">–</text:span> Могло быть и хуже.</text:p>
      <text:p text:style-name="P5"><text:span text:style-name="T17">–</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5">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5">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5"><text:span text:style-name="T17">–</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5"><text:span text:style-name="T17">–</text:span> ТЫ!!! ТЫ!..</text:p>
      <text:p text:style-name="P5"><text:span text:style-name="T17">–</text:span> Да, я!!! <text:span text:style-name="T17">–</text:span> Дискорд подбоченился и с вызовом посмотрел на разъярённую аликорницу. <text:span text:style-name="T17">–</text:span> Можешь скинуть меня в болото, можешь превратить обратно в камень, <text:span text:style-name="T29">можешь плюнуть мне на хвост</text:span>, но не было у меня магии! И не надо на меня так смотреть! Это не мои пландерсиды! Такую дрянь даже Сомбра не придумает! <text:span text:style-name="T17">–</text:span> Дискорд стоял, балансируя, на краю платформы.</text:p>
      <text:p text:style-name="P5">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5">Дальнейший путь мы провели в молчании.</text:p>
      <text:p text:style-name="P21"/>
      <text:h text:style-name="Heading_20_2" text:outline-level="2"><text:soft-page-break/><text:span text:style-name="T17">3. </text:span>Кантерлот</text:h>
      <text:p text:style-name="P82">Музыка медленная, фэнтезийная, средневековая, изысканая, дворцовая (стиль Dire Straits “Coyote”)</text:p>
      <text:p text:style-name="P23">Глава IV. Пределы магии</text:p>
      <text:p text:style-name="P20"/>
      <text:p text:style-name="P23">Вашему покорному слуге известны четыре предела магии: </text:p>
      <text:list xml:id="list7955787206611361253" text:style-name="L4">
        <text:list-item>
          <text:p text:style-name="P157">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57">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57">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57">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17"><text:s/>–</text:span> Блядь, как меня заебала эта архаика! Когда-нибудь пошлю нахер все каноны письменности и учредю свои! С блекджеком и шлюхами. <text:span text:style-name="T17">– Стар Свирл перевернулся на другой бок и обратился к учени</text:span><text:span text:style-name="T1">це</text:span><text:span text:style-name="T17">. – Это не пиши, это оффтоп.</text:span></text:p><text:p text:style-name="P131"><text:s/>Сколько страниц сегодня нахреначили?</text:p><text:p text:style-name="P132">– <text:span text:style-name="T1">Восемь, учитель!</text:span></text:p><text:p text:style-name="P132">– Отлично. Надиктую ещё две и сбегаешь за кофе.</text:p></text:note-body></text:note></text:span></text:p>
        </text:list-item>
      </text:list>
      <text:p text:style-name="P7"/>
      <text:p text:style-name="P12">Я захлопнул “Основы заклятий<text:span text:style-name="T17">”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80">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третьей степени. Магическое истощение четвёртой степени. <text:span text:style-name="T1">Три</text:span> месяца запрета на любую магию. Постельный режим. Восстановительные процедуры по списку ...”.</text:p>
      <text:p text:style-name="P80">Луну я с тех пор не видел. Она, передав сестру врачам, уединилась в своей башне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80"><text:soft-page-break/>Дискорд исчез. Последний раз драконикуса видели, когда он на своей маленькой и юркой колеснице удалялся в сторону Жеребячьих<text:span text:style-name="T29"> </text:span>гор.</text:p>
      <text:p text:style-name="P80">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80">Я потянулся. Хватит на сегодня чтения. Настало время ежедневной прогулки по городу. Тем более, что у меня есть деньги.</text:p>
      <text:p text:style-name="P80">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80">Так что даже на ремонт одежды и покупку необходимых в повседневной жизни мелочей у меня финансов не было. До недавнего времени. </text:p>
      <text:p text:style-name="P80">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ну серебряную монету в десять бит?” <text:s/>важный единорог в бакенбардах долго смотрел на меня из-за прилавка и, наконец, произнёс:</text:p>
      <text:p text:style-name="P18">– Разве что одну серебряную монету в десять бит. Или же десять медных монет по одному биту. Золотую монету, к сожалению, разрезать на десять частей не могу.</text:p>
      <text:p text:style-name="P80"><text:span text:style-name="T17">Ну, понятно, в элитном придворцовом квартале, который представляет из себя </text:span><text:span text:style-name="T1">верхний город</text:span><text:span text:style-name="T17">, цены кусаются. Надо топать вниз, на окраину. Но, блин, корявые пальцы внесли свою коррективу в шопинг-план!</text:span></text:p>
      <text:p text:style-name="P80"><text:span text:style-name="T17">Как раз на спуске в нижний </text:span><text:span text:style-name="T1">город</text:span><text:span text:style-name="T17">, я выронил монетку на мостовую. И, естественно, она не осталась лежать там, где упала, а начала катиться — </text:span><text:span text:style-name="T1">чем дальше, тем быстрее</text:span><text:span text:style-name="T17">.</text:span></text:p>
      <text:p text:style-name="P18">В погоне за ней я чуть не открыл лбом дубовые ворота — серебряшка прокатилась прямо под ними.</text:p>
      <text:p text:style-name="P12"><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12">Я приоткрыл створку.</text:p>
      <text:p text:style-name="P18">–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8">– Макс. – <text:s/>отрекомендовался я. – <text:s/>Человек.</text:p>
      <text:p text:style-name="P18">–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text:span text:style-name="T1">зелёный </text:span>плед и плыла в воздухе, поддерживаемая ореолом магии. <text:span text:style-name="T1">На голове красовалась стильная шляпа с пером.</text:span></text:p>
      <text:p text:style-name="P12">Рядом с ним в ангаре на двух домкратах покоилась старая знакомая <text:span text:style-name="T17">—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8">–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8"><text:soft-page-break/>– К сожалению, не слышал. Я тут недавно.</text:p>
      <text:p text:style-name="P18">–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А что мы видим сейчас? Вот вы — что вы видите?</text:p>
      <text:p text:style-name="P18">– Я вижу вас. – честно признался я.</text:p>
      <text:p text:style-name="P18">– Правильно! Вы видите, как полу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Просто в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8">– Вы говорили, что королевские кареты делали три мастерских…</text:p>
      <text:p text:style-name="P18">–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text:span text:style-name="T1">В</text:span>ысочество Луна до сих пор ездит на одной из его последних — и сносу ей нет!</text:p>
      <text:p text:style-name="P18">Норф строго посмотрел на меня поверх очков.</text:p>
      <text:p text:style-name="P18">–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8">Единорог с силой крутанул колесо. Оно беззвучно завертелось, превратившись в серый размытый диск.</text:p>
      <text:p text:style-name="P18">–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8">Норф пошёл к сараю, стоявшему у задней стены дворика. На полпути он обернулся.</text:p>
      <text:p text:style-name="P18">– Не могли бы вы помочь мне вон с тем домкратом? А то склероз замучал, а бегать туда-сюда уже малость трудновато.</text:p>
      <text:p text:style-name="P18">Распахнув ветхие ворота сарайчика, он картинно вскинул копыто.</text:p>
      <text:p text:style-name="P18">– “Королева Лорен ”! Встречайте!</text:p>
      <text:p text:style-name="P18">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23">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8">– Эх, было времечко, мы с Магдой зажигали на ней! Лучшая стрит-рейсерская карета Кантерлота — а, значит, и всей Эквестрии! Мы специально скопировали королевский дизайн. Знаете ли, дело молодое, кровь в жилах играет, хочется почувствовать себя в некотором роде великим… Хррр...</text:p>
      <text:p text:style-name="P18">Старик клюнул носом и встрепенулся. Потом он огляделся и заговорщицки подмигнул мне.</text:p>
      <text:p text:style-name="P18">– Разумеется, я чётко следую королевскому указу уничтожать все испорченные и бракованные <text:span text:style-name="T39">парящие платформы.</text:span> Но дворцовым бюрократам необязательно ж знать, КАК я их уничтожаю, хе-хе! Некоторые из <text:span text:style-name="T39">платформ </text:span>уничтожаются путём <text:span text:style-name="T1">усиленного</text:span> износа, будучи частью экспериментальных колесниц! “Лорен” я сделал на базе <text:span text:style-name="T39">платформы </text:span>повышенной магической мощности. Для королевской колесницы она оказалась избыточно мощной: слишком сильные перегрузки при вертикальном ускорении. Да и редко какой пегас сможет так быстро набирать высоту. Но, дискордовы уши, как мы на <text:soft-page-break/>ней зажигали с Магдой!! <text:span text:style-name="T1">Кантерлот</text:span> на рогах стоял!<text:span text:style-name="T39"> И никто ж не догадывался, что она может летать! Её </text:span><text:span text:style-name="T40">Солнечное </text:span><text:span text:style-name="T39"><text:s/>Высочество, разумеется, догадывались, но только тихо посмеивались в крыло.</text:span></text:p>
      <text:p text:style-name="P18">Норф любовно погладил обтекатель кареты и стал подымать её на домкрате.</text:p>
      <text:p text:style-name="P18">–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8">Норф снял заднее колесо и покатил его под навес. Я закрыл охромевшую “Королеву Лорен” в гараже и последовал за ним.&lt;<text:span text:style-name="T23">Макс спасётся из разваливающегося Кантерлота на Королеве Лорен – просто потянет штурвал на себя и она, проломив крышу сарая, рванёт вертикально ввысь. Там его подберёт Рэйнбоу</text:span>&gt;</text:p>
      <text:p text:style-name="P18">– А вы, как я вижу, королевский гость? – Норф кивнул на ворот рубашки с закрепённой клипсой-пропуском. – Могу я вас попросить об одном одолжении?</text:p>
      <text:p text:style-name="P18">– Да пожалуйста!</text:p>
      <text:p text:style-name="P18">– Подождите минутку, я сейчас.</text:p>
      <text:p text:style-name="P18">Норф закончил монтаж колеса и скрылся в небольшом домике в глубине двора.</text:p>
      <text:p text:style-name="P18">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text:span text:style-name="T79">935 – 992 A.C.</text:span> ”. Под надписью было стилизованное изображение распростёршего крылья пегаса, тянущего колесницу.</text:p>
      <text:p text:style-name="P18">Я торопливо отошёл к воротам. Норф как раз вышел из дома с маленькой деревянной коробочкой красного цвета.</text:p>
      <text:p text:style-name="P18">– Вот, передайте это, пожалуйста, стражнику из дневной стражи. Его зовут Хорст Мэдтроттер. Его дочка как-то приходила сюда играть. Я ей обещал. Полгода делал. Вы <text:span text:style-name="T1">ведь </text:span>не забудете?</text:p>
      <text:p text:style-name="P18">– Не забуду. – пообещал я.</text:p>
      <text:p text:style-name="P18"/>
      <text:h text:style-name="Heading_20_2" text:outline-level="2"><text:span text:style-name="T17">4. </text:span>Библиотека</text:h>
      <text:p text:style-name="P19">&lt;<text:span text:style-name="T63">Mike Oldfield – Tres Lunas ”To Be Free” (Radio Edit)</text:span>&gt;</text:p>
      <text:p text:style-name="P23">Глава VI. Основы</text:p>
      <text:p text:style-name="P23"/>
      <text:p text:style-name="P23">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39">прервавшая связь между мною и демоном</text:span>, спасла моё бренное тело для дальнейших магических изысканий.</text:p>
      <text:p text:style-name="P23">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3">Возьмём, <text:s/>примеру, заклинание начального предела: “Ярету пхонг руул квами”, <text:span text:style-name="T1">—</text:span> что означает: “<text:span text:style-name="T29">Разогнать силу и оборотить против себя</text:span>”.</text:p>
      <text:p text:style-name="P7">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text:soft-page-break/>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17">– </text:span>Гм!</text:p><text:p text:style-name="Footnote"><text:span text:style-name="T17">– </text:span>Ну, ты ж понимаешь, что без таланта к магии никакое надувание щёк не поможет. <text:span text:style-name="T17">–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82"/>
      <text:p text:style-name="P49">На трактат упала тень.</text:p>
      <text:p text:style-name="P50">– Эй, нельзя ли не заслонять …</text:p>
      <text:p text:style-name="P50">Я поперхнулся словом, упёршись носом в покрытую белой шерстью грудь. Селестия оступила, извиняясь.</text:p>
      <text:p text:style-name="P50">– Извини за беспокойство. Просто стало интересно, что ты так увлечённо читаешь? Стража докладывала, что ты днюешь и ночуешь в библиотеке.</text:p>
      <text:p text:style-name="P49"><text:span text:style-name="T17">За прошедшие дни я уже привык и к магии, и к разумным эквиноподобным и даже </text:span><text:span text:style-name="T1">к вегетарианскому рациону</text:span><text:span text:style-name="T17">. Но вид перебинтованной аликорницы, представшей передо мной в неком подобии экзоскелета, лишил меня дара речи.</text:span></text:p>
      <text:p text:style-name="P50">– Эээ…</text:p>
      <text:p text:style-name="P50">– Не пугайся.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50">Она потянулась за спину, сжала зубами зажим, и, после негромкого щелчка, экзоскелет “разошёлся” в стороны.</text:p>
      <text:p text:style-name="P50">– Вот, так лучше. – улыбнулась она, вышагивая из него. – Доктор Плантаго Майор был уверен, что я не дотянусь до замка.</text:p>
      <text:p text:style-name="P50">– Насколько я знаю, тебе было прописано два месяца постельного режима. Сейчас и недели не прошло...</text:p>
      <text:p text:style-name="P50">– Не волнуйся, аликорны куда крепче единорогов, по стандартам которых меня лечат.</text:p>
      <text:p text:style-name="P49">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49">Она, почувствовав мой взгляд, подняла нос <text:span text:style-name="T1">из</text:span> книги и <text:s/>посмотрела на меня, насторожив уши.</text:p>
      <text:p text:style-name="P49"><text:span text:style-name="T17">–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5"> через пару дней на мне воду возить можно будет.</text:span></text:p>
      <text:p text:style-name="P51">– А по-моему, ты не…</text:p>
      <text:p text:style-name="P49"><text:span text:style-name="T18">– Так, я попрошу! – перебила меня венценосная кобыла. – Давай, ты не будешь лезть в мои дела, а я не буду</text:span><text:span text:style-name="T5">… эээ… ммм…</text:span></text:p>
      <text:p text:style-name="P51">– Не будешь что?</text:p>
      <text:p text:style-name="P60">Селестия нахмурилась и угрожающе подняла крылья.</text:p>
      <text:p text:style-name="P60"><text:span text:style-name="T17">– </text:span>Не забывай, человек, я — могущественный маг и правитель Эквестрии. Ко мне нужно относиться с должным уважением!</text:p>
      <text:p text:style-name="P60"><text:span text:style-name="T17">– </text:span>А то что? Превратишь в жабу? Сошлёшь на Луну? Убьёшь нахер?</text:p>
      <text:p text:style-name="P60">Аликорница сникла. Уши её опустились.</text:p>
      <text:p text:style-name="P60"><text:span text:style-name="T17">– </text:span>Макс, не надо... Ты же знаешь, я этого не сделаю.</text:p>
      <text:p text:style-name="P60"><text:soft-page-break/><text:span text:style-name="T17">–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60">Селестия приложила копыто ко лбу и издала протяжный стон.</text:p>
      <text:p text:style-name="P51">– О, небо! Я забыла распорядиться насчёт тебя! Какая же я тупая! Макс, извини, пожалуйста!</text:p>
      <text:p text:style-name="P60"><text:span text:style-name="T17">–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17"> штучки при общении со мной. А я постараюсь помочь тебе </text:span>— если это в моих силах, разумеется<text:span text:style-name="T17">.</text:span></text:p>
      <text:p text:style-name="P60"><text:span text:style-name="T17">Аликорница уселась н</text:span>а пол <text:span text:style-name="T17">и прижала копыто к груди.</text:span></text:p>
      <text:p text:style-name="P51">– Да будет так! Сим заявляю, что отныне и впредь буду общаться с тобой на равных, человек Макс. Слово Селестии!</text:p>
      <text:p text:style-name="P60">Закончив фразу, аликорница вскинула копыто вперёд и вверх. Я чуть не подавился нервным смешком, настолько это напоминало зигу<text:tab/>.</text:p>
      <text:p text:style-name="P60"><text:span text:style-name="T17">– Лады! Вот видишь, нам легко договориться! А теперь расскажи, наконец, зачем </text:span>т<text:span text:style-name="T17">ы притащил</text:span>а<text:span text:style-name="T17"> меня сюда? Только сначала вытащи катетер из шеи </text:span>— <text:s/>он меня нервирует<text:span text:style-name="T17">. Или погоди, я сам вытащу…</text:span></text:p>
      <text:p text:style-name="P60"><text:span text:style-name="T17">Л</text:span>ампа<text:span text:style-name="T17"> отбрасывал</text:span>а<text:span text:style-name="T17"> мягкие тени на стену библиотеки. Селестия, расположи</text:span>вшись<text:span text:style-name="T17"> у моего кресл</text:span>а,<text:span text:style-name="T17">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60"><text:span text:style-name="T17">– </text:span>Вот, читай отсюда. <text:span text:style-name="T17">– а</text:span>ликорница подчеркнула абзац копытом.</text:p>
      <text:p text:style-name="P60"/>
      <text:p text:style-name="P62">***</text:p>
      <text:p text:style-name="P62"/>
      <text:p text:style-name="P69">«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69">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69">Постигнут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69">Но величайшая справедливость юниверсума заключается в том, что не существует безвыходных положений. Всегда есть надежда.</text:p>
      <text:p text:style-name="P69">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69">Как исполнить первую часть задачи — призвать его — я поведаю, а со второй частью е####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60"/>
      <text:p text:style-name="P60"><text:soft-page-break/>&lt;<text:span text:style-name="T29">Селестии не удастся привлечь Макса на сторону Эквестри даже с помощью 34 — это удастся Дэш</text:span>&gt;</text:p>
      <text:p text:style-name="P60">В ухе стало щекотно от тёплого дуновения.</text:p>
      <text:p text:style-name="P51">– Теперь ты понимаешь, почему мы не ожидали увидеть тебя? Мы, вообще-то, вызывали сверхаликорна…</text:p>
      <text:p text:style-name="P51">Я повернулся к Селестии.</text:p>
      <text:p text:style-name="P51">–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51">Аликорница отвернулась.</text:p>
      <text:p text:style-name="P51">– Это очень чувствительная тема. – сказала она после недолгой заминки. – <text:s/>Постыдная для нас.</text:p>
      <text:p text:style-name="P51">– Какая тема?</text:p>
      <text:p text:style-name="P51">Селестия повернулась, но старалась избегать меня взглядом.</text:p>
      <text:p text:style-name="P51">– Магия.</text:p>
      <text:p text:style-name="P51">– Что?</text:p>
      <text:p text:style-name="P51">–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51">Я посмотрел на аликорницу. Та старательно делала вид, что интересуется состоянием лака на копыте.</text:p>
      <text:p text:style-name="P51">– То есть, вы почувствовали ослабление своих магических способностей, и решили, что миру приходит конец?</text:p>
      <text:p text:style-name="P51">– 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51">– Ээээ… ммм… А вы пробовали обратиться к врачу? – начал я как можно мягче.</text:p>
      <text:p text:style-name="P51">БАЦ!</text:p>
      <text:p text:style-name="P51">Копыто, которое Селестия только что исследовала внимательнейшим образом, с силой впечаталось в пол, вмяв его 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51">– Это бесполезно… Он не верит мне. У меня нет времени его переубедить.</text:p>
      <text:p text:style-name="P51">Потом она обратилась ко мне.</text:p>
      <text:p text:style-name="P51">– <text:s/>Извини. Сорвалась. Мне очень стыдно. Последнее время всё идёт наперекосяк, совсем не так, как мы планировали.</text:p>
      <text:p text:style-name="P51">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60">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60"><text:soft-page-break/>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60">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60">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51">–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три месяца.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60">Я снял её копыто со своего плеча и осторожно поставил на пол.</text:p>
      <text:p text:style-name="P51"><text:span text:style-name="T1">– Зачем? </text:span>– спросил я. – Что это за театр, твоё… Ваше Высочество? Во-первых, я не давал своё согласие на чтение моих мыслей. Во-вторых…</text:p>
      <text:p text:style-name="P51">Я присел на корточки, раздвинул гриву и снизу вверх заглянул в морду аликорнице.</text:p>
      <text:p text:style-name="P60">–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60">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60">–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60">Я протянул руку, вытер ей слёзы и погладил по шее.</text:p>
      <text:p text:style-name="P60">– Не плачь. Я не отказываюсь. Хотя, скорее всего, Стар Свирл что-то напутал в заклинании, потому что я человек, а не сверхаликорн.</text:p>
      <text:p text:style-name="P60">–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60">Селестия успокоилась и смущённо потёрлась носом мне о плечо.</text:p>
      <text:p text:style-name="P60">– <text:s/>И я не читала твои мысли. У тебя на лице и так всё написано — ты не умеешь скрывать эмоции.</text:p>
      <text:p text:style-name="P60">Наружная дверь заскрипела, после чего коридор наполнился топотом множества копыт и шумом голосов.</text:p>
      <text:p text:style-name="P51">Аликорница <text:span text:style-name="T1">прислушалась, </text:span>всполошилась и стала носиться по читальному залу с загнанным видом.</text:p>
      <text:p text:style-name="P51">– <text:s/><text:span text:style-name="T1">Дискордовы</text:span> яйца! Они нашли меня!</text:p>
      <text:p text:style-name="P51">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51">– <text:s/>Ты! Чего! Делаешь! Твоё, <text:span text:style-name="T1">блин,</text:span> высочество!!! – <text:s/>я едва уберёг <text:span text:style-name="T1">своё </text:span>естество от острого рога.</text:p>
      <text:p text:style-name="P51"><text:soft-page-break/>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51">– Помоги! Мне самой не закрыть замок, – <text:s/>обратилась аликорница ко мне, тщётно пытаясь охватить зубами раскрытую защёлку.</text:p>
      <text:p text:style-name="P51"><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51">– <text:s/><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51">– <text:s/><text:span text:style-name="T1">Я</text:span> помогу! – <text:s/>Селестия изогнула шею и стала зубами сжимать защёлку.</text:p>
      <text:p text:style-name="P51">ШЛОП!</text:p>
      <text:p text:style-name="P51">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60">Увидев Селестию, толпа замерла. Та в попытке спрятать меня, раскрыла крылья.</text:p>
      <text:p text:style-name="P60">В наступившей тишине аликорница прошептала мне убито:</text:p>
      <text:p text:style-name="P51">– <text:s/><text:span text:style-name="T1">Что-то мне не хочется оборачиваться.</text:span></text:p>
      <text:p text:style-name="P60">– <text:s/>А придётся. Кстати, крылья можешь опустить. Всё равно видна табуретка и мои ноги.</text:p>
      <text:p text:style-name="P60">Селестия закрыла глаза и медленно обернулась к толпе.</text:p>
      <text:p text:style-name="P51">–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51"><text:span text:style-name="T1">– Занавес. </text:span>– <text:s/><text:span text:style-name="T1">подытожил я.</text:span></text:p>
      <text:p text:style-name="P51"/>
      <text:p text:style-name="P167">&lt;<text:span text:style-name="T30">Глава про то, как Селестия пытается определить, чего хочет Макс. В конце-концов, она понимает, что Макс хочет секса и дружбы</text:span>&gt;</text:p>
      <text:p text:style-name="P167"/>
      <text:h text:style-name="P146" text:outline-level="2"><text:span text:style-name="T17">5. </text:span>Индиго</text:h>
      <text:p text:style-name="P51"/>
      <text:p text:style-name="P51">Я шёл в королевскую столовую, поигрывая <text:span text:style-name="T1">увесистой </text:span>ручкой в пальцах. С позавчерашнего дня жизнь пошла 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51">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51">Сшитую одежду принесли на следующее утро. Надо отдать должное кантерлотским портным, выглядела она очень стильно, хоть это наверняка был их первый опыт выкройки для прямоходящего примата. Клипса-пропуск исчезла. Вместо неё выдали маленький, но до чёрта острый кинжальчик, сообщив, что с этим ножиком на поясе меня пропустят везде.</text:p>
      <text:p text:style-name="P51">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60"><text:span text:style-name="T1">– </text:span>А-а-апчхииии! – раздалось прямо у меня под ногами.</text:p>
      <text:p text:style-name="P60"><text:soft-page-break/>–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60">– Ты кто? – машинально спросил я.</text:p>
      <text:p text:style-name="P60">– Индиго. – ответили глаза.</text:p>
      <text:p text:style-name="P60">Ответ не прояснил ситуацию ни на йоту, так что я продолжил.</text:p>
      <text:p text:style-name="P60">– А чего ты под лавкой делаешь?</text:p>
      <text:p text:style-name="P60">– Прячусь.</text:p>
      <text:p text:style-name="P60">Поняв, что расспросами ничего не добьёшься, я предложил прямо:</text:p>
      <text:p text:style-name="P60">– Может, ты вылезешь? Меня можно не бояться. Я не страшный.</text:p>
      <text:p text:style-name="P60">Под лавкой началась <text:s/>возня и сопение, потом наружу вылез жеребёнок-единорог насыщенного фиолетового цвета.</text:p>
      <text:p text:style-name="P60">– А я тебя вовсе и не боюсь. Вот ещё! Я в прятки играла.</text:p>
      <text:p text:style-name="P60">– Ну, тогда должен тебя огорчить: ты выбрала крайне неудачное место. Фиолетовы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60">– Ничо страшного! – малютка вытерла нос. – Меня всё равно искать некому.</text:p>
      <text:p text:style-name="P60">– Это как? Ты же с кем-то в прятки играешь? – продолжал допытываться я.</text:p>
      <text:p text:style-name="P60">– Сама с собой и играю. – хмуро ответила кобылка. – А тебе чего, дяденька?</text:p>
      <text:p text:style-name="P60">Я понял, что жеребёнок не настроен на беседу. Пожал плечами <text:s/>и повернулся было уходить.</text:p>
      <text:p text:style-name="P60">– Эээ, гм…</text:p>
      <text:p text:style-name="P60">Я повернулся обратно.</text:p>
      <text:p text:style-name="P60">– Что?</text:p>
      <text:p text:style-name="P60">Единорожка ковыряла копытом землю и шмыгала носом, не смотря на меня. Я терпеливо ждал.</text:p>
      <text:p text:style-name="P60">– Дяденька, а ты не мог бы спросить принцессу Селестию, куда девалась Шейла Блюскай? А то мне играть не с кем.</text:p>
      <text:p text:style-name="P60">– При случае спрошу. Если встречу.</text:p>
      <text:p text:style-name="P60">– Встретишь, конечно! Скажи ей, что у меня сегодня день рождения, и я очень сильно огорчилась, когда она на него не пришла!</text:p>
      <text:p text:style-name="P60"><text:s/>Такая уверенность кобылки меня заинтриговала. Я пригляделся к жеребёнку повнимательнее. Да нет, вроде, раньше её не встречал.</text:p>
      <text:p text:style-name="P60">– Позволь поинтересоваться, откуда у тебя такая уверенность, что я встречусь с Селестией? Я ей, знаешь ли, свиданий не назначаю.</text:p>
      <text:p text:style-name="P60">– Да ладно-о-о, брось заливать-то! – скептически протянуло юное создание. – Все знают, что вы встречаетесь. Вот и спроси её, пажалста, когда увидишь.</text:p>
      <text:p text:style-name="P60">– Кто это «все»?</text:p>
      <text:p text:style-name="P60">– Ну, прислуга, стража, мой па…</text:p>
      <text:p text:style-name="P60">Ох! Во что же это такое я вляпался, а? За кого они меня, чёрт побери, принимают?</text:p>
      <text:p text:style-name="P60">Я присел на лавочку и наклонился пониже, чтобы наши головы были на одном уровне.</text:p>
      <text:p text:style-name="P60">– А твоего «па» не смущает, что я и Селестия м-м-м… немного разных видов? Точнее, совсем разных?</text:p>
      <text:p text:style-name="P60">– И чо? – без малейшего замешательства спросила кроха.</text:p>
      <text:p text:style-name="P60"><text:soft-page-break/>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60">–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60">–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60">– <text:s/>Кха-кхе-гррхмм... Э-э-э... м-м-м... ну-у-у...</text:p>
      <text:p text:style-name="P60">У меня в голове произошло короткое замыкание. Слова пропали. Уши начали гореть.</text:p>
      <text:p text:style-name="P60">– <text:s/>Как, ты говоришь, тебя зовут? – в конце-концов выдавил осипшим голосом я, стараясь перевести тему. – Про чей день рождения я должен рассказать?</text:p>
      <text:p text:style-name="P60">–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60">У меня в памяти зажглась лампочка.</text:p>
      <text:p text:style-name="P60">– Постой-постой, не части. Твой отец, случайно, не Хорст Мэдтроттер?</text:p>
      <text:p text:style-name="P60">– Агась. А ты откуда знаешь?</text:p>
      <text:p text:style-name="P60">– Да так, один пони сказал. – я полез за пазуху и достал красную коробочку. – Вот тебе подарок.</text:p>
      <text:p text:style-name="P60">– ВАУ! – единорожка запрыгала от счастья. – У меня есть подарок! Значит, ты — мой гость на день рождения! Значит, у меня настоящий день рождения!!! Спасибо-спасибо-спасибо!</text:p>
      <text:p text:style-name="P60">– Вообще-то, это не мой подарок. Его просил передать один старик, Норф Каррус из каретной мастерской.</text:p>
      <text:p text:style-name="P60">– Аааа, знаю его! Мы с Шейлой ходили к нему играть, пока она не пропала. У Норфа интересно!</text:p>
      <text:p text:style-name="P60">Индиго открыла коробочку. Внутри на подстилке из тырсы лежала крохотная модель кареты в мельчайших подробностях.</text:p>
      <text:p text:style-name="P60">– Ух ты! – благоговейно прошептала Индиго. – Королева Лорен! Я даже управляла ею немножко.</text:p>
      <text:p text:style-name="P60">– Как ею можно управлять, если она не запряжена? Уж не Норф ли таскал её? – усомнился я.</text:p>
      <text:p text:style-name="P60">– Она без упряжи только взад-вперёд не может ездить. А вверх-вниз может! Мне Норф показывал. – гордо ответила единорожка. Потом встала передними ногами на лавочку, чмокнула меня в щёку, прошептала: «Спасибо» и убежала.</text:p>
      <text:p text:style-name="P60">Я остался сидеть в полнейшем замешательстве. </text:p>
      <text:p text:style-name="P60"/>
      <text:p text:style-name="P62">***</text:p>
      <text:p text:style-name="P60">&lt;<text:span text:style-name="T63">Depeche Mode - Painkiller</text:span>&gt;</text:p>
      <text:p text:style-name="P69">...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60"><text:soft-page-break/></text:p>
      <text:p text:style-name="P60">В дверях библиотеки появился знакомый силуэт.</text:p>
      <text:p text:style-name="P60">– Привет, твоё высочество! Тебя уже выпустили, или опять от докторов смылась?</text:p>
      <text:p text:style-name="P60">Аликорница прошла в комнату и устало уселась рядом со мной.</text:p>
      <text:p text:style-name="P60">–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60">Я с подозрением посмотрел на Селестию. Где-то я уже видел эту улыбочку на хитрой роже.</text:p>
      <text:p text:style-name="P60">–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60">– Вот ещё! – возмущению Селестии не было предела. Аликорница встала и демонстративно повернулась ко мне задом.</text:p>
      <text:p text:style-name="P60">–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60">Я подёргал замок на накрупнике. Таки не врёт.</text:p>
      <text:p text:style-name="P60">– Убедился? Вообще-то, такое недоверие меня оскорбляет. Ни один пони так бы себя не вёл со мной. – Селестия улеглась возле кресла и надулась.</text:p>
      <text:p text:style-name="P60">– Разумеется, твои подданные вели бы себя с большим пиететом. Но я же не твой подданный, твоё высочество!</text:p>
      <text:p text:style-name="P60">Аликорница вскинула копыто к виску.</text:p>
      <text:p text:style-name="P60">–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60">– Окей, как хочешь. Никаких больше высочеств.</text:p>
      <text:p text:style-name="P60">–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lt;<text:span text:style-name="T29">расписать сложности общения и мороку с этикетом</text:span>&gt;</text:p>
      <text:p text:style-name="P60">Селестия сморщила нос в улыбке и спросила, прикрывшись крылом:</text:p>
      <text:p text:style-name="P60">– К слову, а что говорят мои подданные про нас? Что означает «чёрте-что»?</text:p>
      <text:p text:style-name="P60">Я вспомнил разговор с Индиго и почувствовал, как снова начинают гореть уши.</text:p>
      <text:p text:style-name="P60">– Чёрте-что — это значит «ерунда». Большая ерунда.</text:p>
      <text:p text:style-name="P60">– Оу, как интересно! – Селестия приблизила ко мне морду и повернула уши. – Расскажи-ка поподробнее. Я вся во внимании.</text:p>
      <text:p text:style-name="P60">–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60">Аликорница, широко раскрыв глаза, медленно тянула ко мне морду. Наконец, когда наши носы почти соприкоснулись, она не выдержала.</text:p>
      <text:p text:style-name="P60">– А-ха-ха-ха-ха-ха-ха!!! О-у-у-у-у-у-ха-ха-ха! И-и-и-и-ха-ха-ха! – Селестия перевернулась на спину и дёргала от смеха копытами.</text:p>
      <text:p text:style-name="P60">– <text:s/>Очень смешно! Ей говорят, что она подозревается в сексуальных извращениях, а она регочет! Мне-то пофиг, а тебе ещё править придётся!</text:p>
      <text:p text:style-name="P60">– <text:s/>И-и-изви-ни, Макс, не-мо-гу-у-у-у… Ох! Давненько я так не смеялась! Лет двести — так точно!</text:p>
      <text:p text:style-name="P60"><text:soft-page-break/>Я потянул её за копыто и перевернул обратно на живот.</text:p>
      <text:p text:style-name="P60">– Что смешного-то?</text:p>
      <text:p text:style-name="P60">Аликорница вытерла крылом выступившие слёзы и объяснила:</text:p>
      <text:p text:style-name="P60">–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трахались.</text:p>
      <text:p text:style-name="P60">– Ты не видишь ничего странного в межвидовых спариваниях? – охренел я. – Куда я, блин, попал???</text:p>
      <text:p text:style-name="P60">Селестия развернула моё кресло к себе и задумчиво посмотрела мне в глаза.</text:p>
      <text:p text:style-name="P60">– Очевидно, мне стоит рассказать тебе, Макс, откуда произошли пегасы и единороги.</text:p>
      <text:p text:style-name="P60">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60">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60">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60">При союзе пони и истинных единорогов, получились пони-единороги. От своих диких предков пони-единороги унаследовали рога и некоторую способность к магии.</text:p>
      <text:p text:style-name="P60">– А как выглядят сами истинные единороги? – спросил я.</text:p>
      <text:p text:style-name="P60">–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60">– Ха! – ответил я. – В моём мире они также известны. Правда, как несуществующий, сказочный вид.</text:p>
      <text:p text:style-name="P60">–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60">– Хм. А что было дальше?</text:p>
      <text:p text:style-name="P60">–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60">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чейнджлингов. Но их немного и большой роли в истории они не сыграли.</text:p>
      <text:p text:style-name="P60"/>
      <text:p text:style-name="P60">Селестия встала, потянувшись по-кошачьи, и направилась к выходу. У двери она обернулась ко мне.</text:p>
      <text:p text:style-name="P60"><text:soft-page-break/>– Сто лет не гуляла по парку. Составишь мне компанию?</text:p>
      <text:p text:style-name="P60">Я поднялся с кресла, гадая, шутила Селестия про сто лет, или нет?</text:p>
      <text:p text:style-name="P60">Дворцовый газон в северной стороне граничил с Круглым парком. Пройдя под вековыми дубами по его внешней дорожке четверть окружности, Селестия свернула к центру.</text:p>
      <text:p text:style-name="P60">–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60">–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60">Селестия грустно засмеялась своим мыслям.</text:p>
      <text:p text:style-name="P60">–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60">– А о чём ты грустила?</text:p>
      <text:p text:style-name="P60">–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60">– Но ты не выглядишь сумасшедшей.</text:p>
      <text:p text:style-name="P60">– О нет, не я! – аликорница хохотнула, отвлёкшись на мгновение. – Я не настолько стара! Про лишающую рассудка карусель из времён года я пересказала тебе со слов Дискорда в момент его кратковременного просветления. Что касается аликорнов, нас угнетает другое.</text:p>
      <text:p text:style-name="P60">Аликорны очень одиноки, Макс. Годы со временем становятся проблемой. Теряешь способность налаживать контакты с окружающими.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text:p>
      <text:p text:style-name="P60">– Постой, а как же Луна? Мне показалось, она питала тёплые чувства к Кимеринну?</text:p>
      <text:p text:style-name="P60">Селестия задумалась, автоматически ковыряя копытом ямку под валуном.</text:p>
      <text:p text:style-name="P60">–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60">– А Дискорд? Ты говорила, он от древности вообще сбрендил. Тем-не-менее, он определённо «подъезжал» к Луне тогда, в развалинах.</text:p>
      <text:p text:style-name="P60">–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text:p>
      <text:p text:style-name="P60"><text:soft-page-break/>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60">–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60">Селестия <text:span text:style-name="T83">мелодично </text:span>рассмеялась.</text:p>
      <text:p text:style-name="P60">–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грифоны сами являются химерами. Аликорны же… Ай!</text:p>
      <text:p text:style-name="P60">Селестия вскочила с места.</text:p>
      <text:p text:style-name="P60">– АЙ-Я-Я-Я-Я-Й!</text:p>
      <text:p text:style-name="P60">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60">– Раньше тут не было муравейника!!! – Селестия с мольбой взглянула на меня. – Мааакс!! Помоги! Они кусаются! Я <text:s/>сейчас свихнусь почище Дискорда!</text:p>
      <text:p text:style-name="P60">Аликорница подпрыгнула и, взбрыкнув, начала кружиться в обратную сторону.</text:p>
      <text:p text:style-name="P60">– Вот нечего землю ковырять там, где не надо! Стой!!! – я схватил её за хвост, останавливая. Затем осторожно завёл руку под накрупник.</text:p>
      <text:p text:style-name="P60">…</text:p>
      <text:p text:style-name="P60">– Уффф! – аликорница расслабленно стояла на широко расставленных ногах, зажмурив глаза и покачиваясь. Голова её свесилась чуть ли не до земли.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60">– Да ладно! Мне это ничего не стоило.</text:p>
      <text:p text:style-name="P60">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60">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Я за проведенное тут время без секса от спермотоксикоза готов был уже приставать ко всему, что движется. В общем, по мере продвижения рукой всё дальше под накрупник, пошлы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Сзади мне не было видно выражение её морды, я только чувствовал, как она легонько напрягает и расслабляет бедра в такт руке.</text:p>
      <text:p text:style-name="P60">– Эммм... Селестия?</text:p>
      <text:p text:style-name="P60">– Дааа? – ответила аликорница, не повернув головы. В её тоне слышались смешливые нотки.</text:p>
      <text:p text:style-name="P60">Я вытащил руку из-под накрупника.</text:p>
      <text:p text:style-name="P60"><text:soft-page-break/>– Всё в порядке?</text:p>
      <text:p text:style-name="P60">Селестия повернула голову, и я ясно увидел широкую улыбку и фирменный ехидный прищур из-под чёлки.</text:p>
      <text:p text:style-name="P60">– А почему ты спрашиваешь? Ты разобрался с муравьями?</text:p>
      <text:p text:style-name="P60">– Вроде да. Хотя, по-моему, дело уже не в муравьях.</text:p>
      <text:p text:style-name="P60">– По-моему, тоже. – рассмеялась аликорница. – Продолжай...</text:p>
      <text:p text:style-name="P60"/>
      <text:h text:style-name="P145" text:outline-level="2">6. Стыд</text:h>
      <text:p text:style-name="P60"/>
      <text:p text:style-name="P69">~~~ Завтра на семь в библиотеке ~~~</text:p>
      <text:p text:style-name="P69"/>
      <text:p text:style-name="P60">– Смелей-смелей-смелей-смелей! Двигайся в такт! Раз-два, раз-два! Не забывай о смазке! <text:s/>Сильнее поддавай, не робей! <text:s/>– подбадривал Норф. – Не жалей заготовку, всё равно учебная! Сильнее дави на рубанок!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60">Норф носился по мастерской, окрылённый новообретённым учеником.</text:p>
      <text:p text:style-name="P60">–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60">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заготовка вместо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60">–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Интересно только, что он такого Бигу посулил, что тот с ним своим самогоном поделился? А на следующий день прибегает, значит, Клифф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старших мастерах, не выше… Хррр...</text:p>
      <text:p text:style-name="P60">Я посмотрел на часы. До семи оставалось двадцать минут — как раз, чтоб успеть дойти до библиотеки. Я намеренно уронил на пол тяжёлый рашпиль.</text:p>
      <text:p text:style-name="P60">– На сегодня довольно. Я ж вижу, ты торопишься. – заметил Норф, просыпаясь.</text:p>
      <text:p text:style-name="P60">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60">Я закрыл пенал и сунул его во внутренний карман куртки.</text:p>
      <text:p text:style-name="P60"><text:soft-page-break/>– Завтра будешь? – спросил Норф. – Надо бы закончить заказ из <text:s/>Троттингема.</text:p>
      <text:p text:style-name="P60">– В это же время. – подтвердил я.</text:p>
      <text:p text:style-name="P60"/>
      <text:p text:style-name="P62">***</text:p>
      <text:p text:style-name="P60"/>
      <text:p text:style-name="P60">Знакомый силуэт уже поджидал меня в полумраке читального зала. Селестия стояла между книжных шкафов, куда не доставал мягкий свет светильника.</text:p>
      <text:p text:style-name="P60">– Здрасьте!</text:p>
      <text:p text:style-name="P60">Аликорница не ответила, всматриваясь в глобус.</text:p>
      <text:p text:style-name="P60">– Привет, говорю! – я подошёл вплотную и легонько сжал ей холку.</text:p>
      <text:p text:style-name="P60">– А, это ты, Макс? Привет. – аликорница, наконец, оторвалась от разноцветной сферы. – Как осваиваешься?</text:p>
      <text:p text:style-name="P60">– Нормально осваиваюсь. Работу себе нашёл. К <text:s/>Норфолку Каррусу в ученики записался.</text:p>
      <text:p text:style-name="P60">–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60">–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60">– Да, уже пять дней. Так здорово снова чувствовать свои мышцы! Корсет был ужасен.</text:p>
      <text:p text:style-name="P60">Аликорница прошлась передо мной с раскрытыми крыльями, демонстрируя восстановленную работоспособность.</text:p>
      <text:p text:style-name="P60">– Ну что же, и я рад за тебя. – я отвернулся, присел на край стола и стал изучать потолок. – Зачем вызывала?</text:p>
      <text:p text:style-name="P60">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60">– Ты сердишься?</text:p>
      <text:p text:style-name="P60">Её ресницы щекотали мне щёку. Я отодвинул её морду от лица и сказал скучающим тоном:</text:p>
      <text:p text:style-name="P60">– Та не, с чего бы? За что мне на тебя сердиться?</text:p>
      <text:p text:style-name="P60">– Но ты ведёшь себя как чужой. Как будто мы незнакомы! Ещё чуть-чуть, и станешь называть меня на «Вы» и «Ваше Высочество».</text:p>
      <text:p text:style-name="P60">Меня прорвало.</text:p>
      <text:p text:style-name="P60">–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60">Я вытащил из заднего кармана брюк смятую записку с королевскими вензелями и бросил её под ноги Селестии.</text:p>
      <text:p text:style-name="P60">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60"><text:soft-page-break/>Наконец Селестия развернулась и глубоко выдохнула.</text:p>
      <text:p text:style-name="P60">–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60">Я подошёл к аликорнице и прикоснулся к её шее.</text:p>
      <text:p text:style-name="P60">– Всё в порядке. Я тебя понимаю — и ценю твоё признание. Сам бы ещё и не так себя повёл на твоём месте.</text:p>
      <text:p text:style-name="P60">– Да? А как бы ты себя повёл? – заинтересовалась Селестия.</text:p>
      <text:p text:style-name="P60">Я вспомнил свои неудачные попытки завязать личную жизнь с девушками. Конечно, те были далеки от совершенства. Но так ли безгрешен был я сам?</text:p>
      <text:p text:style-name="P60">– Я бы не извинился. Огрызался бы и считал себя правым до последнего. Ещё и послал бы подальше.</text:p>
      <text:p text:style-name="P60">Аликорница насмешливо покачала головой.</text:p>
      <text:p text:style-name="P60">–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60">Я снова присел на столик, теперь уже лицом к аликорнице.</text:p>
      <text:p text:style-name="P60">– Так что случилось? Куда ты пропадала? Рассказывай.</text:p>
      <text:p text:style-name="P60">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60">– Что ты видишь? – спросила она напряжённо.</text:p>
      <text:p text:style-name="P60">–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60">–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60">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60">– Ты не ошиблась? Нет тут никакого города.</text:p>
      <text:p text:style-name="P60">– Сейчас нет. Раньше был. – еле слышно прошептала аликорница.</text:p>
      <text:p text:style-name="P60">– Чего ты так волнуешься? Может, на более подробной карте есть? Я бы на точность глобуса не слишком полагался.</text:p>
      <text:p text:style-name="P60">–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60">– Так, может, его и не было? – заметил я цинично.</text:p>
      <text:p text:style-name="P60">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60">– Ты прав. Теперь уже не было. Было когда-то такое страшное заклинание — стирание из бытия. Точнее, его нет и не было после того, как я замкнула его на его создателя, Иггуса. Суть заклинания 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text:soft-page-break/>потому что его вообще не было. Это самое страшное, страшнее нет ничего! Даже после смерти остаётся память и след в истории. <text:s/>Смерть не так уж страшна, если помнить, что она всего лишь перерождение и обновление в процессе бытия. <text:s/>А после стирания не остаётся ничего.</text:p>
      <text:p text:style-name="P60">– А как ты сама помнишь о том заклинании, если оно стёрто из бытия? – резонно подметил я.</text:p>
      <text:p text:style-name="P60">– У меня есть защита памяти. Я поставила её, когда сражалась с Иггусом… Правда, защита еле действует, так как прошло очень много времени.</text:p>
      <text:p text:style-name="P60">Так вот, сейчас у меня такое впечатление, что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60">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60">Аликорница потёрла висок и растерянно посмотрела на меня.</text:p>
      <text:p text:style-name="P60">–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60">Я обнял аликорницу, успокаивая.</text:p>
      <text:p text:style-name="P60">– Не волнуйся, принцесса. Ты делаешь всё, что от тебя зависит. Не твоя вина, если это происходит.</text:p>
      <text:p text:style-name="P60">Селестия рассеянно мотнула головой, не соглашаясь со мной.</text:p>
      <text:p text:style-name="P60">–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text:p>
      <text:p text:style-name="P60">Она проследовала к выходу, кивком головы приглашая меня следовать за ней.</text:p>
      <text:p text:style-name="P60">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60">–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60">– Да так, ни о чём. – покраснел я, вернувшись на дорожку.</text:p>
      <text:p text:style-name="P60">Селестия всмотрелась в меня внимательно и всё поняла.</text:p>
      <text:p text:style-name="P60">– <text:s/>Нам не туда. Не сейчас. Я хочу показать тебе Эквестрию. – тихо сказала она.</text:p>
      <text:p text:style-name="P60">&lt;<text:span text:style-name="T64">Pet Shop Boys — A Man Could Get Arrested</text:span>&gt;</text:p>
      <text:p text:style-name="P60">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text:soft-page-break/>что она перед тобой должна бёдра раздвигать! А ещё, блядь, устроил сценку при встрече, как капризный ухажёр! Ёбаный пиздец! Поделом тебе!</text:p>
      <text:p text:style-name="P60"><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60">Она ещё сочувствует! Я старался не смотреть в её сторону, отводя глаза. Так мы дошли до городской стены.</text:p>
      <text:p text:style-name="P60">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60">Взобравшись на галерею по винтовой лестнице крохотной сторожевой башенки, мы остановились у зубца.</text:p>
      <text:p text:style-name="P60">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разгружался грузовой дирижабль. «Конкордия» – прочёл я на огромном лоснящемся баллоне. Пони-матросы сновали по трапам, вынося тюки с сундуками. Кто-то увидел нас, и поднял берет в приветствии. Селестия кивнула в ответ.</text:p>
      <text:p text:style-name="P60">– Что ты чувствуешь? – спросила аликорница.</text:p>
      <text:p text:style-name="P60">– У меня нет слов. Ничего прекраснее я в жизни не видел! – только и смог выговорить я.</text:p>
      <text:p text:style-name="P60">Селестия склонила голову, соглашаясь.</text:p>
      <text:p text:style-name="P60">–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60">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60">– Прошлогодний выпуск. – заметила Селестия. – Отличная работа, хотя жеребячливости хватает. Что неудивительно, учитывая их возраст.</text:p>
      <text:p text:style-name="P60">–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29"> </text:span>И вообще, зачем вам учиться летать, если вы и так это умеете с рождения?</text:p>
      <text:p text:style-name="P60">–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60">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аже до нас донёсся её смех.</text:p>
      <text:p text:style-name="P60"><text:soft-page-break/>– Проблемы? Что за проблемы? Извини, я таки прослушал.</text:p>
      <text:p text:style-name="P60">Линия горизонта немного пошатнулась. Чтобы не кружилась голова, я сделал шаг от края. Аликорница присела и раскрыла крылья, проветривая перья. Её грива золотилась и играла живой радугой в лучах заходящего солнца.</text:p>
      <text:p text:style-name="P60">– Когда твоя жизнь длится тысячи лет, начинаешь тонко чувствовать гармонию мира. – начала она.</text:p>
      <text:p text:style-name="P60"/>
      <text:h text:style-name="Heading_20_2" text:outline-level="2"><text:span text:style-name="T1">7</text:span>. Нелетающие пегасы</text:h>
      <text:p text:style-name="P60"/>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41">—</text:span> осень, за осенью <text:span text:style-name="T41">—</text:span> зима. <text:s/>Если пошёл дождь, должно быть мокро, если выпал снег <text:span text:style-name="T41">—</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17">–</text:span> Постой, постой, <text:span text:style-name="T17">–</text:span> я попыталась удержать ускользающую тень сомнения. <text:span text:style-name="T17">–</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17">–</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17">–</text:span> По состоянию здоровья? <text:span text:style-name="T17">–</text:span> переспросила я, не спуская с него взгяд.</text:p>
      <text:p text:style-name="P1"><text:span text:style-name="T17">–</text:span> Да, Ваше Высочество, <text:span text:style-name="T17">–</text:span> гонец потупил взгляд, глаза его забегали, <text:span text:style-name="T17">–</text:span> по состоянию здоровья.</text:p>
      <text:p text:style-name="P49">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text:span text:style-name="T1">смущаются</text:span> меня, хотя я <text:span text:style-name="T1">всегда стараюсь вести себя максимально естественно на аудиенциях</text:span>.</text:p>
      <text:p text:style-name="P1"><text:span text:style-name="T17">–</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17">–</text:span> Эммм… Они… м-м-м… не больны… в некотором смысле… <text:span text:style-name="T17">–</text:span> гонец изо всех сил ковырял копытом <text:s/>литку, пряча взгляд. <text:span text:style-name="T17">–</text:span> Они… мнэээ… сами… в некотором роде… кхм. Нервный срыв. Переутомление и бессонница… Кхм.</text:p>
      <text:p text:style-name="P1"><text:span text:style-name="T17">–</text:span> Сами <text:span text:style-name="T17">—</text:span> что? <text:span text:style-name="T17">–</text:span> Я постепенно начала понимать причину смущения гонца.</text:p>
      <text:p text:style-name="P1"><text:span text:style-name="T17">–</text:span> Сами… эээ… вроде как… ну… отказались…</text:p>
      <text:p text:style-name="P1">Пегас понурил голову и пытался протереть копытом пол.</text:p>
      <text:p text:style-name="P1"><text:soft-page-break/>Я, наконец, всё поняла. <text:span text:style-name="T1">Гонец смущался не меня. Ему было стыдно за своих сородичей.</text:span> Для пегаса смысл жизни <text:span text:style-name="T17">—</text:span> в возможности летать. И добровольно отказаться от полётов для него <text:span text:style-name="T17">—</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17">–</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3">***</text:p>
      <text:p text:style-name="P15">Семь жеребят-подростков стояли передо мною с отсутствующим видом.</text:p>
      <text:p text:style-name="P15">– Представьтесь перед вашей принцессой! – шикнул на них сопровождающий стражник.</text:p>
      <text:p text:style-name="P15">Жеребята встрепенулись.</text:p>
      <text:p text:style-name="P1"><text:span text:style-name="T17">– </text:span>Добрый день, Ваше Высочество! <text:span text:style-name="T17">–</text:span> склонились они в поклоне. После некоторого перешёптывания, они всё же назвались по очереди.</text:p>
      <text:p text:style-name="P1"><text:span text:style-name="T17">–</text:span> А где восьмой? <text:span text:style-name="T17">–</text:span> удивилась я. <text:span text:style-name="T17">–</text:span> Мне сказали, вас было восемь. Восемь отказавшихся летать.</text:p>
      <text:p text:style-name="P1"><text:span text:style-name="T17">–</text:span> Да, Ваше Высочество, п-принцесса Селестия, <text:span text:style-name="T17">–</text:span> старший из них запинался от волнения. <text:span text:style-name="T17">–</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17">–</text:span> Успокойтесь, <text:span text:style-name="T17">–</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17">–</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oft-page-break/><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59">старший. </text:span><text:span text:style-name="T2">–</text:span><text:span text:style-name="T59">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41">— о</text:span>н искренне в это верили.</text:p>
      <text:p text:style-name="P1"><text:span text:style-name="T1">–</text:span> Кто рассказал вам это? Эту… глупость?</text:p>
      <text:p text:style-name="P5">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5">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политики.</text:p>
      <text:p text:style-name="P5">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5">Луна прибыла через пятнадцать минут.</text:p>
      <text:p text:style-name="P5">–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5">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5">– Извини, Луна, дело срочное.</text:p>
      <text:p text:style-name="P5">– Надеюсь, оно стоит моих прерванных грёз об Ночной Эквестрии!</text:p>
      <text:p text:style-name="P5">– Об Ночной Эквестрии?? Брось, сестра, я знаю, о чём ты грезишь! Уж точно среди моих стражников нет никого с таким именем.</text:p>
      <text:p text:style-name="P5">– Да как ты смеешь?!!</text:p>
      <text:p text:style-name="P5"><text:soft-page-break/>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5">– Это… твои??? И ты скрывала от нас всё это время??? Но кто??? Кто их отец?!! КТО ЭТОТ… !!!</text:p>
      <text:p text:style-name="P5">От волнения Луна перешла на грандэквестрийский. Мне пришлось заткнуть ей рот, чтобы не разбудить жеребят.</text:p>
      <text:p text:style-name="P5">– Тсссс! Неужели ты думаешь, что по плодовитости я могу дать фору Кризалис? Нет, это не мои жеребята. Успокойся и взгляни на их сны.</text:p>
      <text:p text:style-name="P5">Луна умолкла и сосредоточилась. Постепенно на её морде гнев сменился недоверием, а потом и ужасом.</text:p>
      <text:p text:style-name="P5">– Сто рогов мне в круп! ЧТО ЭТО ЗА…</text:p>
      <text:p text:style-name="P5">Теперь Луна вспомнила армейские ругательства. Мне снова пришлось заткнуть ей рот. </text:p>
      <text:p text:style-name="P5">– Из-за этого кошмара они отказались сдавать лётный экзамен и рискуют стать отвержеными. Ну, ты же знаешь пегасов...</text:p>
      <text:p text:style-name="P5">Луна нахмурилась и кивнула. В Клаудсдейле существовала стойкая неприязнь к неполноценным. Когда-то Луна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ла на нет шансы последних сделать карьеру в их <text:s/>обществе.</text:p>
      <text:p text:style-name="P5">– Погоди немного, я сейчас. – Луна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5">Я никогда не умела так пропускать сквозь себя сырую магию, как моя младшая сестрёнка <text:span text:style-name="T17">— и втайне немного завидовала этому</text:span>. Если бы сестра со своими способностями к магии умела обуздывать свои эмоции <text:span text:style-name="T17">— </text:span>мне не пришлось бы терзаться раздумьями и готовить себе преемника.</text:p>
      <text:p text:style-name="P5">Наконец Луна опустилась на пол, выходя из транса. Магическая аура исчезла и она обессиленно бухнулась на колени.</text:p>
      <text:p text:style-name="P5">– Проклятье! К такому я не была готова!</text:p>
      <text:p text:style-name="P5">Луна подняла голову, я с ужасом обнаружила, что вместо моей любимой и единственной сестры на меня змеиными глазами смотрит Найтмэр Мун.</text:p>
      <text:p text:style-name="P5">– Что? Что ты видела,? Что с тобой произошло, сестра?</text:p>
      <text:p text:style-name="P5">Я не верила своим глазам. Страхи прошлого вернулись ко мне с новой силой.</text:p>
      <text:p text:style-name="P5">– Сел, эта гадость пришла не из нашего мира. В их снах я видела...</text:p>
      <text:p text:style-name="P5">Спазмы скрутили Лун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на.</text:p>
      <text:p text:style-name="P60">–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большинстве видений!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60">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text:soft-page-break/>скрыть. Великий Лорд драконов практически отошёл от дел и ему на всё плевать драконьим пламенем. Иггуса не существует. А остальные не настолько могущественны, чтобы действовать на таком уровне.</text:p>
      <text:p text:style-name="P60">Ну что же, основное искусство правления <text:span text:style-name="T17">— умение делегировать полномочия. Вечером того же дня я села за письменный стол.</text:span></text:p>
      <text:p text:style-name="P51">“<text:span text:style-name="T26">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span>”.</text:p>
      <text:p text:style-name="P60"/>
      <text:p text:style-name="P62">***</text:p>
      <text:p text:style-name="P60"/>
      <text:p text:style-name="P60">– Так ты поручила Твайлайт Спаркл расследование необычных снов жеребят?</text:p>
      <text:p text:style-name="P60">– Да, их и других подобных, начавшихся у многих пони. Мы назвали подобные сны «потусторонними» <text:span text:style-name="T17">— пришедшими “с той стороны”. Кроме того, в</text:span>скоре Твайлат Спаркл пришлось объединить это расследование с другим. По всей Эквестрии начали исчезать пони во сне.<text:span text:style-name="T17"> Они засыпают, а на утро находят лишь примятую простыню в постели.</text:span></text:p>
      <text:p text:style-name="P60">– А что стало с жеребятами? – спросил я. – Они перестали бояться экзаменов?</text:p>
      <text:p text:style-name="P60">–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60">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60">Селестия сложила крылья и потянулась.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60">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60">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60">Описав круг, Селестия перелетела через стену и приземлилась в парке. Я скатился на траву, пытаясь вдохнуть.</text:p>
      <text:p text:style-name="P60">– Что... Это... Было?</text:p>
      <text:p text:style-name="P60">Селестия осторожно, но настойчиво повалила меня на траву и принялась ощупывать рёбра.</text:p>
      <text:p text:style-name="P60">– Так больно? А так?</text:p>
      <text:p text:style-name="P60">–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60">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60">–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60"><text:soft-page-break/>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60">– Не могу поверить. В Кантерлоте никогда не было землетрясений. Это неестественно. – пробормотала аликорница растерянно. – Слишком быстро.</text:p>
      <text:p text:style-name="P60">– Что <text:span text:style-name="T17">— </text:span>быстро? – не выдержал я.</text:p>
      <text:p text:style-name="P60">–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60">– Нет проблем, Селестия. Я всё понимаю.</text:p>
      <text:p text:style-name="P60">Аликорница приготовилась было взлетать, но в последний момент, приняв какое-то решение, остановилась.</text:p>
      <text:p text:style-name="P60">– Макс?</text:p>
      <text:p text:style-name="P60">– Да?</text:p>
      <text:p text:style-name="P60">– Мы уже достаточно неплохо знаем друг друга. Могу сказать, что ты меня знаешь лучше, чем кто-либо ещё во дворце, за исключением Луны.</text:p>
      <text:p text:style-name="P60">– Да?</text:p>
      <text:p text:style-name="P60">– Да. Зови меня Селли. Если хочешь.</text:p>
      <text:p text:style-name="P60">– Хорошо. До встречи, Селли.</text:p>
      <text:p text:style-name="P60">– До встречи, Макс.</text:p>
      <text:p text:style-name="P60"/>
      <text:h text:style-name="Heading_20_2" text:outline-level="2"><text:span text:style-name="T1">8</text:span>. <text:span text:style-name="T17">40-6</text:span></text:h>
      <text:p text:style-name="P83">Mark Knopfler — Hill Farmers Blues — или на следующую главу (прощание)</text:p>
      <text:p text:style-name="P60"/>
      <text:p text:style-name="P69">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text:span text:style-name="T29">Истончения </text:span>(быть может, к счастью). Всё, что я могу <text:span text:style-name="T17">— оставить тебе напутствие.</text:span></text:p>
      <text:p text:style-name="P69"><text:span text:style-name="T17">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17">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69"><text:span text:style-name="T17">Тебе может не нравиться этот мир. Тебе могут не нравиться пони. Ты можешь быть удивлён и обижен </text:span>их <text:span text:style-name="T17">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69">Будь снисходителен. Будь терпелив, добр и, по возможности, мудр <text:span text:style-name="T17">— </text:span>и ты увидишь, как мир меняется к лучшему. Он очень молод и гибок. Он горит желанием изменяться. Но в этом его слабость <text:span text:style-name="T17">— </text:span>он может меняться и в плохую сторону. От тебя зависит, в какую.</text:p>
      <text:p text:style-name="P69">Эх, хотел бы я поменяться с тобой местами <text:span text:style-name="T17">—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69">Удачи!</text:p>
      <text:p text:style-name="P69"><text:soft-page-break/></text:p>
      <text:p text:style-name="P51">…</text:p>
      <text:p text:style-name="P51"/>
      <text:p text:style-name="P60">Тоже мне, философ выискался, Диоген копытный! Вот не люблю, когда всякие "гуру" с глубокомысленным видом порют чушь. Эквестрия <text:span text:style-name="T19">—</text:span> сказочная страна, пони <text:span text:style-name="T19">— </text:span><text:span text:style-name="T17">прекрасные создания, порядки тут з</text:span>амечательные<text:span text:style-name="T17">! Чисто, культурно, вежливо. Дворецкий </text:span><text:span text:style-name="T19">—</text:span><text:span text:style-name="T17"> скопидом, конечно, но то работа у него такая. </text:span>Блин, м<text:span text:style-name="T17">не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17">– </text:span>Её Высочество Принцесса Селестия хочет видеть вас, человек Макс.</text:p>
      <text:p text:style-name="P1">Я захлопнул трактат<text:span text:style-name="T17">.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17">–</text:span> Уже иду. Где я могу её найти?</text:p>
      <text:p text:style-name="P1"><text:span text:style-name="T17">–</text:span> Я проведу вас, человек Макс. <text:span text:style-name="T17">–</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66"> </text:span><text:span text:style-name="T49">— вся архитектура явно </text:span><text:span text:style-name="T41">была </text:span><text:span text:style-name="T49">заточена под крылатых. Таких, для которых приземлиться на балкон в тронном зале или уйти через портик на крыше</text:span><text:span text:style-name="T66"> </text:span><text:span text:style-name="T49">— обычное дело. </text:span><text:span text:style-name="T66">Хорошо, что ежедневные посещения каретной мастерской подняли мой тонус, изрядно посаженный сидячим образом жизни.</text:span></text:p>
      <text:p text:style-name="P1"><text:span text:style-name="T66">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17">–</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Через пятнадцать минут, чертыхаясь про себя на все лады, я стоял <text:span text:style-name="T1">на площадке</text:span> перед тяжёлой двустворчатой дверью с изображением солнца. <text:span text:style-name="T1">Перегнувшись через перила, я плюнул вниз. Секунды через четыре до меня донёсся слабый отзвук.</text:span></text:p>
      <text:p text:style-name="P1"><text:span text:style-name="T1">Мне было интересно застать Селестию врасплох. Я осторожно потянул на себя за кольцо, приоткрывая половинку дверей. Все мои расчёты на внезапность разрушились, когда</text:span> где-то в глубине <text:span text:style-name="T1">раздался мелодичный звон</text:span>, предупрежда<text:span text:style-name="T1">ющий</text:span> о посетителе.</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накопытники. На стене, <text:span text:style-name="T1">рядом с годовым расписанием </text:span><text:s/><text:span text:style-name="T1">восходов-заходов солнца, </text:span>висела карта Эквестрии. В в неё в разных местах были воткнуты пять разноцветных флажков. На одном из флажков была налеплена жвачка. Рядом с картой <text:span text:style-name="T49">— книжный шкаф и напольная подставка для чтения с головой единорога. <text:s/>У стены напротив — камин с большими песочными часами на каминной полке. Рядом — нечто, похожее на кухонный закуток, судя по наличию кухонного шкафчика с раковиной и фонтанчиком. </text:span><text:span text:style-name="T41">Каменный пол комнаты был покрыт розовым ковром с длиннейшим ворсом.</text:span><text:span text:style-name="T49"> </text:span><text:span text:style-name="T41">Его центр занимал высокий </text:span><text:span text:style-name="T49">кругл</text:span><text:span text:style-name="T41">ый</text:span><text:span text:style-name="T49"> </text:span><text:span text:style-name="T41">футон</text:span><text:span text:style-name="T49"> </text:span><text:span text:style-name="T41">с</text:span><text:span text:style-name="T49"> велик</text:span><text:span text:style-name="T41">им</text:span><text:span text:style-name="T49"> множество</text:span><text:span text:style-name="T41">м</text:span><text:span text:style-name="T49"> подушек. Среди них я с удивлением заметил плюшевую единорожку </text:span><text:span text:style-name="T41">фиолетового</text:span><text:span text:style-name="T49"> цвета. За полускрытым гардинами проёмом виднелся широкий балкон с низенькими пузатыми перилами. Пахло лавандовым маслом.</text:span></text:p>
      <text:p text:style-name="P51">– Рада тебя видеть, Макс. – знакомый силуэт на балконе повернулся в мою сторону. Гардины раздвинулись и Селестия вошла в комнату.</text:p>
      <text:p text:style-name="P51"><text:soft-page-break/><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51">Аликорница смотрела на меня из под чёлки с фирменной саркастической улыбочкой.</text:p>
      <text:p text:style-name="P51">– <text:span text:style-name="T1">Такое впечатление, что ты увидел не меня, а василиска! Отомри!</text:span></text:p>
      <text:p text:style-name="P60">Я выдохнул.</text:p>
      <text:p text:style-name="P51">– <text:span text:style-name="T1">Как ты это делаешь? Я видел тебя и раньше, но ты никогда не была такой... Такой...</text:span></text:p>
      <text:p text:style-name="P51">–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51">–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60">Селестия тихо рассмеялась.</text:p>
      <text:p text:style-name="P51">– <text:span text:style-name="T1">Могу же я расслабиться хотя бы раз в сто лет? Я тоже живое существо, что бы там ни говорили подпольщики.</text:span></text:p>
      <text:p text:style-name="P60">Она кивком указала мне на тапочки в углу рядом с накопытниками. Я переобулся и вошёл в комнату.</text:p>
      <text:p text:style-name="P51">– <text:span text:style-name="T1">О каких подпольщиках ты говоришь? В Эквестрии зреет революция?</text:span></text:p>
      <text:p text:style-name="P51">Селестия подошла к фонтанчику и начала набирать воду в серебряный чайник.</text:p>
      <text:p text:style-name="P51">– Нет, что ты. <text:span text:style-name="T1">Просто некоторые пони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30">мёртвых</text:span><text:span text:style-name="T1"> 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51"><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60">Аликорница смутилась.</text:p>
      <text:p text:style-name="P60">– Да, ты прав. Всё немного не так, как представляется со стороны. Мы действительно не управляем Солнцем и Луной, а всего лишь время от времени поправляем курс и вращение Эквуса. После одной магической битвы в далёком прошлом орбита планеты стала нестабильной. Без наших корректировок и пегасьего управления погодой Эквус в большинстве своём был бы непригоден для ведения сельского хозяйства, начался бы голод.</text:p>
      <text:p text:style-name="P51"><text:span text:style-name="T1">И по поводу Солнца и Луны... Ещё давным-давно пони сами решили считать, что мы перемещаем их </text:span>— <text:span text:style-name="T1">ведь со стороны кажется именно так. Мы их не переубеждаем, так как большинству пони хочется чувствовать, что они живут под покровительством богинь. Это их сплочает. Впрочем, хочу заметить, что даже для корректировки курса планеты требуется огромное количество сил и умения, потому они не слишком далеки от истины, когда верят, что мы подымаем солнце и луну. Но мы не преследуем и тех, кто считает иначе. </text:span>Во все времена некоторым пони нравилось играть в конспирацию и борьбу за идеалы высшей справедливости. От которой они первые <text:span text:style-name="T1">и сбежали</text:span> бы, наступи она на самом деле. Но как им это втолковать? Они как большие дети. Ну, пусть играют, если им это нравится. <text:span text:style-name="T1">Они не приносят нам много хлопот. Главное </text:span>— <text:span text:style-name="T1">не давать им окрепнуть настолько, чтобы они могли посеять смуту.</text:span></text:p>
      <text:p text:style-name="P51">Селестия поставила чайник на кованную решётку в камине, подошла к кухонной полке и задумалась.</text:p>
      <text:p text:style-name="P1"><text:soft-page-break/><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51"><text:span text:style-name="T1">–</text:span> Спасибо, Селестия. Пожалуй, буду “кантерлотский королевский”.</text:p>
      <text:p text:style-name="P60">Аликорница искоса зыркнула на меня, недовольно сморщив нос.</text:p>
      <text:p text:style-name="P51"><text:span text:style-name="T1">–</text:span> Мы же договорились! <text:span text:style-name="T1">Селли</text:span>! Не хватало мне ещё слышать официоз у себя дома. Его в моей жизни и так хватает.</text:p>
      <text:p text:style-name="P51">Она открыла шкафчик и, потянув зубами золотой шнурок, вытащила чёрный с золотом пакетик.</text:p>
      <text:p text:style-name="P51"><text:span text:style-name="T1">–</text:span> Извини, <text:span text:style-name="T1">Селли</text:span>.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51">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51"><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51"><text:span text:style-name="T1">Селестия</text:span>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51"><text:span text:style-name="T1">–</text:span> Не стой столбом, Макс! Об тебя можно взгляд поцарапать!</text:p>
      <text:p text:style-name="P51">Я присел на краешек. Она немного придвинулась ко мне и смешливо сощурилась.</text:p>
      <text:p text:style-name="P51"><text:span text:style-name="T1">–</text:span> Ты не против, если мы продолжим знакомство? Я хотела пригласить тебя на чай ещё вчера, но землетрясение…</text:p>
      <text:p text:style-name="P51">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51"><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51"><text:span text:style-name="T1">Селестия</text:span> виновато сморщила нос.</text:p>
      <text:p text:style-name="P51"><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невозможно. Это вызовет сердечный приступ у моего церемонимейстера и сплетни, которые повредят, в первую очередь, тебе же. Надеюсь, ты не обиделся?</text:p>
      <text:p text:style-name="P51">Я молчал, раздумывая, чтобы такое остроумное ляпнуть в ответ, когда аликорница шутливо ткнула меня копытом в плечо. </text:p>
      <text:p text:style-name="P51"><text:span text:style-name="T1">–</text:span> Ну же, Макс, ты как деревянный! Расслабься! Можно подумать, тебя никогда раньше не приглашали на свидания!</text:p>
      <text:p text:style-name="P51">От неожиданности я повалился на ложе.</text:p>
      <text:p text:style-name="P51"><text:span text:style-name="T1">–</text:span> Эй, полегче! Ты пихаешься, как бульдозер!</text:p>
      <text:p text:style-name="P51"><text:span text:style-name="T1">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51">Сняв полотенце с заварника, <text:span text:style-name="T1">Селестия</text:span>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51"><text:soft-page-break/><text:span text:style-name="T1">–</text:span> Ты чего??? <text:span text:style-name="T1">–</text:span> я непонимающе уставился на аликорницу.</text:p>
      <text:p text:style-name="P51"><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134">Мне печалиться не стоит</text:p><text:p text:style-name="P134">Жизнь прекрасна и ярка</text:p><text:p text:style-name="P134">Телом молода, душою —</text:p><text:p text:style-name="P134">Как дракон морской мудра</text:p><text:p text:style-name="P134"/><text:p text:style-name="P134">Я видала взлёт империй,</text:p><text:p text:style-name="P134">Я жила среди легенд,</text:p><text:p text:style-name="P134">Древней магии мистерий</text:p><text:p text:style-name="P134">Я прилежнейший студент</text:p><text:p text:style-name="P134"/><text:p text:style-name="P134">Обожаема народом,</text:p><text:p text:style-name="P134">Уважаема врагом,</text:p><text:p text:style-name="P134">Но друзей моих немного,</text:p><text:p text:style-name="P134">Гложет душу холодом</text:p><text:p text:style-name="P134"/><text:p text:style-name="P134">Одинока и печальна,</text:p><text:p text:style-name="P134">Недоступна и строга,</text:p><text:p text:style-name="P134">Потеряла изначальный</text:p><text:p text:style-name="P134">Смысл жизни навсегда</text:p><text:p text:style-name="P134"/><text:p text:style-name="P134">Жизнь моя теперь публична,</text:p><text:p text:style-name="P134">Жизнь моя теперь для всех,</text:p><text:p text:style-name="P134">В этом — горе, в этом — счастье,</text:p><text:p text:style-name="P134">В этом плачь и в этом смех.</text:p></text:note-body></text:note>, <text:span text:style-name="T1">Селестия</text:span> прополоскала чашки и 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51">–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51">Аликорница поводила носом над чашками и заметила:</text:p>
      <text:p text:style-name="P51">–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51">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51">Я трогал пальцем ноги воду, сидя на бортике бассейна, когда дверь открылась и внутрь сунулся нос аликорницы.</text:p>
      <text:p text:style-name="P51">– Тебе в чай класть мёд или сахар? – спросила она, невинно наблюдая за моими тщётными попытками прикрыться.</text:p>
      <text:p text:style-name="P51">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51">– Ты бы предупреждала, прежде чем войти, что ли? – просипел я. </text:p>
      <text:p text:style-name="P51"><text:span text:style-name="T1">–</text:span> Макс, мне не одна тысяча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Не думаю, что тебе есть что скрывать от меня. Так что выберешь?</text:p>
      <text:p text:style-name="P51">– Мёд. Или сахар. На твоё усмотрение.</text:p>
      <text:p text:style-name="P51">– Как скажешь. – нос <text:span text:style-name="T1">Селестии</text:span> скрылся за дверью.</text:p>
      <text:p text:style-name="P51"><text:soft-page-break/>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51">– О, ты уже?</text:p>
      <text:p text:style-name="P51">Аликорница поставила на поднос чашки и плетёнку с бубликами и подошла с ним к тюфяку.</text:p>
      <text:p text:style-name="P51">– А почему ты опустила жалюзи на окне в ванной? Оттуда такой прекрасный вид!</text:p>
      <text:p text:style-name="P51">–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газетах пишут соответствующие статьи о жизни «богинь».</text:span></text:p>
      <text:p text:style-name="P51"><text:span text:style-name="T1">– Примерно такие? </text:span>– <text:span text:style-name="T1">я бросил на диван номер «Кантерлот геральд». Заголовок на целый разворот гласил: «</text:span><text:span text:style-name="T8">Чужестранец-человек завоевал сердце и копыто наше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 Статью украшала фотография перебинтованной Селестии, пытающейся прикрыть меня крыльями в то время, как я копошился сзади на табуретке.</text:span></text:p>
      <text:p text:style-name="P60">– Примерно такие. – расхохоталась Селестия. <text:span text:style-name="T17">– С</text:span>пасибо, мнет хоть инвалидное кресло не пририсовали!</text:p>
      <text:p text:style-name="P51">От чашек подымался радужный пар необычно густой консистенции. Свежий запах мяты заполнил комнату. Тия взяла чашку в копыта и протянула мне. Вторую взяла сама.</text:p>
      <text:p text:style-name="P51">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51">– Тшшшш! – <text:span text:style-name="T1">Селестия</text:span> легонько нажала мне на макушку копытом. – Не улетай. При первом знакомстве с радужным чаем уносит. Не делай резких движений, чтобы не повредить себе.</text:p>
      <text:p text:style-name="P51">Я слышал <text:span text:style-name="T1">аликорницу</text:span>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51">Я повернулся к <text:span text:style-name="T1">Селестии</text:span>. Мне пришлось осторожно напрягать мускулы шеи, чтобы они случайно не отвернули голову нафиг.</text:p>
      <text:p text:style-name="P51">– Это просто бомба! Я чувствую себя богом! Кажется, я понял секрет вашей силы и долголетия: вы пьёте эту траву каждый день.</text:p>
      <text:p text:style-name="P51">Аликорница громко и заразительно рассмеялась. Я присоединился к ней. <text:span text:style-name="T1">По телу прошлась волна лёгкого покалывания.</text:span><text:span text:style-name="T30">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60">Копыто легло мне на плечо и мягко повалило на постель. Селестия легла рядом и тепло дунула мне в ухо.</text:p>
      <text:p text:style-name="P51">– <text:span text:style-name="T1">Ты готов познакомиться поближе? Совсем близко?</text:span></text:p>
      <text:p text:style-name="P51">–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60">Тия фыркнула.</text:p>
      <text:p text:style-name="P60"><text:soft-page-break/>– Помнится, недавно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17">У нас до утра — если сестрица ничего не напутает — девять часов. И все они — наши.</text:span></text:p>
      <text:p text:style-name="P60">Её ресницы щекотали мне щеку. Я повернулся к ней и буквально растворился в ласковом взгляде огромных фиалковых глаз.</text:p>
      <text:p text:style-name="P60">– Ты предлагаешь мне заняться сексом? С тобой? Но... как?</text:p>
      <text:p text:style-name="P51"><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много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60">Тия подняла голову.</text:p>
      <text:p text:style-name="P60">–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60">Сандалии сползли с её ног, один за другим. Она призывно отвернула хвост в сторону и опустила голову на ложе, закрыв глаза. Чувство томления в низу живота стало невыносимым, мне было жарко и тесно в штанах.</text:p>
      <text:p text:style-name="P60">Как во сне я разделся и зашёл к ней сзади. "Это неправильно!» – пискнули во мне остатки ханжества и замолкли, раздавленные желанием.</text:p>
      <text:p text:style-name="P60">Я опустился на колени. Тия лежала на животе, вытянув шею и поджав под себя ноги. Она лишь протяжно вздох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венец. В момент наивысшего наслаждения её стон слился с моим рычанием. Я толчками выпустил из себя семя и обессиленно опустился ей на спину. Аликорница медленно сложила крылья, укрыв меня ими.</text:p>
      <text:p text:style-name="P60">Через некоторое время Тия осторожно высвободилась из-под меня и встала с постели. </text:p>
      <text:p text:style-name="P60">– Лежи спокойно, я сейчас. – муркнула она, поцеловав меня в ухо.</text:p>
      <text:p text:style-name="P60">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60">В открывшемся мини-баре я углядел ряд вычурных бутылок и пузатых графинчиков. Их содержимое не вызывало у меня никаких сомнений.</text:p>
      <text:p text:style-name="P49"><text:span text:style-name="T17">–</text:span> Иногда хочется забыться, <text:span text:style-name="T17">–</text:span> перехватила мой взгляд аликорница, <text:span text:style-name="T17">–</text:span> а от сидра “улетаешь” не так далеко. И выпить его нужно намного больше, чем вина. После <text:s/>этого возникают определённые… хм… физиологические неудобства.</text:p>
      <text:p text:style-name="P49"><text:span text:style-name="T17">–</text:span> А водку у вас принято пить?</text:p>
      <text:p text:style-name="P49"><text:span text:style-name="T17">–</text:span> Некоторые употребляют. Но правительница Эквестрии, пьющая <text:span text:style-name="T1">яблочную </text:span>водку <text:span text:style-name="T1">—</text:span> это уже черезчур. <text:span text:style-name="T17">–</text:span> засмеялась Селестия. <text:span text:style-name="T17">–</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60">Достав из шкафчика пузатую заплесневевшую бутылку, Тия что-то прикинула и наполнила её содержимым два бокала на полуметровых ножках.</text:p>
      <text:p text:style-name="P60">– Я тут подумала, – повернулась она ко мне, – лучше выпьем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60"><text:soft-page-break/>–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60">Тия покачала головой и прошла с бокалами в ванную, кивком пригласив меня следовать за ней.</text:p>
      <text:p text:style-name="P60">–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17">— сильнейший энергетик, он многократно усиливает чувства и возможности организма, но он же и иссушает его.</text:span></text:p>
      <text:p text:style-name="P60"><text:span text:style-name="T17">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17">—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Тия в со смехом упёрлась мне в грудь копытом, мешая приблизиться вплотную. Я в ответ протянул руку и надвинул ей мокрую гриву на нос. 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Тию и зарылся носом ей в мокрую шерсть. Я слышал её дыхание и чувствовал биение её сердца <text:span text:style-name="T17">—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ет в воду и уходит в слив. Тия, словно всё понимая, мягко прижала меня к себе и шептала на ухо что-то успокаивающее.</text:p>
      <text:p text:style-name="P60">Наконец, я со вздохом отпрянул.</text:p>
      <text:p text:style-name="P60"><text:span text:style-name="T17">– Я несказанно рада, что, наконец-то, могу назвать тебя своим другом. </text:span>– мурлыкнула Тия. – <text:span text:style-name="T17">За дружбу! </text:span>– подняла бокал она.</text:p>
      <text:p text:style-name="P60">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60"><text:span text:style-name="T17">– Это ты называешь “дружбой”? – с </text:span>улыбкой хмыкнул<text:span text:style-name="T17"> я. – </text:span>Мне нравится твоё чувство юмора.</text:p>
      <text:p text:style-name="P60">Аликорница нахмурилась.</text:p>
      <text:p text:style-name="P60"><text:span text:style-name="T17">– </text:span>Тебе не нравится моя дружба? Ты не принимаешь её? Ты чем-то недоволен?</text:p>
      <text:p text:style-name="P60">Я расхохотался, чуть не поперхнувшись водой, плескавшейся у подбородка.</text:p>
      <text:p text:style-name="P60"><text:span text:style-name="T17">– </text:span>Нет, что ты, Тия, не мели ерунды! Я всем доволен, я просто в восторге. Мне вообще кажется, что я попал в рай, а ты <text:span text:style-name="T17">— </text:span>мой ангел-хранитель. И называть ЭТО дружбой <text:span text:style-name="T17">— </text:span>это всё равно что назвать твой дворец сараем для хранения мётел. То есть, назвав меня своим другом, ты не совсем поняла моих чувств к тебе. Я <text:span text:style-name="T17">— не друг, я — нечто большее. Я тебя </text:span>лю...</text:p>
      <text:p text:style-name="P60">Копыто аликорницы закрыло мне рот прежде чем я успел договорить заветное слово.</text:p>
      <text:p text:style-name="P51">– Макс, не надо! – умоляюще произнесла аликорница. – Не продолжай! Пожалуйста!</text:p>
      <text:p text:style-name="P51">Слова встали у меня поперёк горла. Я медленно отодвинул копыто от лица и потрясённо уставился на неё.</text:p>
      <text:p text:style-name="P51">– Но почему? – в конце-концов выдавил я. – Что не так? Это из-за того, что я — человек?</text:p>
      <text:p text:style-name="P51">Тия виновато закусила губу и отвернулась.</text:p>
      <text:p text:style-name="P51">– Я же обьясняла тебе в самом начале нашего знакомства. Аликорны не могут любить. Только не смертных! Мне казалось, ты понял и принял это правило.</text:p>
      <text:p text:style-name="P51"><text:soft-page-break/>Рай покрылся трещинами и начал рушиться. Колонны храма ломались и падали, круша твердь и поднимая снопы искр в открывшейся в проломах лаве. Среди этого армагеддона стоял мой ангел-хранитель и шептал:</text:p>
      <text:p text:style-name="P51">– Макс… Я не смогу сделать тебя бессмертным… Мне очень жаль… Извини…</text:p>
      <text:p text:style-name="P51">Внезапно я осознал, насколько она чужда мне. До боли прекрасный облик, смешливый <text:s/>и дурашливый характер — всего лишь маска на лице древнего, как горы,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51">Слёзы злости душили меня, но я сдержался.</text:p>
      <text:p text:style-name="P51">– Охренеть. – сказал я холодно. – А я прям напрашивался!</text:p>
      <text:p text:style-name="P51">Одиночество, отступившее перед мягким, но настойчивым натиском аликорницы в последние <text:span text:style-name="T1">дни</text:span>, снова сковало душу стужей.</text:p>
      <text:p text:style-name="P51">Я вышел из бассейна и начал собирать одежду. Тия продолжала что-то говорить, но я не слушал её. Обрывки фраз иногда врывались в сознание, затуманеное горечью обиды.</text:p>
      <text:p text:style-name="P51">“...пожалуйста, останься...”</text:p>
      <text:p text:style-name="P51">Где этот чёртов носок?</text:p>
      <text:p text:style-name="P51">“...пойми, это эффект лазурного вина...”</text:p>
      <text:p text:style-name="P51">Джинсы узкие, блядь! На мокрое тело хрен натянешь...</text:p>
      <text:p text:style-name="P51">“...ох, я глупая...”</text:p>
      <text:p text:style-name="P51">Так, всё. Шмотки на мне, вроде, ничего не забыл.</text:p>
      <text:p text:style-name="P60">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60"/>
      <text:h text:style-name="Heading_20_2" text:outline-level="2">9. <text:span text:style-name="T1">Прощание</text:span></text:h>
      <text:p text:style-name="P60"/>
      <text:p text:style-name="P51">– <text:span text:style-name="T1">Норф!.. Эй, Норф! Ты где?..</text:span></text:p>
      <text:p text:style-name="P60">Ветерок гнал в тишине высохший листок по мощёному двору. Под навесом стояла на домкратах карета из Филлидельфии. Рядом с ней лежал инструментальный ящик Норфа. Я огляделся и вошёл в дом.</text:p>
      <text:p text:style-name="P60">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51"/>
      <text:p text:style-name="P62">***</text:p>
      <text:p text:style-name="P51"/>
      <text:p text:style-name="P1">Стражники-единороги из солнечной стражи кивнули мне, узнавая. <text:span text:style-name="T1">Кивал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и стал ждать. </text:p>
      <text:p text:style-name="P5">От нечего делать, стал прислушиваться к полушёпоту, витавшему под сводами зала.</text:p>
      <text:p text:style-name="P5"><text:soft-page-break/>…</text:p>
      <text:p text:style-name="P1"><text:span text:style-name="T49">– </text:span><text:span text:style-name="T41">Говорят, в Додж-сити почти не осталось жителей. В местном депо перестали обслуживать паровозы из-за отсутствия рабочих. Старик </text:span><text:span text:style-name="T49">–</text:span><text:span text:style-name="T41">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5"><text:span text:style-name="T49">– </text:span><text:span text:style-name="T54">А из Пинто Крика уже месяц нет новостей...</text:span></text:p>
      <text:p text:style-name="P5"><text:span text:style-name="T49">– </text:span><text:span text:style-name="T54">А мой кузён из Хуффингтона пишет, что из Вечнодикого леса постоянно доносится какой-то шорох и треск. Как если бы кто-то громко шуршал сухими листьями...</text:span></text:p>
      <text:p text:style-name="P60">…</text:p>
      <text:p text:style-name="P15"><text:span text:style-name="T54">– </text:span>“<text:span text:style-name="T1">Что я могу сделать, чтобы вернуть всё назад?</text:span>”</text:p>
      <text:p text:style-name="P15"><text:span text:style-name="T54">– </text:span><text:span text:style-name="T41">Так и сказала?</text:span></text:p>
      <text:p text:style-name="P1"><text:span text:style-name="T49">– </text:span><text:span text:style-name="T41">Да, </text:span><text:span text:style-name="T42">Фэнси</text:span><text:span text:style-name="T41">,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5"><text:span text:style-name="T54">– </text:span><text:span text:style-name="T41">Что бы это значило, Флер?</text:span></text:p>
      <text:p text:style-name="P15"><text:span text:style-name="T54">– </text:span><text:span text:style-name="T41">Ума не приложу. У неё был ужасно расстроенный вид. Могу допустить, что Её Высочество жалеет об условиях подписанного на днях торгового договора с королевством грифонов...</text:span></text:p>
      <text:p text:style-name="P60">…</text:p>
      <text:p text:style-name="P75">– <text:s/>...слышал, по Аппалузе носятся стаи алмазных псов. Они повылазили из своих пещер и теперь скулят и пытаются спрятаться в подворотнях. Заявляют, что в их подземных ходах начал проваливаться пол.</text:p>
      <text:p text:style-name="P75">– Куда проваливаться?</text:p>
      <text:p text:style-name="P75">– Они не знают. В тех провалах не видно дна...</text:p>
      <text:p text:style-name="P75">…</text:p>
      <text:p text:style-name="P75"/>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копьём о пол и громогласно на весь зал объявил:</text:p>
      <text:p text:style-name="P75">– Леди и джентльпони! Приём окончен! Её Высочество Принцесса Селестия будет рада видеть <text:s/>вас в следующую среду!</text:p>
      <text:p text:style-name="P75">Я подошёл к нему и стражник, подмигнув и, повёв глазами в сторону двери, приоткрыл створку. Я багодарно кивнул ему и протиснулся внутрь.</text:p>
      <text:p text:style-name="P1">Селестия стояла у окна, легонько постукивая копытом по полу.</text:p>
      <text:p text:style-name="P1"><text:span text:style-name="T17">–</text:span> Ты? <text:span text:style-name="T17">–</text:span> повернулась она ко мне.</text:p>
      <text:p text:style-name="P50">– Привет, Селестия. – подчёркнуто нейтрально обратился я. – Как дела?</text:p>
      <text:p text:style-name="P50">– Привет… Макс. <text:s/>Не очень, мягко говоря.</text:p>
      <text:p text:style-name="P49"><text:span text:style-name="T17">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17">олоски и даже целые пряди розового цвета выбивались </text:span><text:span text:style-name="T1">и</text:span><text:span text:style-name="T17">з некогда старательно причёсанных гривы и хвоста. </text:span><text:span text:style-name="T5">Вопреки обыкновению, сейчас они не реяли магическими волнами над аликорницей, а спускалась блеклыми локонами вниз.</text:span><text:span text:style-name="T17"> </text:span><text:span text:style-name="T1">И даже м</text:span><text:span text:style-name="T17">астерски наложенный макияж не мог скрыть мешки под глазами.</text:span></text:p>
      <text:p text:style-name="P50">– Только что декан клаудсдейлской лётной школы доложил, что из шестидесяти четырёх выпускников <text:span text:style-name="T1">сорок девять</text:span> отказались сдавать лётные экзамены. Боятся быть перемолотыми в радугу в случае провала.</text:p>
      <text:p text:style-name="P1"><text:soft-page-break/><text:span text:style-name="T17">–</text:span> <text:span text:style-name="T1">Сорок девять</text:span> из шестидесяти четырёх? Хренасе! <text:span text:style-name="T17">–</text:span> я вспомнил рассказ Селестии про восьмёрку пегасов прошлогоднего выпуска. <text:span text:style-name="T17">–</text:span> То есть, они автоматически становятся изгоями? Ну так отмените эти экзамены вообще! <text:span text:style-name="T1">Эти пегасы </text:span>же всё равно не разучились летать, верно?</text:p>
      <text:p text:style-name="P1">Аликорница посмотрела на меня, как на неразумного ребёнка.</text:p>
      <text:p text:style-name="P1"><text:span text:style-name="T17">–</text:span> Макс,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они. <text:span text:style-name="T1">Если мы отменим экзамены </text:span><text:span text:style-name="T48">— </text:span><text:span text:style-name="T40">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48">—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еду. Сколько мы с Луной приложили сил, чтобы выправить ситуацию!</text:p>
      <text:p text:style-name="P1"><text:span text:style-name="T17">–</text:span> А почему вы не поселитесь в более пригодном для земледелия месте?</text:p>
      <text:p text:style-name="P50">– <text:span text:style-name="T1">Легко сказать! </text:span>К сожалению, Эквестрия — страна, окружённая не слишком дружелюбными соседями. Нам некуда уйти в поисках лучшего места. Да и не так много этих мест.</text:p>
      <text:p text:style-name="P50">Селестия подошла к фонтанчику, обмакнула в него копыто и провела им по лбу.</text:p>
      <text:p text:style-name="P50">– Разрывы в ткани реальности появляются всё чаще. Луна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50">Я сделал вид, что не заметил полунамёка в последнем предложении. Выяснять отношения и мириться мне не хотелось.</text:p>
      <text:p text:style-name="P50">– Порадовать, к сожалению, нечем. Твой приятель, Норфолк Каррус, исчез. Судя по всему, во сне.</text:p>
      <text:p text:style-name="P50">– И Норф? О-о-о, нет!</text:p>
      <text:p text:style-name="P50">Селестия в отчаянии села на пол, прижав копыто к виску и опустошенно качая головой.</text:p>
      <text:p text:style-name="P50">– Я бессильна остановить это. Раньше исчезали пони без пары — те, кто спит в одиночестве. Но в последнее время начали исчезать даже целыми семьями. </text:p>
      <text:p text:style-name="P50">Аликорница подняла голову и <text:span text:style-name="T1">удручённо</text:span> посмотрела на меня.</text:p>
      <text:p text:style-name="P50">– Но самое страшное пришло в последнюю неделю…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насчитывает не тысячи лет, а меньше десяти! Ты даже представить не можешь себе,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text:p>
      <text:p text:style-name="P50">– Может, спросишь Луну, куда деваются пони? Сон по её части.</text:p>
      <text:p text:style-name="P49"><text:span text:style-name="T17">– </text:span><text:span text:style-name="T1">Она</text:span><text:span text:style-name="T17"> отказывается разговаривать со мной со времени нашего возвращения из Вечнодикого леса. </text:span><text:span text:style-name="T1">Прямо как ты в последнее время. </text:span><text:span text:style-name="T17">– </text:span><text:span text:style-name="T1">горько заметила аликорница. </text:span><text:span text:style-name="T17">– Гибель Кимеринна очень сильно повлияла на неё. Но она занималась этой проблемой до нашего похода к старому замку — безрезультатно. Именно поэтому она и согласилась с моей идеей вызвать Проводника.</text:span></text:p>
      <text:p text:style-name="P50">– Может, мне поговорить с ней?</text:p>
      <text:p text:style-name="P49"><text:span text:style-name="T17">–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8">— так точно.</text:span></text:p>
      <text:p text:style-name="P51">– Ну ок. Тогда она обрадуется следующей новости: я ухожу.</text:p>
      <text:p text:style-name="P51">Селестия еле заметно дрогнула ушами. Она отвернулась и молча смотрела в окно, не выказывая эмоций.</text:p>
      <text:p text:style-name="P51"><text:soft-page-break/>Я продолжил.</text:p>
      <text:p text:style-name="P51">– Помнится, ты поручала Твайлайт разобраться со всем эти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51">Поза аликорницы стала чуть менее скованной. На грани слышимости я уловил её вздох. Она наконец повернулась ко мне и слабо улыбнулась.</text:p>
      <text:p text:style-name="P51">– Да, Макс. Я тоже думаю, тебе лучше отправиться в Понивилль. Твайли очень способная кобылка, но та ещё копуша. Будет сидеть за книгами,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вы сможете решить и проблему угасания Эквестрии: одно тянется за другим. Но на данном этапе ей необязательно знать всё, это только испугает её и отвлечёт от исследований.</text:p>
      <text:p text:style-name="P51">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 И не забудь зайти в иммиграционную службу, взять удостоверение личности. Назовёшься и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51">– А в мешочке что?</text:p>
      <text:p text:style-name="P51">– Немного денег. Хоть ты и зол на меня, не отказывайся, прошу тебя. Вдобавок, на исследования Твайлайт деньги наверняка понадобятся: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дышит на ладан, но если тебе понадобятся финансы или другие ресурсы — обращайся без сомнений.</text:p>
      <text:p text:style-name="P51">Я хотел было оскорбиться такой опекой со стороны аликорницы, но, глянув в её глаза, передумал.</text:p>
      <text:p text:style-name="P51">– Твоё высочество<text:span text:style-name="T1">, ты, вообще, спишь по ночам? У тебя глаза красные, как у кролика-альбиноса.</text:span></text:p>
      <text:p text:style-name="P51">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осторожно подняла переднее копыто и легонько упёрлась мне в грудь. Я чувствовал, что её нога мелко дрожит.</text:span></text:p>
      <text:p text:style-name="P51">–<text:span text:style-name="T1"> Отправляйся, Макс. Очень надеюсь на успех твоей миссии.</text:span></text:p>
      <text:p text:style-name="P60">Она повернулась и вышла из зала, почти подметая хвостом пол.</text:p>
      <text:p text:style-name="P51"/>
      <text:p text:style-name="P1"><text:span text:style-name="T50">&lt;</text:span><text:span text:style-name="T68">Mark Knopfler - </text:span><text:span text:style-name="T67">Hill Farmer's Blues</text:span><text:span text:style-name="T50">&gt;</text:span></text:p>
      <text:p text:style-name="P53">***</text:p>
      <text:p text:style-name="P51"/>
      <text:p text:style-name="P58">Давным-давно мир был совсем юн и полон магии.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 Но со временем магии стало меньше, а мир стал более <text:span text:style-name="T1">твёрд и реален</text:span>.</text:p>
      <text:p text:style-name="P58">–<text:span text:style-name="T1"> Но магия есть и сейчас, мам!</text:span></text:p>
      <text:p text:style-name="P58"><text:span text:style-name="T1">– В те времена её было намного больше.</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text:span><text:soft-page-break/><text:span text:style-name="T1">меньше силы. Так и с миром: чем он старше, тем более материален и менее гибок он становится, и тем меньше в нём магии.</text:span></text:p>
      <text:p text:style-name="P58"><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69">Так возникли пони и многие другие.</text:p>
      <text:p text:style-name="P58"><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58">–<text:span text:style-name="T1"> Весь мир как Вечнодикий лес?</text:span></text:p>
      <text:p text:style-name="P69">– Да, моя малышка, весь Эквус.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69">– Ма-а-ам, а со мной связан элементаль?</text:p>
      <text:p text:style-name="P69">– Конечно, Эйприл. В каждом из нас есть её бессмертная искорка.</text:p>
      <text:p text:style-name="P1"><text:span text:style-name="T44">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на знать, Эйприл, этому учат в школе.</text:span></text:p>
      <text:p text:style-name="P58"><text:span text:style-name="T1">– Конечно, мам! «День горящего очага» </text:span>— <text:span text:style-name="T1">верно?</text:span></text:p>
      <text:p text:style-name="P69">– Ты права. И, видя мир и согласие среди своих подопечных, возрадовались элементали трёх пони-рас. И тоже объединились, вобрав в себя их общие черты.</text:p>
      <text:p text:style-name="P69">Так возникли аликорны.</text:p>
      <text:p text:style-name="P69">Но даже после тройственного союза жизнь пони была нелегка. Воинственные соседи теснили их, большая их часть была в рабстве. И,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могущественными Древними: «Намерение меняет реальность». И, чтобы облегчить участь своих подопечных и принять на себя их боль, сошла из тонкого мира к ним в Эквестрию. </text:p>
      <text:p text:style-name="P69">Имя её было Селестия.</text:p>
      <text:p text:style-name="P69">За ней последовала и сестра её, <text:span text:style-name="T17">Луна</text:span>.</text:p>
      <text:p text:style-name="P69">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 </text:p>
      <text:p text:style-name="P69">То есть, всегда.</text:p>
      <text:p text:style-name="P69">Тут и сказке конец. А теперь, Эйприл, залазь на полку и закрывай глазки.</text:p>
      <text:p text:style-name="P69">– Ну ма-а-ам! Раскажи ещё что-нибудь! Про Сомбру!</text:p>
      <text:p text:style-name="P69">– Про Сомбру <text:span text:style-name="T17">— в следующий раз. А е</text:span>сли мы не уснём в ближайшие десять минут, придёт древесный волк и заберёт меня в Вечнодикий лес!</text:p>
      <text:p text:style-name="P69">– А почему только тебя? А меня? А дядю-<text:span text:style-name="T75">мино</text:span>тавра?</text:p>
      <text:p text:style-name="P69">– <text:s/>Тебя забрать я ему не дам. А в дядю не тыкай копытом, это невежливо! Спи уже, моя маленькая!</text:p>
      <text:p text:style-name="P69">– Поцелуй меня на ночь, мам!</text:p>
      <text:p text:style-name="P69"><text:soft-page-break/>– Конечно, моя хорошая...</text:p>
      <text:p text:style-name="P69"/>
      <text:p text:style-name="P51">Вагоны убаюкивающе перестукивались по рельсам, унося меня прочь от Кантерлота. Я перевернулся на другой бок и провалился в сон.</text:p>
      <text:p text:style-name="P84">&lt;https://www.youtube.com/watch?v=Py9SDdYGFrQ&gt;</text:p>
      <text:h text:style-name="Heading_20_2" text:outline-level="2">10. Понивилль</text:h>
      <text:p text:style-name="P51"/>
      <text:p text:style-name="P15">Игрушечный паровозик издал прощальный гудок и отправился в зелёную 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уклониться от пары пролетевших под потолком пегасов.</text:p>
      <text:p text:style-name="P15">Первым делом я зашёл в мэрию и показал мэру рекомендательное письмо, мысленно поблагодарив Селестию. Ещё в Кантерлоте я насмотрелся на очереди в иммиграционном агентстве, и возможности избежать регистрационной волокиты я был несказанно рад. Простая, хоть и канительная из-за очередей процедура регистрации, короткий экзамен на знание законов и истории пони <text:span text:style-name="T54">— и можно ездить по всей Эквестрии без ограничений. Я, впрочем, благодаря заветному приказу, был избавлен не только от очередей, но и от экзамена.</text:span></text:p>
      <text:p text:style-name="P15"><text:s/>Мэр посматривала на меня украдкой поверх очков, но не заикнулась о моём происхождении. Толерантность была характерной чертой пони: сказывалось соседство Эквестрии с многочисленными племенами разумных и полуразумных существ. </text:p>
      <text:p text:style-name="P15">После короткой лекции об порядках в Понивилле, его истории, культуре и инфраструктуре, мэр предложила мне на выбор гостинницу и несколько пустующих домов в разных частях городка.</text:p>
      <text:p text:style-name="P15">Гостинницу я сразу отверг <text:span text:style-name="T54">— мне хотелось привлекать как можно меньше внимания к своей особе. Да и собраться с мыслями проще в доме, избавленном от суеты и голосов за стенами.</text:span></text:p>
      <text:p text:style-name="P51">–<text:span text:style-name="T1"> Вот этот подойдёт. </text:span>–<text:span text:style-name="T1"> ткнул я в квадратик на карте, расположенный на окраине.</text:span></text:p>
      <text:p text:style-name="P60">Уплатив в городской бюджет скромную арендную плату и получив ключ, я отправился обживаться.</text:p>
      <text:p text:style-name="P15"/>
      <text:p text:style-name="P22">***</text:p>
      <text:p text:style-name="P15"/>
      <text:p text:style-name="P15">В Кантерлоте мне не приходилось заботиться о еде: трехразовое питание по индивидуальному меню в королевской столовой по качеству могло посоперничать с не самыми дешёвыми ресторанами моего мира. Мне, как всеядному, даже <text:s/>выписали повара-грифона для приготовления рыбных блюд. </text:p>
      <text:p text:style-name="P15">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Потому, разложив немногочисленные шмотки по дому, я отправился на базар.</text:p>
      <text:p text:style-name="P1">Понивилльский рынок напомнил мне времена далёкого детства, когда ещё существовал базар в центре села, куда я выезжал на лето. Базара, да и самого села уже не существовало лет <text:span text:style-name="T1">пятнадцать</text:span>,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рядов с выражением мечтательного идиота.</text:p>
      <text:p text:style-name="P1">Вот за горой аппетитной морковки обнаружилась кудрявая пони золотистого цвета. Полулёжа за прилавком, она проводила меня долгим взглядом. Вот зелёный дракончик покупает кукурузу у мускулистого земнопони в джинсовом фермерском костюме. <text:span text:style-name="T1">Вот мятного окраса единорожка ткнулась мне в ладонь, облизала пальцы и с хихиканьем унеслась прочь. </text:span>Вот тройка жеребят шушукается у прилавка с фейерверками. А вот...</text:p>
      <text:p text:style-name="P1"><text:soft-page-break/><text:span text:style-name="T49">–</text:span><text:span text:style-name="T41"> Эй, верзила, поосторожнее, лягать тя в пузо! Куда прёшься-то?</text:span></text:p>
      <text:p text:style-name="P15">Засмотревшись на окресности, я чуть не сбил задом прилавок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5">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и.</text:p>
      <text:p text:style-name="P51">– Ты что, как-тя-там, впервые на базаре? Так таращишься по сторонам, как будто морковку с картохой впервые в жизни увидел.</text:p>
      <text:p text:style-name="P51">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51">Я перегнулся через прилавок, стараясь рассмотреть кьютимарку кобылки. </text:p>
      <text:p text:style-name="P51">– Слышь, красавчик, ты сидру перепил, или как? Чёй-та тебя мои фланки заинтересовали? Если хоче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51">Так и есть! На крупе кобылки красовались три яблока. Вот только, блин, как её звали-то?</text:p>
      <text:p text:style-name="P51">– <text:s/>Прошу прощения, Аппл... Эппл... Эпплхэт?</text:p>
      <text:p text:style-name="P51">– Ща залеплю оплеуху. – мрачно процедила пони. – Мало того, что таращится, как василиск, так ещё и издевается!</text:p>
      <text:p text:style-name="P51">– Да ладно тебе, Эй-Джей! Вполне милое имя. – хихикнул дракончик с кукурузой, проходя мимо.</text:p>
      <text:p text:style-name="P51">Ага, вот!</text:p>
      <text:p text:style-name="P51">– Извините меня пожалуйста, Эй-Джей, просто мне показалось, что вы напоминаете одну мою знакомую.</text:p>
      <text:p text:style-name="P51">– Эй-Джей я для друзей! – сварливо заметила поняха, – А для всех остальных — тебя тоже! — Эпплджек.</text:p>
      <text:p text:style-name="P51">Блин, опять облажался. Как-то хреново начинается знакомство с Понивиллем.</text:p>
      <text:p text:style-name="P51">– Понял. А меня зовут Макс. Приятно было познакомиться, Эпплджек.</text:p>
      <text:p text:style-name="P51">Я повернулся было уходить.</text:p>
      <text:p text:style-name="P51">– Э-э-э… Макс?</text:p>
      <text:p text:style-name="P51">– Да? – я повернулся обратно.</text:p>
      <text:p text:style-name="P51">Поняха водила копытом по прилавку. Надвинутая на лоб шляпа скрывала выражение мордочки. </text:p>
      <text:p text:style-name="P51">– А то б купил пару яблок? У меня за весь день ни шиша покупателей. То есть, полный облом, хоть в лужу свисти. Как подумаю, что с полными корзинами домой возвращаться придётся — шляпу до крупа натянуть хочется.</text:p>
      <text:p text:style-name="P51">Я вернулся к прилавку.</text:p>
      <text:p text:style-name="P51">Импровизированный торговый ларёк из тележки с навесом был уставлен корзинами. Были тут и жёлтые яблоки, и зелёные, и красные и даже оранжевые. Круглые и продолговатые, маленькие и большие, гладкие и в пупырышках.</text:p>
      <text:p text:style-name="P51">– Сколько стоят вот эти? – указал я на пирамидку красных яблок размером с треть арбуза каждое.</text:p>
      <text:p text:style-name="P51">– Ред Делишес? Две серебряшки.</text:p>
      <text:p text:style-name="P51">– Куча?</text:p>
      <text:p text:style-name="P51">– Ну ты даёшь! – хмыкнула Эпплджек. – Даже не смешно.</text:p>
      <text:p text:style-name="P51"><text:soft-page-break/>– Неужели штука?</text:p>
      <text:p text:style-name="P51">Поняшка выпрыгнула из-за прилавка и смерила меня долгим взглядом.</text:p>
      <text:p text:style-name="P51">– Слушай, Макс, ты, я вижу, издалека: я отродясь таких, как ты, в Понивилле не видела. Давай я тебе малёхо про цены на еду расскажу, <text:span text:style-name="T1">пока</text:span> тебя наши барыги не взули. Не баись, слову Эпплджек можно верить — это те любой в городе скажет.</text:p>
      <text:p text:style-name="P51">Я улыбнулся и кивнул в ответ. Ситуация начала выправляться.</text:p>
      <text:p text:style-name="P51">– Вот, смотри: Ред Делишес, чт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text:span>. Раньше за тридцать пя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но у Голден Харвест можно купить дешевле. Томаты можешь купить у той кобылки, Ромы, по двадцать бит за три штуки. Вишни есть вооон у того жлоба в бейсболке за десять бит штучка — но я бы не советовала. Он их возит аж из Х<text:span text:style-name="T1">олма Черри.</text:span> Через пару недель вишни и у нас появятся, тогда цена на них упадёт.</text:p>
      <text:p text:style-name="P51">– А сколько стоит вот это? – указал я на небольшую прикрытую от солнца мешковиной баночку с содержимым удивительной радужной расцветки.</text:p>
      <text:p text:style-name="P51">– Вольт-яблочный джем? Дружище, у тебя хороший вкус. – похвалила меня Эпплджек. – Это самое лучшее, что может предложить Яблочная Аллея. Но и стоит он недёшево: восемьдесят бит. Последняя банка. Если хочешь, могу дать попробовать.</text:p>
      <text:p text:style-name="P51">Поняшка набрала ложечку джема и предложила мне. </text:p>
      <text:p text:style-name="P51">Первые секунды я просто стоял с закрытыми глазами и блаженной улыбкой, ощущая, как ароматный нектар тает на языке. Ощущение было, как если бы у меня на языке растворялся кусочек радуги с мёдом. Наконец, ко мне вернулся дар речи.</text:p>
      <text:p text:style-name="P51">– Это просто восхитительно! Чудесно! Никогда такого не пробовал! И даже представить не мог, что такая вкуснотень существует!</text:p>
      <text:p text:style-name="P51">Эпплджек просто расцвела от моих дифирамбов.</text:p>
      <text:p text:style-name="P51">– Тебе, сахарок, как гостю города, сделаю скидку. Забирай за шестьдесят. Раньше меньше чем золотой не отдавала.</text:p>
      <text:p text:style-name="P51">Расплачиваясь, я спросил:</text:p>
      <text:p text:style-name="P51">– Ты, случаем, не знаешь, как пройти к городской библиотеке?</text:p>
      <text:p text:style-name="P51">Эпплджек, вскинув копыто ко лбу, запричитала:</text:p>
      <text:p text:style-name="P51">– Эх, на пять минут со Спайком разминулся! Он бы тебя провёл куда надо. Да что там, я б и сама провела, если бы могла оставить прилавок. <text:s/>Вот <text:span text:style-name="T1">д</text:span>искорд! Без проводника ты точно заблудишься!</text:p>
      <text:p text:style-name="P51">Тут Эпплджек прервалась и что есть силы замахала кому-то:</text:p>
      <text:p text:style-name="P51">– Рэр! Эй! Рэр! Давай к нам!</text:p>
      <text:p text:style-name="P51">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51">–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51"><text:soft-page-break/>– Знакомься, Рэр, это Макс! Странник из далёких земель и гость города. – представила меня моднице Эпплджек. – Сахарок, это Рэрити! Знаменитая рукодельница: её шмотки даже в Кантерлоте идут нарасхват! Рэр, Максу надо пройти к библиотеке. Проведёшь?</text:p>
      <text:p text:style-name="P51">– Эпплджек! Сколько можно повторять: модельер, а не рукодельница! Проведу, конечно. – устало произнесла Рэрити.</text:p>
      <text:p text:style-name="P51">– А какая разница? – беспечно махнула копытом Эпплджек, не обращая внимание на нахмурившуюся единорожку. – Шмотки — они и в Эппллузе шмотки.</text:p>
      <text:p text:style-name="P51">– Разница, как если бы тебя вместо огородницы назвали… ммм… <text:s/>реднеком. Пойдёмте, Макс.</text:p>
      <text:p text:style-name="P51">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51">– Это ты меня, фермершу в четвёртом поколении, назвала “огородницей”?!! Чтоб мне лопнуть, если меня оскорбляли сильнее! Вы, городские, банан от огурца не отличите!</text:p>
      <text:p text:style-name="P51">–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ммм… бананах.</text:p>
      <text:p text:style-name="P51">– Огородница!.. Ишь, чего выдумала! По мне, так уж лучше “реднек”, чем “огородница”! – слышалось бурчание Эпплджек нам вдогонку.</text:p>
      <text:p text:style-name="P51">Единорожка с серьёзным видом завела меня за угол и только после этого звонко расхохоталась.</text:p>
      <text:p text:style-name="P51">– Я думал, вы друзья. – заметил я.</text:p>
      <text:p text:style-name="P51">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51">– Не обращайте внимания, Макс. Именно потому, что мы — друзья, м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51">– Буду только рад. Сам бы предложил, да не успел.</text:p>
      <text:p text:style-name="P51">–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51">– Не сомневаюсь. Мы в конце-концов неплохо поладили и она даже сделала мне скидку на вольт-яблочн<text:span text:style-name="T1">ый</text:span> джем.</text:p>
      <text:p text:style-name="P51">– А почём продала, если не секрет?</text:p>
      <text:p text:style-name="P51">– За шестьдесят бит.</text:p>
      <text:p text:style-name="P51">– Оу, 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51">–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всё! Ты должен быть в курсе, я уверена!</text:p>
      <text:p text:style-name="P51">Единорожка чуть не подпрыгивала от любопытства. Заметив мою отвалившуюся челюсть, она вновь рассмеялась.</text:p>
      <text:p text:style-name="P51">–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text:soft-page-break/>Раскрой твоих брюк и куртки характерен для кантерлотского дома высокой моды “Фэшн лайф”,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51">–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Платин Нидл выполняет заказы только для королевского двора. Серебряная тиара на воротнике куртки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куртки означает...</text:p>
      <text:p text:style-name="P51">–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51">–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51">– От недосыпа. – перебил я Рэрити. – Красные от недосыпа глаза я не спутаю ни с чем. Сам такие двадцать лет наблюдал в зеркале.</text:p>
      <text:p text:style-name="P51">– Это плохо. – погрустнела Рэрити. – Сон — важная часть для здоровья пони. Наверное, у её Высочества много дел. Я, когда готовлю важные заказы, тоже мало сплю. Однажды моя сестрица, Свити...</text:p>
      <text:p text:style-name="P51">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51">–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51">Мы остановились перед деревом.</text:p>
      <text:p text:style-name="P51">Даже не так. </text:p>
      <text:p text:style-name="P51">Мы остановились перед ДЕРЕВОМ! </text:p>
      <text:p text:style-name="P51">Харизма этого многотысячелетнего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й коре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СПК + РРТ = ЛЮ...”</text:p>
      <text:p text:style-name="P51">– Мы пришли. Этот дуб — одна из главных достопримечательностей Понивилля. Есть легенда, что его посадила сама принцесса <text:span text:style-name="T1">две с половиной</text:span> тысяч<text:span text:style-name="T1">и</text:span> лет назад и у него есть магический двойник в Вечнодиком лесу. В разное время этот дуб служил продуктовым складом, <text:span text:style-name="T1">тюрьмой, </text:span>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51">Единорожка удалилась, оставив <text:span text:style-name="T1">после себя лёгкий запах жасмина.</text:span></text:p>
      <text:p text:style-name="P51"><text:soft-page-break/></text:p>
      <text:h text:style-name="Heading_20_2" text:outline-level="2">11. Библиотека Золотого Дуба</text:h>
      <text:p text:style-name="P51"/>
      <text:p text:style-name="P51">– Э-э-э… Добрый день?</text:p>
      <text:p text:style-name="P51">Фиолетовый круп застыл на месте. Потом послышалась возня, круп попятился и из глубины книжной полки показалась лавандовая единорожка, левитирующая за собой здоровенный пыльный фолиант. “<text:span text:style-name="T1">Тайны Тайных Наук</text:span>” — прочитал я на его корешке.</text:p>
      <text:p text:style-name="P60">Твайлайт Спаркл выглядела не столь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60">Мне показалось, единорожка смотрела на меня малость раздражённо. Фолиант с громким стуком хлопнулся на пол.</text:p>
      <text:p text:style-name="P51">– Эммм. Добрый вечер, человек Макс. <text:span text:style-name="T1">Оч-чень р</text:span>ада тебя видеть в Понивилле! Что новенького <text:span text:style-name="T1">из</text:span> Кантерлот<text:span text:style-name="T1">а</text:span>?</text:p>
      <text:p text:style-name="P51">Йопт! Ещё один Шерлок Холмс на мою голову!</text:p>
      <text:p text:style-name="P51">– Извиняюсь за нескромность, а откуда тебе про меня известно?</text:p>
      <text:p text:style-name="P1"><text:span text:style-name="T49">–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text:span><text:span text:style-name="T41">пони-</text:span><text:span text:style-name="T49">исчезновений уже год. Почту за честь работать </text:span><text:span text:style-name="T41">под твоим руководством</text:span><text:span text:style-name="T49">. Подожди немного, я </text:span><text:span text:style-name="T41">от</text:span><text:span text:style-name="T49">систематизирую нужную информацию и расскажу тебе, насколько далеко смогла продвинуться.</text:span></text:p>
      <text:p text:style-name="P49">“Вот неугомонная” <text:span text:style-name="T18">–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расставания, отступило. Надо будет помириться с ней по возвращению. Пусть она не считает меня ровнёй себе, хрен с ним! Не получается l'amore — будем дружить.</text:span></text:p>
      <text:p text:style-name="P51">–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51">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 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51">–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51">Твайлайт аж затопала на месте.</text:p>
      <text:p text:style-name="P51">– Это просто замечательно! Мне как раз нужно сроч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51">...</text:p>
      <text:p text:style-name="P51">– И оборудовать подвал библиотеки бронекапсулой для безопасных испытаний!</text:p>
      <text:p text:style-name="P51"><text:soft-page-break/>–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51">– <text:span text:style-name="T1">Синхрофазотрон, он же магический ускоритель, служит 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намного большее, чем доступно даже аликорнам!</text:span></text:p>
      <text:p text:style-name="P51"><text:span text:style-name="T1">– Ага, и тогда ты сможешь словить её фокальным усилителем и сама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он держал поднос с варёной кукурузой.</text:p>
      <text:p text:style-name="P60">–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уровня. Я не говорила, что сама хочу… Вдобавок, без мощного магического таланта аликорнизация будет обратимой.</text:p>
      <text:p text:style-name="P60">– Хм. Странно. А я помню, как ты, вертясь перед зеркалом, говорила: ну почему я не…</text:p>
      <text:p text:style-name="P60">– Да что же это я? Заходи, Макс,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60"/>
      <text:p text:style-name="P52">***</text:p>
      <text:p text:style-name="P51"/>
      <text:p text:style-name="P120"><text:tab/>Свеча отбрасывала мягкие тени на книжные полки. Спайк положил обглоданную кочерыжку на горку и принялся облизывать пальцы.</text:p>
      <text:p text:style-name="P60">– Так. – <text:s/>я ткнул в позицию в длинном списке оснащения. – Зачем тебе преобразователь пси-поля?</text:p>
      <text:p text:style-name="P60">–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60">–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60">– Спайк! Ковыряться когтем в зубах некрасиво! Тем более, при посторонних!</text:p>
      <text:p text:style-name="P60"><text:bookmark-start text:name="__DdeLink__11609_1907426502"/>– <text:bookmark-end text:name="__DdeLink__11609_1907426502"/>Пинки может подождать. К теме исследования это не относится, верно? – я перевернул листок. – <text:s/><text:span text:style-name="T27">«...он крепко обхватил её лавандовый подтянутый круп и игриво куснул её за холку. Она вздохнула и мягко подалась всем своим стройны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span></text:p>
      <text:p text:style-name="P60">– СПАЙК!!! Откуда ты взял этот листок?!! – Твайлайт покраснела, как варёный рак и выхватила бумажку у меня из рук.</text:p>
      <text:p text:style-name="P60">– У тебя в черновиках, естественно. Ты сама сказала экономить бумагу. – пожал плечами дракончик.</text:p>
      <text:p text:style-name="P60">Я осторожно взял следующий листок.</text:p>
      <text:p text:style-name="P60">– Электростимулятор гипоталамуса. Драконий. В комплекте с усиленной больничной койкой и набором фиксаторов.</text:p>
      <text:p text:style-name="P60">– Это ещё чего??? – удивился Спайк. – я что-то не помню, чтоб ты такое хотела!</text:p>
      <text:p text:style-name="P60">– Эм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17">— то есть крыльев. И я подумала: а что, если…</text:span></text:p>
      <text:p text:style-name="P60"><text:span text:style-name="T17">– Вот ещё! </text:span>– возмутился дракончик. – Никогда на такое не соглашусь!</text:p>
      <text:p text:style-name="P60"><text:soft-page-break/>– Но ты сам подумай, как было бы здорово обладать крыльями! – мечтательно возразила Твайлайт.</text:p>
      <text:p text:style-name="P60">– Ни-за-что! Мне и на земле хорошо. В крайнем случае, всегда можно заказать небесную колесницу из Кантерлота или воспользоваться воздушным шаром.</text:p>
      <text:p text:style-name="P60">– Угу. Только шар ты же и прожёг, соревнуясь с Рэйнбоу Дэш в силе отрыжки.</text:p>
      <text:p text:style-name="P60">–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60">– Ну, достичь удалось не слишком многого. – повесила нос единорожка. – Собственно, сами работы шли только первые два месяца <text:span text:style-name="T17">— потом меня отстранили от экспериментов. И после этого от меня требуют ускорить исследования!</text:span></text:p>
      <text:p text:style-name="P60">– А почему тебя отстранили?</text:p>
      <text:p text:style-name="P60">– Из-за первых результатов. – единорожка насупилась ещё больше. – Они были ужасными.</text:p>
      <text:p text:style-name="P60"/>
      <text:p text:style-name="P62">***</text:p>
      <text:p text:style-name="P51"/>
      <text:p text:style-name="P51">...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51">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51">Со слов Луны, оболочка реальности истончилась и начала прорываться. И первой она начала рваться во снах, где она и так тонка.</text:p>
      <text:p text:style-name="P51">Я перерыла все двадцать тысяч книг понивилльской библиотеки и сто тысяч кантерлотской, просмотрела подшивку университетского “Магического вестника” за все четыреста лет его издания и довела расспросами до белого каления Зекору, пока, наконец, не вышла на путеводную нить.</text:p>
      <text:p text:style-name="P51">В который раз прохаживаясь в раздумьях по королевской библиотеке, в крыле Стар Свирла Бородатого я наткнулась на 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Индрэ, одержимого единорога! Заклинания не<text:span text:style-name="T1"> было</text:span> в библиотечных каталогах, это просто чудо, что я нашла этот листок!</text:p>
      <text:p text:style-name="P69">– Ага, он был закладкой в четвёртом номере «PlayMare», в разделе «Тридцать две позы, которые удивят вашу френдпони».</text:p>
      <text:p text:style-name="P69">– Спайк! Немедленно ложись спать!</text:p>
      <text:p text:style-name="P69">– Уже иду. Кукурузу доем только и иду.</text:p>
      <text:p text:style-name="P69">– Кстати, а почему Индрэ считали одержимым?</text:p>
      <text:p text:style-name="P69">– Потому что он считал себя человеком. Не был им, как ты, Макс, а именно считал. Ему как-то приснился сон, после которого он стал себя полагать пришельцем из другого мира, принявшим облик единорога. И он оставил после себя заклинание. Одно-единственное заклинание Воплощения или заклинание Индрэ. В школе в Кантерлоте его не изучают, и даже на факультатив не дают <text:span text:style-name="T22">— далеко не у всякого опытного мага хватит силы его вызвать</text:span>. И совсем немногим удастся контролировать его направление.</text:p>
      <text:p text:style-name="P69">– Так у вас знают про людей? Вот это новость!. В Кантерлоте, да и в Понивилле все обращаются со мной, как с диковинкой.</text:p>
      <text:p text:style-name="P69"><text:soft-page-break/>– Нууу, фактически, так оно и есть. Вы, люди, у нас описаны как мифические древние существа, которые иногда встречались единорогам в Вечнодиком лесу. Вы при встрече обычно присаживались на землю и предлагали колени, чтобы единорог мог положить на них свою голову и отдохнуть.</text:p>
      <text:p text:style-name="P69">– Хм. Ясно. Продолжай, Твайлайт.</text:p>
      <text:p text:style-name="P60"/>
      <text:p text:style-name="P60">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60">– Итак, напоминаю, заклинание Воплощения Индрэ на время отвязывает астральное тело, иначе именуемое душой, от физического. Для вас это будет выглядеть как сон. Среди прочих результатов заклинания, известны такие эффекты, как путешествие по параллельным мирам, <text:s/>воплощение в другом теле, воскрешение мёртвых и ясновидение. Нас интересует именно последнее.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60">–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60">– Потому что я буду дирижировать и направлять твой сон, Пинки. Перестань прыгать по матрасу, пожалуйста, из него уже пружины полезли. К сожалению, Индрэ не успел закончить заклинание и сделать его полностью управляемым: легенды гласят, что он бесследно исчез во время одного из сеансов обкатки Воплощения. Поэтому чётко задать обозреваемый ясновидением процесс или даже сам эффект заклинания достаточно проблематично. Но очертить общие рамки и направление я всё же постараюсь, если я правильно поняла примечания к заклинанию. Именно из-за его размытого действия мне потребуется участие всех вас в эксперименте. Чем больше пони участвует в эксперименте, тем больше вероятность, что хоть кому-нибудь удастся обрести ясновидение относительно интересующей нас темы.</text:p>
      <text:p text:style-name="P60">– Так давай сюда весь Понивилль притащим! Это ж будет на 20% круче! Представляю себе видок Биг Мака в теле мисс Черили, гы-гы!</text:p>
      <text:p text:style-name="P60">– Нет, Дэш, всё не так просто. Воплощение Индрэ относится к категории чрезвычайно энергозатратных заклинаний. И если в эксперименте будут участвовать посторонние, я смогу вовлечь в Воплощение одного <text:span text:style-name="T17">— максимум двух пони, </text:span>после чего мне придётся восстанавливаться около месяца<text:span text:style-name="T17">. С вами же я связана в круг Элементов Гармонии, что позволит мне вызвать магический резонанс и вовлечь в Воплощение от трёх до пяти пони. Поэтому я созвала всех вас и рассчитываю на вашу помощь.</text:span></text:p>
      <text:p text:style-name="P60">– А это, ммм... не опасно? Я, конечно, не то, чтобы боюсь, то есть, конечно, немножечко боюсь, но не то, чтобы отказываюсь… Просто, если это опасно, мне понадобится предупредить Ангела, чтобы позаботился об остальных, если со мной что-то случится или я задержусь на время.</text:p>
      <text:p text:style-name="P60">– Не волнуйся, Флаттершай, для этого я буду бодрствовать и контролировать ход эксперимента. Если что-то пойдёт не так, я немедленно его прерву и разбужу вас. К сожалению, не существует другого заклинания, активизирующего процесс ясновидения. Нам придётся пользоваться тем, что есть.</text:p>
      <text:p text:style-name="P60">–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Мне не терпится поучаствовать в твоём эксперименте! Скажи, а ты не можешь чуть-чуть подрулить заклинание, чтобы мне… ммм… нам стала видна изнанка процессов поближе к Кантерлоту?</text:p>
      <text:p text:style-name="P60">– Скажи уж прямо, поближе к королевскому дворцу, Рэр! Все в курсе твоих интересов, сахарок!</text:p>
      <text:p text:style-name="P60">– Эпплджек, я попрошу! Я же никому не говорю, ЧТО ты делаешь с огурцами!</text:p>
      <text:p text:style-name="P60">– !!!</text:p>
      <text:p text:style-name="P60">– Не ссорьтесь, девочки! По местам! Пинки, перестань играть на пружине, а ты, Дэш, прекрати аккомпанировать ей табуреткой! Флатти, вылазь из-под матраса! Я учту твою просьбу, Рэрити, а ты, в <text:soft-page-break/>свою очередь, постарайся запомнить все необычные флюктуации магии вокруг дворца<text:span text:style-name="T17">. Это поможет мне в моей монографии на тему аликорнизации.</text:span></text:p>
      <text:p text:style-name="P60">Я уселась на пуфике, а подруги заняли места на матрасах…</text:p>
      <text:p text:style-name="P69"/>
      <text:p text:style-name="P69">– Спайк, будь добр, принеси дневник эксперимента. Он в подвале, за шкафом с ретортами, в...</text:p>
      <text:p text:style-name="P69">– В сейфе, я в курсе.</text:p>
      <text:p text:style-name="P69"/>
      <text:p text:style-name="P71">***</text:p>
      <text:p text:style-name="P82">&lt;Seal — Amazing <text:span text:style-name="T1">(T</text:span><text:span text:style-name="T17">hin White Duke Remix)</text:span>&gt;</text:p>
      <text:p text:style-name="P69">Дата: 12.04.1003 А.С.</text:p>
      <text:p text:style-name="P69">Эксперимент: заклинание Воплощения Индрэ</text:p>
      <text:p text:style-name="P69">Испытуемая: Эпплджек</text:p>
      <text:p text:style-name="P69">Синопсис: запись сна со слов испытуемой</text:p>
      <text:p text:style-name="P69">Замечания: замечаний нет</text:p>
      <text:p text:style-name="P69"/>
      <text:p text:style-name="P1">Я посмотрела на застывшее у моих ног<text:span text:style-name="T1"> тело</text:span>.</text:p>
      <text:p text:style-name="P23">“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23">“Как её зовут? Запамятовала... Дочка Бловбола, я его ещё последним втащила, прежде чем дверь затворилась. Как же её зовут-то?”</text:p>
      <text:p text:style-name="P80">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23">“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слились в один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23"><text:span text:style-name="T1">«Ох, Селестия, как же давно я не видела солнца! Я уже почти забыла, какое оно. Родившиеся в Стойле смеются, когда я пытаюсь им объяснить, как оно выглядит. Нет, не так. Смеялись. Надо обо всём думать в прошлом времени. Всё осталось позади. А впереди </text:span><text:span text:style-name="T53">— солнце. Моё солнце.</text:span><text:span text:style-name="T7">»</text:span></text:p>
      <text:p text:style-name="P13">Я остановилась перед дверью. Четыре ярда брони отделяли меня от Эквестрии. Четыре ярда и двадцать пять лет.</text:p>
      <text:p text:style-name="P23"><text:span text:style-name="T7">«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Ох, Селестия, если ты слышишь меня, если ты ещё жива </text:span><text:span text:style-name="T53">—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я — одна из немногих, кто ещё видел тебя вживую. Пусть светит солнце, а уж найти Эпплснэка я смогу. Мне больше ничего не надо.</text:span><text:span text:style-name="T7">»</text:span></text:p>
      <text:p text:style-name="P5">Я прошла сквозь дверь.</text:p>
      <text:p text:style-name="P5"><text:soft-page-break/>Снаружи вставало солнце. Размытый а<text:span text:style-name="T39">лый диск поднимался над землёй и уже коснулся нижней кромки облаков, плотно затягивающих всё небо</text:span>. Луч света осветил покрытые рыжей пылью руины...</text:p>
      <text:p text:style-name="P5">На моих глазах пустошь, которой стал Понивилль, стала преображаться. Зазвенел колокольчик, возвещая жеребят о начале урока. С рынка доносился гомон торгующихся. Раздался треск фейерверка и <text:s/>смех. К станции, деловито пыхтя, подходил поезд. Пони подхватили чемоданы в ожидании. Призраки прошлого манили меня, упрашивая забыть, что произошло.</text:p>
      <text:p text:style-name="P1"><text:span text:style-name="T1"><text:s text:c="2"/>Я</text:span> увидела себя, догоняющую старую подругу Рэйнбоу Дэш. И она, и мой двойник полупрозрачными силуэтами мчались к библиотеке, приветливо растворившей двери им навстречу.</text:p>
      <text:p text:style-name="P1">Я помчалась за ними. Солнце начало чернеть, погружая мир во тьму.</text:p>
      <text:p text:style-name="P1">Внутри библиотеки, в центре звезды из спящих кобылок, сидела на пуфике Твайлайт. Она с закрытыми глазами беззвучно читала заклинание. Рог её мягко светился.</text:p>
      <text:p text:style-name="P1">Бегущие призраки с ходу прыгнули в мягкий круг света в центре комнаты и испарились. <text:span text:style-name="T17">Очертания мира вокруг меня стали дрожать и множиться. Я увидела, как со всех сторон сквозь стены проходят и исчезают в магическом свете сотни полупрозрачных силуэтов меня, Рэйнбоу Дэш, Рэрити, Флаттершай, Пинки, Твайлайт, принцесс Селестии и Луны и многих других — кого я знала и не знала. Они слились в размытые тени в своём движении. В конце я увидела множество Эквестрий: одна за другой они пропадали в центре, втягиваясь в светящуюся точку подобно облачку дыма в пылесос. Это были и цветущие довоенные Эквестрии, и сгорающие в пламени войны, и другие, которых я не узнавала. У меня дико заболела голова: мне казалось, она вылезет из шляпы распухшим шаром. Мне самой неимоверно захотелось прыгнуть в круг света...</text:span></text:p>
      <text:p text:style-name="P69"/>
      <text:p text:style-name="P69">Примечания: ПипБак? Стойло? Двойники? Параллельные Эквестрии?</text:p>
      <text:p text:style-name="P1"/>
      <text:p text:style-name="P3">***</text:p>
      <text:p text:style-name="P1"/>
      <text:p text:style-name="P69">Дата: 12.04.1003 А.С.</text:p>
      <text:p text:style-name="P69">Эксперимент: заклинание Воплощения Индрэ</text:p>
      <text:p text:style-name="P69">Испытуемая: Рэйнбоу Дэш</text:p>
      <text:p text:style-name="P69">Синопсис: описание пробуждения испытуемой</text:p>
      <text:p text:style-name="P69">Замечания: испытуемая отказалась дать описание сна. «Гы-гы... Фигасе... Человеки рулят...» <text:span text:style-name="T21">—</text:span><text:span text:style-name="T22"> </text:span><text:span text:style-name="T71">всё, что удалось от неё добиться.</text:span></text:p>
      <text:p text:style-name="P1"/>
      <text:p text:style-name="P23">Испытуемая после пробуждения ведёт себя странно. Наблюдается покраснение щёк,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 Несколько раз <text:s/>наблюдались странные взгляды в мою сторону.</text:p>
      <text:p text:style-name="P1"/>
      <text:p text:style-name="P7">Примечания: человеки?</text:p>
      <text:p text:style-name="P7"/>
      <text:p text:style-name="P3">***</text:p>
      <text:p text:style-name="P60">&lt;<text:span text:style-name="T70">d.notive — Talking Flight</text:span>&gt;</text:p>
      <text:p text:style-name="P69">Дата: 12.04.1003 А.С.</text:p>
      <text:p text:style-name="P69">Эксперимент: заклинание Воплощения Индрэ</text:p>
      <text:p text:style-name="P69">Испытуемая: Рэрити</text:p>
      <text:p text:style-name="P69"><text:soft-page-break/>Синопсис: запись сна со слов испытуемой</text:p>
      <text:p text:style-name="P69">Замечания: замечаний нет</text:p>
      <text:p text:style-name="P69"/>
      <text:p text:style-name="P1"><text:span text:style-name="T41">Я летела сквозь мглу, усеянную сине-зелёными звёздами, к той единственной, к которой меня тянуло с неодолимой силой и которая приковывала всё моё внимание. Звёзда</text:span> росла, постепенно превращаясь в 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17">—</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text:span text:style-name="T1">уходящую</text:span> из сферы вдаль.</text:p>
      <text:p text:style-name="P1">Пони отстранённо трусили в <text:span text:style-name="T1">пространстве</text:span>, приближаясь к большому <text:span text:style-name="T1">чёрному </text:span>экрану. 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 <text:span text:style-name="T1">Изображение начало рябить и таять в моих глазах.</text:span></text:p>
      <text:p text:style-name="P1"/>
      <text:p text:style-name="P23">Примечания: <text:span text:style-name="T53">чёрный экран?</text:span></text:p>
      <text:p text:style-name="P59"/>
      <text:p text:style-name="P62">***</text:p>
      <text:p text:style-name="P60"/>
      <text:p text:style-name="P69">Дата: 12.04.1003 А.С.</text:p>
      <text:p text:style-name="P69">Эксперимент: заклинание Воплощения Индрэ</text:p>
      <text:p text:style-name="P69">Испытуемая: Пинки Пай</text:p>
      <text:p text:style-name="P69">Синопсис: описание пробуждения испытуемой</text:p>
      <text:p text:style-name="P69">Замечания: испытуемая отказалась дать описание сна.</text:p>
      <text:p text:style-name="P69"/>
      <text:p text:style-name="P69">После пробуждения испытуемая долго лежала свернувшись калачиком и прижав копыта к глазам. Потом начала энергично тереть виски, мотать головой и биться лбом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69"/>
      <text:p text:style-name="P69">Примечания: через месяц волосы Пинки пришли в обычное состояние, хотя при встрече с Рэйнбоу Дэш она по прежнему прячет глаза.</text:p>
      <text:p text:style-name="P69"/>
      <text:p text:style-name="P71">***</text:p>
      <text:p text:style-name="P69"/>
      <text:p text:style-name="P69">Дата: 12.04.1003 А.С.</text:p>
      <text:p text:style-name="P69">Эксперимент: заклинание Воплощения Индрэ</text:p>
      <text:p text:style-name="P69"><text:soft-page-break/>Испытуемая: Флаттершай</text:p>
      <text:p text:style-name="P69">Синопсис: описание пробуждения испытуемой</text:p>
      <text:p text:style-name="P69">Замечания: получить описание сна оказалось невозможным. 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69"/>
      <text:p text:style-name="P69">* Примечания: при виде кексиков истерика случилась с Пинки Пай.</text:p>
      <text:p text:style-name="P69"/>
      <text:p text:style-name="P3">***</text:p>
      <text:p text:style-name="P1"/>
      <text:p text:style-name="P23">Сим повелеваем прекратить дальнейшие эксперименты<text:span text:style-name="T39"> с использованием Воплощения Индрэ</text:span>, дабы не возмущать ткань сновидений и не подвергать опасности физическое и психическое здоровье пони.</text:p>
      <text:p text:style-name="P23"/>
      <text:p text:style-name="P25">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8"/>
      <text:p text:style-name="P85"/>
      <text:h text:style-name="Heading_20_2" text:outline-level="2">12. День сурка</text:h>
      <text:p text:style-name="P15">&lt;<text:span text:style-name="T64">Seal - amazing</text:span>&gt;</text:p>
      <text:p text:style-name="P5">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7">Кажись, я таки проснулся. Бред-то какой, а? Всё это был просто бред! Надо слазить с валиума <text:span text:style-name="T17">— </text:span>да-да, чувак, пора себе признаться, что ты конкретно на него подсел. Так феерично и надолго ты ещё не улетал. Да и с бухлом завязывай, если уж на то пошло. А то допился до розовых поней <text:span text:style-name="T17">—</text:span> так и в дурку попасть недолго. Вот и сейчас перегар такой, что снег плавится. Пройди реабилитацию и вернись в проект. А не примут <text:span text:style-name="T17">— найти новую работу. Так даже лучше: быстрее забудешь всю эту хренотень с рогатыми кобылами. </text:span>Будь мужиком, блеать! <text:span text:style-name="T17">Найди себе бабу и заживи сытой, размеренной жизнью городского ублюдка. Что ещё нужно, чтобы спокойно сдохнуть?</text:span></text:p>
      <text:p text:style-name="P12">Дорога исчезла в снежном сугробе.</text:p>
      <text:p text:style-name="P7">Бля, что-т не пойму, куда я зашёл-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узнаваемый остов разбитого <text:span text:style-name="T17">BMW</text:span>. Значит, скоро выйду на дорогу, а там через пару кварталов мой дом.</text:p>
      <text:p text:style-name="P5">Дрожащий круг света наткнулся на очертания белой фигуры.</text:p>
      <text:p text:style-name="P60">– Здравствуй, Макс.</text:p>
      <text:p text:style-name="P60">Я молча смотрел на неё, слегка пошатываясь. В голове воцарилась звенящая пустота.</text:p>
      <text:p text:style-name="P60">Селестия шагнула мне навстречу.</text:p>
      <text:p text:style-name="P60">– Пожалуйста, прошу тебя, не думай так. Мы — не плод твоего воображения, мы — живые, мы — существуем! Когда ты так думаешь, я чувствую, как мир тает.</text:p>
      <text:p text:style-name="P60">Пар от её дыхания на лету превращался в ледяные искорки. Снежинки в реющей гриве сверкали алмазной россыпью, ресницы покрылись серебряной патиной. Я смотрел на неё и снова видел, как она <text:soft-page-break/>обнимает меня мокрыми крыльями в бассейне. А потом отталкивает. Желчь поднялась со дна моей замёрзшей души.</text:p>
      <text:p text:style-name="P60">– <text:s/>Думаю как?</text:p>
      <text:p text:style-name="P60">– Думаешь, что мы — плод твоего воображения, отравленного наркотиком. Это не так. Прошу тебя...</text:p>
      <text:p text:style-name="P60">– А если ты — действительно мой бред? – съязвил я. – Вот сейчас протрезвею, и ты исчезнешь.</text:p>
      <text:p text:style-name="P60">Порыв ветра скрыл аликорницу в вихре снежинок. Её очертания расплылись.</text:p>
      <text:p text:style-name="P60">– Эй, постой, ты куда? Я пошутил! Погоди, не исчезай! Стой! Не оставляй меня здесь!!! Я пошутил!!!</text:p>
      <text:p text:style-name="P60">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пока, наконец, не уткнулся лицом ей в шею.</text:p>
      <text:p text:style-name="P60">– Ты напугала меня! – пожаловался я ей. – Не исчезай больше!</text:p>
      <text:p text:style-name="P60">Аликорница прижала меня к себе крыльями и устало усмехнулась.</text:p>
      <text:p text:style-name="P60">– Мне трудно удерживать себя с т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5"><text:span text:style-name="T54">Селестия коснулась меня своим рогом. </text:span>Я почувствовал, как холод уходит. От аликорницы исходило тепло, мои руки и ноги вскоре согрелись, а тело перестал бить озноб.</text:p>
      <text:p text:style-name="P60">– Знаешь, я всё думал над твоими словами тогда, ну, ты помнишь... В бассейне. Они всё ещё в силе? Я могу быть твоим другом?</text:p>
      <text:p text:style-name="P60">Аликорница тихо засмеялась, защекотав мне ухо.</text:p>
      <text:p text:style-name="P60">– Глупый-глупый мо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60">Я перестал чувствовать метель и холод. Я обнимал аликорницу и мне было хорошо.</text:p>
      <text:p text:style-name="P5">Где-то вдали, на пределе слышимости послышался стук.</text:p>
      <text:p text:style-name="P60">– Времени осталось немного. Мне надо, чтобы ты запомнил одну вещь.</text:p>
      <text:p text:style-name="P60">– А?</text:p>
      <text:p text:style-name="P60">–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60">– Я доведу! Обещаю! Но что может случиться с тобой, Селли?</text:p>
      <text:p text:style-name="P5">Стук стал громче.</text:p>
      <text:p text:style-name="P60">– Ничего. Всё в порядке, Макс. Мы ещё выпьем вместе не один бокал вина — ты только не убегай сразу после первого! – Селестия слабо хохотнула, пошатнувшись в моих руках.</text:p>
      <text:p text:style-name="P60">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5">…</text:p>
      <text:p text:style-name="P5">Тук-тук-тук.</text:p>
      <text:p text:style-name="P5">Я заворочался в постели, стараясь удержать ускользающий сон. Потянувшись за одеялом, рукой упёрся во что-то тёплое.</text:p>
      <text:p text:style-name="P5">Тук-тук-тук!</text:p>
      <text:p text:style-name="P5">Я с удивлением обнаружил рядом с собой сопящую розовую пони, кудряшки гривы которой разметались по всей подушке.</text:p>
      <text:p text:style-name="P60"><text:soft-page-break/>–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в глотку.</text:p>
      <text:p text:style-name="P60">Пони почавкала спросонку, пошарила по кровати копытом и, не открывая глаз, завернулась в одеяло с головой, совершенно сдёрнув его с меня.</text:p>
      <text:p text:style-name="P5">ТУК-ТУК-ТУК!</text:p>
      <text:p text:style-name="P60">– Что за ерунда? – Я схватился за голову, пытаясь не дать ей взорваться. Потом взглянул вниз и схватился за другое. – Что за херня??!</text:p>
      <text:p text:style-name="P60">Я вскочил и в спешке начал одеваться.</text:p>
      <text:p text:style-name="P60">БАЦ-БАЦ-БАЦ!!!</text:p>
      <text:p text:style-name="P60">– Уже бегу!</text:p>
      <text:p text:style-name="P60">Одевая штаны, я попрыгал к двери на одной ноге. На пороге стояла серая пегаска с косящим взглядом.</text:p>
      <text:p text:style-name="P60">– Привет, Макс. Тебе корреспонденция. – пегаска порылась в сумке и выудила зубами пухлый пакет.</text:p>
      <text:p text:style-name="P60">– «Особенности поведения, питания и размножения приматов». – прочитал я на стикере.</text:p>
      <text:p text:style-name="P60">– Упс! Ошибочка! Это для Твайлайт. – пегаска забрала пакет и выудила из сумки конверт. – Вот. Распишись в ведомости получения, пожалуйста.</text:p>
      <text:p text:style-name="P5">Вручив конверт, пегаска улетела. Я присел на крыльцо, яростно массируя виски и вспоминая вчерашнее...</text:p>
      <text:p text:style-name="P5"/>
      <text:p text:style-name="P11">***</text:p>
      <text:p text:style-name="P5"/>
      <text:p text:style-name="P1"><text:span text:style-name="T17">Солнечный лучик настойчиво пробивался сквозь плотно сомкнутые веки. Ветерок через открытое окно </text:span><text:span text:style-name="T1">щекотал уши и шуршал</text:span><text:span text:style-name="T17"> </text:span><text:span text:style-name="T1">занавесками</text:span><text:span text:style-name="T17">. Я раскрыл глаза, в который раз наслаждаясь ясной головой и абсолютной выспанностью </text:span><text:span text:style-name="T49">—</text:span><text:span text:style-name="T17"> роскошью, недоступной мне </text:span><text:span text:style-name="T1">годами</text:span><text:span text:style-name="T17">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5">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утопали в траве ржавые рельсы, исчезающие в глубине сада в приземистой кирпичной будке с массивными воротами. И вот из этой-то будки отчётливо раздавалась перебранка.</text:p>
      <text:p text:style-name="P5">…</text:p>
      <text:p text:style-name="P60">– Но нигде не сказано, какие частицы надо ускорять! Мне за эти самоцветы от сестры влетит!</text:p>
      <text:p text:style-name="P60">–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есть у каждого! С которыми жалко расстаться! Вот, к примеру, Биг Мак ускоряет вольт-яблоки <text:span text:style-name="T17">— и о</text:span>н<text:span text:style-name="T17"> з</text:span>нает, как приготовить<text:span text:style-name="T17"> </text:span>из них особенный вольт-сидр, который больше никто не сделает<text:span text:style-name="T17">.</text:span></text:p>
      <text:p text:style-name="P51">– Эээ! Это что же получается? Выходит, зря я яблоки <text:span text:style-name="T1">притащила</text:span>? Нам же не сидр нужен?</text:p>
      <text:p text:style-name="P51">–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60"><text:soft-page-break/>– А, по-моему, ты перепутала, Скуталу. Мыслью направляется <text:span text:style-name="T17">заклинание Индрэ.</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60">– Эээ! Я не собираюсь ни с чем сталкивать свои яблоки! И перегонять тоже! Давайте лучше их съедим.</text:p>
      <text:p text:style-name="P60">– Тише, поняши! Нас могут услышать! Зачем сейчас спорить о том, о чём мы уже спорили вчера и позавчера?</text:p>
      <text:p text:style-name="P60">– Тебе легко говорить, Ску! Ты никакой своей особенной частицы не притащила! Давай мы твой скутер к ускорителю пришпандорим?</text:p>
      <text:p text:style-name="P51"><text:span text:style-name="T1">– Никакой моей частицы и не требуется! Сколько раз повторять, Блум, </text:span>— <text:span text:style-name="T1">я буду своей собственной частицей! Всё равно кому-то нужно думать вопрос для ускорителя.</text:span></text:p>
      <text:p text:style-name="P60">– Так причём тут ускоритель, Скуталу?! Говорю ж, это для заклинания Индрэ...</text:p>
      <text:p text:style-name="P60"/>
      <text:p text:style-name="P60">…</text:p>
      <text:p text:style-name="P60"/>
      <text:p text:style-name="P60">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60">Вот уже неделю я жил в Понивилле, вникая в суть исследований единорожки (после тщательного отбора оборудования я с помощью Спайка отослал полученный список Селестии. К нашему с Твайлайт удивлению, ответ задерживался). <text:s/>Для лучшего понимания аспектов магии, единорожка даже попыталась обучить меня нескольким простейшим заклинаниям. Впрочем, безрезультатно <text:span text:style-name="T17">— то ли я был глух к магии, то ли она ко мне, но с в</text:span>олшебством<text:span text:style-name="T17"> у меня не складывалось.</text:span></text:p>
      <text:p text:style-name="P60">Закрыв дверь, я отправился в город.</text:p>
      <text:p text:style-name="P60"/>
      <text:p text:style-name="P60">…</text:p>
      <text:p text:style-name="P60"/>
      <text:p text:style-name="P60">– Ты не понимаешь! Магия подобна струе воды, исходящей из садового шланга. А заклинание <text:span text:style-name="T17">—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60">– Ну, если по аналогии с садовым шлангом, струя воды сметёт весь песок и может облить всех рядом присутствующих.</text:p>
      <text:p text:style-name="P60">– Правильно! – единорожка кивнула в одобрении. – А ускоритель <text:span text:style-name="T17">— </text:span>это даже не шланг, это пожарный брандспойт. Тебя сожгёт магией, если я попытаюсь применить заклинание Индрэ на тебе, усилив его ускорителем. Даже не проси!</text:p>
      <text:p text:style-name="P60">– А ты неопытный маг? – парировал я.</text:p>
      <text:p text:style-name="P60">– НЕТ!.. У меня есть диплом об окончании кантерлотской школы для одарённых единорогов,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и метров в направлении лучей резонаторных рубинов. И выжигал бы и дальше, но рубины сгорели на второй минуте работы. И это не потому, что я не умею контролировать магию <text:span text:style-name="T17">— НЕТ!</text:span></text:p>
      <text:p text:style-name="P1">Твайлайт начала в возбуждении ходить по читальному залу.</text:p>
      <text:p text:style-name="P1"><text:span text:style-name="T41">– У меня недостаточно сил для контроля столь мощной энергии. И мне НЕ СТЫДНО в этом признаться! Потому что я всего лишь единорог, не то, что некоторые!</text:span><text:span text:style-name="T49"> </text:span><text:span text:style-name="T41">Мощнее ускорителя только магия драконов, аликорнов и Элементов Гармонии. Если бы я была...</text:span><text:span text:style-name="T17"> </text:span>Ай!</text:p>
      <text:p text:style-name="P1">Твайлайт, погружённая в свои мысли, не заметила вылезшего из своей корзинки зевающего Спайка.</text:p>
      <text:p text:style-name="P1"><text:soft-page-break/><text:span text:style-name="T17">–</text:span> Элементы-шмелементы, <text:span text:style-name="T17">–</text:span> проворчал Спайк, выкарабкиваясь из-под Твайлайт, <text:span text:style-name="T17">–</text:span> доброе утро, Макс. Твай, ты не ушиблась?</text:p>
      <text:p text:style-name="P1"><text:span text:style-name="T17">–</text:span> Дет, всё в порядке. <text:span text:style-name="T17">–</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106"><text:span text:style-name="T49">– Я </text:span><text:span text:style-name="T54">всегда буду оставаться в тени. </text:span><text:span text:style-name="T49">– </text:span><text:span text:style-name="T54">хлюпала единорожка. </text:span><text:span text:style-name="T49">– </text:span><text:span text:style-name="T54">Мне не хватает сил, чтобы воспользоваться всеми знаниями, которые я освоила. Ведь даже заклинание «Последнего Шанса» я нашла!</text:span></text:p>
      <text:p text:style-name="P104"><text:span text:style-name="T17">– </text:span>Ты?!</text:p>
      <text:p text:style-name="P104"><text:span text:style-name="T17">– </text:span>Наверняка Селестия даже не упомянула меня! Она отстранила меня от участия после первой, неудачной попытки. А ведь это заклинание третьего уровня сложности! Магов, способных его произвести, в Эквестрии не больше полудюжины! И даже то, что меня заменили Дискордом, говорит о его сложности!</text:p>
      <text:p text:style-name="P104"><text:span text:style-name="T17">– М</text:span>ожет тогда, ты скажешь, что в нём пошло не так и почему к вам попал я, а не сверхаликорн?</text:p>
      <text:p text:style-name="P104"><text:span text:style-name="T17">– </text:span>Не скажу. Заклинания Стар Свирла Бородатого обычно если срабатывают, то без ошибок.</text:p>
      <text:p text:style-name="P60"><text:span text:style-name="T17">– Если </text:span>только <text:span text:style-name="T17">их правильно вызывают. – </text:span>пробурчал Спайк, возвращаясь в корзинку.</text:p>
      <text:p text:style-name="P49"><text:span text:style-name="T17">–</text:span> <text:span text:style-name="T1">Эмм. </text:span>Что он имел ввиду?</text:p>
      <text:p text:style-name="P49"><text:span text:style-name="T17">–</text:span> Ну, <text:span text:style-name="T17">–</text:span> Твайлайт смутилась, <text:span text:style-name="T17">–</text:span> заклинание сработало со второй попытки. В первый раз, <text:span text:style-name="T1">два месяца</text:span> назад, мы попытались вызвать его в Кантерло<text:span text:style-name="T1">тском замке</text:span>. На мгновение появился какой-то смутный образ, и всё. <text:span text:style-name="T1">Н</text:span>ам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text:span text:style-name="T1">расположен </text:span>в месте пересечения крупнейш<text:span text:style-name="T1">их</text:span> торговых путей. И потому<text:span text:style-name="T80"> </text:span><text:span text:style-name="T9">для второй попытки </text:span>пришлось рискнуть и отправиться в Вечнодикий лес. Хотя он уже в то время был очень опасным местом. <text:span text:style-name="T1">Мне известно,</text:span> чем всё закончилось. <text:span text:style-name="T17">–</text:span> <text:span text:style-name="T1">е</text:span>динорожка опустила голову.</text:p>
      <text:p text:style-name="P49"><text:span text:style-name="T17">– </text:span><text:span text:style-name="T1">Да, завершилось всё препаршиво. Принцесса Луна сказала, лучше бы её обратно на Луну закинули.</text:span></text:p>
      <text:p text:style-name="P49"><text:span text:style-name="T17">– </text:span><text:span text:style-name="T1">И я её понимаю! Не каждый может справиться с потерей своего особенного пони. Вот у тебя, Макс, есть своя особенная пони?</text:span></text:p>
      <text:p text:style-name="P49"><text:span text:style-name="T17">– </text:span><text:span text:style-name="T1">Хм. Нет.</text:span></text:p>
      <text:p text:style-name="P49"><text:span text:style-name="T17">– </text:span><text:span text:style-name="T1">А друзья?</text:span></text:p>
      <text:p text:style-name="P49"><text:span text:style-name="T17">– </text:span><text:span text:style-name="T1">У меня был друг. Погиб два месяца назад.</text:span></text:p>
      <text:p text:style-name="P1"><text:span text:style-name="T17">–</text:span> О, мои соболезнования! Друзей терять <text:span text:style-name="T1">тоже</text:span> тяжко.</text:p>
      <text:p text:style-name="P1"><text:span text:style-name="T17">–</text:span> Всё в порядке, Твайлайт.<text:span text:style-name="T17"> </text:span><text:span text:style-name="T1">Как бы то ни было,</text:span> <text:span text:style-name="T1">я готов рискнуть. Я должен. Во всей этой херне явно замешаны люди! Ты уже пробовала это заклинание на своих подругах, и в той галиматье, что они увидели, можно чётко выделить реакцию Рэйнбоу Дэш! «Человеки рулят» </text:span><text:span text:style-name="T17">– </text:span><text:span text:style-name="T1">сказала она. Заклинание указывает на людей! Я должен сам обрести ясновидение! И не просто обрести, а разобраться во всём! Толку с того, что я увижу нечто вроде танцующих слоников </text:span><text:span text:style-name="T49">— </text:span><text:span text:style-name="T41">мы всё равно такой результат использовать не сможем. Нам нужен чёткий ответ, а для этого надо усилить заклинание по максимуму.</text:span><text:span text:style-name="T1"> </text:span>Если <text:span text:style-name="T1">проблема</text:span> только в <text:span text:style-name="T1">неопытности</text:span>, я могу 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5">– Да, это вариант. – единорожка не выглядела обрадованной. – Потому что с драконами нам совсем не светит.</text:p>
      <text:p text:style-name="P1"><text:span text:style-name="T17">– Вот и отлично. Итак, на чём мы остановились? Я уговариваю Селестию помочь тебе с заклинанием Индрэ, усиленным ускорителем. Мы проводим эксперимент, я рассказываю, чего там увидел, а дальше по обстоятельствам</text:span><text:span text:style-name="T49">. Годится?</text:span></text:p>
      <text:p text:style-name="P1"><text:soft-page-break/><text:span text:style-name="T17">–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Индрэ.</text:span></text:p>
      <text:p text:style-name="P1"><text:span text:style-name="T17">– </text:span><text:span text:style-name="T1">Ерунда! Там стоит запрет только для пони. На приматах Луна экспериментировать не запрещала</text:span><text:span text:style-name="T41">.</text:span></text:p>
      <text:p text:style-name="P60">…</text:p>
      <text:p text:style-name="P60">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60">«<text:span text:style-name="T37">Чужестранец-человек разбил сердце нашей обожаемой Селестии! Двор в отчаянии </text:span><text:span text:style-name="T21">— </text:span><text:span text:style-name="T37">принцесса не спит уже больше недели! Врачи продумывают схемы радикальной терапии! Дипломаты намекают, что дееспособность дневной главы диархии под сомнением...</text:span>»</text:p>
      <text:p text:style-name="P60">Папарацци хреновы!</text:p>
      <text:p text:style-name="P60">Скупившись на рынке продуктами, я хотел было возвращаться, когда заметил в боковом переулке знакомую кобылку, озабоченно почёсывающую лоб у тележки с развалившейся осью и рассыпавшимися яблоками. Рядом с ней стоял дюжего вида жеребец с непроницаемым выражением на морде.</text:p>
      <text:p text:style-name="P60"><text:span text:style-name="T17">– </text:span>Привет, Эй-Джей! У тебя проблемы?</text:p>
      <text:p text:style-name="P60"><text:span text:style-name="T17">– </text:span>Привет, сахарок. <text:span text:style-name="T17">– </text:span>озабоченно поприветствовала меня пони. <text:span text:style-name="T17">– </text:span>Да, и ещё какие! Большой Мак, лягать его,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60">Жеребец хихикнул в сторону, прикрывшись копытом. Эпплджек обернулась на звук, и он моментально принял отсутствующее выражение, жуя травинку.</text:p>
      <text:p text:style-name="P60"><text:span text:style-name="T17">– </text:span>А ты, Маки, вместо того, чтоб хихикать, лучше б тележку починил! Уже полдень! Не успеем распродать яблоки <text:span text:style-name="T17">— </text:span>придётся домой везти. И можешь быть уверен, бабуля тя за это по головке не погладит!</text:p>
      <text:p text:style-name="P60">Я присел перед тележкой на корточки. Так я и думал: ось сломалась в самом нагруженном месте, в центре у шкворня. К счастью, деревянная ось треснула неровно, сломанные части можно было скрепить вместе парой обжимных хомутов.</text:p>
      <text:p text:style-name="P60"><text:span text:style-name="T17">– </text:span>Думаю, я могу починить телегу. Только больших нагрузок эта ось уже не выдержит. Но до фермы худо-бедно доедете.</text:p>
      <text:p text:style-name="P60">Эпплджек с сомнением посмотрела на меня.</text:p>
      <text:p text:style-name="P60"><text:span text:style-name="T17">– </text:span>Хошь сказать, ты в Кантерлоте у Селестии под крылышком телеги чинил? Или Рэр сбрехала про Селестию?</text:p>
      <text:p text:style-name="P60">Я мысленно ругнулся на языкатую единорожку и молча достал пенал с инструментами.</text:p>
      <text:p text:style-name="P60">…</text:p>
      <text:p text:style-name="P60">Собрав инструмент, я потолкал тележку назад-вперёд.</text:p>
      <text:p text:style-name="P60"><text:span text:style-name="T17">– Г</text:span>отово. Принимай работу, хозяйка!</text:p>
      <text:p text:style-name="P60">Эпплджек стиснула меня в сокрушающих объятиях.</text:p>
      <text:p text:style-name="P60"><text:span text:style-name="T17">– </text:span>Спасибо, сахарок! Ты не представляешь, как ты нас выручил! Стыдно сказать, но в последнее время дома ни бита: дела идут совсем плохо. Продаём почти задаром, лишь бы брали. А перегруза не будет, половину товара Макинтош дотащит.</text:p>
      <text:p text:style-name="P60">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60"><text:span text:style-name="T17">– </text:span>Этой... Бери... Сам делал... Ток не говори никому, лады?</text:p>
      <text:p text:style-name="P60">Я сунул флягу за пазуху. Биг Мак молниеносно накрыл дерюгой подсумок и через мгновение за телегу заглянула Эпплджек.</text:p>
      <text:p text:style-name="P60"><text:span text:style-name="T17">– </text:span>Чегой-то вы тут скрытничаете, а?</text:p>
      <text:p text:style-name="P60"><text:soft-page-break/>Мак невозмутимостью мог бы посоперничать с кирпичной кладкой стены напротив. Я неопределённо пожал плечами. Поняшка подошла ко мне, неся на спине корзинку яблок.</text:p>
      <text:p text:style-name="P60"><text:span text:style-name="T17">– </text:span>Бери, сахарок. Для тебя <text:span text:style-name="T17">— </text:span>самые <text:span text:style-name="T17">о</text:span>тборные. И помни: в «Сладком яблочке» тебе всегда будут рады!</text:p>
      <text:p text:style-name="P60">Телега с яблоками укатилась по направлению к рынку. Я проводил её глазами, чувствуя голод и удовлетворение от сделанной работы <text:span text:style-name="T22">— </text:span><text:span text:style-name="T71">именно в такой последовательности.</text:span></text:p>
      <text:p text:style-name="P60">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22">— </text:span><text:span text:style-name="T71">объявляла вывеска.</text:span></text:p>
      <text:p text:style-name="P60">Внутри царил полумрак. Свет из небольших круглых люков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60"><text:span text:style-name="T17">– </text:span>Свободно? <text:span text:style-name="T17">– </text:span>спросил я у единственной пони, сидящей за столиком.</text:p>
      <text:p text:style-name="P60"><text:span text:style-name="T17">– </text:span>Да-да, конечно. <text:span text:style-name="T17">– <text:s/></text:span>пробормотала розовая поняшка, глядя в кружку. Рядом с ней стояла внушительных размеров пузатая бутылка с надписью «Сидр» на пыльной этикетке. Пони подвинула табуретку, освобождая мне больше места. Я присел напротив и начал просматривать меню.</text:p>
      <text:p text:style-name="P60"><text:span text:style-name="T17">– <text:s/></text:span>Пирог с грибами, яишницу и чизкейк<text:span text:style-name="T17"> – </text:span>сообщил я подошедшей официантке.</text:p>
      <text:p text:style-name="P60"><text:span text:style-name="T17">– </text:span>Советую выбрать салат «по-Кантерлотски». <text:span text:style-name="T17">– </text:span>так же убито пробормотала моя соседка по столу. <text:span text:style-name="T17">– </text:span>Очень вкусно. Копыта оближешь. И мягкий к тому же.</text:p>
      <text:p text:style-name="P60"><text:span text:style-name="T17">– </text:span>И салат «по-Кантерлотски».</text:p>
      <text:p text:style-name="P63">Пока я ел, пони мрачно смотрела на меня, положив голову на стол. Мне стало неловко от её тяжёлого взгляда и я попытался завести разговор.</text:p>
      <text:p text:style-name="P63"><text:span text:style-name="T17">– </text:span>Вы, наверное, ждёте кого-то?</text:p>
      <text:p text:style-name="P63"><text:span text:style-name="T17">– </text:span>Неа.</text:p>
      <text:p text:style-name="P63"><text:span text:style-name="T17">– </text:span>Просто обедаете?</text:p>
      <text:p text:style-name="P63"><text:span text:style-name="T17">– </text:span>Неа.</text:p>
      <text:p text:style-name="P63"><text:span text:style-name="T17">– </text:span>Просто сидите и мрачно смотрите на меня?</text:p>
      <text:p text:style-name="P63"><text:span text:style-name="T17">– </text:span>Неа.</text:p>
      <text:p text:style-name="P63">Хм, а эта пони не из разговорчивых. Ну ладно.</text:p>
      <text:p text:style-name="P63"><text:span text:style-name="T17">– </text:span>А что же вы делаете?</text:p>
      <text:p text:style-name="P63"><text:span text:style-name="T17">– </text:span>Веселюсь. <text:span text:style-name="T17">– </text:span>мрачно заявила пони.</text:p>
      <text:p text:style-name="P63"><text:span text:style-name="T17">– </text:span>Если я вас достал, то так и скажите. Извините.</text:p>
      <text:p text:style-name="P63">Я продолжил есть молча.</text:p>
      <text:p text:style-name="P63">Неожиданно пони улыбнулась и подмигнула мне. Её сморщенная мордочка разгладилась и стала весьма милой.</text:p>
      <text:p text:style-name="P63"><text:span text:style-name="T17">– </text:span>Привет, Макс!</text:p>
      <text:p text:style-name="P63">Вот дискорд! То есть, чёрт! Обитатели этого городка в который раз поражали меня своей проницательностью. У меня на лбу написано, что ли?!</text:p>
      <text:p text:style-name="P63"><text:span text:style-name="T17">– </text:span>Мы с вами раньше встречались?</text:p>
      <text:p text:style-name="P63"><text:span text:style-name="T17">– </text:span>Неа! <text:span text:style-name="T17">– </text:span>пони улыбалась уже широкой улыбкой от уха и до уха. <text:span text:style-name="T17">– </text:span>Это моя пинки-чуйка! Она вернулась!! И поэтому я знаю, что тебя зовут Макс, и ты программист, и тебе <text:span text:style-name="T29">сорок три года</text:span>, и ты водишь ниссан-пикап! А раз ко мне вернулась моя чуйка, то это значит, что ко мне вернулась <text:soft-page-break/>правильная Пинки! А неправильная Пинки, готовящая НЕПРАВИЛЬНЫЕ КЕКСИКИ, ушла! И это просто здорово!!! Кстати, а кто такая ниссан-пикап? И куда ты её водишь?</text:p>
      <text:p text:style-name="P63">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63"><text:span text:style-name="T17">– </text:span>Оставь, Салвер.<text:span text:style-name="T17"> </text:span>Ему за счёт заведения.</text:p>
      <text:p text:style-name="P60"><text:span text:style-name="T17">– </text:span>Ясно, мисс Пинки. <text:span text:style-name="T17">– </text:span>официантка кивнула и ушла.</text:p>
      <text:p text:style-name="P60"><text:span text:style-name="T17">– Ч</text:span>его-о-о?<text:span text:style-name="T17"> </text:span>Так это твой бар?</text:p>
      <text:p text:style-name="P60"><text:span text:style-name="T17">– </text:span>Агась. <text:span text:style-name="T17">– </text:span>поняха пожала плечами. <text:span text:style-name="T17">– </text:span>Надо же мне было чем-то заниматься после увольнения от Кейков<text:span text:style-name="T17">?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Индрэ выбил из меня прежнюю Пинки и заменил другой, неправильной. Можешь себе представить, <text:span text:style-name="T17">– </text:span>Пинки понизила голос до шёпота, <text:span text:style-name="T17">– </text:span>мне приснилось, что я готовила кексики из пони! Я готовила кексики из своей лучшей подруги Рэйнбоу Дэш!! Я разрезала её на мелкие кусочки!!!</text:p>
      <text:p text:style-name="P60">Говоря это, кобылка оттянула передними копытами нижние веки, став похожей на маньяка.</text:p>
      <text:p text:style-name="P60"><text:span text:style-name="T17">– </text:span>Тихо-тихо. <text:span text:style-name="T17">– </text:span>я оглянулся на посетителей. Шёпот Пинки, наверное, был слышен даже на улице. <text:span text:style-name="T17">– </text:span>Не вспоминай опять. Давай лучше выпьем на брудершафт. За знакомство.</text:p>
      <text:p text:style-name="P60"><text:span text:style-name="T17">– </text:span>Агась! <text:span text:style-name="T17">– </text:span>кивнула пони, придвигая ко мне бутылку. <text:span text:style-name="T17">– </text:span>Хотя ты и так уже знаком со мной, глупенький человек, я не прочь, чтобы ты познакомился со мной ещё раз!</text:p>
      <text:p text:style-name="P60">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60"><text:span text:style-name="T17">– </text:span>У меня есть идея получше. <text:span text:style-name="T17">– </text:span>на свет показалась фляга Большого Макинтоша.</text:p>
      <text:p text:style-name="P60"><text:span text:style-name="T17">– </text:span>Ух ты-ы-ы! <text:span text:style-name="T17">– </text:span>Пинки понюхала горлышко. <text:span text:style-name="T17">–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60"><text:span text:style-name="T17">– </text:span>Починил телегу. Только молчок про самогон, раз уж ты в курсе. <text:span text:style-name="T17">– </text:span>я разлил сидр по чашкам.</text:p>
      <text:p text:style-name="P60"><text:span text:style-name="T17">– </text:span>Да ты что?! Чтоб я выболтала главную тайну Биг Мака, про которую не знают целых две пони в Понивилле? За кого ты меня принимаешь? <text:span text:style-name="T17">–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text:p>
      <text:p text:style-name="P60"><text:s/>Сидр Биг Мака на вкус был безобидным, чуть забродившим яблочным соком. Я выпил полную чашку и заявил Пинки:</text:p>
      <text:p text:style-name="P60"><text:span text:style-name="T17">– </text:span>Эт-то ты наззваешь ссуфер-ддуфер-ссильн...?</text:p>
      <text:p text:style-name="P60">Язык повиновался мне с трудом. Я с удивлением посмотрел на кружку. И увидел вместо неё две. Кружки. И две руки. И когда я поднял голову, то увидел напротив полторы Пинки Пай.</text:p>
      <text:p text:style-name="P60"><text:span text:style-name="T17">– У </text:span>тебя такая смешная мордочка! <text:span text:style-name="T17">– </text:span>захихикали Пинки, покачиваясь. <text:span text:style-name="T17">– </text:span>Как будто ты <text:span text:style-name="T71">подкову </text:span>в пироге обнаружил. Или Селестию в ванной.</text:p>
      <text:p text:style-name="P60">Это сравнение пробудило во мне полузабытое воспоминание.</text:p>
      <text:p text:style-name="P60"><text:span text:style-name="T17">– </text:span>Эммм... Скажи-ка мне, мой друг П-п-пинки... Легенда про фаэри <text:span text:style-name="T22">— </text:span><text:span text:style-name="T71">эт правда?</text:span></text:p>
      <text:p text:style-name="P60"><text:span text:style-name="T22">– </text:span><text:span text:style-name="T71">Какая из? Их много, вообще-то. Ик!</text:span></text:p>
      <text:p text:style-name="P60"><text:span text:style-name="T22">– </text:span><text:span text:style-name="T71">Про принцесс. Про то, что они фаэри, спустившиеся с неба во плоти, чтоб помогать пони управлять Эквестрией?</text:span></text:p>
      <text:p text:style-name="P60"><text:span text:style-name="T22">– </text:span><text:span text:style-name="T71">Макс, </text:span><text:span text:style-name="T22">– </text:span><text:span text:style-name="T71">захихикала Пинки, взъерошив копытами розовые кудряшки и попытавшись соорудить из них бороду, </text:span><text:span text:style-name="T22">– </text:span><text:span text:style-name="T71">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Про эту легенду я слышала только, что есть две её версии: по одной, </text:span><text:soft-page-break/><text:span text:style-name="T71">принцессы спустились к нам во плоти. По второй они воплотились в телах неких пони, прошедших древний обряд инициации на неведомом острове. А почему тебе интересна эта тема? Ик!</text:span></text:p>
      <text:p text:style-name="P60"><text:span text:style-name="T22">– </text:span><text:span text:style-name="T71">Да так. Всё думаю, насколько это одиноко — быть бессмертной в мире смертных. Когда сам никого не любишь, и тебя никто не любит...</text:span></text:p>
      <text:p text:style-name="P60"><text:span text:style-name="T22">– </text:span><text:span text:style-name="T71">Ты что-о-о! Нельзя любить фаэри! Она похитит твоё сердце, и ты будешь искать её, пока не... </text:span><text:span text:style-name="T22">– </text:span><text:span text:style-name="T71">Пинки погрузилась в так и не съеденный салат «по-Кантерлотски» и захрапела.</text:span></text:p>
      <text:p text:style-name="P60"><text:span text:style-name="T22">– </text:span><text:span text:style-name="T71">Пока не умру?</text:span></text:p>
      <text:p text:style-name="P60"><text:span text:style-name="T22">– </text:span><text:span text:style-name="T71">Нет, глупенький, </text:span><text:span text:style-name="T22">– </text:span><text:span text:style-name="T71">пробулькала Пинки из миски. </text:span><text:span text:style-name="T22">– </text:span><text:span text:style-name="T71">Пока не найдёшь.</text:span></text:p>
      <text:p text:style-name="P64">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и,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64">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64">Холодок незаметно прокрался мне в душу и прояснил мозги. Я кинул взгляд на часы на стене. Было без десяти шесть.</text:p>
      <text:p text:style-name="P64">Бля!</text:p>
      <text:p text:style-name="P64">Земля брыкалась подо мной и выкидывала лихие коленца. Я кинулся на улицу, переворачивая стулья и извиняясь заплетающимся языком. Хлопнув входной дверью бара, я попытался проскочить между двумя фонарями.</text:p>
      <text:p text:style-name="P64">БАМММ!!!</text:p>
      <text:p text:style-name="P64">Очнулся я сидящим у фонаря, сквозь который только что пытался пробежать. Возле меня хлопотала Пинки Пай, прикладывая к моему лбу мокрую тряпочку.</text:p>
      <text:p text:style-name="P64"><text:span text:style-name="T17">– </text:span>Судя по тому, как ты стремительно сбежал от меня не попрощавшись, у тебя проблемы. <text:span text:style-name="T17">– </text:span>заметила с укором кобылка.</text:p>
      <text:p text:style-name="P64"><text:span text:style-name="T17">– </text:span>Пинки, <text:span text:style-name="T17">– </text:span>несчастным голосом сообщил я ей. <text:span text:style-name="T17">– </text:span>Если я до шести не окажусь дома, проблемы будут у одной маленькой пони. Очень большие проблемы.</text:p>
      <text:p text:style-name="P64"><text:span text:style-name="T17">– </text:span>Хм. <text:span text:style-name="T17">– </text:span>кобылка через окно посмотрела на часы в баре. <text:span text:style-name="T17">– </text:span>Тогда нам надо поторопиться! У нас есть шесть минут!</text:p>
      <text:p text:style-name="P64"><text:span text:style-name="T17">– </text:span>У нас?</text:p>
      <text:p text:style-name="P64">Пинки молча поддела меня носом и с неожиданной<text:tab/>для такой маленькой кобылки силой буквально закинула меня себе на спину.</text:p>
      <text:p text:style-name="P64">Вся последующая дорога до моего дома была быстрой и мучительной. Я практически лежал на 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64">Но недостаточное.</text:p>
      <text:p text:style-name="P64">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text:soft-page-break/>украшен неровн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 и, зажмурившись, прижали копыта к головам, усиленно изображая работу мозга.</text:p>
      <text:p text:style-name="P64"><text:span text:style-name="T17">– </text:span>Стооой! <text:span text:style-name="T17">– </text:span>заорал я. <text:span text:style-name="T17">– </text:span>Выпрыгивай из бочки!!!</text:p>
      <text:p text:style-name="P64">Кобылка-пилот улыбнулась и постукала копытцем по шлему, показывая, что не слышит меня.</text:p>
      <text:p text:style-name="P64"><text:span text:style-name="T17">– </text:span>Выпрыгивааа... <text:span text:style-name="T17">– </text:span>мой крик утонул в рёве рвущихся фейерверков.</text:p>
      <text:p text:style-name="P64">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64">Радужногривая пегаска молнией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64"><text:span text:style-name="T17">– </text:span>Эммм... Уже можно открывать? <text:span text:style-name="T17">– л</text:span>имонная поняшка отняла копыта от висков и открыла глаза. <text:span text:style-name="T17">– </text:span>Ух ты-ы-ы! Он всамделишную работает! Слышь, Свити, ускоритель Скуталу сработал!</text:p>
      <text:p text:style-name="P64">Поняшка ткнула в бок белоснежную пони-единорога. Та раскрыла глаза и осмотрелась.</text:p>
      <text:p text:style-name="P64"><text:span text:style-name="T17">– </text:span>Смотри, вот те и ответ на вопрос, куда деваются пони!</text:p>
      <text:p text:style-name="P64"><text:span text:style-name="T17">– </text:span>Где? <text:span text:style-name="T17">– </text:span>единорожка начала оглядываться.</text:p>
      <text:p text:style-name="P64"><text:span text:style-name="T17">– </text:span>Да ты не туда, ты сюда смотри! Вишь, прямо перед тобой! <text:span text:style-name="T17">– </text:span>жёлтая ткнула копытом прямо в меня. <text:span text:style-name="T17">–</text:span> Вот! Его тут до икс-пи-ри-мен-та не было. А терь он есть! Значит, это и есть ответ! Смекаешь?</text:p>
      <text:p text:style-name="P64"><text:span text:style-name="T17">– </text:span>И что? Я всё равно не пойму, куда пони деваются? И куда пропала Скуталу?</text:p>
      <text:p text:style-name="P64"><text:span text:style-name="T17">– Я </text:span>их ем. <text:span text:style-name="T17">– </text:span>зверски ухмыльнувшись, сообщил я поняшам. <text:span text:style-name="T17">– </text:span>Мне нравятся пони. Особенно я люблю непослушных жеребят.</text:p>
      <text:p text:style-name="P64">Две поняш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64"/>
      <text:p text:style-name="P65">***<text:line-break/></text:p>
      <text:p text:style-name="P5">Со скрипом восстановив в памяти предыдущий день, я встал с крыльца. Взгляд упал на конверт, машинально свёрнутый трубочкой в кулаке.</text:p>
      <text:p text:style-name="P7"/>
      <text:p text:style-name="P7">Кому: Человеку Максу, Понивилль.</text:p>
      <text:p text:style-name="P7">От кого: Кантерлот, Дворец, Королевский Секретариат Её Высочества, Дневной Главы Диархии, Принцессы Селестии.</text:p>
      <text:p text:style-name="P60"/>
      <text:p text:style-name="P72">Приветствую тебя, мой маленький человек!</text:p>
      <text:p text:style-name="P72"><text:soft-page-break/>Рада, что исследования сдвинулись с мёртвой точки. В то же время готова грызть себя за круп от досады на свою сестрицу! Она не поставила меня в известность, что запретила эксперименты. Ах, этот дух противоречия и стремление доказать всем (мне в особенности) свою самостоятельность!</text:p>
      <text:p text:style-name="P72">Разумеется, я окажу тебе полное содействие в контроле магии при эксперименте с усиленным заклинанием Индрэ. Я не рассматривала его всерьёз, помня его создателя <text:span text:style-name="T17">— </text:span>забавного, не вполне нормального единорога, считающего себя то человеком, то аликорном.<text:span text:style-name="T17"> </text:span>Но из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 магическом сне путешествовала по Эогиппу и видела эгрегор Эквестрии <text:span text:style-name="T17">— </text:span>место, из которого приходят в мир при рождении и куда в конечном итоге возвращаются всепони. В её сне можно наблюдать крайне тревожащую меня вещь: утечку эгрегора. Вот ту очередь из пони, уходящих в чёрный экран. Несомненно, исчезновения пони в реальности связаны с утечкой эгрегора через чёрный экран. Разгадка экрана <text:span text:style-name="T17">— </text:span>ключ к разгадке тайны исчезновения пони.</text:p>
      <text:p text:style-name="P72"><text:span text:style-name="T17">C</text:span>он, увиденный Эпплджек, поверг меня в шок. Не знаю, ЧТО могло породить катаклизм, превративший Эквестрию в выжженую пустошь, но, судя по мыслям и воспоминаниям Элемента Честности, это мы сами. Мне страшно и горько от осознания этого. Я утешаю себя лишь тем, что это, скорее всего, баловство моей сестры. Разумеется, это всего лишь ещё один из её кошмаров, который она умудрилась встроить в заклинание, дабы испугать меня до колик. Такого попросту не может случиться в реальности, нигде и никогда!</text:p>
      <text:p text:style-name="P105">Если не отвлекаться на кошмар, навеянный моей сестрой, то в сне Эпплджек можно обнаружить очертания другой проблемы. В конце видения видны множество параллельных Эквестрий. Не знаю, что это означает, но заклинание явно хотело обратить на это внимание.</text:p>
      <text:p text:style-name="P74">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 как и причину утечки эгрегора.</text:p>
      <text:p text:style-name="P72">Думаю обратиться за помощью к Луне. Она намного лучше меня ориентируется в этой теме. Мы ещё поговорим об этом при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72">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72">Помимо описанных проблем, гонцы со всех концов Эквестрии рассказывают об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17">— </text:span>прорехи в ткани действительности появились и в реальном мире.</text:p>
      <text:p text:style-name="P72">Я сейчас писала сухим стилем моего советника по экономике, чтобы только сдержать себя в копытах. Ситуация просто ужасная! Мне очень не хочется загружать тебя экономическими выкладками, но я вынуждена это сделать, чтобы ты понял, почему я отказываю тебе в запросе на ускоритель. Псинтел <text:span text:style-name="T17">— </text:span>компания алмазных псов, производящая рубиновые резонаторы для ускорителей <text:span text:style-name="T17">—</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17">— </text:span>в Эквестрии больше нет производства магических ускорителей.</text:p>
      <text:p text:style-name="P72">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72"><text:soft-page-break/>Макс, мне крайне неудобно подгонять тебя.<text:span text:style-name="T17">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17">— </text:span>из мира продолжает уходить магия. В узловых магических точках, таких как Вечнодикий Лес, Кристальная империя или небольшой остров на другом краю Эквуса, это ещё незаметно, но в остальных местах это почувствовали всепони. Магия единорогов слабеет, некоторы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нужных заклинаний.</text:p>
      <text:p text:style-name="P72">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72">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72">«<text:span text:style-name="T17">P.S. Н</text:span>е гневите мироздание воровством! <text:span text:style-name="T37">Обмен рулит</text:span>!»</text:p>
      <text:p text:style-name="P72">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17">—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72">До встречи, мой маленький человек! Крепко обнимаю <text:span text:style-name="T17">— </text:span>если ты уже не сердишься на меня <text:span text:style-name="T17">—</text:span> или просто кладу рог тебе на плечо в противном случае.</text:p>
      <text:p text:style-name="P72"/>
      <text:p text:style-name="P58">P.S. <text:span text:style-name="T1">Посылаю это письмо пегасьей почтой. Письмо через Спайка может случайно прочитать Твайлайт. Мне не хочется, чтобы она узнала реальное состояние дел в Эквестрии. Это может отвлечь её от исследований.</text:span></text:p>
      <text:p text:style-name="P58"/>
      <text:p text:style-name="P58">P.S.P.S. <text:span text:style-name="T1">Я всё равно дождусь, когда ты перестанешь злиться!</text:span></text:p>
      <text:p text:style-name="P69"/>
      <text:h text:style-name="Heading_20_2" text:outline-level="2">13. Мэйнхэттен</text:h>
      <text:p text:style-name="P169">ZZ Top – Gimme all your lovin</text:p>
      <text:p text:style-name="P170">Mothley Crue – Kick Start My Heart</text:p>
      <text:p text:style-name="P64"><text:span text:style-name="T17">– </text:span>Попробуй ещё раз. Может, сбой соединения.</text:p>
      <text:p text:style-name="P64">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64"><text:span text:style-name="T17">– </text:span>Не отсылается. Глюк какой-то.</text:p>
      <text:p text:style-name="P64">Я спрятал письмо в карман. Вот незадача! Селли,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17">«connection timeout». </text:span>А с особенностями понячьей бюрократии я уже <text:soft-page-break/>немного ознакомился: было бы легче уговорить Селли нарисовать солнцем «<text:span text:style-name="T17">х#й</text:span>» на небе, чем заставить пони-чинушу поступиться хотя бы запятой в должностных инструкциях.</text:p>
      <text:p text:style-name="P64"><text:span text:style-name="T17">– </text:span>Может, она заснула? <text:span text:style-name="T17">– </text:span>Твайлайт ходила кругами по периметру библиотеки. <text:span text:style-name="T17">– </text:span>Ты говорил, она в последнее время выглядит невыспавшейся.</text:p>
      <text:p text:style-name="P64"><text:span text:style-name="T17">– А </text:span>я думаю, это её критические дни или какая-нибудь другая подобная фигня мешает. <text:span text:style-name="T17">– </text:span>вклинилась радужногривая пегаска. <text:span text:style-name="T17">– </text:span>Предлагаю выдвигаться. Я поеду с Максом в Фетлок. Когда найдём рубины, я смогу за день доставить их обратно. К тому времени, как Макс вернётся в Понивилль, ты уже починишь и настроишь ускоритель. Так мы верняк пару дней сэкономим...</text:p>
      <text:p text:style-name="P64"/>
      <text:p text:style-name="P65">***</text:p>
      <text:p text:style-name="P64"/>
      <text:p text:style-name="P5">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ого посёлка.</text:p>
      <text:p text:style-name="P64"><text:span text:style-name="T17">– </text:span>Это неправильно! <text:span text:style-name="T17">– </text:span>заявила Рэйнбоу Дэш, отвернувшись от окна.</text:p>
      <text:p text:style-name="P64"><text:span text:style-name="T17">– </text:span>Ну да, я тоже так считаю. <text:span text:style-name="T17">– </text:span>откликнулся я. <text:span text:style-name="T17">– </text:span>Тащиться через полстраны только из-за неправильно составленной бумажки!</text:p>
      <text:p text:style-name="P64"><text:span text:style-name="T17">– </text:span>Да я не про то! <text:span text:style-name="T17">– </text:span>отмахнулась пегаска. <text:span text:style-name="T17">– </text:span>Посмотри на поле.</text:p>
      <text:p text:style-name="P64"><text:span text:style-name="T17">– </text:span>И что? Поле как поле.</text:p>
      <text:p text:style-name="P64"><text:span text:style-name="T17">– </text:span>Оно не убрано. <text:span text:style-name="T17">– </text:span>мрачно ответила пегаска. <text:span text:style-name="T17">– </text:span>Ужас, сколько кукурузы пропадает!</text:p>
      <text:p text:style-name="P64">Я присмотрелся получше и указал ей на очередной городок, проносящийся за окном.</text:p>
      <text:p text:style-name="P64"><text:span text:style-name="T17">– </text:span>У самого посёлка поля убраны. Наверняка дойдёт дело и до остальных.</text:p>
      <text:p text:style-name="P64"><text:span text:style-name="T17">– </text:span>Не дойдёт. <text:span text:style-name="T17">– </text:span>Рэйнбоу Дэш уставилась в карты, сморщила нос и побила мою шестёрку валетом. <text:span text:style-name="T17">– </text:span>В такое время кукуруза вся уже должна быть убрана. Любой погодный пегас тебе это скажет. Из-за этих дурацких исчезновений некому работать на полях!</text:p>
      <text:p text:style-name="P64">Я выложил на платок горку сдобы от Пинки (сама она, узнав, что меня сопровождает Рэйнбоу Дэш, ехать наотрез отказалась) и предложил печеньку пегаске.</text:p>
      <text:p text:style-name="P64"><text:span text:style-name="T17">– </text:span>Спасибо, но от пинкиных плюшек у меня фланки округляются.</text:p>
      <text:p text:style-name="P64"><text:span text:style-name="T17">– </text:span>Да ладно тебе, Рэйнбоу Дэш! От одной не округлятся.</text:p>
      <text:p text:style-name="P64"><text:span text:style-name="T17">– </text:span>От одной —<text:span text:style-name="T17"> </text:span>нет. Но я ж на одной не остановлюсь... И вот что. Зови меня Дэш! А то и мне придётся звать тебя полным именем, а я этого не выношу. <text:span text:style-name="T17">– </text:span>Пегаска взяла карту и нахмурилась. <text:span text:style-name="T17">– </text:span>Да что ж такое, какого сена! Одни валеты идут!</text:p>
      <text:p text:style-name="P64">За окном несколько пони работали на поле. Что-то странное было в их деятельности.<text:span text:style-name="T17"> </text:span>Как будто…</text:p>
      <text:p text:style-name="P64"><text:span text:style-name="T17">– О</text:span>но и понятно, что поля не убраны. Откуда ж им быть убранными, когда на двух работающих пони целая толпа бездельников!</text:p>
      <text:p text:style-name="P64">Рэйнбоу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64"><text:span text:style-name="T17">– </text:span>Они паслись… Ты можешь себе представить? Макс! Они ПАСЛИСЬ! Ели траву, как какие-то дикари! Фигня какая-то…</text:p>
      <text:p text:style-name="P64">Пегаска удручённо покачала головой не веря увиденному. Потом она сложила карты и залезла на верхнюю полку. <text:s/>Вскоре оттуда послышалось шуршание страниц, а свесившийся хвост защекотал мне нос.</text:p>
      <text:p text:style-name="P64">…</text:p>
      <text:p text:style-name="P64">ВЖИИИИИИИИИ!!!</text:p>
      <text:p text:style-name="P64"><text:soft-page-break/>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64"><text:span text:style-name="T17">– </text:span>Что за…?</text:p>
      <text:p text:style-name="P108">Дэш выглянула в коридор. В кромешной тьме мелькали лучи фонариков и огоньки на рогах единорогов. Кто-то левитировал перед собой волшебную палочку со светящимся набалдашником в виде звёздочки.</text:p>
      <text:p text:style-name="P64"><text:span text:style-name="T17">– </text:span>Леди и джентльпони! Просьба не паниковать! Поезд дальше не идёт: впереди провал! <text:span text:style-name="T17">– </text:span>крикнул проводник.</text:p>
      <text:p text:style-name="P64"><text:span text:style-name="T17">– </text:span>Какой ещё, в дышло, провал? Я проезжал тут два дня назад!</text:p>
      <text:p text:style-name="P64"><text:span text:style-name="T17">– </text:span>Безобразие! Верните мне деньги за билет!</text:p>
      <text:p text:style-name="P64"><text:span text:style-name="T17">– </text:span>Как вы смеете! Я опоздаю в порт! <text:s/><text:span text:style-name="T17">– </text:span>послышались выкрики в толпе.</text:p>
      <text:p text:style-name="P64">Проводник — седой земнопони стального цвета — поставил фонарь на пол и вытер со лба пот.</text:p>
      <text:p text:style-name="P64"><text:span text:style-name="T17">–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5">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этаким сюрреалистическим кова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64">Я осторожно подошёл к краю и глянул вниз. </text:p>
      <text:p text:style-name="P64">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64"><text:span text:style-name="T17">– </text:span>Эта дыра фиг знает на сколько длится! <text:span text:style-name="T17">– </text:span>заявила Дэш, выныривая из темноты. <text:span text:style-name="T17">– </text:span>я летела по две минуты в каждую сторону, и всё же не достигла концов. Значит, ты, как минимум полдня потратишь, и то не факт, что обойдёшь. Что делать будем, кэп?</text:p>
      <text:p text:style-name="P64">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64"><text:span text:style-name="T17">– </text:span>Дэш, нам надо на ту сторону.</text:p>
      <text:p text:style-name="P64"><text:span text:style-name="T17">– </text:span>Нет проблем. Я могу тебя перенести.</text:p>
      <text:p text:style-name="P64">Я с сомнением посмотрел на пегаску. Дэш в холке была мне по пояс.</text:p>
      <text:p text:style-name="P64"><text:span text:style-name="T17">– </text:span>Ты точно в этом уверена?</text:p>
      <text:p text:style-name="P64">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64"><text:span text:style-name="T17">– </text:span>Почти. На восемьдесят процентов. Тут какой-то воздух разрежённый, мне трудно удерживать тебя. <text:span text:style-name="T17">– </text:span>пожаловалась пегаска. <text:span text:style-name="T17">– </text:span><text:s/>Хотя раньше я и побольше вес подымала, честно!</text:p>
      <text:p text:style-name="P64">Мля.</text:p>
      <text:p text:style-name="P64"><text:span text:style-name="T17">–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64">Пегаска почесала затылок и заметила.</text:p>
      <text:p text:style-name="P64"><text:soft-page-break/><text:span text:style-name="T17">– </text:span>В таком случае мы друг-другу сниться будем. Потому что в этих двадцати процентах я тоже гробанусь. Не думаешь же ты, что я тебя брошу?</text:p>
      <text:p text:style-name="P64">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64">А что, это идея! Если «мостик» из висящих рельсов выдержал её, то выдержит и меня —<text:span text:style-name="T17"> </text:span>я уже давно заметил, что пони по весу были не легче, а то и тяжелее меня. Я поплевал на руки и сбросил рюкзак.</text:p>
      <text:p text:style-name="P64">…</text:p>
      <text:p text:style-name="P64">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64">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17">– </text:span>двенадцать метров вперёд. Вот, переползу через стык <text:span text:style-name="T17">–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text:p>
      <text:p text:style-name="P64">Разумеется, я посмотрел вниз.</text:p>
      <text:p text:style-name="P64">Мне моментально захотелось в туалет по маленькому. Я не вру и не шучу — ссать захотелось отчаянно. Потому что я увидел «дно».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64">…</text:p>
      <text:p text:style-name="P64">Я валялся на насыпи и трясся как в лихорадке. От пережитого шока меня тошнило.</text:p>
      <text:p text:style-name="P64"><text:span text:style-name="T17">– </text:span>Ты как, в порядке? Макс? <text:span text:style-name="T17">– п</text:span>егаска озабоченно потрогала меня за плечо. <text:span text:style-name="T17">– </text:span>В чём дело? Как ты себя чувствуешь?</text:p>
      <text:p text:style-name="P64">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64"><text:span text:style-name="T17">– </text:span>Я чувствую, что только что упустил отличную возможность отлить на вселенную!</text:p>
      <text:p text:style-name="P64"/>
      <text:p text:style-name="P65">***</text:p>
      <text:p text:style-name="P5"/>
      <text:p text:style-name="P5">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летний день. <text:s text:c="2"/>Скрип экипажей, цокот тысяч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Впрочем, смешение стилей и технологий Эквестрии уже перестало меня удивлять: ещё во дворце я привык видеть стражников-пегасов в средневековых доспехах с алебардами, заваривающих в каптёрке <text:soft-page-break/>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двигают немногие энтузиасты вроде Твайлайт Спаркл. Остальные же предпочитают жить и работать по-старинке.</text:p>
      <text:p text:style-name="P5">Мы стояли перед выставочным павильоном Псинтела, о чём свидетельствовала вывеска «<text:span text:style-name="T17">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64"><text:span text:style-name="T17">– </text:span>Павильон закрыт! Вы опоздали на две недели. <text:span text:style-name="T17">– </text:span>проворчал рыжий земнопони в фуражке и попытался захлопнуть дверь. Я вставил в проём ботинок и развернул перед его носом мандат.</text:p>
      <text:p text:style-name="P73">«Именем Селестии, повелеваю всячески содействовать предъявителю сего мандата, человеку Мак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5"><text:span text:style-name="T57">Принцесса Селестия Эквестрийская, Дневная Глава Диархии, Непобедимое Солнце, Защитница Кантерлота, Страж Эверфри и прочая и прочая...» </text:span><text:span text:style-name="T51">– </text:span><text:span text:style-name="T56">прочитал охранник, близоруко щурясь.</text:span></text:p>
      <text:p text:style-name="P64"><text:span text:style-name="T17">– </text:span>Удостоверение личности предъявлять? <text:span text:style-name="T17">– </text:span>осведомился я.</text:p>
      <text:p text:style-name="P64"><text:span text:style-name="T17">– </text:span>Ч-ч-человеку М-м-максу? <text:span text:style-name="T17">– </text:span>заикаясь, переспросил охранник. Он присмотрелся ко мне получше и изо всех сил опустил копыто мне на ботинок.</text:p>
      <text:p text:style-name="P64">Бляяя!!! Ах ты ж!!!</text:p>
      <text:p text:style-name="P64">Хлопнула освобождённая дверь, изнутри клацнула щеколда.</text:p>
      <text:p text:style-name="P64"><text:span text:style-name="T17">– </text:span>Нет, ты видела? Он мне чуть носок не размозжил, с-с-скотина!!! <text:span text:style-name="T17">– </text:span>заорал я, прыгая на одной ноге. <text:span text:style-name="T17">– </text:span>Вызывай полицию, пока я этого мудака не прибил нахрен!</text:p>
      <text:p text:style-name="P64">Дэш, ни слова не говоря, прислонила ухо к двери.</text:p>
      <text:p text:style-name="P64"><text:span text:style-name="T17">– </text:span>Будешь смеяться, но именно этим он и занят. Вызывает полицию по телефону. <text:span text:style-name="T17">– </text:span>сообщила пегаска.</text:p>
      <text:p text:style-name="P64"><text:span text:style-name="T17">– </text:span>Ха-ха-ха! Очень смешно, сейчас животик надорву! <text:span text:style-name="T17">– </text:span>съязвил я. <text:span text:style-name="T17">– </text:span>Тем лучше, нам даже напрягаться не надо. Подождём полицию и скрутим этого маньяка!</text:p>
      <text:p text:style-name="P64">Пегаска продолжала слушать. Потом глаза её округлились от удивления.</text:p>
      <text:p text:style-name="P64"><text:span text:style-name="T17">– </text:span>Оп-па! <text:span text:style-name="T17">– </text:span>пегаска оторвала ухо от двери. <text:span text:style-name="T17">– </text:span>Макс, кажись, у нас проблемы. Надо сваливать отсюда. Долго объяснять. Из того, что я поняла, копы будут не на нашей стороне.</text:p>
      <text:p text:style-name="P64">Ну охренеть! Я что, нанёс моральную травму охраннику своим видом? Добро пожаловать в Эквестрию, страну дружбы и пони!</text:p>
      <text:p text:style-name="P64"><text:span text:style-name="T17">– </text:span>Сколько у нас времени?</text:p>
      <text:p text:style-name="P64">Дэш почесала в затылке.</text:p>
      <text:p text:style-name="P64"><text:span text:style-name="T17">– </text:span>В Мэйнхэттене полиция прибывает на место в течении десяти минут. Но Фетлок — достаточно удалённый пригород, тут они не так хорошо вышколены. Думаю, пятнадцать <text:span text:style-name="T17">– </text:span>двадцать минут у нас есть.</text:p>
      <text:p text:style-name="P64">Я с наслаждением захреначил ногой в стеклянную дверь павильона. Осколки стекла брызнули во все стороны.</text:p>
      <text:p text:style-name="P64"><text:span text:style-name="T17">– </text:span>Тогда давай сначала обыщем контору. Если уж полиция всё равно едет сюда, так пусть у них хотя бы будет повод!</text:p>
      <text:p text:style-name="P64"/>
      <text:p text:style-name="P65">***</text:p>
      <text:p text:style-name="P64"/>
      <text:p text:style-name="P64">Разумеется, полиция приехала, как только мы обнаружили эти чёртовы резонаторы — иначе ж и быть не могло!</text:p>
      <text:p text:style-name="P64"><text:soft-page-break/>…</text:p>
      <text:p text:style-name="P64">Я рубил пожарным топором тяжёлую директорскую дверь с табличкой «<text:span text:style-name="T17">DD Rover</text:span>», когда Дэш взлетела над стендом в углу выставочного зала, подзывая меня. Над стендом висела рекламная вывеска «Исследовательские технологии Псинтел» с плакатом, на котором пёс в малиновом пиджаке <text:s/>и украшенном самоцветами шипастом ошейнике передавал белой единорожке с фиолетовой гривой и хвостом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го пассии вызвали у меня смутные воспоминания, хотя проверить их я не мог, так как её кьютимарка была закрыта сталактитом. Прибор с плаката стоял на столике под вывеской.</text:p>
      <text:p text:style-name="P64"><text:span text:style-name="T17">– “</text:span>Портативный магоэнергетический ускоритель «<text:span text:style-name="T17">Psyntel Rari2+ DDR</text:span>»,<text:span text:style-name="T17"> </text:span>демо-прототип<text:span text:style-name="T17">” – </text:span>прочитал я на бирке. <text:span text:style-name="T17">– </text:span>Оно!<text:span text:style-name="T17">&lt;</text:span>Т<text:span text:style-name="T29">вайлайт в Понивилле, услышав про портативный ускоритель, захочет его получить. Макс смутится</text:span><text:span text:style-name="T17">&gt;</text:span></text:p>
      <text:p text:style-name="P64">Снаружи послышался вой сирены и цокот множества копыт.</text:p>
      <text:p text:style-name="P64"><text:span text:style-name="T17">–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64">Пиздец! Мы с Дэш переглянулись.</text:p>
      <text:p text:style-name="P64"><text:span text:style-name="T17">– </text:span>Это твои двадцать минут? <text:span text:style-name="T17">– </text:span>возмутился я. <text:span text:style-name="T17">– </text:span>Да ещё и десяти не прошло!</text:p>
      <text:p text:style-name="P64">Дэш вымучено скривилась.</text:p>
      <text:p text:style-name="P64"><text:span text:style-name="T17">– </text:span>Человек Макс, здание окружено! Мы знаем, что ты внутри! Выходи добровольно, или будешь взят силой! <text:span text:style-name="T17">– </text:span>загремел усиленный мегафоном голос.</text:p>
      <text:p text:style-name="P64">Я разбил топором стеклянные дверцы прибора и вытащил рубины.</text:p>
      <text:p text:style-name="P64"><text:span text:style-name="T17">– </text:span>Значит так. План такой: я отвлекаю копов. Ты летишь с рубинами в Понивилль и отдаёшь их Твайлайт. Потом Твай пишет Селли и меня вытаскивают отсюда.</text:p>
      <text:p text:style-name="P64">Пегаска отрицательно помотала головой.</text:p>
      <text:p text:style-name="P64"><text:span text:style-name="T17">– </text:span>Ну уж фигушки. Я тебя тут не оставлю.</text:p>
      <text:p text:style-name="P64"><text:span text:style-name="T17">– </text:span>Дэш! <text:span text:style-name="T17">– </text:span>взмолился я. <text:span text:style-name="T17">– </text:span>Сейчас не время геройствовать! Нам нужно добыть резонаторы! Ничего со мной не случится, посижу пару деньков в КПЗ и выйду как новенький!</text:p>
      <text:p text:style-name="P64"><text:span text:style-name="T17">– </text:span>Ты не понимаешь! <text:span text:style-name="T17">– </text:span>упрямо мотнула головой пегаска. <text:span text:style-name="T17">– </text:span>Всё изменилось. Никто тебя не вытащит.</text:p>
      <text:p text:style-name="P64">Окна павильона рассыпались стеклянным дождём, внутрь влетели четыре дымовые шашки. Вслед за ними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64"><text:span text:style-name="T17">– </text:span>Быстро за мной! <text:span text:style-name="T17">– </text:span>скомандовала пегаска, помчавшись к лестнице в офисные этажи.</text:p>
      <text:p text:style-name="P64">Я припустил было за ней, потом вернулся и поднял над головой раскуроченный ускоритель.</text:p>
      <text:p text:style-name="P64"><text:span text:style-name="T17">– Ю-</text:span>хууу<text:span text:style-name="T17">!!!</text:span></text:p>
      <text:p text:style-name="P64">Увесистый ящик врезался во фронтальные щиты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64">На последнем этаже пегаска стояла в коридоре, с сомнением обозревая ряд дверей.</text:p>
      <text:p text:style-name="P64"><text:span text:style-name="T17">– </text:span>Где-то тут должна быть дверь на крышу. Не могли же они залазить туда по пожарной лестнице?</text:p>
      <text:p text:style-name="P64">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17"> </text:span></text:p>
      <text:p text:style-name="P64">Я подбежал к двери, к которой сходились красные стрелки со значками пони, бегущих от стилизованного изображения огня, и стал рубить её топором.</text:p>
      <text:p text:style-name="P64"><text:soft-page-break/><text:span text:style-name="T17">– </text:span>Макс, подвинься!</text:p>
      <text:p text:style-name="P64">Пегаска оттеснила меня крупом и повернулась к двери задом.</text:p>
      <text:p text:style-name="P64"><text:span text:style-name="T17">– </text:span>Ю-хууу!</text:p>
      <text:p text:style-name="P64">БАБАХ!!!</text:p>
      <text:p text:style-name="P64">Дверь вылетела в крохотный чуланчик, выбитая мощнейшим ударом задних копыт Рэйнбоу. Я ошеломлённо уставился на пегаску. Мне и в голову не приходило, что эта компактная симпатичн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64"><text:span text:style-name="T17">– </text:span>Ты чего на меня так уставился? <text:span text:style-name="T17">– </text:span>подозрительно спросила пегаска.</text:p>
      <text:p text:style-name="P64"><text:span text:style-name="T17">– </text:span>Да так… Не ожидал, что ты такая…</text:p>
      <text:p text:style-name="P64"><text:span text:style-name="T17">– </text:span>Офигенски сильная? <text:span text:style-name="T17">– </text:span>зарделась Дэш. <text:span text:style-name="T17">– Е</text:span>сли честно, по удару задом Эпплджек меня уделает. Но больше никто в Понивилле!</text:p>
      <text:p text:style-name="P64">С лестницы донёсся топот копыт, в конце коридора появились пони-полицейские.</text:p>
      <text:p text:style-name="P64">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64"><text:span text:style-name="T17">– </text:span>Ну вот, теперь действуй! — я положил рубины в кошелёк, повесил его пегаске на шею и вдруг, сам для себя неожиданно, обнял её худенькое тельце. <text:span text:style-name="T17">– </text:span>Доберись до Понивилля, передай их Твайлайт и вытаскивайте меня из тюрьмы. Если к тому времени я сам не разберусь со всем этим недоразумением.</text:p>
      <text:p text:style-name="P64">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64"><text:span text:style-name="T17">– </text:span>Ты! Не! По! Нял! Те! Бе! Не! Льзя! Тут! Ос! Та! ВАТЬСЯ!!! <text:span text:style-name="T17">– </text:span>мощный толчок изнутри катапультировал её с люка.</text:p>
      <text:p text:style-name="P64">Дэш в полёте развернулась с переворотом, расправила крылья,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64">Дэш пренебрежительно фыркнула и, словно пантера, прыгнула ко мне. Обхватив меня передними ногами, она что есть силы оттолкнулась задними от крыши и взлетела.</text:p>
      <text:p text:style-name="P64"><text:span text:style-name="T17">– </text:span>Ты чего делаешь??! Мы же упадём! Ты ж не удержишь!..</text:p>
      <text:p text:style-name="P64">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text:p>
      <text:p text:style-name="P64">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а понесла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сирени.</text:p>
      <text:p text:style-name="P64">Некоторое время было тихо. Потом хлопнули ставни и чей-то сонный голос недовольно пробормотал:</text:p>
      <text:p text:style-name="P64"><text:span text:style-name="T17">– </text:span>Кто мешает нам спать после тяжкого выступления?</text:p>
      <text:p text:style-name="P64">Я осторожно выглянул из куста.</text:p>
      <text:p text:style-name="P64"><text:soft-page-break/>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64">Птицы и цикады продолжили пение, прерванное нашим вторжением. </text:p>
      <text:p text:style-name="P64">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64"><text:span text:style-name="T17">– </text:span>Так вот кто тревожит наш сон!</text:p>
      <text:p text:style-name="P64">Дверь дома приоткрылась. Стало видно, что за ней притаилась единорожка, уже спустившаяся с мансарды.</text:p>
      <text:p text:style-name="P64"><text:span text:style-name="T17">– </text:span>Так-так, посмотрим, что тут у нас. Ага. Гм. Это наверняка тот монстр-человек, о котором писали в газетах. Занятно.</text:p>
      <text:p text:style-name="P64">Я крутился в телекинетическом поле перед единорожкой как некий диковинный экспонат шоу уродцев.</text:p>
      <text:p text:style-name="P64"><text:span text:style-name="T17">– </text:span>А это у нас кто? Гмм. Пегаска. Вот так раз! Рэйнбоу Дэш! Какими судьбами?</text:p>
      <text:p text:style-name="P64"><text:span text:style-name="T17">– </text:span>ТРИКСИ! <text:span text:style-name="T17">– <text:s/></text:span>фейсхуфнула Дэш. <text:span text:style-name="T17">– </text:span>Во имя Селестии, ЧТО ты тут делаешь?!!</text:p>
      <text:p text:style-name="P64"><text:span text:style-name="T17">– </text:span>Зарабатываем себе на жизнь представлениями, как ни странно! <text:span text:style-name="T17">– </text:span>язвительно ответила единорожка. <text:span text:style-name="T17">– </text:span>А вот что ВЫ делаете в НАШЕМ саду??!</text:p>
      <text:p text:style-name="P64">Так как дипломатические таланты пегаски оставляли желать лучшего, я решил взять переговоры в свои руки.</text:p>
      <text:p text:style-name="P64"><text:span text:style-name="T17">– </text:span>Эээ. Гм. Я дико извиняюсь, мы не знали, что вы спите днём, а то бы ни за что не стали вас тревожить. Мы пролетали мимо, и я подумал...</text:p>
      <text:p text:style-name="P64"><text:span text:style-name="T17">– </text:span>Нам не интересно знать, что ты подумал. <text:span text:style-name="T17">– </text:span>единорожка зевнула. <text:span text:style-name="T17">– </text:span>Мы намерены сдать вас в полицию.</text:p>
      <text:p text:style-name="P64"><text:span text:style-name="T17">– </text:span>Трикси! Не смей! У нас мегаважное задание! Нам нужно вернуться Понивилль во что бы то ни стало! <text:span text:style-name="T17">– </text:span>пегаска извивалась изо всех сил, пытаясь выбраться из магического захвата.</text:p>
      <text:p text:style-name="P64"><text:span text:style-name="T17">– </text:span>Три раза ХА! Назови хоть одну причину, по которой нам должно быть не всё равно! <text:span text:style-name="T17">– </text:span>насмешливо сказала Трикси. <text:span text:style-name="T17">– </text:span>Только учти, долго слушать мы не собираемся. Мы ценим наш сон больше ваших заданий.</text:p>
      <text:p text:style-name="P64">Пегаска задумалась. Она обернулась на меня и мрачно спросила:</text:p>
      <text:p text:style-name="P64"><text:span text:style-name="T17">– </text:span>Ей ведь нельзя рассказывать, да?</text:p>
      <text:p text:style-name="P64"><text:span text:style-name="T17">– </text:span>Нельзя. <text:span text:style-name="T17">– </text:span>подтвердил я. <text:span text:style-name="T17">– </text:span>Селестия запретила. Может возникнуть паника и всё такое.</text:p>
      <text:p text:style-name="P64">Дэш кивнула, закрыла глаза и схватилась за голову, как бы готовясь сказать нечто невыносимое. Потом она произнесла напряжённым, <text:s/>неестественно тонким голосом:</text:p>
      <text:p text:style-name="P64"><text:span text:style-name="T17">– </text:span>Трикси. Если ты нас не выдашь, я готова выступать. В твоих представлениях. Кем угодно. Целый месяц! После сопровождения Макса в Понивилль…</text:p>
      <text:p text:style-name="P64"><text:span text:style-name="T17">– </text:span>ОГО!</text:p>
      <text:p text:style-name="P64">Единорожка аж уселась на крыльцо от удивления.</text:p>
      <text:p text:style-name="P64"><text:span text:style-name="T17">– </text:span>Представлем себе, ЧТО вы скрываете, если ты готова на ТАКОЕ! Признаюсь, вам удалось нас заинтересовать!</text:p>
      <text:p text:style-name="P64">Единорожка в задумчивости стала ходить по веранде туда-сюда, разговаривая сама с собой.</text:p>
      <text:p text:style-name="P64"><text:span text:style-name="T17">–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64"><text:soft-page-break/>Единорожка встала на задние ноги и захлопала в копыта. После чего она метнулась в дом, потянув нас за собой.</text:p>
      <text:p text:style-name="P64">В небольшой комнатке напротив камина стоял диван. У противоположных стен стояли шкаф и трюмо. На трюмо лежала стопка газет, прикрытых отстроконечной шляпой с вышитыми звёздочками. Шкаф был увешан афишами с Трикси, творящей очередное заклинание, Трикси с букетом цветов принимающей поздравления и Трикси в свете прожекторов прикрывающейся плащом на возвышении.</text:p>
      <text:p text:style-name="P64">Единорожка улеглась на диване. Мы с Дэш шмякнулись на ковёр.</text:p>
      <text:p text:style-name="P64"><text:span text:style-name="T17">– </text:span>Мы приняли решение не выдавать вас полиции в обмен на то, что вы расскажете нам о вашей секретной миссии!</text:p>
      <text:p text:style-name="P64"><text:span text:style-name="T17">– </text:span>Не пойдёт! <text:span text:style-name="T17">– </text:span>заявил я. <text:span text:style-name="T17">– </text:span>Я уже сказал, что это тайна. Мне добавить нечего.</text:p>
      <text:p text:style-name="P64"><text:span text:style-name="T17">– </text:span>Да неужели? <text:span text:style-name="T17">– </text:span>захлопала ресницами Трикси. <text:span text:style-name="T17">– </text:span>Ты хорошо подумал?</text:p>
      <text:p text:style-name="P64">Окно <text:s/>комнаты распахнулось. В комнату ворвался вой сирены. Несколько полицейских фургонов промчались мимо.</text:p>
      <text:p text:style-name="P64">Вот чёрт!!!</text:p>
      <text:p text:style-name="P64">…</text:p>
      <text:p text:style-name="P55"/>
      <text:p text:style-name="P64"><text:span text:style-name="T17">– </text:span>Так вот, почему в последнее время представления были такими изматывающими! Утечка магии не может не волновать нас! <text:span text:style-name="T17">– </text:span>единорожка задумалась. <text:span text:style-name="T17">– </text:span>Но твой рассказ не объясняет нам, куда исчезла принцесса Селестия!</text:p>
      <text:p text:style-name="P64"><text:span text:style-name="T17">– </text:span>Так вот почему я не могу нести тебя! <text:span text:style-name="T17">– </text:span>вторила ей пегаска. <text:span text:style-name="T17">–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64"><text:span text:style-name="T17">– </text:span>Стой! Что ты там сказала о Селестии?</text:p>
      <text:p text:style-name="P64">Трикси молча левитировала мне газеты с трюмо.</text:p>
      <text:p text:style-name="P64">Фак! Фак-фак-фак!!!</text:p>
      <text:p text:style-name="P64">«<text:span text:style-name="T37">Исчезновение дневной главы диархии: Эквестрия в панике!</text:span>» (статья двухдневной давности).</text:p>
      <text:p text:style-name="P64">«<text:span text:style-name="T37">Принцесса Селестия исчезла вчера утром! Придворный церемонимейстер, мисс Кози, обнаружила лишь смятую простыню в постели!</text:span>» (вчерашняя статья).</text:p>
      <text:p text:style-name="P64">«<text:span text:style-name="T37">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гласит: «<text:span text:style-name="T37">Да отстаньте же вы от меня! Он сказал, что ест пони, но я этого НЕ ВИДЕЛА!!!</text:span>»).</text:p>
      <text:p text:style-name="P64">«<text:span text:style-name="T37">Чужестранец-человек, ввергший ранее нашу принцессу в глубокую депрессию, подозревается в её исчезновении!!! В его поисках участвуют кантерлотские дневная и ночная стражи, национальная гвардия и Вондерболты!</text:span>»</text:p>
      <text:p text:style-name="P64">«<text:span text:style-name="T37">Принцесса Луна в ярости! Ночная глава диархии высказалась о произошедшем: «Я так и знала, что не стоит распинаться перед этим двуногим ничтожеством! Если бы моя сестра меня хоть изредка слушалась...</text:span>»»</text:p>
      <text:p text:style-name="P64">Получается, Селестия исчезла уже когда мы садились в поезд. А когда прибыли в Фетлок, мой фейс уже красовался на плакатах <text:span text:style-name="T17">“Wanted...” .</text:span></text:p>
      <text:p text:style-name="P55">– <text:span text:style-name="T1">ОНИ ЧТО, ШУТОК НЕ ПОНИМАЮТ?!! </text:span>– <text:span text:style-name="T1">заорал я наконец. </text:span>– <text:span text:style-name="T1">Нашли пониеда, ёб их </text:span><text:span text:style-name="T30">дымоходом через коромысло</text:span><text:span text:style-name="T1">!!!</text:span></text:p>
      <text:p text:style-name="P64"><text:span text:style-name="T17">– </text:span>Прикинь, а? <text:span text:style-name="T17">– </text:span>участливо ткнулась в меня носом Дэш. <text:span text:style-name="T17">– </text:span>Над моими приколами тоже одна я смеюсь. У<text:span text:style-name="T17"> </text:span>большинства вместо чувства юмора жир на ляжках.</text:p>
      <text:p text:style-name="P76"><text:soft-page-break/>Я отчаянно массировал виски пальцами. <text:span text:style-name="T1">Всё катилось к чертям собачьим.</text:span> И<text:span text:style-name="T1">счезновение пони добралось и до Селли.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ли?!</text:span></text:p>
      <text:p text:style-name="P64">Я зажал голову в ладонях и застонал, покачиваясь из стороны в сторону.</text:p>
      <text:p text:style-name="P64"><text:span text:style-name="T17">– </text:span>Макс? Ты в порядке?</text:p>
      <text:p text:style-name="P64">Дэш махала копытом у меня перед глазами, пытаясь до меня достучаться. Я не видел её. У меня перед глазами пробегали воспоминания наш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десять лет…</text:p>
      <text:p text:style-name="P64">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 и я старался. Она смогла увлечь меня за собой, у меня впервые за много лет появилась великая цель.</text:p>
      <text:p text:style-name="P64">И вот теперь её нет. Зачем куда-то бежать, скрываться, рисковать, если смысл стараний потерян?</text:p>
      <text:p text:style-name="P69"/>
      <text:p text:style-name="P69">«…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73">– Я доведу! Обещаю!..»</text:p>
      <text:p text:style-name="P64"/>
      <text:p text:style-name="P64">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64">И у меня есть кое-какие результаты, чёрт побери!</text:p>
      <text:p text:style-name="P64">Мы добыли резонаторы и, если доберёмся до Понивилля, <text:s/>можем провести эксперимент. И если он завершится успешно, мы узнаем причину утечки и, может быть, сможем её устранить. И тогда, может быть, сможем вернуть Селли!</text:p>
      <text:p text:style-name="P64">Дерьмо! Слишком много «если» и «может быть»!</text:p>
      <text:p text:style-name="P64">Трижды дерьмо!!! Я забыл, что для проведения эксперимента, нам нужна помощь Селестии!</text:p>
      <text:p text:style-name="P64"/>
      <text:p text:style-name="P76"><text:span text:style-name="T1">«.</text:span><text:span text:style-name="T3">..А ускоритель </text:span><text:span text:style-name="T19">— </text:span><text:span text:style-name="T3">это даже не шланг, это пожарный брандспойт. Тебя сожгёт магией, если я попытаюсь применить заклинание Индрэ на тебе, усилив его ускорителем. Даже не проси!</text:span><text:span text:style-name="T1">»</text:span></text:p>
      <text:p text:style-name="P64"/>
      <text:p text:style-name="P64">Пегаска корчила мне зверские рожи, пытаясь вывести меня из ступора. Единорожка, наблюдая за её попытками, пробормотала: «Может, стоило всё же согласиться на её предложение?»</text:p>
      <text:p text:style-name="P64">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Сейчас же она ушла окончательно, оставив после себя пустоту.</text:p>
      <text:p text:style-name="P64">Что ж, вполне привычное для меня состояние. Последний месяц был просто ярким фантастически-нереальным исключением из правила.</text:p>
      <text:p text:style-name="P42">МУ-ХА-ХА!</text:p>
      <text:p text:style-name="P42">Кажется, я знаю, как показать фак провидению! <text:span text:style-name="T17">Show must go on! &lt;</text:span>Макс задумал вместо Селестии использовать Элементы гармонии<text:span text:style-name="T17">&gt;</text:span></text:p>
      <text:p text:style-name="P64"><text:soft-page-break/>Я улыбнулся и помахал пегаске рукой, показывая, что в норме. Дэш облегчённо выдохнула.</text:p>
      <text:p text:style-name="P55">– <text:span text:style-name="T1">Так что, мы свободны? </text:span>– <text:span text:style-name="T1">спросил я, поднимаясь с пола.</text:span></text:p>
      <text:p text:style-name="P55">– <text:span text:style-name="T1">О, да! Великая и могучая Трикси держит слово!</text:span></text:p>
      <text:p text:style-name="P64">Единорожка задумалась и продолжила:</text:p>
      <text:p text:style-name="P55"><text:span text:style-name="T1">– Более того, Трикси поможет вам! Вы можете взять наш гастрольный фургон! В нём человек может незамеченным добраться до Понивилля. Мы, к сожалению, не сможем вас сопровождать — у нас дела в </text:span>Кантерлоте&lt;<text:span text:style-name="T30">Трикси в Кантерлоте покупает амулет-усилитель для помощи магией</text:span>&gt;, <text:span text:style-name="T1">но фургон вполне может тащить Рэйнбоу Дэш. Мы будем признательны, если вы потом вернёте нам фургон назад. Нам он достался тяжким трудом. </text:span>Это<text:span text:style-name="T1"> и будет нашим решающим вкладом в дело спасения Эквестрии! Можете не благодарить!</text:span></text:p>
      <text:p text:style-name="P121"/>
      <text:h text:style-name="Heading_20_2" text:outline-level="2">14. <text:span text:style-name="T1">Деградация</text:span></text:h>
      <text:p text:style-name="P55">&lt;<text:span text:style-name="T73">David Bowie - Lets Dance/ Ashes To Ashes</text:span></text:p>
      <text:p text:style-name="P55"><text:span text:style-name="T73">Roxette – Queen of rain</text:span>&gt;</text:p>
      <text:p text:style-name="P64">– Ы! Ы! Ы! Ы! Ы!</text:p>
      <text:p text:style-name="P64">Дэш стучала лбом о сосну с такой силой, что на неё падали иголки и шишки.</text:p>
      <text:p text:style-name="P64">Я вышел из фургона и присел рядом.</text:p>
      <text:p text:style-name="P64">– Дэш! В конце-концов, мы можем спать днём, а идти ночью. Тогда я могу тащить фургон. Не стоит тебе так мучаться.</text:p>
      <text:p text:style-name="P64">Пегаска стояла, прижавшись лбом к стволу, и молчала. Я продолжил.</text:p>
      <text:p text:style-name="P64">– Или же мы можем нанять земнопони. Я не буду показываться из фургона, а ты строго запретишь ему совать нос внутрь.</text:p>
      <text:p text:style-name="P64">Дэш тяжело вздохнула и закатила глаза.</text:p>
      <text:p text:style-name="P64">– Я все эти варианты продумала за первый час дороги. Они все парши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64">Я вздохнул. Из-за меня страдала пегаска, для которой тащить тяжёлый фургон было всё равно что мне плыть по асфальту. Но лучшего способа передвижения мы так и не придумали. Железная дорога была для нас закрыта. Так как единственный наземный путь через горы проходил по железнодорожному тоннелю, мы решили обойти их через Филлидельфию. Патрули пегасов мелькали в небе каждые два-три часа и без фургончика Трикси меня бы уже давно обнаружили. Я мог выходить из него под прикрытием деревьев только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нам по пути, нужно было остерегаться случайных путников.</text:p>
      <text:p text:style-name="P64">Если бы дело касалось только меня, я бы уже давно сдался властям. Но оставалась миссия, которую мне надо было выполнить во что бы то ни стало. Селли была убеждена, что от её исхода зависит судьба Эквестрии, и я должен был выполнить обещание, данное ей.</text:p>
      <text:p text:style-name="P64">Пегаска пробормотала что-то чуть слышно.</text:p>
      <text:p text:style-name="P64">– Что? – не расслышал я.</text:p>
      <text:p text:style-name="P64">– Обними меня. – чуть громче повторила Дэш. Мне было удивительно слышать просящий тон от крутой и задиристой пегаски. – Ну, помнишь, как ты это сделал на крыше «Псинтела»? Мне станет легче тянуть.</text:p>
      <text:p text:style-name="P64">Я пожал плечами и обнял пегаску.</text:p>
      <text:p text:style-name="P64">– Э, нет, погоди. – Дэш сбросила плащ Трикси, скрывающий её крылья. – Давай!</text:p>
      <text:p text:style-name="P64"><text:soft-page-break/>Я обнял её повторно. В этот раз пегаска не стояла смирно, а, в свою очередь, обняла меня.</text:p>
      <text:p text:style-name="P64">Легкое тело пегаски напряглось под моими руками, я почувствовал игру махательных мышц под пальцами. Немного отстранившись от неё я заметил, что она закрыла глаза, а на её мордочке расплывается улыбка. Она начала напирать на меня всем телом и мне пришлось опустить руки и упереться локтями в землю, чтобы не растянуться окончательно.</text:p>
      <text:p text:style-name="P64">– Эмм… Ты чего?</text:p>
      <text:p text:style-name="P64">Дэш раскрыла глаза. Я упёрся ладонью ей в грудь и осторожно отодвинул от себя. Пегаска разжала обьятия.</text:p>
      <text:p text:style-name="P64">– Йей! Обнимашки таки клёво снимают стресс! Тебе разве не нравится?</text:p>
      <text:p text:style-name="P64">– Нравится. Но ты слишком увлеклась: я чуть не оказался на земле.</text:p>
      <text:p text:style-name="P64">Дэш смутилась.</text:p>
      <text:p text:style-name="P64">– Упс! Забыла, что у тебя только одна пара ног для упора! Не сердись!</text:p>
      <text:p text:style-name="P64">Я покровительно похлопал пегаску по шее.</text:p>
      <text:p text:style-name="P64">– Тут дело не во второй паре ног, а в неожиданности. Я вполне мог бы выдержать твой натиск, если бы знал о нём. Ничего, в следующий раз можешь увлекаться, я предупреждён.</text:p>
      <text:p text:style-name="P64">Пегаска немедленно заорала:</text:p>
      <text:p text:style-name="P64">– Обнимашки-и-и!!! – и повалила меня на траву. Сила, таящаяся в её худеньком теле, обескураживала.</text:p>
      <text:p text:style-name="P64">– Дэш! Ну, не воспринимай же всё так буквально, ё-моё!</text:p>
      <text:p text:style-name="P64">– Гы! Что-то ты не слишком был готов к этому разу!</text:p>
      <text:p text:style-name="P64">Пегаска со смехом прыгала вокруг меня, бодаясь головой и вновь опрокидывая меня на землю. В конце концов я демонстративно улёгся, подложив руку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17"> </text:span>От некоторых трюков у меня замирало в сердце: пегаска проносилась над вершинами дубов и сосен так быстро и низко, что за ней подымался шлейф из сорваных листьев, иголок, сухих веточек и даже прошлогодних гнёзд. Столкновение с любым более-менее крепким сучком стало бы для неё фатальным.</text:p>
      <text:p text:style-name="P64">Наконец она приземлилась, пропахав в дёрне борозды тормозного следа.</text:p>
      <text:p text:style-name="P64">– Ффух! Ещё бы немного, и я бы рехнулась от тоски! Как только Эпплджек эти телеги таскает? Это же офигенно скучно!</text:p>
      <text:p text:style-name="P64">Пегаска накинула на себя плащ, скрыв крылья, и стала впрягаться в фургончик.</text:p>
      <text:p text:style-name="P64">– Макс, залазь в фургон. Там впереди какой-то посёлок. Купим еды и узнаем новости.</text:p>
      <text:p text:style-name="P64"/>
      <text:p text:style-name="P65">***</text:p>
      <text:p text:style-name="P64"/>
      <text:p text:style-name="P64">Три дня спустя…</text:p>
      <text:p text:style-name="P64"/>
      <text:p text:style-name="P64">«<text:span text:style-name="T37">Добро пожаловать в Груммингтон! Вам здесь рады!</text:span></text:p>
      <text:p text:style-name="P64"><text:span text:style-name="T37">Население города </text:span><text:span text:style-name="T74">302 пони</text:span><text:span text:style-name="T37">.</text:span></text:p>
      <text:p text:style-name="P64"><text:span text:style-name="T74">250 пони</text:span><text:span text:style-name="T37">.</text:span></text:p>
      <text:p text:style-name="P64"><text:span text:style-name="T74">125 поней</text:span><text:span text:style-name="T37">.</text:span></text:p>
      <text:p text:style-name="P64"><text:span text:style-name="T37">54 паня.</text:span>»</text:p>
      <text:p text:style-name="P64"/>
      <text:p text:style-name="P64"><text:soft-page-break/>Фургон стоял на обочине рядом с указателем. Отогнув край занавески, я наблюдал за крохотным посёлком в две улицы.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есятка пони продавали овощи на крохотном базарчике. Две пони сидели под навесом летней веранды кафе. Крохотная кобылка-жеребёнок с огромным бантом рисовала в придорожной пыли гвоздём какие-то цифры. У прилавка с картошкой Дэш торговалась с серой земнопони.</text:p>
      <text:p text:style-name="P64">Я вернулся за столик у окна и продолжил писать письмо.</text:p>
      <text:p text:style-name="P64">«<text:span text:style-name="T26">...чувствую себя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ли,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Дэш, чёрт бы меня побрал! Только ради тебя, Селли!</text:span></text:p>
      <text:p text:style-name="P73">Дела тут идут неважнецки, если не сказать соввсем паршиво. В этой глуши далеко не так опрятно и красиво, как вблизи Кантерлота и даже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силуэты пони, но они никогда не подходят близко и при попытке приблизиться убегают. Тут от тоски уже даже патрульным пегасам в небе рад будешь. Хорошо, хоть в Груммингтоне кто-то живёт: у нас с продуктами стало совсем напряжно. Дэш даже тайком от меня начала жевать траву, хоть и не переносит её.</text:p>
      <text:p text:style-name="P73">Иногда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шесть штук.</text:p>
      <text:p text:style-name="P73">Дэш совсем приуныла. Обычно бойкая и разговорчивая, сейчас она часами тянет фургон без единого слова. Даже перерывы на полёты её не радуют. Только во время ежедневных сеансов «обнимашек» я чувствую, как к ней приходит радость.</text:p>
      <text:p text:style-name="P73">Да, по-поводу «обнимашек». Это не то, что ты думаешь, Селли! Разумеется, нет смысла отрицать очевидное: люди и пони могут… гм... иметь секс. Наш опыт это хорошо подтверждает. Но обнимашки с Дэш вовсе не преследуют целью интим. Просто пони — очень социальные животные, намного более социальные, чем люди. Не тебе это объяснять. Для хорошего самочувствия им необходим близкий контакт с себе подобными. Или хоть с кем-нибудь, как в нашем случае. Поэтом я и стараюсь скрасить тяжёлые будни пегаски дружескими потасовками-обнимашками, от которых она в восторге. Главное, во время этих упражнений не разфигачить вдребезги фургончик Трикси, нам его ещё возвращать придётся.</text:p>
      <text:p text:style-name="P73">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долго вспоминает, как называется та или иная вещь. Это меня беспокоит: раньше такого не случалось. Может, это от усталости: она таки здорово вымоталась за эти дни, таща фургон. Как я не додумался, что пегасы не предназначены волочить наземные повозки! Мне теперь кажется, что Трикси предложила нам этот вариант, чтобы поиздеваться над пегаской.</text:p>
      <text:p text:style-name="P73">В общем, если Дэш не ошибается, завтра мы доберёмся до Филлидельфии, а ещё через неделю — до Понивилля. И если мой план выгорит, мы найдём тебя, где бы ты ни была. И если мне при этом повезёт, я лично уничтожу этот клочок бумаги. Если же нет — вам понадобится новый Макс (бу-га-га!).</text:p>
      <text:p text:style-name="P143">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46">твою забывчивость, из-за которой нам с Дэш пришлось пилить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text:span><text:soft-page-break/><text:span text:style-name="T46">бы предпочёл то радужное пойло, после которого мы так здорово провели время! Ну, ты меня понимаешь…</text:span></text:p>
      <text:p text:style-name="Standard"><text:span text:style-name="T45">Крепко обнимаю, чешу холку, хлопаю по шее! Твой Макс. </text:span><text:span text:style-name="T26">Дружба </text:span><text:span text:style-name="T45">—</text:span><text:span text:style-name="T26"> </text:span><text:span text:style-name="T3">э</text:span><text:span text:style-name="T26">то, </text:span><text:span text:style-name="T76">так её </text:span><text:span text:style-name="T3">разэтак</text:span><text:span text:style-name="T76">,</text:span><text:span text:style-name="T26"> магия!</text:span><text:span text:style-name="T66">»</text:span></text:p>
      <text:p text:style-name="P64"/>
      <text:p text:style-name="P64">В дверь постучали условным стуком. Я спрятал письмо и впустил Дэш. Она сбросила перемётные сумки и молча уселась перед печкой. Я растопил огонь в маленькой буржуйке и принялся чистить картошку.</text:p>
      <text:p text:style-name="P64">– Всё в порядке, Дэш?</text:p>
      <text:p text:style-name="P64">Пегаска смотрела на язычки огня, танцующие в окошке печной дверцы и молчала. Наконец она отозвалась.</text:p>
      <text:p text:style-name="P64">– Нет. Не всё в порядке.</text:p>
      <text:p text:style-name="P64">Дэш отвернулась от огня и взглянула на меня.</text:p>
      <text:p text:style-name="P64">–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глобально. Эквестрия загибается, без шуток! Очень скоро всё, что я знаю и что мне дорого, исчезнет без следа. И это совсем не круто.</text:p>
      <text:p text:style-name="P64">Я сел рядом с пегаской, обнял её и легонько встряхнул.</text:p>
      <text:p text:style-name="P64">– Дэш, что с тобой? Ты никогда не была такой подавленной. Почему ты уверена в худшем? Мы обязательно доберёмся до Понивилля, проведём эксперимент и увидим суть этой магодеградации. И тогда мы сможем победить её. Вот увидишь!</text:p>
      <text:p text:style-name="P64">Дэш негромко всхлипнула и тут же закашлялась, пытаясь скрыть секундную слабость.</text:p>
      <text:p text:style-name="P64">– Ты бы видел этих пони! Они как пустышки. С виду настоящие, но как подойдёшь поближе и попытаешься заговорить… Я пыталась торговаться на базар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Макс!! Они не только разучились считать и выращивать, но и почти забыли смысл торговли! И едят сено! Какого сена!!!</text:p>
      <text:p text:style-name="P64">Пегаска фейсхуфнула.</text:p>
      <text:p text:style-name="P64">–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text:p>
      <text:p text:style-name="P64">Я поставил кастрюлю с картошкой на печку.</text:p>
      <text:p text:style-name="P64">– Дэш. Когда ты в последний раз летала?</text:p>
      <text:p text:style-name="P64">– Вчера утром немного. А что?</text:p>
      <text:p text:style-name="P64">– Попробуй взлети сейчас. Просто поднимись к потолку.</text:p>
      <text:p text:style-name="P64">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ещё сильнее, <text:s/>подпрыгнула изо всех сил.</text:p>
      <text:p text:style-name="P64">– …Да ладно!</text:p>
      <text:p text:style-name="P64">Пегаска сидела на полу и удивлённо рассматривала свои крылья. Потом для уверенности подёргала зубами за маховые перья.</text:p>
      <text:p text:style-name="P64">– Вроде не сплю — боль чувствуется. Тогда какого сена я падаю?!!</text:p>
      <text:p text:style-name="P64"><text:soft-page-break/>– Дэш. – мягко сказал я. – Судя по площади крыльев, пегасы держатся в воздухе, в основном, за счёт магии.</text:p>
      <text:p text:style-name="P64">– И?</text:p>
      <text:p text:style-name="P64">–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64">– У-у-у-ы-ы-ы-а-а-а!</text:p>
      <text:p text:style-name="P64">Дэш горько, с подвыванием, разрыдалась.</text:p>
      <text:p text:style-name="P64">– Ы-ы-ы! Я не могу без неба-а-а! Мне нужно лета-а-ать! Я пега-а-ас!</text:p>
      <text:p text:style-name="P64">Крутая и тренированная пегаска сотрясалась от плача, как ребёнок. Её депрессия последних дней вырвалась наружу эмоциональным взрывом.</text:p>
      <text:p text:style-name="P64">– Почему всё так… хнык... паршиво? Что мы сделали не так? Хнык… Я даже не знаю, с кем надо подраться, чтобы всё исправить…</text:p>
      <text:p text:style-name="P64">Я сел рядом. Мне нечем было её утешить, я мог лишь молча обнять её, поглаживая по растрёпанной гриве. Пегаска, вхлипывая, прижалась ко мне.</text:p>
      <text:p text:style-name="P64">– Макс?</text:p>
      <text:p text:style-name="P64">– Да?</text:p>
      <text:p text:style-name="P64">–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64">– Дэш, мы дойдём до Понивилля, что бы ни случилось. Обещаю тебе.</text:p>
      <text:p text:style-name="P64">Пегаска утешилась и замерла, глядя в огонь.</text:p>
      <text:p text:style-name="P64">Я мыл тарелки после ужина, когда услышал бормотание Дэш за спиной.</text:p>
      <text:p text:style-name="P64">«И-и-и… о-о-о… эн… а-а-а… И она.. П-э-э-э… о-о-о… Как эта буква называется, забери меня дискорд? Ша? Ша! Эл! А! Мммм… И она пошла...»</text:p>
      <text:p text:style-name="P64">Громкий «бабах» дал понять, что Дэш захлопнула книгу. После короткой паузы взьерошенная пегаска <text:s/>выглянула из-за спины.</text:p>
      <text:p text:style-name="P64">– Макс? Расскажи какую-нибудь сказку на ночь? Что-то спать не хочется.</text:p>
      <text:p text:style-name="P64">Пегаска залезла на диван и похлопала рядом с собой.</text:p>
      <text:p text:style-name="P64">Я поставил тарелку в шкафчик и вытер руки о передник.</text:p>
      <text:p text:style-name="P64">– Дэш, это плохая идея. Давай, я лучше тебе почитаю.</text:p>
      <text:p text:style-name="P64">– Хочу сказку! – пегаска насупилась и отгородилась от меня подушкой. – Ты плохой!</text:p>
      <text:p text:style-name="P64">– Дэш! Я не помню ни черта!</text:p>
      <text:p text:style-name="P64">– Сказку!!! – подушка полетела в меня.</text:p>
      <text:p text:style-name="P64">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не в счёт).</text:p>
      <text:p text:style-name="P64">Дэш повернулась ко мне спиной и стала подозрительно шмыгать носом.</text:p>
      <text:p text:style-name="P64">Я подошёл к дивану и сел рядом, развернув её к себе.</text:p>
      <text:p text:style-name="P64">– Ну ладно. Сама напросилась!</text:p>
      <text:p text:style-name="P64">Я задумался.</text:p>
      <text:p text:style-name="P64">…</text:p>
      <text:p text:style-name="P64"><text:soft-page-break/>– Вот тебе сказка с моралью. Слушай.</text:p>
      <text:p text:style-name="P64">Я устроился на диване, положив под ноги подушку, на которой тут же примостилась и пегаска.</text:p>
      <text:p text:style-name="P64">– Однажды в кувшин с молоком попали две жабы…</text:p>
      <text:p text:style-name="P64">– Бггг! Уже смешно! – заржала Дэш. – <text:s/>Как могли жабы попасть в кувшин? Он же высокий? Жабы прыгают низко. Может, это было блюдце?</text:p>
      <text:p text:style-name="P64">– Нет! – упёрся я. – Кувшин! Иначе морали не получится! Жабы… эээ… свалились в него с кантерлотской скалы.</text:p>
      <text:p text:style-name="P64">– Ух ты! Круто! А что они там делали?</text:p>
      <text:p text:style-name="P64">– Дэш! Как я могу рассказывать, если ты постоянно меня перебиваешь?</text:p>
      <text:p text:style-name="P64">– Ну пожалуйста! Больше не буду, только объясни, как жабы оказались в Кантерлоте?</text:p>
      <text:p text:style-name="P64">–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64">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64">– Вау! Прикольно!</text:p>
      <text:p text:style-name="P64">–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64">– А потом?</text:p>
      <text:p text:style-name="P64">–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выпрыгнул из кувшина 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64">Пегаска затряслась от смеха. Потом, прервавшись, строго спросила с меня:</text:p>
      <text:p text:style-name="P64">– А какая тут мораль? Ты говорил, в этой сказке будет мораль!</text:p>
      <text:p text:style-name="P64">– Мораль? Э-э-э... Мораль тут такая. – <text:s/>мрачно заявил я. – Не умеешь летать — не суйся к принцессе!</text:p>
      <text:p text:style-name="P64">– Хорошая… ммм… сказка… – пробормотала пегаска сонно. Зевнув во весь рот она потянулась и, обняв мою ногу, заснула.</text:p>
      <text:p text:style-name="P64">Я попытался высвободиться, но пегаска вцепилась крепко, всеми четырьмя. От моей возни она что-то жалобно пробормотала и сжала ногу ещё крепче.</text:p>
      <text:p text:style-name="P64">Я пожал плечами, устроился поудобнее и укрылся одеялом.</text:p>
      <text:p text:style-name="P64">…</text:p>
      <text:p text:style-name="P64">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64">Скррржжжж… Скррржжж… Скррржжж…</text:p>
      <text:p text:style-name="P64">Снаружи раздался скрежет. В глубокой ночи, посреди абсолютной тишины этот тихий <text:s/>звук таил необъяснимую угрозу.</text:p>
      <text:p text:style-name="P64">Скррржжжж… Скррржжж…</text:p>
      <text:p text:style-name="P64">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64"><text:soft-page-break/>На земле прямо перед фургоном сидела кобылка-жеребёнок и, зажав в зубах гвоздь, выцарапывала что-то на жестяной крышке коробки из-под конфет.</text:p>
      <text:p text:style-name="P64">– Что ты тут делаешь так поздно? Где твои родители? – вздохнув с облегчением, спросил я.</text:p>
      <text:p text:style-name="P64">Выйдя из фургона, я подошёл к жеребёнку и посветил на жестянку.</text:p>
      <text:p text:style-name="P64">– Чем ты тут занимаешься?</text:p>
      <text:p text:style-name="P64">Жеребёнка молча смотрела на меня, зажав гвоздь в зубах. На жестянке были коряво выцарапаны буквы.</text:p>
      <text:p text:style-name="P64">«<text:span text:style-name="T74">37 пни</text:span></text:p>
      <text:p text:style-name="P77">24пн</text:p>
      <text:p text:style-name="P77">15</text:p>
      <text:p text:style-name="P64"><text:span text:style-name="T37">1</text:span>»</text:p>
      <text:p text:style-name="P64">– Что это за цифры? – спросил я.</text:p>
      <text:p text:style-name="P64">Кобылка смотрела на меня не отвечая. Потом она достала из тряпичного нагрудного кармана целлулоидную пасочку в форме аликорна и положила передо мной. Вернувшись к табличке, она показала на неё копытом и указала куда-то вверх. Я посветил туда фонариком. В круге света белел знакомый указатель.</text:p>
      <text:p text:style-name="P64">«<text:span text:style-name="T37">Добро пожаловать в Груммингтон! Вам здесь рады!</text:span></text:p>
      <text:p text:style-name="P64"><text:span text:style-name="T37">Население города </text:span><text:span text:style-name="T74">302 пони</text:span><text:span text:style-name="T37">.</text:span></text:p>
      <text:p text:style-name="P64"><text:span text:style-name="T74">250 пони</text:span><text:span text:style-name="T37">.</text:span></text:p>
      <text:p text:style-name="P64"><text:span text:style-name="T74">125 поней</text:span><text:span text:style-name="T37">.</text:span></text:p>
      <text:p text:style-name="P64"><text:span text:style-name="T37">54 паня.</text:span>»</text:p>
      <text:p text:style-name="P64">Липкое чувство безочётного ужаса зародилось у меня где-то между лопаток и протянуло холодные щупальца к сердцу. У меня от волнения пересохло в горле.</text:p>
      <text:p text:style-name="P64">– Ты хочешь сказать, этой ночью из населения осталась ты одна? – хрипло спросил я.</text:p>
      <text:p text:style-name="P64">Кобылка кивнула и снова показала на жестянку и вверх.</text:p>
      <text:p text:style-name="P64">– Макс! Оглянись! – тревожно воскликнула Дэш у меня за спиной.</text:p>
      <text:p text:style-name="P64">Прямо за нами по земле в круг света вползла трещина. Она змеёй заструилась между нами,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64">– Дэш! Быстро!</text:p>
      <text:p text:style-name="P64">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64">УУУУУУРРРРРРГГГГХХХХХХХ!!!<text:span text:style-name="T17">&lt;</text:span><text:span text:style-name="T65">Metallica-Enter Sandman</text:span><text:span text:style-name="T17">&gt;</text:span></text:p>
      <text:p text:style-name="P64">С треском и стоном ухнул Груммингтон в разверзшуюся пропасть. Рухнуло всё: дома, ратуша, кафе, магазин. Заборы рассыпались в щепы, обваливаясь в провал один за другим. Последней рухнула мельница, нелепо махая лопастями в тусклом свете луны.</text:p>
      <text:p text:style-name="P64">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64">– Макс, запрыгивай!</text:p>
      <text:p text:style-name="P64"><text:soft-page-break/>Фургон затормозил рядом с со мной, рассеивая мрак фронтальным фонарём. Пегаска от нетерпения пританцовывала в упряжи. Я машинально поднял с земли паску и шагнул к фургону. Потом передумал и знаком попросил пегаску подождать. Перешагнув через разлом, я поднял жестянку с земли и закрепил её под указателем. Потом, подобрав гвоздь, зачеркнул на табличке единицу и вывел новую цифру:</text:p>
      <text:p text:style-name="P68"/>
      <text:p text:style-name="P68">0</text:p>
      <text:p text:style-name="P64"/>
      <text:p text:style-name="P64">Фургон сорвался с места. Дэш неслась галопом, стараясь побыстрее покинуть проклятое место. Я сел у заднего окна и проводил указатель взглядом. Через минуту табличка исчезла в ночи.</text:p>
      <text:p text:style-name="P64"/>
      <text:h text:style-name="Heading_20_2" text:outline-level="2">15. Филлидельфия</text:h>
      <text:p text:style-name="P55">&lt;<text:span text:style-name="T64">Elo - Sorrow about to fall</text:span>&gt;</text:p>
      <text:p text:style-name="P55">&lt;<text:span text:style-name="T64">Kiss – I Was Made For Lovin’ You</text:span>&gt;</text:p>
      <text:p text:style-name="P64">Филлидельфия была слишком велика, чтобы сгинуть полностью — провал расколол её пополам, проглотив центральную часть. Части домов, удержавшиеся от обрушения, нависали над пропастью.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Мы стояли на одном краю трещины и наблюдали, как на втором краю немногочисленные оставшиеся жители садятся на последний поезд к Кантерлоту. Паровоз пыхал дымом где-то вдалеке. Прямо перед станцией, метров за десять от последнего вагона, пути обрывались в пропасть изломанными полосами стали. На окраине города, там, где провал сужался, через трещину были перекинуты сбитые наспех мостки.</text:p>
      <text:p text:style-name="P64">Я поднял кусок газеты, прибитый ветром к ограждению и быстро пробежался по заголовкам.</text:p>
      <text:p text:style-name="P64">«<text:span text:style-name="T37">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59">«</text:span><text:span text:style-name="T38">Общественные работы: распоряжением принцессы Луны пятница отводится для строительства мостов через провалы. Расписание работ филлидельфийских бригад по участкам</text:span><text:span text:style-name="T59">».</text:span> «<text:span text:style-name="T37">Провинция пустеет: репортаж из обеспоневшего посёлка</text:span>». «<text:span text:style-name="T37">Нехватка пегасов-погодников: указ принцессы Луны разрешает набор в погодные команды пегасов без лётных аттестатов</text:span>». «<text:span text:style-name="T37">Опасный преступник «человек-макс» всё ещё на свободе! Фетлок приходит в себя после разгрома павильона Псинтела. Награда за поимку возрасла до двадцати тысяч!!!</text:span>»</text:p>
      <text:p text:style-name="P64">На ближайшем же столбе висело объявление, в котором за мою голову уже предлагалось двадцать пять тысяч.</text:p>
      <text:p text:style-name="P64">Ха! С таким прогрессом они скоро за меня будут и миллион предлагать: за последние дни мы в небе не видели ни одного пегасьего дозора. Я днём уже свободно шагал рядом с пегаской, не боясь разоблачения.</text:p>
      <text:p text:style-name="P64">Издав прощальный гудок, поезд двинулся вперёд. По той неуловимой, неописуемой словами звенящей тишине, что установилась после его отъезда, мы поняли: Филлидельфия стала городом-призраком.</text:p>
      <text:p text:style-name="P64">–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ернёмся в Понивилль — а там дыра! Если бы я могла летать!</text:p>
      <text:p text:style-name="P64">Пегаска взмахнула крыльями для эффекта. Неожиданно для неё и меня, взмах крыльев подбросил её вверх на хороший метр.</text:p>
      <text:p text:style-name="P64">– Какого се… – пегаска приземлилась на круп, изумлённо глядя на свои крылья. – ...на!</text:p>
      <text:p text:style-name="P64">Подумав немного, Дэш выбралась из упряжи и что есть мочи замахала крыльями.</text:p>
      <text:p text:style-name="P64"><text:soft-page-break/>– Ю-ху-у-у!!! – пусть и не так быстро и легко, как раньше, но пегаска пегаска всё же поднялась ввысь. Оглашая окраины счастливым визгом, Дэш выписывала петли и спирали в небе, пока, наконец, не сбила дорожный знак на краю пропасти, предупреждавший об опасности.</text:p>
      <text:p text:style-name="P64">– Уй, дискорд! – Дэш сидела на земле, потирая копытом лоб. В радужной шевелюре вызревала внушительных размеров шишка. Треугольная табличка, вращаясь, падала в провал.</text:p>
      <text:p text:style-name="P64">Я перевязывал пегаске голову, когда мне в голову пришла идея. Я указал на валяющийся рядом с нами самокат.</text:p>
      <text:p text:style-name="P64">– Дэш, ты ведь сможешь буксировать его на лету?</text:p>
      <text:p text:style-name="P64">– Этот? Конечно могу! Плёвое дело!</text:p>
      <text:p text:style-name="P64">– А со мной?</text:p>
      <text:p text:style-name="P64">– Хмм. Понимаю, к чему ты клонишь.</text:p>
      <text:p text:style-name="P64">Пегаска критически оглядела меня.</text:p>
      <text:p text:style-name="P64">– В тебе семьдесят – семьдесят пять килограммов. Раньше я трои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как старая больная кляча. То есть, кое-как держаться в воздухе, чуть похуже Флаттершай, ещё могу. А насчёт буксировки — не уверена. Надо попробовать.</text:p>
      <text:p text:style-name="P64">…</text:p>
      <text:p text:style-name="P64">Когда дорожное покрытие слилось в сплошную серую полосу, а руль самоката начал у меня в руках вибрировать от скорости, я заорал:</text:p>
      <text:p text:style-name="P64">– Дэ-э-э-ш!!! Сто-о-ой!!! Хватит! Испытание пройдено! Не увлекайся!!!</text:p>
      <text:p text:style-name="P64">Пегаска приземлилась и, выплюнув поводья изо рта, встала в гордую позу.</text:p>
      <text:p text:style-name="P64">– Я ещё и не начинала, между прочим! Так, только чуть-чуть размялась!</text:p>
      <text:p text:style-name="P64">Я положил самокат и на трясущихся ногах приближался к ней. Сердце ходило ходуном где-то в районе пяток.</text:p>
      <text:p text:style-name="P64">– Дэш, ты это нарочно? Про «клячу» и всё такое?</text:p>
      <text:p text:style-name="P64">– А что такое? – невинно спросила пегаска, полуобернувшись ко мне задом.</text:p>
      <text:p text:style-name="P64">– А ничего. – нарочито спокойно сказал я, демонстративно закатывая рукава.</text:p>
      <text:p text:style-name="P64">– Чего «ничего»? – пегаска так же демонстративно задрала хвост, приподнявшись на задних ногах и одновременно присев на передних. <text:s/>Став в позицию «низкого старта», она с ухмылкой наблюдала, как я с кирпичным выражением лица преодолевал последние метры, разделяющие нас.</text:p>
      <text:p text:style-name="P64">– <text:s/>А того, что я тебя сейчас!..</text:p>
      <text:p text:style-name="P64">ХЛОП!</text:p>
      <text:p text:style-name="P64">Разделяющий нас метр я преодолел в прыжке. Но я ошибся, думая, что пегаска в последнее мгновение даст дёру. Она, наоборот, подалась чуть назад. Я наткнулся на её круп, споткнулся и лёг на неё всем весом.</text:p>
      <text:p text:style-name="P64">– Бггг! – <text:s/>заржала пегаска. – Макс, не будь нытиком! Прикольная же шутка!</text:p>
      <text:p text:style-name="P64">–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64">– Ой... Макс?.. Извини. А? – до пегаски дошло, что мне невесело. Она сникла и виновато ткнулась мне в ногу. – Я в курсе, что у меня фиговые шутки. Но иногда просто не могу сдержаться. Я так обрадовалась, что снова могу летать! Мне так хотелось поделиться с тобой скоростью! У меня из головы вылетело, что ты бескрылый.</text:p>
      <text:p text:style-name="P64"><text:soft-page-break/><text:s/>Я потрепал пегаску между ушей.</text:p>
      <text:p text:style-name="P64">– Насчёт шуток я уже заметил. Не парься, я не сержусь. Вдобавок, не такой уж я и хрупкий, просто люблю перестраховаться.</text:p>
      <text:p text:style-name="P64">– Да? Это клёво. – успокоилась Дэш. – А можно попросить тебя об одной вещи?</text:p>
      <text:p text:style-name="P64">– Да?</text:p>
      <text:p text:style-name="P64">– Помнишь, я разревелась в Груммингтоне?</text:p>
      <text:p text:style-name="P64">– Ну да, было дело.</text:p>
      <text:p text:style-name="P64">– Забудь про это!</text:p>
      <text:p text:style-name="P64">– Почему? – озадачился я. – Ты тогда была такой милой тогда.</text:p>
      <text:p text:style-name="P64">Дэш насупилась и принялась ковырять копытом асфальт.</text:p>
      <text:p text:style-name="P64">–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64">Я пожал плечами.</text:p>
      <text:p text:style-name="P64">–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64">– Но ты не плачешь.</text:p>
      <text:p text:style-name="P64">Я задумался.</text:p>
      <text:p text:style-name="P64">– Я не плачу, потому, что я — мужчина. Нас так воспитывают. Кроме того, мой собственный мир в куда худшем состоянии. Вероятно потому всё происходящее тут мне не кажется слишком катастрофичным.</text:p>
      <text:p text:style-name="P64">– Ни фига себе! Куда ж может быть хуже? – воскликнула Дэш. – У вас что, все поголовно встают в восемь утра и едят сено на завтрак, обед и ужин?</text:p>
      <text:p text:style-name="P64">Я засмеялся.</text:p>
      <text:p text:style-name="P64">– Кто-то встаёт и раньше. Но не в этом проблема. У нас... Как бы это сказать... очень холодно.</text:p>
      <text:p text:style-name="P64">– Всего-то? – хмыкнула Дэш. – Побывал бы ты в Кристальной империи! Я уж не говорю о землях севернее. Кстати, это идея, надо будет тебя как-нибудь туда затащить. Там офигенски красиво!</text:p>
      <text:p text:style-name="P64">– Нет, я не то имел ввиду. Холодно не в физическом смысле. В душевном.</text:p>
      <text:p text:style-name="P64">Пегаска всмотрелась мне в лицо, как будто впервые видя его.</text:p>
      <text:p text:style-name="P64">– Ты имеешь ввиду, что тебе утром некому сказать: «Привет, хорошего дня»?</text:p>
      <text:p text:style-name="P64">– Да, примерно это я имел ввиду.</text:p>
      <text:p text:style-name="P64">– Сочувствую. Без друзей не прикольно. Всем нужны друзья. Даже Дискорду, дискорд его забери!</text:p>
      <text:p text:style-name="P64">Пегаска вдруг стала на задние ноги, положив передние мне на плечи.</text:p>
      <text:p text:style-name="P64">– Макс! В Эквестрии у тебя всегда будут друзья, что бы ни случилось!</text:p>
      <text:p text:style-name="P64">Я растроганно обнял пегаску и погладил её по шее.</text:p>
      <text:p text:style-name="P64">– Спасибо, Дэш. Это просто здорово!</text:p>
      <text:p text:style-name="P64">…</text:p>
      <text:p text:style-name="P64">Оставляя на прилавке очередной пустующей филлидельфийской лавки монетку, я озабоченно заметил:</text:p>
      <text:p text:style-name="P64"><text:soft-page-break/>–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text:p>
      <text:p text:style-name="P64">– Ты чего? – не поняла шутки пегаска. – А как же твоё участие в эксперименте?</text:p>
      <text:p text:style-name="P64">– Ты меня всё равно как-нибудь вытащишь. – отмахнулся я. – Лучше помоги искать палатку.</text:p>
      <text:p text:style-name="P64">–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64">Я пропустил замечание пегаски мимо ушей и продолжил паковать рюкзак.</text:p>
      <text:p text:style-name="P64">Через полчаса мы стояли на дороге с другой стороны провала. Ветер дул нам в спину, подталкивая в путь. Фургончик Трикси сиротливо смотрел на нас у мостика через трещину.</text:p>
      <text:p text:style-name="P64">– Надеюсь, с ним ничего не случится. – озабоченно сказал я. – Иначе придётся объясняться с Трикси.</text:p>
      <text:p text:style-name="P64">– Ерунда! В крайнем случае, купишь ей новый. – отмахнулась пегаска. – Ты не представляешь, как я рада, что избавилась от него!</text:p>
      <text:p text:style-name="P64">Пегаска взлетела и осторожно потянула упряжь. Потом приземлилась и недовольно глянула на меня.</text:p>
      <text:p text:style-name="P64">– Скидывай! – скомандовала пегаска, указав на рюкзак.</text:p>
      <text:p text:style-name="P64">– В чём дело?</text:p>
      <text:p text:style-name="P64">Пегаска молча потянула зубами за шлейку рюкзака, сдёргивая его с меня.</text:p>
      <text:p text:style-name="P64">– Дэш, ты чего?</text:p>
      <text:p text:style-name="P64">Пегаска раскрыла рюкзак и стала копаться в нём.</text:p>
      <text:p text:style-name="P64">– Я могу нести тебя, когда ты весишь семьдесят килограмм. – больший из двух котелков отправился в провал.</text:p>
      <text:p text:style-name="P64">– Я могу тянуть тебя, когда ты весишь восемьдесят килограмм. – две трети наших запасов картошки и ухнули следом.</text:p>
      <text:p text:style-name="P64">– Я могу тащить тебя, даже когда ты весишь девяносто! – насос и запасное колесо к самокату улетели туда же.</text:p>
      <text:p text:style-name="P64">– Но мы не договаривались, что ты будешь весить под сто десять только потому, что дорвался до бесплатных магазинов! Лягать, это уже слишком!</text:p>
      <text:p text:style-name="P64">– Погоди, Дэш, консервы-то не выкидывай! Ты ж сама говорила, что только-только размялась и всё такое. <text:span text:style-name="T75">И магазин</text:span>ы вовсе<text:span text:style-name="T75"> не </text:span>бесплатные<text:span text:style-name="T75"> <text:s/></text:span>— я оставлял там деньги — последние, кстати. Дай, я сам отберу припасы...</text:p>
      <text:p text:style-name="P64">…</text:p>
      <text:p text:style-name="P64">Ю-хууу!!! У меня никогда не было мотоцикла — я не видел смысла покупать транспорт, на котором комфортно ездить только летом и только в сухую погоду. Теперь увидел. Ощущение скорости пронизывало меня мощным всесокрушающим потоком, ветер выдавливал счастливые слёзы из глаз — в автомобиле не ощущаешь весь этот драйв. Хотелось заорать по-дурному во всю мощь лёгких, что я и сделал. Дэш одобрительно покачала крыльями, не снижая скорости. Столбы с расстоянием до Кантерлота мелькали мимо нас один за другим.</text:p>
      <text:p text:style-name="P64">За час воздушного буксира мы продвинулись так, как раньше продвигались за полдня.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64">– Я вижу скалу Кантерлот. Ещё день пути — и сворачиваем к Понивиллю.</text:p>
      <text:p text:style-name="P64">– А ты выдержишь?</text:p>
      <text:p text:style-name="P64">Пегаска фыркнула.</text:p>
      <text:p text:style-name="P64"><text:soft-page-break/>– Я-то выдержу. Самокат — нет.</text:p>
      <text:p text:style-name="P64">–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64">– Я уже думала над этим. Там часто встречаются пони. Тебя узнают.</text:p>
      <text:p text:style-name="P64">– На той скорости, которую мы там разовьём — не узнают. А хоть бы и узнали — ты видела хоть один патруль за последнюю неделю? По-моему, в свете последних катаклизмов, про меня все забыли. – я взял самокат под мышку и зашагал через поле к шоссе.</text:p>
      <text:p text:style-name="P64">– «Трасса 52» – прочла Дэш на табличке. – Что-то я не помню тут никаких трасс. Наверное, недавно построили.</text:p>
      <text:p text:style-name="P64">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64">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моей реакции не хватило, чтобы отреагировать на ситуацию. Я не успел объехать лежащий на дороге булыжник. После столкновения, камень улетел в сторону, самокат подпрыгнул, а я услышал подозрительное скрипение.</text:p>
      <text:p text:style-name="P64">– Дэ-э-эш! Тормози-и-и!!!</text:p>
      <text:p text:style-name="P64">– Чего-о-о?! Не слышу!!!</text:p>
      <text:p text:style-name="P64">КРАК!!!</text:p>
      <text:p text:style-name="P64">Тот, кто станет делать качественные самокаты в Эквестрии — озолотится. Мой не выдержал столкновения и развалился у меня в руках. Переднее колесо выскочило из вилки и покатилось по своим делам. Металл самоката при трении об покрытие дороги выпустил пышный пламенный хвост <text:s/>искр. Что было дальше я не видел, так как покатился по дороге вверх тормашками и свет потух в моих глазах.</text:p>
      <text:p text:style-name="P64">…</text:p>
      <text:p text:style-name="P73">Сияние. <text:span text:style-name="T75">Оно п</text:span>овсюду. <text:span text:style-name="T75">Нет верха и низа, нет направлений и расстояний. Нет м</text:span>ыслей. Нет чувств. Нет времени. Есть только бесконечное сияние.</text:p>
      <text:p text:style-name="P73"><text:s/>В какой-то момент пришло осознание.</text:p>
      <text:p text:style-name="P73">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73">В сиянии проступают очертания предметов. Дверь? Этот предмет называется дверь? Кровать? Капельница? Дефибриллятор? Я зажмуриваюсь от яркого света кварцевых ламп. <text:s/>Откуда-то сбоку доносится неприятный зуммер и тихие фразы.</text:p>
      <text:p text:style-name="P73">– Док, позавчерашний приходит в сознание!</text:p>
      <text:p text:style-name="P73">– Следи за давлением.</text:p>
      <text:p text:style-name="P73">В поле зрения появляется предмет. Сквозь ресницы видны только его расплывчатые очертания. Предмет движется, проводя какие-то манипуляции.</text:p>
      <text:p text:style-name="P73">Я открываю глаза и вижу фигуру в голубом.</text:p>
      <text:p text:style-name="P73">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73"><text:soft-page-break/>– Больной, как вы себя чувствуете? Вы можете назвать своё имя?</text:p>
      <text:p text:style-name="P73">Я закрываю глаза и пытаюсь вспомнить.</text:p>
      <text:p text:style-name="P73">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73">Я вспомнил депрессию последних месяцев и своё увольнение. Я вспомнил ночное небо на крыше дома и гипертонический приступ. Я вспомнил морозную ночь, когда я пошёл через пустырь в аптеку и, возвращаясь, заскочил за бухлом. Наверное, тогда же и выпил. Идиот! Если тебе отчекрыжили обмороженные руки-ноги, то остаток жизни проведёшь в инвалидном кресле, вспоминая, как хотел стать альпинистом!</text:p>
      <text:p text:style-name="P73">Я вспомнил почти всё. Моё имя? Осталось вспомнить имя. Меня зовут...</text:p>
      <text:p text:style-name="P73">– Ма-а-акс! Ма-а-акс! Ма-а-акс!</text:p>
      <text:p text:style-name="P73">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Я не ходил в аптеку. У меня не было приступа. Меня смёл с крыши вихрь и унёс в звёздную темноту… Я помню облупившиеся стены зала с колоннами. Я помню облака сквозь дыру в куполе. Я помню насыщенный магией воздух и склонившиеся надо мной неземные фигуры. Я помню её. Её имя Селестия…</text:p>
      <text:p text:style-name="P73">Я открываю глаза и вижу фигуру в голубом.</text:p>
      <text:p text:style-name="P64">…</text:p>
      <text:p text:style-name="P64">Сознание с трудом возвращалось в гудевшую <text:span text:style-name="T75">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64">– Ма-а-акс! Ма-а-акс! Встава-а-ай!</text:p>
      <text:p text:style-name="P64">– И как я, интересно, могу встать, если ты стоишь прямо надо мной? – с трудом отвечаю я.</text:p>
      <text:p text:style-name="P64">– Хорош умничать! – буркнула пегаска сквозь слёзы. – Макс?!!</text:p>
      <text:p text:style-name="P64">Я был полузадушен силой объятий пегаски.</text:p>
      <text:p text:style-name="P64">– Что-то я слишком часто реву с тех пор, как мы познакомились. – пробормотала Дэш, прижавшись ко мне. – Это не круто.</text:p>
      <text:p text:style-name="P64">– Ещё как круто! – утешил пегаску я. – Ты мне всю рубашку промочила. Прямо как водомётная машина.</text:p>
      <text:p text:style-name="P64">– <text:span text:style-name="T75">А т</text:span>ы вставать не хотел! Я очень-очень испугалась. <text:span text:style-name="T75">Всё-таки, д</text:span>урацкая это была затея с самокатом! Если бы можно было вернуться к фургону!</text:p>
      <text:p text:style-name="P64">– Да ну, не глупи. Фургоном мы бы неделю сюда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64">Дэш почесала в затылке.</text:p>
      <text:p text:style-name="P64">–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text:s/>Так доберёмся дня за три, если не напрягаться и бежать не больше пяти часов в сутки. А если бежать иноходью...</text:p>
      <text:p text:style-name="P64">Я внимательно наблюдал за пегаской. Та разлеглась на мне и, подпирая голову, рассуждала, сколько времени нам понадобится, чтобы добраться до Понивилля иноходью, тротом, кентером и махом. Для убедительности, Дэш вычерчивала у меня на груди фигуры, обозначавшие нас, Понивилль и дорогу.</text:p>
      <text:p text:style-name="P64">Вроде, не издевается.</text:p>
      <text:p text:style-name="P64">– Дэш!</text:p>
      <text:p text:style-name="P64"><text:soft-page-break/>– Ась?</text:p>
      <text:p text:style-name="P64">Пегаска с невинным видом уставилась на меня, практически упёршись своим носом в мой.</text:p>
      <text:p text:style-name="P64">– Я бегаю ещё хуже, чем ты таскаешь фургоны. То есть, чуть лучше, чем никак.</text:p>
      <text:p text:style-name="P64">Пегаска критически осмотрела меня и помотала головой.</text:p>
      <text:p text:style-name="P64">– Фиговые у тебя шутки. Не смешные.</text:p>
      <text:p text:style-name="P64">– Дэш, я не шучу.</text:p>
      <text:p text:style-name="P64">– Не верю. – пегаска провела крылом по моей ноге от пояса до пятки. – У тебя очень длинные ноги. Почти как у аликорнов. Ты не можешь плохо бегать.</text:p>
      <text:p text:style-name="P64">– И всё же это так. Я могу пробежать пару сотен метров, и на этом выдохнусь. Что неудивительно, учитывая тот образ жизни, что я вёл в прошлом мире.</text:p>
      <text:p text:style-name="P64"><text:span text:style-name="T17">–</text:span> А какой у тебя там был образ жизни?</text:p>
      <text:p text:style-name="P64"><text:span text:style-name="T17">–</text:span> Сидячий. Каждый день по восемь-десять часов в день на стуле, перед компьютером. Иногда и по двенадцать.</text:p>
      <text:p text:style-name="P64">У Дэш отвалилась челюсть.</text:p>
      <text:p text:style-name="P64"><text:span text:style-name="T17">–</text:span> Дискордовы яйца! Ты сидел в тюрьме? За что тебя посадили?</text:p>
      <text:p text:style-name="P64"><text:span text:style-name="T17">–</text:span> Я не сидел в тюрьме! У меня работа сидячая. Была. Программисты так работают, понимаешь? Сидя. У нас это в порядке вещей.</text:p>
      <text:p text:style-name="P64">Пегаска неверяще смотрела на меня. Потом её удивление сменилось сочувствием. Она схватилась за голову.</text:p>
      <text:p text:style-name="P64"><text:span text:style-name="T17">– </text:span>Это ужасно, Макс! У нас есть пони, работающие в мэрии с бумагами — так они работают по три часа в день, день-через-два: по-другому не выдерживают. И то, только потому, что их жизненное назначение такое. В Кантерлоте, конечно, бюрократия покруче, но там единороги-чиновники применяют специальную магию для усидчивости. <text:s/>А просто так сидеть каждый день по восемь часов — 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58">о такие… гм… заклинания. Ты </text:span><text:span text:style-name="T47">пишешь</text:span><text:span text:style-name="T58"> программу, запускаешь её, а потом она делает что-то для тебя.</text:span></text:p>
      <text:p text:style-name="P48"><text:span text:style-name="T1">–</text:span> То есть, ты, типа, <text:span text:style-name="T1">был </text:span>волшебник<text:span text:style-name="T1">ом</text:span> в своём мире? <text:span text:style-name="T1">Как единороги? И</text:span><text:span text:style-name="T6"> ты тоже магию усидчивости применял? </text:span></text:p>
      <text:p text:style-name="P48"><text:span text:style-name="T1">–</text:span> Вряд ли меня так можно называть. Очень далёкие параллели. <text:span text:style-name="T1">И у</text:span> нас совсем нет магии.</text:p>
      <text:p text:style-name="P64"><text:span text:style-name="T59">–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66">– Не парься. Просто исходи из того, что до Понивилля мы доберёмся шагом. И ещё вот что…</text:p>
      <text:p text:style-name="P66">– Да?</text:p>
      <text:p text:style-name="P66">– Слезь с меня наконец!</text:p>
      <text:p text:style-name="P66"/>
      <text:p text:style-name="P65">***</text:p>
      <text:p text:style-name="P64"/>
      <text:p text:style-name="P64">Два дня спустя…</text:p>
      <text:p text:style-name="P64"/>
      <text:p text:style-name="P64">Мы стояли на берегу Седлового озера. Дэш озадаченно осматривалась.</text:p>
      <text:p text:style-name="P66">– Конские яблоки! Поздновато с трассы свернули. По прямой отсюда до Понивилля миль двадцать, не больше. Но теперь придётся возвращаться миль на пятьдесят назад.</text:p>
      <text:p text:style-name="P66"><text:soft-page-break/>– Ты хочешь сказать, нам надо <text:span text:style-name="T17">сделать крюк</text:span> в сто миль?! Да это ж ещё неделю ходьбы! У нас картошки осталось на день, твоими стараниями<text:span text:style-name="T17">!</text:span></text:p>
      <text:p text:style-name="P66">Пегаска <text:span text:style-name="T17">сконфужено</text:span> заметила:</text:p>
      <text:p text:style-name="P66">– Я в этих краях впервые. И обычно я путешествую по воздуху или поездом.</text:p>
      <text:p text:style-name="P66">Я прикинул расстояние до другого берега, маячившего впереди тёмной полосой. Километров десять, не больше. Не слишком близко, но всё же не пятьдесят миль в один конец. </text:p>
      <text:p text:style-name="P66">–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66">Нам повезло. В лодочном сарае таки лежала (кто бы мог подумать!) лодка! Пусть она была старой и рассохшейся, но с помощью банки старой шпатлёвки и получаса <text:span text:style-name="T75">матюков мне</text:span> удалось замазать самые большие щели. За тестовый<text:span text:style-name="T75"> </text:span>получасовый заплыв<text:span text:style-name="T75"> </text:span>в лодку набралось всего две банки воды.</text:p>
      <text:p text:style-name="P66">– Ну что, отправляемся? – Дэш свеслилась с носа, глядя в зеленоватую воду. – Как лодку назовёшь, кэп?</text:p>
      <text:p text:style-name="P66">– «Две банки». – буркнул я.</text:p>
      <text:p text:style-name="P56"/>
      <text:p text:style-name="P56">…</text:p>
      <text:p text:style-name="P56">&lt;<text:bookmark text:name="eow-title"/><text:span text:style-name="T67">Haddaway - What is love </text:span>&gt;</text:p>
      <text:p text:style-name="P66">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шелест листвы на прибрежных ивах. Наше судёнышко пожирало носом последние десятки метров. Я налегал гудящими руками на весла. Дэш отдыхала на носу. Последние полчаса я ощущал её взгляд, сверлящий мне спину.</text:p>
      <text:p text:style-name="P66">И всё же это был славный заплыв! Медитативный плеск волн, ласково греющее спину солнце, крик чаек настроили меня на философский лад. </text:p>
      <text:p text:style-name="P66">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ших переходов? Достаточно ли сильны руки для многочасовой гребли? Выдержит ли психика потерю той, кого… ну, не любил, но был очень привязан?</text:p>
      <text:p text:style-name="P66">А вот шиш вам всем! Я,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как вернуть её…</text:p>
      <text:p text:style-name="P66">– Макс. – прервала ход моих мыслей пегаска. – Наш путь заканчивается. В Понивилле мы расстанемся. Ты ничего не хочешь сказать?</text:p>
      <text:p text:style-name="P66">– Что именно? – вопрос застал меня врасплох. Я прекратил грести и обернулся.</text:p>
      <text:p text:style-name="P66">– Ну… – пегаска смутилась. – Что у тебя на душе? Какие чувства? Ты правда совсем-совсем ничего не хочешь мне сказать?</text:p>
      <text:p text:style-name="P66">– Да вроде нет. Ни о чём не думал вообще.</text:p>
      <text:p text:style-name="P66">Пегаска разочарованно отвернулась. Некоторое время она смотрела в зеленоватые волны. Потом её мордочка приняла решительное и упрямое выражение.</text:p>
      <text:p text:style-name="P66">– Значит, тебе нечего мне сказать? Тогда я скажу! Ты врёшь, что ни о чём не думал! Ты опять думал о ней!</text:p>
      <text:p text:style-name="P66">– О ком?</text:p>
      <text:p text:style-name="P66"><text:soft-page-break/>– О Селестии! Думаешь, я не видела твою мордочку, когда Трикси сообщила тебе о её исчезновении? Ты постоянно о ней думаешь! Так сильно, что вообще ничего вокруг не замечаешь!</text:p>
      <text:p text:style-name="P66">Та-а-ак! Вот в чём дело, лягать меня в пузо! Пегаска ревнует! Какого хера? <text:span text:style-name="T75">Я не давал ей повода!</text:span></text:p>
      <text:p text:style-name="P66">– Это не твоё дело! – рявкнул я.</text:p>
      <text:p text:style-name="P66">– Ах, не моё?! Не моё после побега из центра Псинтела?! Не моё после обнимашек в фургоне?! Не моё после трассы 52?!! Ты… Ты…</text:p>
      <text:p text:style-name="P66">– Ты тоже не торопишься рассказать, что видела в заклинании Индрэ! – огрызнулся я. – Хотя это могло бы нам с Твайлайт здорово помочь с расшифровкой результатов эксперимента!</text:p>
      <text:p text:style-name="P66">– Да пожалуйста! – пегаска топнула ногой. – Нет там для вас ничего полезного! Но раз уж ты это вспомнил — на здоровье! Я видела во сне человека! И о<text:span text:style-name="T75">н жил с пони! И они </text:span>офигенски <text:span text:style-name="T75">любили друг друга! И у них </text:span>был<text:span text:style-name="T75"> </text:span>офигенский <text:span text:style-name="T75">секс! </text:span>И это было круто!<text:span text:style-name="T75"> </text:span>А ты… Ты <text:span text:style-name="T17">— н</text:span>е такой! Ты не любишь пони!!!</text:p>
      <text:p text:style-name="P66">С каждой фразой пегаска всё сильнее топала ногой. Последнюю фразу она завершила сокрушительным фумикоми.</text:p>
      <text:p text:style-name="P66">КРАК!</text:p>
      <text:p text:style-name="P66">– Ой! – пегаска поспешно отдёрнула ногу. Но было поздно.</text:p>
      <text:p text:style-name="P66">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66">Дэш в отчаянии стала грызть кончик копыта. Я выругался и повернулся к корме, чтоб выкинуть из рюкзака самые тяжёлые вещи. Последние десятки метров Седлового озера придётся проплыть.</text:p>
      <text:p text:style-name="P66">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66">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66">– Оставь меня в покое! Мне не нужна твоя помощь!!!</text:p>
      <text:p text:style-name="P66">Упёршись рукой ей в грудь, я надавил изо всех сил, одновременно разжимая хват её ног второй рукой.</text:p>
      <text:p text:style-name="P1">Вода оказалась прохладной, как на пляже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17">—</text:span> скажем, метров <text:span text:style-name="T1">сорок.</text:span> <text:span text:style-name="T1">Н</text:span>о в такой воде <text:span text:style-name="T43">—</text:span> только <text:span text:style-name="T1">двадцать пять</text:span>. Одежда, правда, <text:span text:style-name="T1">здорово </text:span>мешает.</text:p>
      <text:p text:style-name="P5">ПЛЮХ! Оп-па!</text:p>
      <text:p text:style-name="P1">Как пишут в банковск<text:span text:style-name="T1">их </text:span>кредитных договорах, “обстоятельство непреодолимой силы” ухватило меня за воротник <text:span text:style-name="T1">куртки</text:span> и выдернуло <text:span text:style-name="T1">на поверхность</text:span>.</text:p>
      <text:p text:style-name="P66">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66">Приволочив меня на берег, Дэш разжала зубы. Я успел перевернуться на спину, когда она со стоном повалилась на меня, раскинув крылья.</text:p>
      <text:p text:style-name="P66"><text:span text:style-name="T17">–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66"><text:span text:style-name="T17">– </text:span>Выф-выф-вуф! <text:span text:style-name="T17">– </text:span>возразил я.</text:p>
      <text:p text:style-name="P66">Отпихнув от лица живот пегаски и выплюнув шерсть, я продолжил.</text:p>
      <text:p text:style-name="P66"><text:soft-page-break/><text:span text:style-name="T17">– </text:span>Я умею плавать! И нечего меня опекать без моего на то согласия! И, в продолжение прерванного диспута, не лезь в мои отношения с Селестией! Это наше личное дело, и ничьё больше!</text:p>
      <text:p text:style-name="P66"><text:span text:style-name="T17">– </text:span>Бе-бе-бе! <text:span text:style-name="T17">– </text:span>устало передразнила меня Дэш. <text:span text:style-name="T17">– </text:span>Макс! Я <text:span text:style-name="T17">— </text:span>плохая пони, потому что хотела получить то, что мне не принадлежит. Но какой же ты всё-таки глупый! Пойми, смертные <text:span text:style-name="T17">— </text:span>игрушки в копытах вечных. Любимые, но всего лишь игрушки. Они заботятся о нас, они <text:span text:style-name="T17">— </text:span>наши обожаемые принцессы, и мы боимся их потерять, но мы для них <text:span text:style-name="T17">— </text:span>только «маленькие пони». Крохотный миг в их бесконечном пути. Миг невозможно по-настоящему любить. Мне жаль тебя, если ты этого не понимаешь.</text:p>
      <text:p text:style-name="P66">Я молчал, осмысливая услышанное. Злость ушла. Пришла печаль.</text:p>
      <text:p text:style-name="P66"><text:span text:style-name="T17">– </text:span>Дэш, я знаю. Просто не могу о ней забыть.</text:p>
      <text:p text:style-name="P66">Пегаска тяжело поднялась.</text:p>
      <text:p text:style-name="P66"><text:span text:style-name="T17">– </text:span>Везёт же некоторым. <text:span text:style-name="T17">– </text:span>пробормотала она, раскрывая крылья для просушки.</text:p>
      <text:p text:style-name="P66">…</text:p>
      <text:p text:style-name="P66"><text:span text:style-name="T17">– А </text:span>ты круто ныряешь<text:span text:style-name="T17">! – </text:span>уважительно заметила пегаска после нескольких минут молчания. <text:span text:style-name="T17">– </text:span>Ни одна пони без магии столько под водой не продержится. Я здорово перепугалась, когда ты так долго не появлялся на поверхности.</text:p>
      <text:p text:style-name="P66">Я сидел на песке, прижимаясь спиной к спине пегаски. Её распахнутые крылья защищали меня от ветра.</text:p>
      <text:p text:style-name="P66"><text:span text:style-name="T17">– </text:span>Это остатки былой славы. Мой институтский рекорд <text:span text:style-name="T17">— </text:span>семьдесят пять метров на одном дыхании. Но я уже давно даже пятьдесят метров не могу проплыть без долгой дыхательной подготовки.</text:p>
      <text:p text:style-name="P1"><text:span text:style-name="T52">– </text:span><text:span text:style-name="T43">Макс, ты весь дрожишь! Тебе надо просушить шерсть. </text:span>Снимай-ка одежду! <text:span text:style-name="T17">–</text:span> <text:span text:style-name="T1">с</text:span>командовала Дэш.</text:p>
      <text:p text:style-name="P1"><text:span text:style-name="T17">–</text:span> У меня нет шерсти. Хотя ты права, одежду нужно <text:span text:style-name="T1">вы</text:span>сушить.</text:p>
      <text:p text:style-name="P1">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на теле по дороге в Понивилль</text:span>.</text:p>
      <text:p text:style-name="P1"><text:span text:style-name="T17">–</text:span> Куда это ты спрятался? <text:span text:style-name="T17">–</text:span> <text:span text:style-name="T1">з</text:span>аросли вербы раздвинулись, пропуская пегаску.</text:p>
      <text:p text:style-name="P1"><text:span text:style-name="T1">Оп-па</text:span>! <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1">Дэш удивлённо наблюдала за этой суматохой.</text:p>
      <text:p text:style-name="P1"><text:span text:style-name="T17">–</text:span> Ты чего? <text:span text:style-name="T17">–</text:span> <text:span text:style-name="T1">в</text:span> конце-концов озадаченно спросила она. <text:span text:style-name="T17">–</text:span> Что-то не так?</text:p>
      <text:p text:style-name="P1"><text:span text:style-name="T17">–</text:span> Не так, <text:span text:style-name="T17">–</text:span> пробормотал я. Мне, наконец, удалось стащить с куста ветровку и теперь я завязывал её вокруг талии на манер набедренной повязки.</text:p>
      <text:p text:style-name="P1"><text:span text:style-name="T17">–</text:span> А с кем не так? Со мной? С тобой? Или вообще? <text:span text:style-name="T17">–</text:span> <text:span text:style-name="T1">д</text:span>опытывалась пегаска.</text:p>
      <text:p text:style-name="P1"><text:span text:style-name="T17">–</text:span> Наверное, со мной. <text:span text:style-name="T17">–</text:span> <text:span text:style-name="T1">я</text:span> завязал рукава куртки за спиной и вышел из-за куста. <text:span text:style-name="T17">–</text:span> Видишь ли, у нас, у людей, не принято находиться без одежды в обществе других… людей.</text:p>
      <text:p text:style-name="P1"><text:span text:style-name="T17">–</text:span> Ну и?</text:p>
      <text:p text:style-name="P1"><text:span text:style-name="T17">–</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1"><text:span text:style-name="T17">–</text:span> А какой смысл в этом правиле? Какую цель оно преследует?</text:p>
      <text:p text:style-name="P1"><text:span text:style-name="T17">–</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17">–</text:span> Я знаю, что такое социальное табу, <text:span text:style-name="T17">–</text:span> важно кивнула Дэш. <text:span text:style-name="T17">–</text:span> У нас они тоже есть. Например, не принято спариваться или оправляться в присутствии других. Этим мы отличаемся от неразумных животных.</text:p>
      <text:p text:style-name="P1"><text:soft-page-break/><text:span text:style-name="T17">–</text:span> Вот видишь, ты меня правильно поняла. Описанные тобой табу у нас, кстати, тоже есть.</text:p>
      <text:p text:style-name="P1"><text:span text:style-name="T17">–</text:span> Но, с другой стороны, <text:span text:style-name="T17">–</text:span> продолжала пегаска, подходя ко мне поближе, <text:span text:style-name="T17">–</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17">–</text:span> Дэш подошла вплотную, <text:span text:style-name="T17">–</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С этими словами она просунула шею мне за спину и дёрнула зубами за узел из рукавов куртки. Узел ослаб.</text:p>
      <text:p text:style-name="P1"><text:span text:style-name="T17">–</text:span> Дэш!.. Блин! <text:span text:style-name="T17">–</text:span> Я попытался удержать куртку руками, но пегаска, не выпуская рукав из зубов, резко мотнула головой. </text:p>
      <text:p text:style-name="P1">От рывка я сел на песок, выпустив куртку. Дэш закинула её повыше на куст и повернулась ко мне.</text:p>
      <text:p text:style-name="P1"><text:span text:style-name="T17">– </text:span>Ты так смешно выглядишь, когда пытаешься спрятаться. <text:span text:style-name="T17">–</text:span> <text:span text:style-name="T1">п</text:span>егаска, немного наклонив голову, наблюдала за моими попытками скрестить ноги и обнять колени руками. <text:span text:style-name="T17">–</text:span> Ты выглядишь как Флаттершай, когда её <text:span text:style-name="T1">застали поющей в ванной</text:span>.</text:p>
      <text:p text:style-name="P1">Я не ответил.</text:p>
      <text:p text:style-name="P1">Пегаска подошла поближе и села <text:span text:style-name="T1">на песок</text:span>.</text:p>
      <text:p text:style-name="P1"><text:span text:style-name="T17">–</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text:span text:style-name="T17">–</text:span> А-ХА-ХА-ХА-ХА!!! <text:span text:style-name="T17">–</text:span> я таки разогнулся, не в силах больше сдерживаться. Дэш обалдело уставилась на меня, челюсть у неё отвалилась.</text:p>
      <text:p text:style-name="P1">Я в ответ облапил её и уткнулся носом ей в шею, заодно вытерев об неё слёзы смеха.</text:p>
      <text:p text:style-name="P1"><text:span text:style-name="T17">–</text:span> У тебя оригинальный способ исповедаться, Дэш. <text:span text:style-name="T17">–</text:span> наконец закашлялся я. <text:span text:style-name="T17">–</text:span> <text:span text:style-name="T1">Устроить кораблекрушение, з</text:span>атащить в укромное местечко, <text:span text:style-name="T1">а </text:span>под конец сорвать штаны и… <text:span text:style-name="T17">–</text:span> тут Дэш сама прыснула от смеха.</text:p>
      <text:p text:style-name="P1">Вдоволь отсмеявшись, Дэш ткнула меня носом в грудь и спросила:</text:p>
      <text:p text:style-name="P1"><text:span text:style-name="T17">–</text:span> И?</text:p>
      <text:p text:style-name="P1"><text:span text:style-name="T17">–</text:span> Что “и”?</text:p>
      <text:p text:style-name="P1"><text:span text:style-name="T17">–</text:span> Ты сказал: “ А под конец сорвать штаны и…” <text:span text:style-name="T17">–</text:span> вот я и хочу знать, что “и”?</text:p>
      <text:p text:style-name="P1">Я смутился.</text:p>
      <text:p text:style-name="P1"><text:span text:style-name="T17">–</text:span> Да ничего… Не бери в голову.</text:p>
      <text:p text:style-name="P1"><text:span text:style-name="T17">–</text:span> А я хочу брать! Какой ты всё-таки… <text:span text:style-name="T17">–</text:span> Дэш встала, потянувшись сначала передней половиной <text:span text:style-name="T1">тела</text:span>, <text:span text:style-name="T1">а </text:span>потом задней.</text:p>
      <text:p text:style-name="P1"><text:span text:style-name="T17">–</text:span> Какой?</text:p>
      <text:p text:style-name="P1"><text:span text:style-name="T17">–</text:span> Скучный <text:span text:style-name="T1">—</text:span> вот какой! <text:span text:style-name="T17">–</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text:span text:style-name="T17">–</text:span> <text:span text:style-name="T1">Короче, Макс. Хочешь, верь, не хочешь — не верь. Нельзя сохнуть по аликорну! &lt;</text:span><text:span text:style-name="T30">Селестия пыталась этого не допустить, предлагая формат дружбы, но просчиталась</text:span><text:span text:style-name="T1">&gt;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аликорниц, одаривших их лаской хотя бы раз. Их можно было спасти только замещением чувств</text:span><text:span text:style-name="T30">. Я не могу навязать тебе своих чувств... Но если бы ты хотя бы согласился на физический контакт. Может быть, этого хватило бы.</text:span></text:p>
      <text:p text:style-name="P5"><text:soft-page-break/>Я непонимающе смотрел на пегаску.</text:p>
      <text:p text:style-name="P1"><text:span text:style-name="T17">–</text:span> <text:span text:style-name="T1">Р</text:span>ешай. <text:span text:style-name="T17">–</text:span> <text:span text:style-name="T1">е</text:span>ё нос почти касался моего. <text:span text:style-name="T17">–</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Я глядел на пегаску и не мог <text:span text:style-name="T1">понять</text:span>, что она мне предлагает.</text:p>
      <text:p text:style-name="P1"><text:span text:style-name="T17">–</text:span> Дэш, ты..?</text:p>
      <text:p text:style-name="P1"><text:span text:style-name="T17">–</text:span> Да, Дискорд тебя забери! Я предлагаю тебе ЗА-НЯТЬ-СЯ СЕК-СОМ со мной! <text:span text:style-name="T17">–</text:span> зло отчеканила пегаска. <text:span text:style-name="T17">–</text:span> Я хочу, чтоб ты покрыл меня <text:span text:style-name="T1">и выбросил её из головы</text:span>!</text:p>
      <text:p text:style-name="P1">Я просто смотрел на неё и молчал. В голове было пусто.</text:p>
      <text:p text:style-name="P1">Дэш фыркнула мне в лицо, подняла голову и отвернулась. </text:p>
      <text:p text:style-name="P1"><text:span text:style-name="T17">– </text:span><text:span text:style-name="T1">Я не умею. Неумеха. </text:span><text:span text:style-name="T17">– </text:span><text:span text:style-name="T1">пробормотала тихо.</text:span></text:p>
      <text:p text:style-name="P33">Я понял <text:span text:style-name="T1">—</text:span> ещё мгновение <text:span text:style-name="T1">—</text:span> и она уйдёт. <text:span text:style-name="T1">Передо мной пронеслась вся наша история с Дэш, от посадки на поезд до ссоры в лодке. И история моих недоотношений с Селестией. </text:span>И за это мгновение я принял решение. <text:span text:style-name="T1">Ну что ж, Селли, дружба — значит, дружба!</text:span></text:p>
      <text:p text:style-name="P1"><text:span text:style-name="T17">–</text:span> Дэш!</text:p>
      <text:p text:style-name="P1"><text:span text:style-name="T17">–</text:span> Да? <text:span text:style-name="T17">–</text:span> печально отозвалась пегаска, снова <text:span text:style-name="T1">с</text:span>клонившись ко мне.</text:p>
      <text:p text:style-name="P1">Я привстал на локте, притянул её голову к себе и поцеловал.</text:p>
      <text:p text:style-name="P1"><text:span text:style-name="T1">Плавно сгибая ноги</text:span>, как в замедленной съёмке, Дэш опустилась на меня. издав протяжный вздох и расслабив крылья.</text:p>
      <text:p text:style-name="P1"><text:span text:style-name="T17">–</text:span> Ты извини, я туплю. Не потому, что ты мне не нравишься. <text:span text:style-name="T1">Просто я тебя не рассматривал в этом смысле. Вообще. До сих пор не могу привыкнуть, что пони и люди... Ну, ты понимаешь. Мы же разные виды. С Селестией всё же как-то естественнее казалось, она по росту сопоставима со мной.</text:span></text:p>
      <text:p text:style-name="P1"><text:span text:style-name="T17">–</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5">Я засмеялся. Пегаска была неисправима.</text:p>
      <text:p text:style-name="P5"><text:span text:style-name="T17">– </text:span>Дэш, я ценю твою изобретательность и принимаю тебя, какой ты есть. Тебе больше не нужно фантазировать на тему опасности любви к аликорну.</text:p>
      <text:p text:style-name="P5">Пегаска о чём-то подумала и кивнула.</text:p>
      <text:p text:style-name="P5"><text:span text:style-name="T17">– </text:span>Хорошо, пусть это будет моей фантазией. А ты правда принимаешь меня?</text:p>
      <text:p text:style-name="P5"><text:span text:style-name="T17">– </text:span>Правда. Но...</text:p>
      <text:p text:style-name="P1"><text:span text:style-name="T17">–</text:span> Что?</text:p>
      <text:p text:style-name="P1"><text:span text:style-name="T17">–</text:span> Ты лежишь на мне.</text:p>
      <text:p text:style-name="P1"><text:span text:style-name="T17">–</text:span> Ну да, лежу, <text:span text:style-name="T17">–</text:span> Дэш ехидно улыбнулась и заёрзала животом. <text:span text:style-name="T17">–</text:span> А что?</text:p>
      <text:p text:style-name="P1"><text:span text:style-name="T17">–</text:span> А то, что в таком положении я до тебя не достану! У тебя слишком высоко расположена... ммм… анатомия.</text:p>
      <text:p text:style-name="P1"><text:span text:style-name="T17">–</text:span> Потерпи чуть-чуть, <text:span text:style-name="T17">–</text:span> пегаска хихикнула и снова заёрзала животом, прижав его ко мне. <text:span text:style-name="T17">–</text:span> Мне прикольно ощущать своим вымечком <text:span text:style-name="T1">твою... анатомию</text:span>.</text:p>
      <text:p text:style-name="P1">Пока она ёрзала, я начал ощущать напряжение в низу живота. <text:span text:style-name="T1">Чёрт, Эквестрия целеустремлённо переделывала меня с гетеросексуала на… зоофила? </text:span>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1"><text:span text:style-name="T17">–</text:span> Дэш, <text:span text:style-name="T17">–</text:span> прошептал я, <text:span text:style-name="T17">–</text:span> я перестаю себя контролировать. Ещё немного <text:span text:style-name="T1">—</text:span> и кончу. Тебе же ничего не останется.</text:p>
      <text:p text:style-name="P1"><text:soft-page-break/>Пегаска замерла и прикоснулась своим носом к моему.</text:p>
      <text:p text:style-name="P15">&lt;<text:span text:style-name="T64">Seal – Amazing (Thin White Duke remix)</text:span>&gt;</text:p>
      <text:p text:style-name="P1"><text:span text:style-name="T17">–</text:span> Я чувствую тебя, <text:span text:style-name="T17">–</text:span> промурлыкала Дэш. <text:span text:style-name="T17">–</text:span> Видишь, это совсем не страшно, что я кобыла не твоего вида.</text:p>
      <text:p text:style-name="P1">Я начал почёсывать её шею у основания гривы.</text:p>
      <text:p text:style-name="P1"><text:span text:style-name="T17">–</text:span> Не страшно. Но чертовски необычно. <text:span text:style-name="T1">Никак не могу привыкнуть.</text:span></text:p>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1"><text:span text:style-name="T17">–</text:span> <text:span text:style-name="T1">Всегда удивлялся</text:span>, как вы, пони-пегасы, держитесь в воздухе с помощью таких относительно небольших крыльев? А ты, вдобавок, ещё и тащила меня. <text:span text:style-name="T1">То есть, понятно, что это магия, но всё равно выглядит удивительно. У единорогов хотя бы левитационная аура видна.</text:span></text:p>
      <text:p text:style-name="P1"><text:span text:style-name="T17">–</text:span> <text:span text:style-name="T1">Да-а-а</text:span>. <text:span text:style-name="T17">–</text:span> <text:span text:style-name="T1">т</text:span>яжело дышала пегаска. <text:span text:style-name="T17">–</text:span> Фактическая поверхность крыльев с помощью магии увеличивается в несколько раз. И... м-м-м… силы отталкивания хватает на то, чтобы… уффф... <text:span text:style-name="T17">–</text:span> мой палец почеса<text:span text:style-name="T1">л</text:span> желобок между махательными мышцами крыльев.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17">–</text:span> Чтобы поднять в воздух вес своего тела и ещё примерно такой же… <text:span text:style-name="T17">–</text:span> прошептала пегаска и закрыла глаза, уткнувшись носом мне в <text:span text:style-name="T1">плечо</text:span>. Дыхание у неё стало прерывистым.</text:p>
      <text:p text:style-name="P1"><text:span text:style-name="T17">–</text:span> А как вы удерживаетесь на облаках? Ведь вы при этом не машете крыльями? <text:span text:style-name="T17">–</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1"><text:span text:style-name="T17">–</text:span> Макс, не издевайся, <text:span text:style-name="T17">–</text:span> пегаска нервно хихикнула и вдруг стала нежно, кончиками губ, жевать мочку моего уха. <text:span text:style-name="T17">–</text:span> Я не-мо-гу думать в та-ком… ммм… состоянии.</text:p>
      <text:p text:style-name="P1"><text:span text:style-name="T17">–</text:span> Дэш, <text:span text:style-name="T17">–</text:span> рассмеялся я, <text:span text:style-name="T17">–</text:span> отпусти ухо!</text:p>
      <text:p text:style-name="P1"><text:span text:style-name="T17">–</text:span> Отпускаю, <text:span text:style-name="T17">–</text:span> шепнула пегаска мне в ухо. <text:span text:style-name="T17">–</text:span> А ты вытаскивай из меня палец и займись делом.</text:p>
      <text:p text:style-name="P1">С этими словами пегаска встала.</text:p>
      <text:p text:style-name="P66"/>
      <text:h text:style-name="Heading_20_2" text:outline-level="2">16. <text:span text:style-name="T1">Побег из Понивилля.</text:span></text:h>
      <text:p text:style-name="P66"/>
      <text:p text:style-name="P66">«<text:span text:style-name="T37">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pan text:style-name="T37">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37">Нехватка погодных пегасов: Вондерболты перешли к круглосуточной вахте</text:span>». «<text:span text:style-name="T37">Общественные работы: распоряжением принцессы Луны работы по строительству мостов через провалы расширены и на субботу</text:span>».</text:p>
      <text:p text:style-name="P66"/>
      <text:p text:style-name="P66">Я отложил стопку газет, принесенных пегаской.</text:p>
      <text:p text:style-name="P66"><text:span text:style-name="T17">–</text:span> Про меня таки забыли. Отлично.</text:p>
      <text:p text:style-name="P66"><text:span text:style-name="T17">–</text:span> Не уверена. <text:span text:style-name="T17">–</text:span> <text:s/>пегаска почесала затылок. <text:span text:style-name="T17">–</text:span> Там на столбах повсюду висят объявления. За твою голову предлагают пятьдесят тысяч.</text:p>
      <text:p text:style-name="P66"><text:span text:style-name="T17">–</text:span> Ого! Луна никак не уймется. Ладно, это её проблемы.</text:p>
      <text:p text:style-name="P66"><text:soft-page-break/>К счастью, библиотека Понивилля располагалась на окраине. Пробраться туда под покровом сумерек было раз плюнуть.</text:p>
      <text:p text:style-name="P66"><text:span text:style-name="T17">– </text:span>Твайлайт, привет! Мы вернулись! <text:span text:style-name="T17">–</text:span> я захлопнул за собой дверь.</text:p>
      <text:p text:style-name="P66">Хлоп! Мы с пегаской болтаемся в магической ауре в метре от пола, беспомощно дергая ногами и крыльями. У меня возникло чувство дежавю. Когда растрепанная единорожка-заучка с бегающими глазами и недоброй ухмылочкой вышла из темноты, мне поплохело.</text:p>
      <text:p text:style-name="P66">Ни слова ни говоря, Твайлайт отперла дверь в подвал и потащила меня за собой.</text:p>
      <text:p text:style-name="P66"><text:span text:style-name="T17">– К</text:span>АКОГО ХУЯ?!! Твайлайт, ёб твою понимать, ты чё творишь? <text:span text:style-name="T17">– </text:span>я вцепился в ручку двери.</text:p>
      <text:p text:style-name="P66"><text:span text:style-name="T17">– </text:span>Твайли, ты чего? <text:span text:style-name="T17">– </text:span>брыкалась Дэш. <text:span text:style-name="T17">– </text:span>Немедленно опусти меня на пол!</text:p>
      <text:p text:style-name="P66"><text:span text:style-name="T17">– </text:span>Извини, Дэши. <text:span text:style-name="T17">– </text:span>скороговоркой бормотала лавандовая единорожка, нервно хихикая. <text:span text:style-name="T17">– </text:span>Я не могу быть уверена, что он — действительно Макс, а не наваждение Луны. Как и ты, впрочем, хи-хи. Хотя он и ругается идентично оригиналу, но стопроцентно я могу быть в нём уверена только после полной, я подчёркиваю, полной проверки! Не беспокойся, эксперимент пройдёт достаточно быстро, я уже отточила навык на тридцати двух предыдущих попытках, хи-хи.</text:p>
      <text:p text:style-name="P66">ХРУСТЬ!</text:p>
      <text:p text:style-name="P66">Дверная ручка оторвалась с мясом и я продолжил низвержение в подвал.</text:p>
      <text:p text:style-name="P66"><text:span text:style-name="T17">– </text:span>А-А-А-А-А-А!!! <text:span text:style-name="T17">–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66">В полумраке подвала угадывалось нагромождение реторт, перегонных кубов и микроскопов. С потолка свисали какие-то коренья. В закутке стоял автоклав. В центре подвала стоял большой стол с фиксирующими браслетами.</text:p>
      <text:p text:style-name="P66"><text:span text:style-name="T17">– </text:span>Не беспокойся, Макс-с-вероятностью-пятьдесят-процентов, больно не будет. Не должно быть, во всяком случае. <text:span text:style-name="T17">– </text:span>суетилась единорожка, закрепляя мои руки и ноги в браслетах. <text:span text:style-name="T17">– Е</text:span>сли ты настоящий человек, заклинание магического резонанса тебя не тронет, хи-хи.</text:p>
      <text:p text:style-name="P66">Я молча дёргался, пытаясь сломать браслеты.</text:p>
      <text:p text:style-name="P66"><text:span text:style-name="T17">– Н</text:span>е пытайся. <text:span text:style-name="T17">– </text:span>единорожка покачала головой. <text:span text:style-name="T17">–</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66">Единорожка отвернулась к стеклянному шкафу и стала рыться в нём.</text:p>
      <text:p text:style-name="P66"><text:span text:style-name="T17">– </text:span>Где-то он тут был, я же клала его сюда на прошлой неделе, после эксперимента с тыквой!</text:p>
      <text:p text:style-name="P66">Я затих и стал вытягивать правую руку из зажима. Явно у пятидесятилетних драконов лапы толще человеческих рук. Ободрав кожу, я таки выдернул кисть и сразу стал срывать защёлки с оставшихся зажимов.</text:p>
      <text:p text:style-name="P66"><text:span text:style-name="T17">– </text:span>Нет-нет-нет, куда же ты! <text:span text:style-name="T17">– </text:span>магическая аура подхватила меня на полпути к ступенькам. <text:span text:style-name="T17">– </text:span>Мы ещё не закончили, хи-хи.</text:p>
      <text:p text:style-name="P66">Я снова распластался на столе, скованный браслетами. Твайлайт с безумными глазами склонилась надо мной. Рядом с ней парил скальпель.</text:p>
      <text:p text:style-name="P66"><text:span text:style-name="T17">– </text:span>Твайлайт, не смей! <text:span text:style-name="T17">– </text:span>хриплым от ужаса голосом прошептал я.</text:p>
      <text:p text:style-name="P66"><text:span text:style-name="T17">– </text:span>Извини, но это совершенно необходимо! Принцесса Луна не устаёт подсылать ко мне твоих клонов в надежде выведать у меня местонахождение Макса. Начинаю подготовительную процедуру!</text:p>
      <text:p text:style-name="P66">Скальпель с огромной скоростью метнулся ко мне.</text:p>
      <text:p text:style-name="P66"><text:span text:style-name="T17">– </text:span>А-А-А-А-А-А!</text:p>
      <text:p text:style-name="P66">Вжик-вжие-вжик!</text:p>
      <text:p text:style-name="P66">Лоскутья одежды полетели на пол. Я лежал на столе как новорождённый и орал соответственно.</text:p>
      <text:p text:style-name="P66"><text:soft-page-break/><text:span text:style-name="T17">– О</text:span>у! <text:span text:style-name="T75">Что-то новенькое! </text:span>Это надо задокументировать.</text:p>
      <text:p text:style-name="P66">Невесть откуда взявшийся фотоаппарат сделал несколько снимков моего естества в разных ракурсах.</text:p>
      <text:p text:style-name="P66"><text:span text:style-name="T17">– </text:span>Хрен-то тебе зачем? <text:span text:style-name="T17">– </text:span>с бессильной злостью спросил я. <text:span text:style-name="T17">– </text:span><text:span text:style-name="T75">Т</text:span>ы собираешься устроить филиал порнхаба для пони-извращенцев?</text:p>
      <text:p text:style-name="P66"><text:span text:style-name="T17">– </text:span>Видишь ли, Макс-с-вероятностью-семьдесят-пять-процентов! В восьми попытках Луны под одеждой клонов была пустота. Наличие тела под скрытыми одеждой областями повышает степень твоей достоверности на двадцать пять процентов. И твой половой орган отличается от жеребцовского, чего не было ни разу. Или же это импровизация, или… Потерпи чуть-чуть, осталось совсем немного.</text:p>
      <text:p text:style-name="P66">Твайлайт открыла подсобку. Из неё сразу же вывалились на пол несколько ржавых приборов. <text:s/>Отпихнув их ногой, единорожка выкатила наружу какой-то древний аппарат на колёсиках. Металлический ящик был усеян разноцветными лампочками, тумблерами и табличками перекрещенных костей и черепов пони. Сбоку из ящика торчала внушительных размеров воронка.</text:p>
      <text:p text:style-name="P66"><text:span text:style-name="T17">– </text:span>Заклинание магического резонанса, усиленное парамагическим магнетроном, деструктурирует магический субстрат до исходного состояния.</text:p>
      <text:p text:style-name="P66"><text:span text:style-name="T17">– </text:span>А если попроще?</text:p>
      <text:p text:style-name="P66"><text:span text:style-name="T17">– </text:span>Если ты — клон, то превратишься в исходные десять-пятнадцать килограммов песка. Как и все предыдущие. <text:span text:style-name="T17">– </text:span>единорожка указала на ящик с песком, стоящий у противопожарного щита.<text:span text:style-name="T17"> – </text:span>Обычно хватает минуты облучения.</text:p>
      <text:p text:style-name="P66">Твайлайт вытащила воронку из аппарата и приставила её к моей груди. За воронкой к ящику тянулся толстый гофрированный шланг.</text:p>
      <text:p text:style-name="P66"><text:span text:style-name="T17">– </text:span>Стой! <text:span text:style-name="T17">– </text:span>я лихорадочно искал повод затянуть процесс. <text:span text:style-name="T17">– </text:span>Но ты же не знаешь, каковы могут быть последствия, если я НЕ клон!</text:p>
      <text:p text:style-name="P66"><text:span text:style-name="T17">– М</text:span>агнетрон вводит в резонанс только частицы магического субстрата. Тебе не о чём волноваться.</text:p>
      <text:p text:style-name="P66">Грохот сверху дал понять, что пегаске удалось вырваться из магического захвата. Лавандовая единорожка, поглощённая научными выкладками, не заметила этого.</text:p>
      <text:p text:style-name="P66"><text:span text:style-name="T17">– </text:span>Истинная ткань реальности, облучённая магнетроном, просто некоторое время светится приятным зеленоватым свечением. Никакой, я подчёркиваю, абсолютно никакой опасности для немагического реципиента это не представляет. Приготовься, Макс-с-вероятностью-семьдесят-пять-процентов, я приступа…</text:p>
      <text:p text:style-name="P66">Радужный вихрь ворвался в комнату и сбил лавандовую единорожку с ног. Падая, магичка потянула за тумблер включения магнетрона. Магнетрон загудел и покатился на колёсиках вслед за Твайлайт. Тянущийся от воронки на моей груди к магнетрону шланг натянулся. Последнее, что я увидел — яркую вспышку зелёного пламени.</text:p>
      <text:p text:style-name="P66"/>
      <text:p text:style-name="P57">***</text:p>
      <text:p text:style-name="P57"/>
      <text:p text:style-name="P66"><text:span text:style-name="T17">– </text:span>А-А-А-А-А-А!!! Бля!</text:p>
      <text:p text:style-name="P66">Мой полёт сквозь усыпанную звёздами сине-зелёную мглу закончился столкновением с чем-то мягким.</text:p>
      <text:p text:style-name="P66"><text:span text:style-name="T17">– </text:span>Сестра???</text:p>
      <text:p text:style-name="P66">Я оторвался от фиолетового крупа и встретился с удивлённым взглядом принцессы Луны, обернувшейся ко мне через плечо. Выражение надежды на её мордочке сменилось гневом. Я ещё успел заметить магическую ауру, возникшую вокруг её рога, как меня потащило обратно.</text:p>
      <text:p text:style-name="P66"><text:span text:style-name="T17">– </text:span>А-А-А-А-А-А!!!</text:p>
      <text:p text:style-name="P66"/>
      <text:p text:style-name="P67"><text:soft-page-break/>***</text:p>
      <text:p text:style-name="P67"/>
      <text:p text:style-name="P66">Две кляксы надо мной сформировались в Рэйнбоу Дэш и Твайлайт Спаркл. Пони озадаченно наблюдали за мной и тихо шушукались.</text:p>
      <text:p text:style-name="P66"><text:span text:style-name="T17">– </text:span>Никогда, слышишь, никогда больше не смей подымать меня...</text:p>
      <text:p text:style-name="P66"><text:span text:style-name="T17">– </text:span>Откуда я знала, что резонансное заклинание так среагирует на...</text:p>
      <text:p text:style-name="P66"><text:span text:style-name="T17">– М</text:span>акс? <text:span text:style-name="T17">– </text:span>пегаска заметила, что я открыл глаза. <text:span text:style-name="T17">– </text:span>Ты в порядке?</text:p>
      <text:p text:style-name="P66">Я издал нечто среднее между брачным рёвом лося и стоном умирающего слона.</text:p>
      <text:p text:style-name="P66"><text:span text:style-name="T17">– </text:span>Я не предполагала, что заклинание магического резонанса нейтрально реагирует только на истинную ткань НАШЕЙ реальности. <text:span text:style-name="T17">– </text:span>зачастила единорожка. <text:span text:style-name="T17">– </text:span>У меня как-то совсем вылетело из головы, что ты принадлежишь ДРУГОЙ реальности. Реакция заклинания на ткань из другого мира не определена, о чём недвусмысленно предупреждает инструкция к магнетрону. К счастью, ты подвергался действию заклинания всего полсекунды. Именно поэтому ты, библиотека и Понивилль уцелели.</text:p>
      <text:p text:style-name="P66"><text:span text:style-name="T17">– </text:span>Но не магнетрон. <text:span text:style-name="T17">– </text:span>заметила Дэш. <text:span text:style-name="T17">– </text:span>В следующий раз будешь читать инструкцию ДО применения.</text:p>
      <text:p text:style-name="P66"/>
      <text:p text:style-name="P66">…</text:p>
      <text:p text:style-name="P66"/>
      <text:p text:style-name="P66">Мы сидели в читальном зале, держа совет. Я кутался в одеяло у камина. Рэрити раскраивала мне джинсовый костюм прямо на полу библиотеки. Твайлайт, нацепив очки, записывала пункты мелом на доске.</text:p>
      <text:p text:style-name="P66"><text:span text:style-name="T17">– </text:span>Итак, мы:</text:p>
      <text:p text:style-name="P66">а) Имеем резонаторные рубины для ускорителя.</text:p>
      <text:p text:style-name="P66">б) После исчезновения принцессы Селестиии, не имеем <text:s/>возможности контролировать усиленное ускорителем <text:s/>заклинание Индрэ.</text:p>
      <text:p text:style-name="P66">Это значит, что:</text:p>
      <text:p text:style-name="P66">а) Нам придётся пользоваться обычной версией заклинания. Вероятность успеха в этом случае я оцениваю как <text:s/>один к пяти.</text:p>
      <text:p text:style-name="P66">б) Или идти на большой риск и вызвать неконтролируемое усиленное заклинание.</text:p>
      <text:p text:style-name="P66">Во втором случае вероятность возникновения крупной энергомагической вспышки я оцениваю как один к трём.</text:p>
      <text:p text:style-name="P66"><text:span text:style-name="T17">– Н</text:span>е умничай! Что ты имеешь ввиду под «крупной энергомагической вспышкой»? <text:span text:style-name="T17">– </text:span>почесала в затылке Эпплджек. <text:span text:style-name="T17">– </text:span>Нам хватит ведра воды, чтоб её потушить?</text:p>
      <text:p text:style-name="P66"><text:span text:style-name="T17">– </text:span>Под крупной я имею ввиду оплавленую воронку от тридцати футов в диаметре. Плюс пожары и разрушения в радиусе до пяти миль.</text:p>
      <text:p text:style-name="P66"><text:span text:style-name="T17">– </text:span>Конски яблоки! <text:span text:style-name="T17">– </text:span>выругалась Эпплджек. <text:span text:style-name="T17">– Е</text:span>сли шансы спалить Понивилль один к трём, я на такое не согласна. Даже если на кону стоит вся Эквестрия.</text:p>
      <text:p text:style-name="P66"><text:span text:style-name="T17">– </text:span>Ты хорошо подумала? <text:span text:style-name="T17">– н</text:span>ахмурилась Рэйнбоу Дэш. <text:span text:style-name="T17">– </text:span>В Эквестрии десятки таких городов, как Понивилль! Мы не можем махнуть на них крылом!</text:p>
      <text:p text:style-name="P66"><text:span text:style-name="T17">– </text:span>Тебе-то на Понивилль точно махать! <text:span text:style-name="T17">– </text:span>огрызнулась фермерша. <text:span text:style-name="T17">– Т</text:span>вой дом, поди, не зацепит.</text:p>
      <text:p text:style-name="P66"><text:span text:style-name="T17">– </text:span>Что ты сказала? А ну, повтори? <text:span text:style-name="T17">– </text:span>взвилась пегаска.</text:p>
      <text:p text:style-name="P66"><text:span text:style-name="T17">– </text:span>Не ссорьтесь, девчёнки. <text:span text:style-name="T17">– </text:span>встрял я. <text:span text:style-name="T17">– </text:span>Ничем рисковать не придётся. У меня есть другой вариант.</text:p>
      <text:p text:style-name="P66"><text:span text:style-name="T17">– </text:span>Ась?</text:p>
      <text:p text:style-name="P66"><text:soft-page-break/><text:span text:style-name="T17">– </text:span>Что?</text:p>
      <text:p text:style-name="P66"><text:span text:style-name="T17">– </text:span>Какой? <text:span text:style-name="T17">– </text:span>разом <text:span text:style-name="T17">о</text:span>бернулась ко мне компания.</text:p>
      <text:p text:style-name="P66"><text:span text:style-name="T17">– </text:span>Элементы Гармонии. Ты говорила, <text:span text:style-name="T17">– </text:span>обратился я к Твайлайт, <text:span text:style-name="T17">– </text:span>что их сила на одном уровне с аликорньей.</text:p>
      <text:p text:style-name="P66"><text:span text:style-name="T17">– </text:span>Хмм, мне такое в голову не приходило. Теоретически, контролировать ими магию возможно. И даже практически, если вспомнить, что мы уже контролировали с их помощью Найтмэр Мун и Дискорда.</text:p>
      <text:p text:style-name="P66"><text:span text:style-name="T17">– Л</text:span>ягать! <text:span text:style-name="T17">– </text:span>сморщилась Эпплджек. <text:span text:style-name="T17">– </text:span>У меня после ожерелья Честности в башке гудит, как после маковского сидра!</text:p>
      <text:p text:style-name="P66"><text:span text:style-name="T17">– </text:span>Дорогуша, у тебя гудело именно от сидра, который ты приняла после победы над Дискордом. Мне ли не знать! Или ты забыла, кто тебя провожал домой?</text:p>
      <text:p text:style-name="P66"><text:span text:style-name="T17">– </text:span>Рэр, иногда лучше жевать, чем говорить. Вот честно!</text:p>
      <text:p text:style-name="P66"><text:span text:style-name="T17">– </text:span>Как пожелаешь! Макс, <text:span text:style-name="T17">– </text:span>повернулась ко мне единорожка. <text:span text:style-name="T17">– </text:span>Примерь штаны, пожалуйста. Кстати, а как выглядят эти самые резонаторные рубины? Послушать Дэши, так вы в этой поездке в Мэйнхэттен обскакали по приключениям саму Дэринг Ду!</text:p>
      <text:p text:style-name="P66"><text:span text:style-name="T17">– </text:span>Они лежали в нагрудном кармане рубашки.</text:p>
      <text:p text:style-name="P66">Твайлайт отвлеклась от доски.</text:p>
      <text:p text:style-name="P66"><text:span text:style-name="T17">– В р</text:span>убашке? Я послала вниз Спайка прибраться. Те лохмотья тлели после вспышки... Спа-а-айк!!!</text:p>
      <text:p text:style-name="P66">Дракончик поднялся по лестнице с веником в одной лапе и мусорным пакетом в другой. Он был весь перемазан сажей и что-то торопливо жевал.</text:p>
      <text:p text:style-name="P66"><text:span text:style-name="T17">– </text:span>Вот, прибрался малёхо. Но с потолка сажу ещё не успел счистить, там стремянка нужна.</text:p>
      <text:p text:style-name="P66"><text:span text:style-name="T17">– </text:span>Спайки-Вайки, не выкидывай одежду, пожалуйста. В ней должны быть рубины.</text:p>
      <text:p text:style-name="P66"><text:span text:style-name="T17">– </text:span>Какие рубины? <text:span text:style-name="T17">– </text:span>переспросил Спайк и зажевал быстрее.</text:p>
      <text:p text:style-name="P66"><text:span text:style-name="T17">–</text:span> Резонаторные! <text:span text:style-name="T17">–</text:span> холодея, ответил я. <text:span text:style-name="T17">– </text:span>В кармане рубашки должны лежать четыре кристалла.</text:p>
      <text:p text:style-name="P66"><text:span text:style-name="T17">– Э</text:span>мм. Так это были резонаторные рубины? Предупреждать надо! Я думал, это мусор. <text:span text:style-name="T17">– </text:span>дракончик пожал плечами и выплюнул на лапу полтора камешка.</text:p>
      <text:p text:style-name="P43"/>
      <text:p text:style-name="P66">…</text:p>
      <text:p text:style-name="P66"/>
      <text:p text:style-name="P66"><text:span text:style-name="T17">– <text:s/></text:span>Рэрити, закрой форточку! Флатти, мигом в аптеку за настойкой пустырника! Спайк, срочно неси воду! И сразу же уходи! Пинки! Пинки?</text:p>
      <text:p text:style-name="P66"><text:span text:style-name="T17">– К</text:span>акой-то неправильный у Макса смех! <text:span text:style-name="T17">– </text:span>голос Пинки был еле слышен из-под наваленных на меня подушек. <text:span text:style-name="T17">– <text:s/></text:span>И, мне кажется, сам Макс сейчас немножечко неправильный. Правильно я говорю?</text:p>
      <text:p text:style-name="P66">Подушка отогнулась и в прямоугольнике света показалась голова Пинки.</text:p>
      <text:p text:style-name="P66"><text:span text:style-name="T17">– </text:span>Макс. Ты сейчас правильный, или нет?</text:p>
      <text:p text:style-name="P66"><text:span text:style-name="T17">– </text:span>Макс, ты как? Тебе уже лучше? <text:span text:style-name="T17">– </text:span>в прямоугольнике появилась голова Рэйнбоу Дэш.</text:p>
      <text:p text:style-name="P66"><text:span text:style-name="T17">– </text:span>Фигурально выражаясь, ты в себе? <text:span text:style-name="T17">– </text:span>вклинилась между ними Твайлайт Спаркл.</text:p>
      <text:p text:style-name="P66"><text:span text:style-name="T17">– </text:span>Столько ругательств на одном дыхании я не слышала даже от бабули, когда она зацепилась за порог и перевернула поднос с пирогами! <text:span text:style-name="T17">– </text:span>донёсся уважительный голос Эпплджек со стороны моих ног.</text:p>
      <text:p text:style-name="P66">Я отдышался. Поняхи участливо смотрели на меня, выискивая признаки успокоения.</text:p>
      <text:p text:style-name="P66"><text:span text:style-name="T17">– </text:span>Отпустите. Я уже правильный. <text:span text:style-name="T17">– </text:span>наконец произнёс я.</text:p>
      <text:p text:style-name="P66">Пинки, Дэш и Твайлайт слезли с горки подушек, наваленных на меня после эмоционального взрыва. Эпплджек встала с ног.</text:p>
      <text:p text:style-name="P66"><text:soft-page-break/><text:span text:style-name="T17">– </text:span>Не огорчайся, ситуацию можно выправить. <text:span text:style-name="T17">– з</text:span>атараторила Твайлайт. <text:span text:style-name="T17">– </text:span>Я вставлю в ускоритель уцелевший резонатор, а недостающие заменю «жучками». Так будет работать, мощности должно хватить. Я пыталась тебе это сказать, но ты не слушал.</text:p>
      <text:p text:style-name="P66"><text:span text:style-name="T17">– </text:span>Ага, Твай по «жучкам» специалист! <text:span text:style-name="T17">– з</text:span>аявил Спайк из-за понячих крупов. <text:span text:style-name="T17">– </text:span>Иначе бы мы по уши завязли в долгах за электричество.</text:p>
      <text:p text:style-name="P66"><text:span text:style-name="T17">– </text:span>Спайк!!! Немедленно... <text:s/>сбегай в лавку к Кейкам за выпечкой! Нам всем нужно успокоиться.</text:p>
      <text:p text:style-name="P66"><text:span text:style-name="T17">– </text:span>Уже бегу!</text:p>
      <text:p text:style-name="P66"/>
      <text:p text:style-name="P67">***</text:p>
      <text:p text:style-name="P66"/>
      <text:p text:style-name="P66">В зале, в лучах нарисованной шестиконечной звезды стояли воплощения Элементов Гармонии. Я с электродами на голове лежал на матрасе в центре. Рядом со мной гудел синхрофазотрон-усилитель. На верхнем ярусе библиотеки устроился Спайк с кульком попкорна.</text:p>
      <text:p text:style-name="P66"><text:span text:style-name="T17">– </text:span>Ты точно знаешь, что делаешь? <text:span text:style-name="T17">– </text:span>переспросила Эпплджек. <text:span text:style-name="T17">– </text:span>Мне бы не хотелось, чтоб от Понивилля остались одни головешки.</text:p>
      <text:p text:style-name="P66"><text:span text:style-name="T17">– </text:span>Не беспокойся, всё просчитано. Я уверена, я подчёркиваю, абсолютно уверена в безопасности эксперимента!</text:p>
      <text:p text:style-name="P66"><text:span text:style-name="T17">– </text:span>Ой, чего-то мне нехорошо становится, когда ты так говоришь...</text:p>
      <text:p text:style-name="P66"><text:span text:style-name="T17">– </text:span>Девочки, приготовились! Начинаю обратный отсчёт! Десять! Девять! Восемь! Семь!</text:p>
      <text:p text:style-name="P66">Гудение синхрофазотрона усилилось. Картинка у меня перед глазами поплыла.</text:p>
      <text:p text:style-name="P66"><text:span text:style-name="T17">– </text:span>Шесть! Пять! Четыре! Три! Флаттершай, ты одела ожерелье Доброты задом-наперёд! Три-с-половиной! Три-с-четвертью! Два! Один! Понеслись!</text:p>
      <text:p text:style-name="P66">Картинка у меня перед глазами выключилась.</text:p>
      <text:p text:style-name="P66"/>
      <text:h text:style-name="Heading_20_2" text:outline-level="2">17. <text:span text:style-name="T1">Воплощение Индрэ</text:span></text:h>
      <text:p text:style-name="P66"/>
      <text:p text:style-name="P66">Ветер швыряет мне в лицо тучу пыли и мелкого мусора. Шар перекати-поля в компании с яичной скорлупой и стаканчиком из-под кофе исчезает в провале. «Добро пожаловать в Понивилль» — вещает покосившийся столбик на краю пропасти. Серая, покрытая трещинами равнина простирается от края и до края. Справа её однообразие ломает пик кантерлотской скалы.</text:p>
      <text:p text:style-name="P66">Я вглядываюсь в него.</text:p>
      <text:p text:style-name="P66">Кажется, со скалы во все стороны расходятся водопады чуть видных при стальном сиянии солнца мерцающих нитей. Они пронизывают землю, скрепляя трещины мириадами переливающихся струн. Одна из них уходит в землю рядом со мной. Я наклоняюсь и протягиваю к ней руку.</text:p>
      <text:p text:style-name="P66">Мгновение — я стою на городской стене Кантерлота. Шелест ветра сменяется пронзительным свистом. Дома без крыш хлопают оконными рамами без стёкол. Уцелевшие флюгера истерично вращаются, жалуясь миру ржавым скрежетом. По мостовой носятся обрывки тряпок.</text:p>
      <text:p text:style-name="P66">Дорога в верхний город обрывается в пропасть. Огрызок дворца — башня Луны — одиноко высится на другом краю провала. <text:s/>Пульсирующие потоки света опутывают мир из её вершины.</text:p>
      <text:p text:style-name="P66">Я переношусь к основанию башни.</text:p>
      <text:p text:style-name="P66">Пожелтевший обрывок газеты запутался в голых ветках куста, некогда бывшего частью садового лабиринта. Я разворачиваю его, подымаясь в башню.</text:p>
      <text:p text:style-name="P56"><text:span text:style-name="T1">«</text:span><text:span text:style-name="T8">Обращение к читателям: это наш последний выпуск. «Кантерлот Геральд» закрывается — у нас больше не осталось работников</text:span><text:span text:style-name="T1">». «</text:span><text:span text:style-name="T8">Ежегодное послание: Принцесса Луна ничего не сказала </text:span><text:soft-page-break/><text:span text:style-name="T8">делегации, скрывшись в башне. Секретарь выступил с заготовленной речью</text:span><text:span text:style-name="T1">». «</text:span><text:span text:style-name="T8">Новости погоды: последние четыре Вондерболта останавливают грозовой фронт у Лас-Пегасуса. Небо Кантерлота охраняют семь кадетов прошлогоднего выпуска</text:span><text:span text:style-name="T1">». «</text:span><text:span text:style-name="T8">Продовольственные проблемы: норма выдачи овса уменьшается до ста двадцати грамм. Лагерю беженцев под Кантерлотом грозит голод</text:span><text:span text:style-name="T1">». «</text:span><text:span text:style-name="T8">Обновление карт депонификации: филлидельфийская </text:span><text:span text:style-name="T77">магическая </text:span><text:span text:style-name="T8">лакуна ожидаемо сомкнулась с магическим вакуумом у Додж Сити. Отказавшимся от эвакуации жителям грозит развоплощение</text:span><text:span text:style-name="T1">».</text:span></text:p>
      <text:p text:style-name="P66">Я тяну ручку двери на верхней площадке. Сильный сквозняк чуть не сбивает меня с ног: ветер задувает в<text:span text:style-name="T75"> </text:span>покои Луны<text:span text:style-name="T75"> </text:span>через открытые балконные двери<text:span text:style-name="T75">.</text:span></text:p>
      <text:p text:style-name="P66">Мириады пульсирующих нитей сходятся к центру комнаты, где на матрасе лежит скелет аликорна.</text:p>
      <text:p text:style-name="P66">Я осторожно пересекаю комнату и захлопываю двери на балкон.</text:p>
      <text:p text:style-name="P66"><text:span text:style-name="T17">– </text:span>А-а-а, ты всё-таки пришёл… <text:span text:style-name="T17">– </text:span>шелестит скрипучий голос за моей спиной.</text:p>
      <text:p text:style-name="P66">Обтянутый кожей скелет поднял голову. В глубине запавших глазниц светятся зелёные глаза Найтмэр Мун. Пергаментная шкура грудной клетки растрескалась под ударами сердца, покрыв костяк кровавой паутиной.</text:p>
      <text:p text:style-name="P66"><text:span text:style-name="T17">– </text:span>Желаешь полюбоваться последними днями Эквестрии? Что ж… Смотри. Есть какая-то вселенская ирония в том, что последним обитателем Эквестрии будет глупый примат из нелепой реальности. <text:s/>Впрочем, долго эта шутка не продлится: я скоро сгину, а без моей магии Эквестрия превратится в прах за считанные часы. Здесь больше не осталось других источников...</text:p>
      <text:p text:style-name="P66"><text:span text:style-name="T17">– </text:span>Постой, Луна! Я уверен, Эквестрию можно спасти! Твайлайт вызвала экспериментальное заклинание, и оно привело меня сюда, чтобы узнать причину катастрофы. Я узнаю, и когда я вернусь…</text:p>
      <text:p text:style-name="P66"><text:span text:style-name="T17">– </text:span>ТЫ НИЧЕГО НЕ УЗНАЕШЬ!!!</text:p>
      <text:p text:style-name="P66">Крик подрывает силы Луны. Она опускается на постель и закрывает глаза. Некоторое время признаком её жизни остаётся только мелкое пульсирование яремной вены на высохшей шее. Наконец она продолжает.</text:p>
      <text:p text:style-name="P66"><text:span text:style-name="T17">– </text:span>Ты — пустышка. Селли, видно, запамятовала, а я не хотела лишать сестру последней надежды… Заклинание «Последнего Шанса» относится к разряду одноразовых. Его можно вызвать только один раз. Во все последующие попытки результат будет непредсказуем. Первую попытку мы с Селли и Твайлайт провалили. Во вторую вместо сверхаликорна призвали шута из гротескного человеческого мирка. Вот что ты узнал своим экспериментом! Твайлайт зря старалась…</text:p>
      <text:p text:style-name="P66">Луна закашливается и отпивает из вазы, стоящей на полу рядом с матрацем.</text:p>
      <text:p text:style-name="P66"><text:span text:style-name="T17">– </text:span>Открой балкон. Я призвала Найтмэр, чтобы подольше продержаться. Этой сучке из племени виндиго нужен ветер.</text:p>
      <text:p text:style-name="P66">Я поворачиваюсь к дверям и растворяю их. Воздушный поток оборачивает меня холодным одеялом и кидает в лицо злую горсть снежинок. Над Эквестрией наступает ночь. Звёзды небосвода перемигиваются со своими собратьями в провале у башни.</text:p>
      <text:p text:style-name="P66"><text:span text:style-name="T17">– </text:span>Сожалею, что не могу убить тебя.</text:p>
      <text:p text:style-name="P66">Обернувшись я встречаюсь с рогом аликорницы, нацеленным мне в грудь.</text:p>
      <text:p text:style-name="P66"><text:span text:style-name="T17">– </text:span>Твоё тело соткано из наваждения — мне ли не знать! Я всё ещё Владыка Снов.</text:p>
      <text:p text:style-name="P66">Я делаю шаг назад, на балкон. Луна трескуче смеётся и шагает следом.</text:p>
      <text:p text:style-name="P66"><text:span text:style-name="T17">– </text:span>Но что в моей власти — так это вышвырнуть тебя отсюда!</text:p>
      <text:p text:style-name="P66">Я снова отступаю. Как я помню, балкон метра три в ширину и без перил. И хоть я осознаю, что это сон, мне страшно до онемения.</text:p>
      <text:p text:style-name="P66"><text:span text:style-name="T17">– </text:span>Призвав тебя сюда, мы потратили последние силы. Которыми можно было поддерживать Эквестрию ещё долгие годы.</text:p>
      <text:p text:style-name="P66">Шаг назад.</text:p>
      <text:p text:style-name="P66"><text:soft-page-break/><text:span text:style-name="T17">– </text:span>Кимеринн погиб, чтобы ты жил.</text:p>
      <text:p text:style-name="P66">Шаг назад.</text:p>
      <text:p text:style-name="P66"><text:span text:style-name="T17">– </text:span>Селли осталась без магии и развоплотилась из-за тебя.</text:p>
      <text:p text:style-name="P66">Шаг назад.</text:p>
      <text:p text:style-name="P66"><text:span text:style-name="T17">– </text:span>Столько надежд впустую. И, как финальная насмешка, ты увидишь гибель Эквестрии?! Не бывать этому! ПОШЁЛ ВОН!!!</text:p>
      <text:p text:style-name="P66">Я мешкаю, не чувствуя под отступающей ногой опоры, и этого хватает, чтобы Луна в выпаде достала меня рогом.</text:p>
      <text:p text:style-name="P66">Магический разряд пронзает грудь сетью молний и вышвыривает <text:span text:style-name="T85">меня </text:span>с балкона. Луна — или Найтмэр Мун? — хохочет, видя моё падение.</text:p>
      <text:p text:style-name="P66">Я <text:span text:style-name="T85">проваливаюсь</text:span> в звёздную сине-зелёную мглу.</text:p>
      <text:p text:style-name="P66"/>
      <text:p text:style-name="P66">…</text:p>
      <text:p text:style-name="P56"/>
      <text:p text:style-name="P66">Искорка впереди меня вырастает в белоснежную единорожку, мчащуюся в пространстве к огромной светящейся сфере. <text:span text:style-name="T81">Я неслышно следую </text:span><text:s/><text:span text:style-name="T81">за ней. Рэрити приближается к сфере вплотную. Светящиеся призраки машут ей, приглашая к себе. Единорожка протягивает к ним копыта, но в последний момент отпрыгивает и несётся к очереди из пони, вытянувшейся из сферы в сине-зелёную бесконечность.</text:span></text:p>
      <text:p text:style-name="P158">Конец очереди упирается в чёрный экран. <text:span text:style-name="T84">Чем ближе к экрану, тем призрачнее светящиеся силуэты.</text:span> <text:span text:style-name="T82">Пони перед экраном касается тёмной глади и оборачивается назад в нерешительности. Она едва различима на звездном фоне. Стоящие за ней соплеменники отводят глаза. Пони собирается с духом и прыгает в экран. Очередь делает шаг вперёд. Рэрити делает шаг за ними, но контуры </text:span><text:span text:style-name="T78">её </text:span><text:span text:style-name="T82">расплываются, она исчезает, не дойдя до экрана.</text:span></text:p>
      <text:p text:style-name="P160">Я <text:span text:style-name="T11">продолжаю движение</text:span>. <text:span text:style-name="T10">Прохожу место, в котором исчезла единорожка.</text:span> В ушах возникает звон<text:span text:style-name="T1">.</text:span></text:p>
      <text:p text:style-name="P161"><text:span text:style-name="T1">Ближе.</text:span></text:p>
      <text:p text:style-name="P161"><text:span text:style-name="T1">Всем телом ощущаю дискомфорт от низкочастотной вибрации, как будто рядом проходит поезд.</text:span></text:p>
      <text:p text:style-name="P163"><text:span text:style-name="T1">Ещё ближе.</text:span></text:p>
      <text:p text:style-name="P164"><text:span text:style-name="T1">Я учащённо дышу, чтобы не потерять сознание. Звук дыхания и биение сердца звучат отчётливо, как под микрофоном.</text:span></text:p>
      <text:p text:style-name="P164"><text:span text:style-name="T14">Совсем</text:span><text:span text:style-name="T1"> бли</text:span><text:span text:style-name="T14">зко</text:span><text:span text:style-name="T1">.</text:span></text:p>
      <text:p text:style-name="P164"><text:span text:style-name="T1">Экран покрывается рябью. </text:span><text:span text:style-name="T12">Меня неудержимо тянет к нему, </text:span><text:span text:style-name="T15">мне </text:span><text:span text:style-name="T12">не за что схватиться, чтобы остановить движение. </text:span><text:span text:style-name="T13">Экран светлеет и мне открывается изнанка экрана.</text:span></text:p>
      <text:p text:style-name="P165"><text:span text:style-name="T1">Я ВИЖУ!!!</text:span></text:p>
      <text:p text:style-name="P165"><text:span text:style-name="T1">В последний момент, когда я </text:span><text:span text:style-name="T15">уже проваливаюсь в покрытую волнами поверхность, </text:span><text:span text:style-name="T16">из очереди выскакивает пони, хватает меня зубами за штанину и оттаскивает от экрана</text:span><text:span text:style-name="T15">. </text:span><text:span text:style-name="T16">Еле заметный на фоне звёзд силуэт значительно меньше своих соседей.</text:span></text:p>
      <text:p text:style-name="P159">Пони <text:span text:style-name="T87">приветственно </text:span>ма<text:span text:style-name="T87">ш</text:span>ет копытом.</text:p>
      <text:p text:style-name="P159"><text:span text:style-name="T17">– </text:span><text:span text:style-name="T87">Меня зовут Шейла! Шейла Блюскай!</text:span></text:p>
      <text:p text:style-name="P159"><text:span text:style-name="T87">Жеребёнок продолжает что-то говорить</text:span>, но ненасытный экран <text:span text:style-name="T86">затягивает в себя пони с чавкающим звуком. Поверхность разглаживается и темнеет. Меня отталкивает от экрана и я с возрастающей скоростью лечу обратно вдоль очереди. Картинка плывёт у меня перед глазами. Я ещё успеваю заметить в очереди высокую светлую фигуру, когда сознание пропадает.</text:span></text:p>
      <text:p text:style-name="P163"/>
      <text:p text:style-name="P162"><text:span text:style-name="T1">***</text:span></text:p>
      <text:p text:style-name="P162"><text:soft-page-break/><text:span text:style-name="T1"/></text:p>
      <text:p text:style-name="P161"><text:span text:style-name="T1"/></text:p>
      <text:p text:style-name="P168"/>
      <text:p text:style-name="P66"/>
      <text:p text:style-name="P56">&lt;<text:span text:style-name="T1">Луна протыкает его рогом, макс падает в провал из башни, оказывается в Эогиппе, во сне Рэрити у тёмного экрана и видит, куда уходят пони. И видит в той же очереди Селестию — и говорит с ней.</text:span>&gt;</text:p>
      <text:p text:style-name="P66">&lt;После выхода из сна все замечают, что грудь Макса покрыта трещинами&gt;</text:p>
      <text:p text:style-name="P56">&lt;<text:span text:style-name="T30">Самбу устроит Луна в парящем кантерлотском дворце — для успокоения и примирения пони. Также она учится делать «Лунины пышки» и зарегистрирует их торговую марку</text:span></text:p>
      <text:p text:style-name="P38">Bee Gees – You Should Be dancing<text:span text:style-name="T39">&gt;</text:span></text:p>
      <text:p text:style-name="P55">&lt; <text:span text:style-name="T30">- Я не проводник! Луна сказала...</text:span></text:p>
      <text:p text:style-name="P55"><text:span text:style-name="T30">- Глупости! - перебила Дэш. - Не обращай внимания на то, что там кто-то сказал! Делай своё дело! Веди!</text:span>&gt;</text:p>
      <text:p text:style-name="P55"/>
      <text:p text:style-name="P39">&lt;<text:span text:style-name="T1">Селестия: Я не боюсь смерти. Основное знание бессмертного — когда-нибудь ты всё равно умрёшь. Но я готова на всё ради Эквестрии</text:span>&gt;</text:p>
      <text:p text:style-name="P64"/>
      <text:p text:style-name="P55">&lt;<text:span text:style-name="T30"> </text:span><text:span text:style-name="T29">-</text:span><text:span text:style-name="T30">Я не умею! Давай ты напишешь!</text:span></text:p>
      <text:p text:style-name="P55"><text:span text:style-name="T29">- </text:span><text:span text:style-name="T30">Фигушки! Подрядил меня татухи поням рисовать — сам теперь фанфик пиши!</text:span>&gt;</text:p>
      <text:p text:style-name="P64"/>
      <text:p text:style-name="P64">&lt;<text:span text:style-name="T29">Добавить в фанфик плетение шуточных интриг принцессами друг против дружки</text:span>&gt;</text:p>
      <text:p text:style-name="P64"/>
      <text:p text:style-name="P55">&lt;<text:span text:style-name="T30">В сцене прощания (во сне) — Р.Д. в будущем будет стрематься поебушек с человеками, чтобы не испытывать горечи расставания. Но: </text:span></text:p>
      <text:p text:style-name="P55"><text:span text:style-name="T30">- Учти, я ни капельки не жалею о наших поебушках! Но в будущем буду их стрематься. Это очень больно — вот так расставаться</text:span>&gt;</text:p>
      <text:p text:style-name="P64"/>
      <text:p text:style-name="P64">(про Макса в сне-прощании)</text:p>
      <text:p text:style-name="P64">Я — Дискорд, и я говорю вам: он вернётся</text:p>
      <text:p text:style-name="P64"/>
      <text:p text:style-name="P55">&lt;<text:span text:style-name="T30">Глава 16: Эксперимент в Понивилле, сон Макса, сражение с Луной вместе с Элементами Гармонии</text:span></text:p>
      <text:p text:style-name="P42">Глава 17: Возвращение в Кантерлот. Переговоры с Луной. Крушение Кантерлота. Появление небесного Замка — замок парит на защитном заклинании Селестии</text:p>
      <text:p text:style-name="P42">Глава 18: Возвращение к Замку Двух Сестёр на парящем замке. Самба в небесном замке</text:p>
      <text:p text:style-name="P55"><text:span text:style-name="T30">Дальше — использовать по-максимуму уже написанное</text:span>&gt;</text:p>
      <text:p text:style-name="P55"/>
      <text:p text:style-name="P55">&lt;<text:span text:style-name="T30">В Понивилле после пробуждения Макса Твайлайт сражается с Луной, желающей пленить Макса. Потом Луна признаёт, что ошибалась и все вместе летят в Кантерлот</text:span>&gt;</text:p>
      <text:p text:style-name="P55"/>
      <text:p text:style-name="P55">&lt;<text:span text:style-name="T30">В конце-концов, пони начинают растворяться в воздухе прямо на глазах. Самый первый — на глазах Макса - <text:s/>растворился жеребёнок, исправляющий табличку в Грумингтоне</text:span>&gt;</text:p>
      <text:p text:style-name="P55"><text:soft-page-break/></text:p>
      <text:p text:style-name="P55">&lt;<text:span text:style-name="T30">Соседи злы на Эквестрию, потому что аликорны корректируют курс планеты так, чтобы самый хороший климат был именно над Эквестрией</text:span>&gt;</text:p>
      <text:p text:style-name="P64"/>
      <text:p text:style-name="P121"><text:span text:style-name="T17"><text:s/>&lt;</text:span><text:span text:style-name="T34"> - </text:span><text:span text:style-name="T29">Я не могу быть вашим спасителем! Я намного хуже и испорченнее вас!</text:span><text:span text:style-name="T17">&gt;</text:span></text:p>
      <text:p text:style-name="P122"/>
      <text:p text:style-name="P55">&lt;<text:span text:style-name="T30">Луна говорит Максу в прощальном сне:</text:span></text:p>
      <text:p text:style-name="P55"><text:span text:style-name="T30">- Прости, что хотела убить тебя. Я ослабела и Найтмэр на время одержала верх</text:span>&gt;</text:p>
      <text:p text:style-name="P64"/>
      <text:p text:style-name="P55">&lt;<text:span text:style-name="T30">Добавить в фанфик просьбу Селестии нарисовать её в соблазнительной позе. Макс выполняет её желание, нарисовав соответствующую иллюстрацию к фанфику. (типа, раз ты уж описал наш секс, нарисуй меня в соблазнительной позе хотя бы)</text:span>&gt;</text:p>
      <text:p text:style-name="P55"/>
      <text:p text:style-name="P45">- Сестра <text:s/>всегда норовила спихнуть тяжёлую задачу на кого-нибудь другого!</text:p>
      <text:p text:style-name="P45">- А также совместить приятное с полезным. - заметил я.</text:p>
      <text:p text:style-name="P45">Луна бросила на меня тяжёлый взгляд.</text:p>
      <text:p text:style-name="P45">- Вот это вряд ли! Сел охладела к сексу ещё до моей ссылки. И, насколько мне известно, за время моего отсутствия её предпочтения в плане секса не менялись.</text:p>
      <text:p text:style-name="P45">- Тогда зачем она..?</text:p>
      <text:p text:style-name="P45">- Дала тебе? - цинично завершила мой вопрос Луна. - Да потому, что она считала тебя нашим последним шансом! И поэтому предложила тебе то, что ты хотел! Я говорила ей, что это глупо. Но разве она когда-нибудь слушала меня?!</text:p>
      <text:p text:style-name="P45">Меня как будто окатило ледяным душем. Не любовь и даже не дружба. Просто плата за услугу… Даже не дружба...</text:p>
      <text:p text:style-name="P45">- А другие? Они тоже… давали мне потому, что считали меня последним шансом?</text:p>
      <text:p text:style-name="P45">- Другие? Кто ещё?<text:span text:style-name="T18"> </text:span><text:span text:style-name="T66">С кем ещё у тебя были… отношения?</text:span></text:p>
      <text:p text:style-name="P41">- С Рэйнбоу Дэш — ответил я несчастным голосом. - И, может быть, с Пинки.</text:p>
      <text:p text:style-name="P41">- А ты живчик. - удивлённо заметила Луна и нахмурилась. - На меня не рассчитывай! Нет, про цель твоего пребывания тут известно было только нам и Твайлайт. Остальные действовали по своей воле и предпочтениям.</text:p>
      <text:p text:style-name="P41"/>
      <text:p text:style-name="P37">&lt;<text:span text:style-name="T1">Когда Макс в последний раз пролетает в Эогиппе (когда неудачо вписывается в корридор при возвращении в Эквестрию с Терры), Анакорн подбегает к Максу и спрашивает:</text:span></text:p>
      <text:p text:style-name="P41">- Слушай, я что-то не пойму, Эогипп для тебя что, проходной двор, что ли? На моей памяти, ты уже <text:span text:style-name="T17">&lt;</text:span>пятый<text:span text:style-name="T17">&gt;</text:span> раз за последние полгода туда-сюда через него мотаешься. Так часто сюда даже аликорны не заглядывают…</text:p>
      <text:p text:style-name="P37"><text:span text:style-name="T1">И Макс с Анакорном совместно решают проблему Эквестрии (Анакорн жалуется ему, что сам не успевает затыкать дыры)</text:span>&gt;</text:p>
      <text:p text:style-name="P51"/>
      <text:p text:style-name="P1"><text:span text:style-name="T30">В Понивилле</text:span><text:span text:style-name="T29"> — эксперимент с Воплощением Индрэ на </text:span><text:span text:style-name="T30">Максе на неоткалиброванном и ненастроенном ускорителе (в последний момент перед экспериментом Макс узнаёт, что предыдущая попытка заклинания Последнего Шанса с участием Твайлайт закончилась неудачным перемещением Влада)</text:span><text:span text:style-name="T29">. </text:span><text:span text:style-name="T30">Макс видит дерево реальностей Эквестрии и в своём сне-прошлом в</text:span><text:span text:style-name="T29">идит Селестию в очереди на вылет - </text:span><text:span text:style-name="T30">и в</text:span><text:span text:style-name="T29">идит, куда ведёт чёрный экран </text:span><text:span text:style-name="T30">(в мир людей)</text:span><text:span text:style-name="T29">. </text:span><text:span text:style-name="T30">Также он видит сон-будущее со скелетом-</text:span><text:soft-page-break/><text:span text:style-name="T30">Луной, <text:s/>понями без разума и безжизненной, испещрённой провалами Эквестрией. Также он видит сон-настоящее, где он видит себя — разбитым, в отделении реанимации, постепенно просыпаясь — Луна его выдернет из засасывающей реальности Макса обратно в Эквестрию</text:span><text:span text:style-name="T29">).</text:span><text:span text:style-name="T32"> Потом — бегство из Понивилля (Макса заметили при входе в библиотеку) через туннель в подвале — выжжен ускорителем в прошлый эксперимент Твайлайт — ведёт на обрывистый берег реки. На выходе из тоннеля - встреча с Луной. Потом — поездка в Кантерлот на парящей колеснице Луны (для безопасности Макса). Дэш отправляется с ним. Подготовка к походу в руины Замка Двух Сестёр (экскурс в прошлое — рейд пони-рэйнджеров, показывающий начало появления монстров в Вечнодиком лесу и обломков самолёта). Поход — Дискорд, Луна, Макс, Рэйнбоу, Твайлайт, Эпплджек, Флаттершай, Пинки, Рэрити, Трикси — они хотят открыть окно с помощью магов (Селестию должна заменить Твайлайт — но, по факту, Трикси). </text:span></text:p>
      <text:p text:style-name="P41">В Кантерлоте после землятрясения и разрушения половины города, Макс спасается на «Королеве Лорен) (До кареты он добирается на силовом корсете Селестии, потом +он падает с каретой в провал, но успевает включить карету и подняться над провалом. Потом его утягивает до башни Луны Дэш. А до колесницы ему помогает пробраться Индиго и Трикси).</text:p>
      <text:p text:style-name="P41">Во второй раз в Вечнодикий лес Макс и Ко отправляются на парящем обломке кантерлотского замка (с ними отправилась и спящая в пещере под замком драконесса — потом она освобождает их от суперпландерсида, схватившего замок)</text:p>
      <text:p text:style-name="P41"/>
      <text:p text:style-name="P41">Силовой корсет Селестии Макс обнаруживает в башне Селестии, в её комнате, в шкафу рядом с её боевыми доспехами (помятыми)</text:p>
      <text:p text:style-name="P41"/>
      <text:p text:style-name="P41">В руинах погибает Дэш — и шестёрку подменяет Твайлайт. Дискорд, Эпплджек и Флаттершай случайно попадают в мир Макса (Дискорду приходится тащить Макса в проём, пока тот в ступоре и случайно заталкивает туда и Эпплджек с Флаттершай. </text:p>
      <text:p text:style-name="P1"><text:span text:style-name="T32">Дальше — написано. Дискорда при возврате подменяет Трикси</text:span>&gt;</text:p>
      <text:p text:style-name="P51">- <text:span text:style-name="T1">Ты же говорил, у нас нет магии?</text:span></text:p>
      <text:p text:style-name="P60">- Нет. Но что я, по-твоему, делал за тысячи лет заточения в статуе? Да я столько магии накопил, что могу вывернуть это мирок пару раз наизнанку! <text:span text:style-name="T75">Кстати, он от </text:span>э<text:span text:style-name="T75">того только лучше станет!</text:span></text:p>
      <text:p text:style-name="P60">- Но тогда ты мог бы захватить власть в Эквестрии?</text:p>
      <text:p text:style-name="P60">- Мог бы. Но… Зачем? За эти годы я многое переосмыслил и понял: властвовать чертовски скучно! Куда интереснее строить козни изподтишка...</text:p>
      <text:p text:style-name="P51"/>
      <text:p text:style-name="P33"><text:span text:style-name="T20">&lt;</text:span><text:span text:style-name="T4">Остатки магии собираются в Вечнодиком лесу, небольшом острове на другом краю Эквуса и некоторых других узловых точках. Нам пришлось выслать и там вследствие её высокой концентрации всё живое подвергается магической мутации.</text:span><text:span text:style-name="T20">&gt;</text:span></text:p>
      <text:p text:style-name="P36"/>
      <text:p text:style-name="P45">После исчезновения Селестии Луна обвиняет Макса в похищении/исчезновении сестры. Но, побывав в его сне в заклинании Индрэ, она, как и Макс, видит, что Селестия уходит в чёрный экран — и прощает его (издаёт спец.указ).</text:p>
      <text:p text:style-name="P45">Но остальные пони думают, что Макс охмурил/заколдовал Луну и отказываются подчиняться. В ответ Луна издаёт указ о единоличном правлении. Пони думают, что она превратилась в Найтмэр Мун — и снова обвиняют в этом Макса. Начинается вторая гражданская война — часть пони присягает на верность Найтмэр Мун.</text:p>
      <text:p text:style-name="P45"/>
      <text:p text:style-name="P51">&lt;<text:span text:style-name="T30">Ввести в фанфик исполнение Луной какой-то редчайшей королевской обязанности (из-за восстания) — к примеру, перенимание на себя полномочий королевы:</text:span></text:p>
      <text:p text:style-name="P41"><text:soft-page-break/>- В соответствии с законом от … «Об отсутствии одного из соправителей диархии» принимаю всю власть на себя!</text:p>
      <text:p text:style-name="P41">- <text:s/>Но этот закон Её Высочество, принцесса Селестия принимала для себя, чтобы разрешить ситуацию с вашим … ммм... пребыванием на Луне!</text:p>
      <text:p text:style-name="P51"><text:span text:style-name="T30">- В законе не указана конкретный соправитель Диархии!</text:span>&gt;</text:p>
      <text:p text:style-name="P51"/>
      <text:p text:style-name="P51">&lt;<text:span text:style-name="T30">Заговорщики таки подняли восстание после исчезновения Селестии. Они обвинили Луну и Макса в узурпации власти</text:span>&gt;</text:p>
      <text:p text:style-name="P51"/>
      <text:p text:style-name="P37">&lt;<text:span text:style-name="T1">Добавить рассуждения на этическую тему на грани катастрофы</text:span>&gt;</text:p>
      <text:p text:style-name="P37"/>
      <text:p text:style-name="P37">&lt;Селестия проснётся на Терре в облике кибермозга, т.к. в своём мире она на ступень выше пони (а кибермозг на Терре на ступень выше людей)&gt;</text:p>
      <text:p text:style-name="P41">&lt;Добавить грозный выход Луны для противостояния повстанцам&gt;</text:p>
      <text:p text:style-name="P41"/>
      <text:p text:style-name="P41">&lt;Это было офигенно больно. Мне больше нечего сказать. И в дальнейшем я буду стрематься водиться с человеками, чтобы потом не было так больно расставаться!&gt;</text:p>
      <text:p text:style-name="P41"/>
      <text:p text:style-name="P44">&lt;Добавить работающую полуразваленную древнюю технику в башне Селестии (или под горой Кантерлота, которая обнажится и заработает после землятрясения) — замок Кантерлота не упадёт вниз, когда отколется от скалы, а зависнет в воздухе и станет парящим замком&gt;</text:p>
      <text:p text:style-name="P44"/>
      <text:p text:style-name="P2"><text:span text:style-name="T17">–</text:span> Найтмэр Мун и Дискорд не разорвались и не сгорели.</text:p>
      <text:p text:style-name="P2"><text:span text:style-name="T17">–</text:span> Они очень могущественные маги, одни из лучших. У них сильный антимагический иммунитет. К тому же они биологически бессмертны.</text:p>
      <text:p text:style-name="P11">***</text:p>
      <text:p text:style-name="P70">&lt;Сон Макса (вызванный Твайлайт) — он в Эквусе будущего — с исчезнувшей магией, вымирающей флорой и фауной, с теряющими разум пони, огромными провалами в никуда. Селестия превратила себя в чистую магию и отдала себя на поддержку Эквуса магией — от неё остался полупрозрачный скелет в магической ауре с рспростёртыми крыльями-костями, одетый в экзоскелет. Луна похожа на худую клячу. У Макса разговор с Луной — она во сне понимает, что это сон и напутствует Макса.&gt;</text:p>
      <text:p text:style-name="P86">Дэш, несмотря на неприязнь остальных пегасов, приглашает Макса в Клаудсдейл, в гостевой парк, где могут ходить непроваливаясь и не-пегасы. Во время прогулки, Клаудвсдейл опускается на землю. Погодная фабрика рушится. Пегасы думают — это из-за Макса и хотят убить его. Дэш еле-еле прячет его от них и из-за этого сама становится изгоем у пегасов. Погоду юольше делать негде. Оставшихся погодных пони недостаточно для поддержания погоды над всей Эквестрией. Последние из них поддерживают погоду над Кантерлотом и ключевыми городами. В это же время доходят слухи об провалах в подземельях алмазных псов. Потом эти провалы появляются выше к поверхности. Потом и на поверхности. Эквестрия распадается (как от лангольеров или как в «Бесконечной истории»). Скала Кантерлота с замком уходит под землю как раз тогда, когда Макс и компания летят в Вечнодикий лес для проникновения в терру в поисках Селестии. В Вечнодиком лесу, в отличие от остального мира, относительное затишье — там никогда не регулировалась погода.</text:p>
      <text:p text:style-name="Text_20_body"><text:span text:style-name="T17">&lt;</text:span><text:span text:style-name="T30">Твайлайт с усердием исследователя-фанатика готовит Макса к эксперименту (заклинанию двойного сна). Попутно отправляет его вместе с Дэш за оборудованием в Мэйнхеттен взамен разбитого. По пути назад поезд останавливается из-за провала, повредившего рельсы. Дэш относит Макса к своему заветному месту (а 34 у них после того, как в Кантерлоте она спасает его на Королеве Лорен от </text:span><text:soft-page-break/><text:span text:style-name="T30">разьярённых единорогов — они думают, что он наслал порчу на город (от того откололся огромный кусок из-за землетрясения). Во время ухода от разьярённой толпы, Макса прячет Индиго. Потом он ненадолго попадает к подпольщикам (с отвращением уходит от них)). Перед самым экспериментом выясняется, что Твайлайт в результате изысканий пыталась призвать сверхаликорна раньше Селестии, но у неё не получилось (это стало причиной «смерти» Влада). Поэтому Селестия отстранила её от исследований. После появления Макса Твайлайт загорается идеей доказать Селестии, какой она крутой маг — и потому хочет реализовать на Максе заклинание двойного сна.</text:span><text:span text:style-name="T17">&gt;</text:span></text:p>
      <text:p text:style-name="P1"/>
      <text:p text:style-name="P1">&lt;<text:span text:style-name="T35">Это уже видит Макс в своём сне — он проследит за Рэрити и остальными. Но проговорится об этом только в разговоре с Анакорном — для интриги:</text:span></text:p>
      <text:p text:style-name="P1">По ту сторону экрана, куда прыгнула пони, было видно убранство типичной студенческой общаги. Перед компьютером, уперевшись лбом в стол, спал юноша.</text:p>
      <text:p text:style-name="P1">Внезапно он открыл глаза и посмотрел на экран. В глазах его отражалась цепочка пони, как у прыгнувшей за миг до того в экран пони.</text:p>
      <text:p text:style-name="P1">Рябь экрана разглаживалась, он постепенно становился непрозрачно-матовым. Так же угасало отражение светящейся цепочки в глазах у юноши.<text:span text:style-name="T17">&gt;</text:span></text:p>
      <text:p text:style-name="P60"/>
      <text:h text:style-name="P148" text:outline-level="2">Сон Рэрити</text:h>
      <text:p text:style-name="P2"/>
      <text:p text:style-name="P2">… в огромном пустом пространстве, а меня окружают звёзды, <text:span text:style-name="T1">–</text:span> рассказывала Рэрити, когда мы с пегаской вломились в библиотеку.</text:p>
      <text:p text:style-name="P2"><text:span text:style-name="T1">–</text:span> Привет Макс, - кивнула она мне.</text:p>
      <text:p text:style-name="P2">Рэрити перевела взгляд с меня на взъерошенную пегаску и недоверчиво сморщила носик.</text:p>
      <text:p text:style-name="P2"><text:span text:style-name="T1">–</text:span> Боже, какие страсти! - прошептала она.</text:p>
      <text:p text:style-name="P2"/>
      <text:p text:style-name="P4">***</text:p>
      <text:p text:style-name="P2"><text:span text:style-name="T17">&lt;</text:span><text:span text:style-name="T29">Влад рассказывает Максу о своём сне </text:span><text:span text:style-name="T34">—</text:span><text:span text:style-name="T29"> как он был поняхой, а потом проснулся в мире Терры</text:span><text:span text:style-name="T17">&gt;</text:span></text:p>
      <text:p text:style-name="P2"/>
      <text:p text:style-name="P4">***</text:p>
      <text:p text:style-name="P16"/>
      <text:p text:style-name="P15"/>
      <text:p text:style-name="P16"><text:span text:style-name="T59">&lt;</text:span><text:span text:style-name="T33">самолёт в эквестрию проваливается во время </text:span><text:span text:style-name="T31">рейда пони-рейнджеров. Даже не самолёт — самолётообразный аппарат пони из фанфиков — после сна-кошмара Хорста Мэдтроттера (произошёл прорыв реальности). Сам рейд описывает Луна во время возвращения Макса в Кантерлот после исчезновения Селестии</text:span><text:span text:style-name="T55">&gt;</text:span></text:p>
      <text:p text:style-name="P54">&lt;<text:span text:style-name="T1">О рейде пони-рейнджеров Максу рассказывает Луна во время его возвращения в Кантерлот после исчезновения Селестии.</text:span>&gt;</text:p>
      <text:p text:style-name="P51"/>
      <text:p text:style-name="P61">&lt;<text:span text:style-name="T29">На Терре Селестия, будучи в компьютере, случайно пробуждает в Нексусе активный интеллект. Нексус становится СелестИИ. - отсылка к «Дружба — это оптимум»</text:span>&gt;</text:p>
      <text:p text:style-name="P61"/>
      <text:p text:style-name="P2"><text:span text:style-name="T17">–</text:span> Ты могла бы нести меня телекинезом. Я, после того, как узнал о ваших способностях, удивлялся, почему ты этого не сделала?</text:p>
      <text:p text:style-name="P2"><text:soft-page-break/><text:span text:style-name="T17">–</text:span> Шутишь? <text:span text:style-name="T17">–</text:span> Селестия скосила на меня фиалковый глаз, продолжая колдовать с мешочком. <text:span text:style-name="T17">–</text:span> Ты бы потом не захотел бы видеть меня от перенесенного унижения.</text:p>
      <text:p text:style-name="P2"/>
      <text:p text:style-name="P2"><text:span text:style-name="T17">–</text:span> А дальше всё было хуже, намного хуже...</text:p>
      <text:p text:style-name="P2"/>
      <text:p text:style-name="P1"/>
      <text:p text:style-name="P2"/>
      <text:p text:style-name="P4">***</text:p>
      <text:p text:style-name="P16"/>
      <text:p text:style-name="P2"><text:span text:style-name="T17">&lt;Луна - </text:span><text:span text:style-name="T29">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text:span text:style-name="T17">&gt;</text:span></text:p>
      <text:p text:style-name="P16"/>
      <text:h text:style-name="P148" text:outline-level="2">Рейд пони-рэйнджеров</text:h>
      <text:p text:style-name="P2"/>
      <text:p text:style-name="P32">(леденящий душу триллер, музыка тревожная)</text:p>
      <text:p text:style-name="P6">&lt;<text:span text:style-name="T29">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2">Мэдтроттер шёл впереди, Калрус - замыкающим. Давая задание, принцесса Луна особо настаивала на осторожности и возвращении при любой опасности. Её зелёные глаза словно заглядывали в душу, 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text:p>
      <text:p text:style-name="P2">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text:p>
      <text:p text:style-name="P2">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text:p>
      <text:p text:style-name="P2">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text:p>
      <text:p text:style-name="P2">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text:p>
      <text:p text:style-name="P2">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text:p>
      <text:p text:style-name="P2">Раздался вой напополам с рычанием, отсеченное щупальце упало, извиваясь, на границе освещённого костром круга. Зверь, решив не испытывать судьбу, молниеносно развернулся и исчез в кустах, обрамляющих поляну.</text:p>
      <text:p text:style-name="P2"><text:span text:style-name="T17">–</text:span> Тьфу ты, б-бестия! <text:span text:style-name="T17">–</text:span> Мэдтроттер принялся протирать окровавленное лезвие. <text:span text:style-name="T17">–</text:span> Впервые такую тварь встречаю.</text:p>
      <text:p text:style-name="P2"><text:span text:style-name="T17">–</text:span> Не думаю, что она появится ещё. <text:span text:style-name="T17">–</text:span> Калрус вслушивался в лесной шум. Уши его поворачивались по ветру. <text:span text:style-name="T17">–</text:span> Ты её хорошенько угостил. По первому разряду!</text:p>
      <text:p text:style-name="P2"><text:soft-page-break/><text:span text:style-name="T17">–</text:span> У нас, в Аппалузе, это называется “салют легионера”, <text:span text:style-name="T17">–</text:span> усмехнулся Хорст. <text:span text:style-name="T17">–</text:span> Мало кто из врагов его переживает.</text:p>
      <text:p text:style-name="P2"><text:span text:style-name="T17">–</text:span> Первым дежуришь ты, Мэдди. Потом я. Калрус <text:span text:style-name="T17">—</text:span> последним, <text:span text:style-name="T17">–</text:span> решил я. <text:span text:style-name="T17">–</text:span> Завтра дойдём до Замка Принцесс, обследуем его хорошенько и, думаю, к вечеру будем возвращаться.</text:p>
      <text:p text:style-name="P2">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птицы исчезли совсем. Странную метаморфозу приобрели ползучие и вьющиеся растения, которых тут было великое множество.</text:p>
      <text:p text:style-name="P2"><text:span text:style-name="T17">–</text:span> Что за чертовщина? <text:span text:style-name="T17">–</text:span> Мэдтроттер трогал копытом лежащую на земле плеть лианы, которая медленно уползала в чащу, сворачиваясь в колючий клубок.</text:p>
      <text:p text:style-name="P2"><text:span text:style-name="T17">–</text:span> Не нравится мне это, <text:span text:style-name="T17">–</text:span> пробормотал Калрус, стряхивая с крыла зелёную плеть, свесившуюся с дерева и попытавшуюся обвить его махательный сустав. <text:span text:style-name="T17">–</text:span> Что-то этот дискордов плющ чем дальше, тем становится живее и нахальнее. И у этой дряни даже нет башки, чтоб снести её в случае чего.</text:p>
      <text:p text:style-name="P2"><text:span text:style-name="T17">–</text:span> Да уж, <text:span text:style-name="T17">–</text:span> Мэдтроттер обнажил алебарду и закрепил её на ноге остриём вверх. <text:span text:style-name="T17">–</text:span> Но, сдаётся мне, она станет посмирнее, если её оттяпать от основания, чем бы оно ни было…</text:p>
      <text:p text:style-name="P2">Дальше мы передвигались с интервалом бескрылого прыжка, чтобы не нанести друг другу увечий в случае работы оружием.</text:p>
      <text:p text:style-name="P4">***</text:p>
      <text:p text:style-name="P2"><text:span text:style-name="T17">–</text:span> Шанту?</text:p>
      <text:p text:style-name="P2"><text:span text:style-name="T17">–</text:span> Ваше Высочество? Мы никогда не встречали такое существо раньше и я…</text:p>
      <text:p text:style-name="P2"><text:span text:style-name="T17">–</text:span> Не понимаю! Шанту не может появиться здесь. Это зверь совсем далёкой реальности. Понадобилась бы энергия двух солнц, чтобы доставить его сюда.</text:p>
      <text:p text:style-name="P2">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2"><text:span text:style-name="T17">–</text:span> Хотя кое-кто за за тысячу лет воздержания накопил столько силы, что может жонглировать планетами, не думаю, что он <text:span text:style-name="T17">&lt;</text:span><text:span text:style-name="T28">вот эту-то энергию Дискорд и потратил на превращение в дракона в мире Терры</text:span><text:span text:style-name="T17">&gt;</text:span>… Нет, конечно, это не он, его усталость и раскаяние были искренними… Дискорд на нашей стороне… <text:s/>Продолжайте, Кимеринн.</text:p>
      <text:p text:style-name="P4">***</text:p>
      <text:p text:style-name="P2"><text:span text:style-name="T17">&lt;</text:span><text:span text:style-name="T30">Добавить кокатрикса, мантикору и древесных волков. Тентаклианы переименовать в пландерсиды</text:span><text:span text:style-name="T17">&gt;</text:span></text:p>
      <text:p text:style-name="P2">...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text:p>
      <text:p text:style-name="P2"><text:span text:style-name="T17">–</text:span> Что за ерунда? <text:span text:style-name="T17">–</text:span>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text:p>
      <text:p text:style-name="P2"><text:span text:style-name="T17">–</text:span> Не знаю, что за ерунда, но теперь становится ясно, откуда тут те черепа. <text:span text:style-name="T17">–</text:span> Я вытер накрыльный нож о траву и показал на две продолговатости, тускло белевшие в траве у самого ствола граба. <text:span text:style-name="T17">–</text:span> Не сходи с дороги, Мэд. Я обещал твоим кобылам вернуть тебя назад одним куском.</text:p>
      <text:p text:style-name="P2">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text:p>
      <text:p text:style-name="P2"><text:span text:style-name="T17">–</text:span> Пхе, будет несколько <text:span text:style-name="T17">—</text:span> выберешь для них самый подходящий! <text:span text:style-name="T17">–</text:span> хохотнул Мэдтроттер, нервно косясь на останки.</text:p>
      <text:p text:style-name="P2"><text:soft-page-break/>Поэтому мы ещё тщательнее стали высматривать в траве камни древнего пути. Когда-то это был самый <text:span text:style-name="T17">&lt;</text:span><text:span text:style-name="T29">короткий</text:span><text:span text:style-name="T17">&gt;</text:span>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text:p>
      <text:p text:style-name="P2"><text:span text:style-name="T17">–</text:span> Ходят слухи, Стар <text:span text:style-name="T17">C</text:span>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text:span text:style-name="T17">—</text:span>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text:span text:style-name="T17">–</text:span> Мечтательно разглагольствовал Калрус.</text:p>
      <text:p text:style-name="P2"><text:span text:style-name="T17">–</text:span> Смотри, как бы ты сам после такой встречи не стал чудным материалом для <text:s/>чудовища, <text:span text:style-name="T17">–</text:span> проворчал Мэдтроттер. <text:span text:style-name="T17">–</text:span> Уж<text:span text:style-name="T1">о</text:span> оно картины с тобой малевать не станет! Вот, кстати, тебе хороший шанс обнюхаться с ним. Столбы пропали.</text:p>
      <text:p text:style-name="P2">И вправду, столбы вместе с дорогой уходили в болотную топь, выходя на сушу метров через сто. У самой воды в сторону отходила обходная тропинка, еле заметная в высокой осоке и борщевике.</text:p>
      <text:p text:style-name="P2"><text:span text:style-name="T17">–</text:span> Странно, кто-то ходил к замку после того, как он был заброшен, <text:span text:style-name="T17">–</text:span> пробормотал Мэдтроттер. <text:span text:style-name="T17">–</text:span> Если, конечно, эту тропу протоптали не животные.</text:p>
      <text:p text:style-name="P2">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2">Впрочем, шли мы недолго. Хорст внезапно так резко замер, что я чуть не ткнулся носом ему в круп. 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text:p>
      <text:p text:style-name="P2"><text:span text:style-name="T17">–</text:span> Дискорд! Что их убило? <text:span text:style-name="T17">–</text:span> присвистнул обошедший Хорста с другой стороны Калрус.</text:p>
      <text:p text:style-name="P2"><text:span text:style-name="T17">–</text:span> Что бы их ни убило, нам с этим знакомиться ни к чему, <text:span text:style-name="T17">–</text:span> пробормотал Мэдтроттер озираясь. <text:span text:style-name="T17">–</text:span> Не могу себе представить, чтоб кто-то мог легко справиться одновременно с силой земнопони, магией единорогов и крыльями пегасов.</text:p>
      <text:p text:style-name="P2">Я поднял нагрудную бляху, лежащую на скелете с раздавленной грудной клеткой.</text:p>
      <text:p text:style-name="P2"><text:span text:style-name="T17">–</text:span> Это королевский конвой. Такие были на службе у принцесс ещё лет двадцать назад, до Раздора.</text:p>
      <text:p text:style-name="P2"><text:span text:style-name="T17">–</text:span> Такое впечатление, что… <text:span text:style-name="T17">–</text:span> Калрус не успел договорить. Раздался хлопок и над вовремя распластавшимся Мэдтроттером пролетел вращающийся колючий шар.</text:p>
      <text:p text:style-name="P2"><text:span text:style-name="T17">–</text:span> ...тут была засада <text:span text:style-name="T17">–</text:span> договорил Калрус, удивлённо уставившись на <text:s/>очередной колючий шар, 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text:p>
      <text:p text:style-name="P2">Больше мы ничего не говорили. Продолжение дороги выходило из топи в полусотне метров от нас <text:span text:style-name="T17">—</text:span> туда мы и помчались, сопровождаемые хлопками и свистом вращающихся шаров.</text:p>
      <text:p text:style-name="P4">***</text:p>
      <text:p text:style-name="P2"><text:span text:style-name="T17">–</text:span> Откуда там останки пегасов? Кто мог поймать их там? Они могут уйти от любой засады.</text:p>
      <text:p text:style-name="P2"><text:span text:style-name="T17">–</text:span> Не знаю, как насчёт летунов, принцессса, но когда мы осматривали кости, на нас было совершено нападение...</text:p>
      <text:p text:style-name="P2"><text:span text:style-name="T17">–</text:span> Вот как? На королевскую стражу в центре Эквестрии? Кто же это был?</text:p>
      <text:p text:style-name="P2"><text:span text:style-name="T17">–</text:span> Лианы, принцесса. <text:span text:style-name="T17">–</text:span> Кимеринн отчеканил последнюю фразу, глядя прямо перед собой. <text:span text:style-name="T17">–</text:span> С трёх сторон к нам устремились клубки лиан. Формой листьев напоминают плющ. Но листья крупнее. И сами 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text:span text:style-name="T17">– </text:span>сорок. Мы назвали их <text:span text:style-name="T17">&lt;</text:span><text:span text:style-name="T29">???</text:span><text:span text:style-name="T17">&gt;</text:span></text:p>
      <text:p text:style-name="P2">Луна обошла Кимеринна. </text:p>
      <text:p text:style-name="P2"><text:soft-page-break/><text:span text:style-name="T17">–</text:span> У вас рассечен бок. И колотая рана на шее.</text:p>
      <text:p text:style-name="P2"><text:span text:style-name="T17">–</text:span> Не уследил за лианой, Ваше Высочество. Ерунда. Калрус вовремя отсёк плеть. <text:span text:style-name="T17">–</text:span> Голубые глаза Кимеринна смотрели прямо сквозь Луну, не мигая.</text:p>
      <text:p text:style-name="P2"><text:span text:style-name="T17">–</text:span> Расслабьтесь, Кимеринн. Вы очень скованы. Я вижу, вам нелегко пришлось в этом походе.</text:p>
      <text:p text:style-name="P2">Растерзанная шея жеребца напомнила Луне о другом, которого она называла на “ты” больше тысячи лет назад, во время восстания.</text:p>
      <text:p text:style-name="P2"><text:span text:style-name="T17">–</text:span> Я ценю вашу службу и хочу достойно наградить вас. Спрашивайте.</text:p>
      <text:p text:style-name="P2"><text:span text:style-name="T17">–</text:span> Мне… мне ничего не нужно, Ваше Высочество. <text:span text:style-name="T17">–</text:span> Кимеринн судорожно сглотнул и на мгновение скосил взглядом на Луну.</text:p>
      <text:p text:style-name="P2">Луна вздохнула. Всё-таки, насколько легче было быть Найтмэр-Мун! Тогда ей не нужно было стесняться своих желаний и все было намного проще.</text:p>
      <text:p text:style-name="P2"><text:span text:style-name="T17">–</text:span> Кимеринн, вы окажете своей принцессе услугу, если согласитесь <text:s/>принять от неё награду! <text:span text:style-name="T17">–</text:span> Если бы он понял… Как когда-то понял Амарок… Аликорны <text:span text:style-name="T17">—</text:span> тоже живые существа. И они очень одиноки…</text:p>
      <text:p text:style-name="P2"><text:span text:style-name="T17">–</text:span> Хорошо, Ваше Высочество. <text:span text:style-name="T17">–</text:span> Кимеринн смотрел не мигая в точку прямо перед собой. <text:span text:style-name="T17">–</text:span> Я хочу… в награду… обращаться к вам на “ты”!</text:p>
      <text:p text:style-name="P2">Туман застилал глаза Луне. Она смотрела на него <text:span text:style-name="T17">—</text:span> и видела Амарока. Та же фигура, те же раны, те же слова… Тот же запах - запах пота, крови и чего-то неуловимого, что <text:s/>появляется, когда он рядом.</text:p>
      <text:p text:style-name="P2">Он был высок для пони и Луне понадобилось всего лишь немного склонить шею, чтобы тихо выдохнуть ему в ухо:</text:p>
      <text:p text:style-name="P2"><text:span text:style-name="T17">–</text:span> Ну что же… Я рада оказать такую услугу… Тебе…</text:p>
      <text:p text:style-name="P2"><text:span text:style-name="T17">–</text:span> Принцесса…</text:p>
      <text:p text:style-name="P2"><text:span text:style-name="T17">–</text:span> Луна, мой дорогой. Для тебя <text:span text:style-name="T17">—</text:span> Луна…</text:p>
      <text:p text:style-name="P2">...</text:p>
      <text:p text:style-name="P2"/>
      <text:h text:style-name="P148" text:outline-level="2">Рейд пони-рэйнджеров-2 (<text:span text:style-name="T29">продолжение рейда пони-рэйнджеров</text:span>)</text:h>
      <text:p text:style-name="P2"/>
      <text:p text:style-name="P2">Наконец, даже поросшая мхом и папоротником дорога исчезла в болотной топи. Прямо перед нами 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text:p>
      <text:p text:style-name="P2">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заросли раздвигала узкая 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2">Мэдтроттер подошёл к холму и зацепил концом алебарды зелёный покров.</text:p>
      <text:p text:style-name="P2"><text:span text:style-name="T1">–</text:span> Металл! <text:span text:style-name="T1">–</text:span> удивлённо воскликнул он. <text:span text:style-name="T1">–</text:span> И стекло.</text:p>
      <text:p text:style-name="P2">В металлической поверхности сверкнуло небольшое прямоугольное окошко.</text:p>
      <text:p text:style-name="P2">Я прошёл вдоль холма и вскоре под побегами дикого винограда обнаружил вход, открывающий внутренности холма.</text:p>
      <text:p text:style-name="P2"><text:span text:style-name="T1">–</text:span> Ким, не суйся туда в одиночку. <text:span text:style-name="T1">–</text:span> Мэдтроттер подошёл к дыре, размашистым слэшем срубил свисающие лианы и, принюхавшись, прошёл внутрь.</text:p>
      <text:p text:style-name="P2"><text:soft-page-break/>Изнутри холм напоминал трюм узкого длинного корабля. Такие же закруглённые боковые стены, обнажившиеся под осыпавшейся внутренней оболочкой шпангоуты, низкий и плоский потолок, чувство замкнутого пространства…</text:p>
      <text:p text:style-name="P2">Внутренности этого металлического “корабля” не вызывали у меня доверия. Но Вечнодикий лес после встречи с <text:span text:style-name="T17">&lt;</text:span><text:span text:style-name="T29">гидрорысью</text:span><text:span text:style-name="T17">&gt;</text:span> и нападением <text:span text:style-name="T17">&lt;</text:span><text:span text:style-name="T29">тентаклиан</text:span><text:span text:style-name="T17">&gt;</text:span> казался мне ещё опаснее. А если этот корабль обследовать как следует…</text:p>
      <text:p text:style-name="P2"><text:span text:style-name="T17">–</text:span> Заночуем внутри. - <text:span text:style-name="T1">р</text:span>ешил я.</text:p>
      <text:p text:style-name="P2"><text:span text:style-name="T17">&lt;</text:span><text:span text:style-name="T29">Нужен ли тут самолёт? Нужен артефакт из Fallout Equestria - летучий корабль</text:span>?<text:span text:style-name="T17">&gt;</text:span></text:p>
      <text:p text:style-name="P2">Утро встретило нас туманом. Я пытался рассмотреть руины замка на противоположном берегу.</text:p>
      <text:p text:style-name="P2"><text:span text:style-name="T17">–</text:span> Идти опасно. Засаду прозевать <text:span text:style-name="T17">—</text:span> как два пера об мостовую. Хорст, я слетаю в разведку. Не нравится мне это болото.</text:p>
      <text:p text:style-name="P2"><text:span text:style-name="T17">–</text:span> Давай, Ким, но не геройствуй особо. Сдаётся мне, кое-кто во дворце положил на тебя глаз. И он строго спросит с нас, если с тобой что-нибудь случится. <text:span text:style-name="T17">–</text:span> Хорст подмигнул мне, одновременно скосив 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text:p>
      <text:p text:style-name="P2">Я сбросил громоздкие перемётные сумки с поклажей, оставив только закреплённый на ноге кинжал.</text:p>
      <text:p text:style-name="P2"><text:span text:style-name="T1">–</text:span> Ну, ветра в спину, Ким! <text:span text:style-name="T1">–</text:span> Хорст легонько ударил в моё протянутое копыто. Калрус, молча хлопнув в копыто, также стукнул и по шлему, нахлобучив его мне на нос…</text:p>
      <text:p text:style-name="P4">***</text:p>
      <text:p text:style-name="P2">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text:p>
      <text:p text:style-name="P2"><text:span text:style-name="T17">–</text:span> Заметил что-то. <text:span text:style-name="T17">–</text:span> Хорст приставил копыто ко лбу, пытаясь рассмотретьчто-то против солнца. <text:span text:style-name="T17">–</text:span> Нет, летит обратно. Ох-х-х-х-х!</text:p>
      <text:p text:style-name="P2">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text:p>
      <text:p text:style-name="P2">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text:p>
      <text:p text:style-name="P2">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text:p>
      <text:p text:style-name="P2"><text:span text:style-name="T17">–</text:span> Поворачивайте, уходите от болота! <text:span text:style-name="T17">–</text:span> донёсся его крик.</text:p>
      <text:p text:style-name="P2">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text:p>
      <text:p text:style-name="P4">***</text:p>
      <text:p text:style-name="P2"><text:span text:style-name="T17">–</text:span> Дискорд тебе в крыло, Ким, ты таки заставил нас попотеть! Что там за чертовщина?</text:p>
      <text:p text:style-name="P2">Я отлепился от серебристой поверхности и прыгул на землю.</text:p>
      <text:p text:style-name="P2"><text:span text:style-name="T17">–</text:span> Не в крыло, а в ногу, <text:span text:style-name="T17">–</text:span> проворчал я, стаскивая зубами с задней ноги толстую плеть плюща, гладко отрубленную стилетом. <text:span text:style-name="T17">–</text:span> Дискордов плющ там. Только толще и быстрее.</text:p>
      <text:p text:style-name="P2">Сброшенный обрубок лианы медленно извивался, стараясь найти опору, вокруг которой можно было бы обвиться. </text:p>
      <text:p text:style-name="P2"><text:span text:style-name="T17">– </text:span>Схватил бы за крыло <text:span text:style-name="T17">—</text:span> я бы не вырвался.</text:p>
      <text:p text:style-name="P2"><text:soft-page-break/>Я взглянул вверх. На металлической стенке чётко отпечатались четыре полукруга копыт. </text:p>
      <text:p text:style-name="P2"><text:span text:style-name="T17">–</text:span> И пришлось бы тебе за меня во дворце отдуваться.</text:p>
      <text:p text:style-name="P2"><text:span text:style-name="T17">–</text:span> Нашел что-нибудь интересное в развалинах?</text:p>
      <text:p text:style-name="P2"><text:span text:style-name="T17">–</text:span> А как же! Странное такое. Похожее на обезьяну. Но стройнее и грациознее. И оно было одето…</text:p>
      <text:p text:style-name="P2"><text:span text:style-name="T17">–</text:span> Одето?</text:p>
      <text:p text:style-name="P2"><text:span text:style-name="T17">–</text:span> Да, в потёртые джинсы и куртку. И на спине было что-то вроде перемётной сумки. Не успел как следует расмотреть <text:span text:style-name="T17">—</text:span> оно скрылось в кустах. Что его отличало от обезьяны <text:span text:style-name="T17">—</text:span> оно передвигалось быстрым шагом всего на двух задних ногах, без помощи передних. Как молодой дракон. Или как человек из сказок.</text:p>
      <text:p text:style-name="P2"><text:span text:style-name="T17">–</text:span> Ещ одно неизвестное чудовище! <text:s/>Что-то их тут много развелось.</text:p>
      <text:p text:style-name="P2">Я крепко задумался. Принцесса приказывала <text:span text:style-name="T17">—</text:span> нет, не приказывала <text:span text:style-name="T17">—</text:span> просила не рисковать. И хотя встречу с гидрорысью можно было назвать опасной, это была привычная опасность. Умение постоять за 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text:p>
      <text:p text:style-name="P2">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розовым глазам, что я струсил. Что даже мог помыслить об отступлении.</text:p>
      <text:p text:style-name="P2">Я забросил на спину перемётные сумки и дал команду сбора.</text:p>
      <text:p text:style-name="P2"><text:span text:style-name="T17">–</text:span> Куда идём, Кэп? <text:span text:style-name="T17">–</text:span> Мэд прилаживал сумки, затягивая и застёгивая всевозможные ремешки. Калрус устало встряхнулся и тоже начал шнуроваться.</text:p>
      <text:p text:style-name="P2">“В замок”, <text:span text:style-name="T17">–</text:span>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меня за ногу.</text:p>
      <text:p text:style-name="P2"><text:span text:style-name="T17">–</text:span> Вы ведь в неопасное место идёте, да?</text:p>
      <text:p text:style-name="P2"><text:span text:style-name="T17">–</text:span> Да, Силк Мэйн, в неопасное.</text:p>
      <text:p text:style-name="P2"><text:span text:style-name="T17">–</text:spa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text:p>
      <text:p text:style-name="P2"><text:span text:style-name="T17">–</text:span> Силк, не волнуйся, если будет опасно, мы сразу же повернём. (И пойдём другой дорогой <text:span text:style-name="T17">—</text:span> додумал я).</text:p>
      <text:p text:style-name="P2">Силк Мэйн выпустила мою ногу, успокаиваясь. Я пошёл в казарму, а кобылки продолжали молча смотреть на меня...</text:p>
      <text:p text:style-name="P2">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не знаток изобразительного искусства, но даже мне его картины казались кусочками застывшего, взятого в рамку, неба.</text:p>
      <text:p text:style-name="P2">Опять таки, шансы для Мэда и Калруса <text:s/>пройти через болото <text:span text:style-name="T17">—</text:span> ничтожны.</text:p>
      <text:p text:style-name="P2"><text:span text:style-name="T17">–</text:span> Возвращаемся, Мэдди, <text:span text:style-name="T17">–</text:span> решил я. <text:span text:style-name="T17">–</text:span> Намотрелись достаточно.</text:p>
      <text:p text:style-name="P2">Пусть принцесса считает меня трусом, пусть я больше не смогу взглянуть ей в глаза, но я должен сделать то, что делаю. Мы возвращаемся…</text:p>
      <text:p text:style-name="P2"><text:soft-page-break/></text:p>
      <text:h text:style-name="P148" text:outline-level="2">Продолжение ЛСД-чаепития</text:h>
      <text:p text:style-name="P2"/>
      <text:p text:style-name="P2"><text:s/>Так значит, своим появлением я невольно поспособствовал гибели особенного пони Луны? Мне очень жаль…</text:p>
      <text:p text:style-name="P2">Селестия через силу улыбнулась.</text:p>
      <text:p text:style-name="P2"><text:span text:style-name="T17">–</text:span> Пони умеют переносить тяготы, Макс. <text:span text:style-name="T17">–</text:span> Иначе бы мы не выжили. В нашей истории бывали очень тяжёлые времена.</text:p>
      <text:p text:style-name="P2">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text:p>
      <text:p text:style-name="P2"><text:span text:style-name="T17">&lt;</text:span><text:span text:style-name="T29">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17">&gt;</text:span></text:p>
      <text:p text:style-name="P2"><text:span text:style-name="T17">&lt;</text:span><text:span text:style-name="T29">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Принцесс. (тело Влада разбилось, но сущность успела перенестись в Эквестрию).</text:span><text:span text:style-name="T17">&gt;</text:span></text:p>
      <text:p text:style-name="P2"/>
      <text:p text:style-name="P2"/>
      <text:p text:style-name="P2"/>
      <text:p text:style-name="P2"><text:span text:style-name="T17">–</text:span> Тия, я…</text:p>
      <text:p text:style-name="P2"><text:span text:style-name="T17">–</text:span> Не говори ничего! Твайлайт нашла в архиве северного крыла полузаконченное заклинание <text:span text:style-name="T17">C</text:span>вирла Бородатого. “Защита от неведомой угрозы” <text:span text:style-name="T17">—</text:span> так он назвал его. Синопсис восстановить не удалось <text:span text:style-name="T17">—</text:span> Свирл записал его на некачественной бумаге. Треть заклинания Твайли восстановила экстраполяцией <text:span text:style-name="T17">—</text:span>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text:p>
      <text:p text:style-name="P2">Но чуда не произошло <text:span text:style-name="T17">—</text:span> всего лишь появился ты! <text:span text:style-name="T17">–</text:span> это слово Селестия выдохнула мне в лицо, буквально ткнув меня носом. <text:span text:style-name="T17">–</text:span> И всё это время я думала <text:span text:style-name="T17">—</text:span> кто ты? Наше спасение, или всего лишь горькая шутка судьбы? И я до сих пор не знаю. </text:p>
      <text:p text:style-name="P2">Ты извини, Макс, я разнервничалась/ <text:span text:style-name="T17">–</text:span> Селестия отвернулась от меня. Я протянул руку и осторожно поправил локон переливающейся гривы. <text:span text:style-name="T17">–</text:span> Я не должна так нагружать тебя. Но мне просто больше некому… Луна после смерти Кимеринна не хочет общаться со мной… </text:p>
      <text:p text:style-name="P2">Селестия замолчала, потом медленно поднесла ко рту чашку с холодным чаем и сделала три глубоких глотка.</text:p>
      <text:p text:style-name="P2"><text:span text:style-name="T17">–</text:span> Остальное ты знаешь. И я была бы счастлива, если бы ты дал мне хотя бы намёк на то, почему заклинание призвало тебя сюда. Хотя бы намёк.</text:p>
      <text:p text:style-name="P2"><text:span text:style-name="T17">–</text:span> Я не смогу сделать тебя счастливой, Тия, <text:span text:style-name="T17">–</text:span> я покачал головой. <text:span text:style-name="T17">– </text:span>Я не знаю, чем вам помочь. Скорее всего, я попал сюда случайно.</text:p>
      <text:p text:style-name="P2"><text:span text:style-name="T17">–</text:span> Я так и думала, <text:span text:style-name="T17">–</text:span> кивнула головой Селестия. <text:span text:style-name="T17">–</text:span> Но тысячелетия опыта научили меня одной вещи. Часто события и вещи, кажущиеся случайными, на самом деле связаны незримой нитью… Но довольно философии!</text:p>
      <text:p text:style-name="P2"><text:soft-page-break/></text:p>
      <text:p text:style-name="P104"/>
      <text:p text:style-name="P61">Она вытянула шею и начала по очереди сгибать-разгибать ноги, разминая суставы.</text:p>
      <text:p text:style-name="P61"><text:span text:style-name="T17">–</text:span> Слишком поздно, <text:span text:style-name="T17">–</text:span> пробормотала она, глядя через панорамное окно на ночное небо. <text:span text:style-name="T17">–</text:span> Даже, скорее, рано. Сестра скоро вернётся.</text:p>
      <text:p text:style-name="P2"/>
      <text:p text:style-name="P2"><text:span text:style-name="T17">–</text:span> Макс, <text:span text:style-name="T17">–</text:span> обернулась она ко мне, <text:span text:style-name="T17">–</text:span> я и так слишком злоупотребила твоим вниманием. Хочется рассказать о проблемах, поделиться о наболевшем. Ты так самоотверженно слушаешь, что я забыла, что в ночи только девять часов… Если моя дорогая сестрица ничего не напутает <text:span text:style-name="T17">—</text:span> коротко хохотнула принцесса и задёрнула занавес.</text:p>
      <text:p text:style-name="P2">Её образ расплывался, в голове стоял звон, звуки проникали в уши как будто через толстый слой ваты.</text:p>
      <text:p text:style-name="P2"><text:span text:style-name="T17">–</text:spa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text:p>
      <text:p text:style-name="P2">мочь мне. Помочь всем нам. А сейчас иди, отдыхай.</text:p>
      <text:p text:style-name="P2"/>
      <text:h text:style-name="P148" text:outline-level="2"/>
      <text:h text:style-name="P148" text:outline-level="2">Знакомство с Элементами Гармонии</text:h>
      <text:p text:style-name="P2"/>
      <text:p text:style-name="P2">На следующий день я застал в библиотеке кроме Твайлайт ещё трёх кобылок.</text:p>
      <text:p text:style-name="P2"><text:span text:style-name="T1">–</text:span> Знакомься, Макс <text:span text:style-name="T1">–</text:span> начала представлять меня Твайлайт, <text:span text:style-name="T1">–</text:span> это Пинки Пай.</text:p>
      <text:p text:style-name="P2"><text:span text:style-name="T1">–</text:span> Очень приятно, Макс.</text:p>
      <text:p text:style-name="P2"><text:span text:style-name="T1">–</text:span> А я Пинки Пай! Уи-и-и-и! <text:span text:style-name="T1">–</text:span> Пинки запрыгала на месте и радостно завизжала мне прямо в ухо с такой силой, что я на мгновение оглох.</text:p>
      <text:p text:style-name="P2"><text:span text:style-name="T1">–</text:span> ...то Рэрити! <text:span text:style-name="T1">–</text:span> Твайлайт представила светлую единорожку, которая чуть склонила голову в приветствии.</text:p>
      <text:p text:style-name="P2"><text:span text:style-name="T1">–</text:span> Макс, <text:span text:style-name="T1">–</text:span> кивнул я ей в ответ.</text:p>
      <text:p text:style-name="P2"><text:span text:style-name="T1">–</text:span> Рэйнбоу Дэш! <text:span text:style-name="T1">–</text:span> голубая пегаска представилась сама, насмешливо наморщив нос.</text:p>
      <text:p text:style-name="P2"><text:span text:style-name="T1">–</text:span> Макс. <text:span text:style-name="T1">–</text:span> закончил представляться я.</text:p>
      <text:p text:style-name="P2">Твайлайт продолжила прерванную моим появлением беседу.</text:p>
      <text:p text:style-name="P2"><text:span text:style-name="T1">–</text:span> Как я вам уже рассказывала, заклинание Свирла вызвало сюда Макса. И он хочет нам помочь, но не знает, как.</text:p>
      <text:p text:style-name="P2">Голубая пегаска вомущённо фыркнула.</text:p>
      <text:p text:style-name="P2"><text:span text:style-name="T1">–</text:span> А нужно ли нам помогать? Сами как-нибудь справимся!</text:p>
      <text:p text:style-name="P2"><text:span text:style-name="T1">–</text:span> Но Дэш, дорогая, неужели ты думаешь, что Твайлайт и принцесса Селестия не перепробовали всё возможное?</text:p>
      <text:p text:style-name="P2"><text:span text:style-name="T1">–</text:span> Рэрити грациозно улеглась на подушку, пододвинув её к себе магией.</text:p>
      <text:p text:style-name="P2"><text:span text:style-name="T1">–</text:span> Если Твайлайт и принцесса не справились, не понимаю, чем нам может помочь этот… человек! <text:span text:style-name="T1">–</text:span> буркнула себе под нос Рэйнбоу Дэш.</text:p>
      <text:p text:style-name="P2"><text:span text:style-name="T1">–</text:span> А ты правда сказочный человек? И ты правда водишь Ниссан-пикап, работаешь программистом и тебе 47 лет? <text:span text:style-name="T1">–</text:span> тараторила Пинки, не прекращая подпрыгивать вокруг меня.</text:p>
      <text:p text:style-name="P2"><text:soft-page-break/>Я ошеломлённо посмотрел на неё.</text:p>
      <text:p text:style-name="P2"><text:span text:style-name="T1">–</text:span> Откуда ты знаешь?</text:p>
      <text:p text:style-name="P2"><text:span text:style-name="T1">–</text:span> Не знаю. <text:span text:style-name="T1">–</text:span> Пинки, наконец, прекратила прыгать. <text:span text:style-name="T1">–</text:span> А кто такая “Нисссан-пикап”? И куда ты её водишь?</text:p>
      <text:p text:style-name="P2"><text:span text:style-name="T1">–</text:span> Не обращай внимания, <text:s/>Макс, <text:span text:style-name="T1">–</text:span> пришла мне на помощь Твайлайт, <text:span text:style-name="T1">–</text:span> с Пинки такое иногда случается.</text:p>
      <text:p text:style-name="P2"><text:span text:style-name="T1">– </text:span>47 лет? Такой старый? <text:span text:style-name="T1">–</text:span> тихо произнесла Рэйнбоу Дэш с сомнением поглядывая на меня.</text:p>
      <text:p text:style-name="P2"><text:span text:style-name="T1">–</text:span> Не старый. У нас живут, в среднем, до 90-ти <text:span text:style-name="T1">–</text:span> 100-а лет.</text:p>
      <text:p text:style-name="P2"><text:span text:style-name="T1">– </text:span>Хм. Люди живут дольше, чем пони. А что делают программисты? <text:span text:style-name="T1">–</text:span> продолжала допытываться радужногривая пегаска.</text:p>
      <text:p text:style-name="P34"><text:span text:style-name="T1">–</text:span> Программы. Это такие… гм… заклинания. Ты пишешь программу, запускаешь её, а потом она делает что-то для тебя.</text:p>
      <text:p text:style-name="P34"><text:span text:style-name="T1">–</text:span> То есть, ты, типа, волшебник в своём мире?</text:p>
      <text:p text:style-name="P34"><text:span text:style-name="T1">–</text:span> Вряд ли меня так можно называть. Очень далёкие параллели. У нас совсем нет магии.</text:p>
      <text:p text:style-name="P34"><text:span text:style-name="T1">–</text:span> Не понимаю, <text:span text:style-name="T1">–</text:span> пегаска яростно почесала копытом за ухом. <text:span text:style-name="T1">–</text:span> Нет магии, но есть заклинания. Есть заклинатель, но он не волшебник. Фигня какая-то!</text:p>
      <text:p text:style-name="P2"><text:span text:style-name="T1">–</text:span> Дэши, не отвлекайся. Давай дослушаем Твайлайт. <text:span text:style-name="T1">–</text:span> Рэрити подсунула подушку под Рэйнбоу, но та, сморщив нос, отодвинула её от себя и облокотилась о книжный шкаф.</text:p>
      <text:p text:style-name="P2"/>
      <text:p text:style-name="P2"/>
      <text:p text:style-name="P2">...</text:p>
      <text:p text:style-name="P2"/>
      <text:p text:style-name="P2"><text:span text:style-name="T1">–</text:span> Какая интригующая история! И теперь кто-то из нас должен отправиться в голову Макса? <text:span text:style-name="T1">–</text:span> Пинки без комплексов рассматривала меня, как если бы прикидывала, сможет ли она забраться мне в голову, или нет.</text:p>
      <text:p text:style-name="P2"><text:span text:style-name="T1">–</text:span> Ну… В общем, да. Надо ещё пригласить Эпплджек и Флаттершай.</text:p>
      <text:p text:style-name="P2"><text:span text:style-name="T1">–</text:span> На это уйдёт ещё день <text:span text:style-name="T1">–</text:span> продолжила за неё Рэрити. Думаю, пока Дэши слетает за ними, я вполне могу стать снопроходцем.</text:p>
      <text:p text:style-name="P2"><text:span text:style-name="T1">–</text:span> О, Рэрити, спасибо-спасибо-спасибо! <text:span text:style-name="T1">–</text:span> Твайлайт обняла единорожку.</text:p>
      <text:p text:style-name="P2"><text:span text:style-name="T1">–</text:span> Не стоит благодарностей, дорогая. Каждый пони должен быть готов на всё во имя Эквестрии. Если, конечно, это не грязь под туалетным ковриком.</text:p>
      <text:p text:style-name="P2">Рэйнбоу Дэш развернулась к выходу из библиотеки.</text:p>
      <text:p text:style-name="P2"><text:span text:style-name="T1">–</text:span> Так я слетаю за Флатти и Эй-Джэй! Смотри, Рэр, не вынеси ему мозги, <text:span text:style-name="T1">–</text:span> она исподлобья глянула на меня, вылетая в дверь.</text:p>
      <text:p text:style-name="P2"><text:span text:style-name="T1">–</text:span> Мне кажется, Макс, ты ей чем-то не нравишься, <text:span text:style-name="T1">–</text:span> заметила Рэрити.</text:p>
      <text:p text:style-name="P2"><text:span text:style-name="T1">–</text:span> А, по-моему, так наоборот, <text:span text:style-name="T1">–</text:span> хмыкнул Спайк, всё это время евший в сторонке какие-то сверкающие кристаллы.</text:p>
      <text:p text:style-name="P2"><text:span text:style-name="T1">–</text:span> Но довольно слов. Что нужно делать, дорогая? <text:span text:style-name="T1">–</text:span> обратилась Рэрити к Твайлайт.</text:p>
      <text:p text:style-name="P2"><text:span text:style-name="T1">–</text:span> До утра <text:span text:style-name="T1">—</text:span> ничего. Потом вам нужно лечь рядом и я вызову заклинание двойного сна.</text:p>
      <text:p text:style-name="P2"><text:span text:style-name="T1">–</text:span> Отлично, тогда я ещё успею привести себя в порядок. На все сто нужно выглядеть даже во сне. Тем более, в чужом.</text:p>
      <text:p text:style-name="P2">Рэрити вышла на улицу. Я поднялся с места.</text:p>
      <text:p text:style-name="P2"><text:span text:style-name="T1">–</text:span> Я тоже, пожалуй, пройдусь.</text:p>
      <text:p text:style-name="P2"><text:soft-page-break/><text:span text:style-name="T1">–</text:span> Далеко не уходи, Макс. Понивилль не такой уж и маленький, новичок в нём запросто может заблудиться.</text:p>
      <text:p text:style-name="P2"><text:span text:style-name="T1">–</text:span> Не волнуйся, Твайлайт. Пройдусь до железной дороги и обратно.</text:p>
      <text:p text:style-name="P2">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text:p>
      <text:p text:style-name="P2">Дойдя до железной дороги, я пошёл вдоль неё, постепеннно выходя за пределы городка.</text:p>
      <text:p text:style-name="P2">Чувствительный толчок чуть выше пояса заставил меня сделать два шага вперёд, чтобы не упасть.</text:p>
      <text:p text:style-name="P2">Я обернулся.</text:p>
      <text:p text:style-name="P2">Сзади стояла Рэйнбоу Дэш с растрёпанной от толчка чёлкой.</text:p>
      <text:p text:style-name="P2"><text:span text:style-name="T1">–</text:span> Ты! <text:span text:style-name="T1">–</text:span> вызывающе грубый тон Рэйнбоу скрывал дрожь в голосе. <text:span text:style-name="T1">–</text:span> Почему у меня такое чувство, что я тебя знаю? Почему у меня в голове чёрте-что творится с тех пор, как я тебя увидела? Ты должен знать! -<text:span text:style-name="T1">–</text:span>она сделала ударение на слове “ты”.</text:p>
      <text:p text:style-name="P2"><text:span text:style-name="T1">–</text:span> Рэйнбоу, успокойся. О чём ты?</text:p>
      <text:p text:style-name="P2">Она глядела сквозь чёлку куда-то мимо меня, отворачивая взгляд. Заднее копыто легонько притоптывало.</text:p>
      <text:p text:style-name="P2"><text:span text:style-name="T1">–</text:span> Ты знаешь, о чём. Должен знать, <text:span text:style-name="T1">–</text:span> отрезала она, ничего не объясняя.</text:p>
      <text:p text:style-name="P2"><text:span text:style-name="T1">–</text:span> Я не понимаю. Честно. Что ты чувствуешь?</text:p>
      <text:p text:style-name="P2">Рэйнбоу молча стояла, прижав уши. Хвост её резко подёргивался. Наконец она развернулась на одном копыте и, с силой оттолкнувшись, молниеносно стартовала в небо, скрывшись в сумерках. На месте остались только четыре ямки из-под копыт и одна прорытая дорожка.</text:p>
      <text:p text:style-name="P2"/>
      <text:p text:style-name="P86"/>
      <text:h text:style-name="P148" text:outline-level="2">Первый сеанс двойного сна. Рэрити</text:h>
      <text:p text:style-name="P2"/>
      <text:p text:style-name="P2"><text:span text:style-name="T17">&lt;</text:span><text:span text:style-name="T29">Макс сначала смотрит сон с Рэрити (чуть не умирает во время пробуждения из комы в 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text:span></text:p>
      <text:p text:style-name="P2"><text:span text:style-name="T29">Сон одновременно смотрели Рэрити, Пинки и РД. Флатти и ЭйДжей не успели подойти вовремя, т.к. жили за городом.</text:span><text:span text:style-name="T17">&gt;</text:span></text:p>
      <text:p text:style-name="P2"/>
      <text:p text:style-name="P2">Когда я вернулся в библиотеку, Твайлайт и Спайк уже соорудили нечто вроде мягкого уголка на втором этаже.</text:p>
      <text:p text:style-name="P2"><text:span text:style-name="T17">–</text:span> Кровать для тебя маловата, Макс, <text:span text:style-name="T17">–</text:span> извиняющимся тоном сообщила Твайлайт. <text:span text:style-name="T17">–</text:span> Мы сдвинули два матраса на полу. Вы с Рэрити должны поместиться.</text:p>
      <text:p text:style-name="P2"><text:span text:style-name="T17">–</text:span> Может, и поместимся. Но, вообще, я во сне верчусь.</text:p>
      <text:p text:style-name="P2"><text:span text:style-name="T17">–</text:span> Не страшно, ты не успеешь… <text:span text:style-name="T17">–</text:span> её слова были заглушены звоном входного колокольчика. Хлопнула дверь и в читальный зал вошла светлая единорожка.</text:p>
      <text:p text:style-name="P2"><text:span text:style-name="T17">–</text:span> Рэ-ри-тиии! - прошептал в восхищении Спайк.</text:p>
      <text:p text:style-name="P2">И было отчего.</text:p>
      <text:p text:style-name="P2">Что-то неуловимо изменилось в той единорожке, которую я видел ещё утром.</text:p>
      <text:p text:style-name="P2"><text:soft-page-break/>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text:span text:style-name="T17">—</text:span> всё это придавало Рэрити неожиданный шарм.</text:p>
      <text:p text:style-name="P2"><text:span text:style-name="T17">–</text:span> Рэрити, ты выглядишь… Замечательно выглядишь! <text:span text:style-name="T17">–</text:span> растерянно пролепетала Твайлайт.</text:p>
      <text:p text:style-name="P2"><text:span text:style-name="T17">–</text:span> Дааааааа… Замечательно! <text:span text:style-name="T17">–</text:span> наконец-то смог закрыть рот <text:span text:style-name="T1">и втянуть слюни </text:span>Спайк.</text:p>
      <text:p text:style-name="P2"><text:span text:style-name="T17">–</text:span> Я подумала, уж если мне прийдётся исследовать чужие мысли, то я хочу приносить как можно меньший дискомфорт тому, кого я… буду исследовать. <text:span text:style-name="T17">–</text:span> смущённо сказала Рэрити, глядя мимо меня своими фиолетовыми глазами.</text:p>
      <text:p text:style-name="P2"><text:span text:style-name="T17">–</text:span> Спасибо, Рэрити. Ты выглядишь потрясно. <text:span text:style-name="T17">–</text:span> Когда я произнёс эти слова, Рэрити взглянула на меня и улыбнулась. Стало видно, что она нервничает, хотя изо всех сил старается это скрыть.</text:p>
      <text:p text:style-name="P2"/>
      <text:p text:style-name="P2"><text:span text:style-name="T17">–</text:span> Ну что же, если готовы <text:span text:style-name="T1">—</text:span> ложитесь на матрас и расслабьтесь. Вы должны касаться друг-друга. <text:span text:style-name="T17">–</text:span> <text:span text:style-name="T1">с</text:span>командовала Твайлайт.</text:p>
      <text:p text:style-name="P2">Двух небольших понячьих матраса, сложенных вместе, мне вполне хватило, чтобы растянуться в полный рост и раскинуть руки крестом.</text:p>
      <text:p text:style-name="P2"><text:span text:style-name="T1">Матрас</text:span> заскрипел, когда на него взошла Рэрити. Она потопталась немного возле меня, выбирая позицию, потом аккуратно улеглась рядом и осторожно прижалась лбом к моей голове. </text:p>
      <text:p text:style-name="P2"><text:span text:style-name="T17">–</text:span> Я не слишком давлю? - прошептала мне на ухо единорожка.</text:p>
      <text:p text:style-name="P2">Её ресницы щекотали мне щёку и это было чертовски приятно. Ответить я не успел.</text:p>
      <text:p text:style-name="P2"><text:span text:style-name="T17">–</text:span> Готовы? <text:span text:style-name="T17">–</text:span> Спросила Твайлайт.</text:p>
      <text:p text:style-name="P2"><text:span text:style-name="T17">–</text:span> Я готова. <text:span text:style-name="T17">–</text:span> <text:span text:style-name="T1">о</text:span>тозвалась Рэрити.</text:p>
      <text:p text:style-name="P2"><text:span text:style-name="T17">–</text:span> Готов. <text:span text:style-name="T17">–</text:span> <text:span text:style-name="T1">с</text:span>казал я.</text:p>
      <text:p text:style-name="P2">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text:p>
      <text:p text:style-name="P2"/>
      <text:h text:style-name="P148" text:outline-level="2">Сон Макса</text:h>
      <text:p text:style-name="P113"/>
      <text:p text:style-name="P2"><text:span text:style-name="T17">&lt;</text:span><text:span text:style-name="T29">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отправились Пинки и РД. Последняя пара - ЭйДжей и Флатти - не успели из-за исчезновения Селестии.</text:span></text:p>
      <text:p text:style-name="P34">...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text:p>
      <text:p text:style-name="P2"><text:span text:style-name="T34">–</text:span><text:span text:style-name="T29"> Готова, </text:span><text:span text:style-name="T34">–</text:span><text:span text:style-name="T29"> процедила она.</text:span><text:span text:style-name="T17">&gt;</text:span></text:p>
      <text:p text:style-name="P4">***</text:p>
      <text:p text:style-name="P2"><text:span text:style-name="T17">–</text:span> Вставай, Макс! <text:span text:style-name="T17">–</text:span> Маленькое копыто надавливало мне на грудь, делая энергичные круговые движения.</text:p>
      <text:p text:style-name="P2"><text:span text:style-name="T17">–</text:span> Твайлайт? <text:span text:style-name="T17">–</text:span> Взгляд сфокусировался на лавандовой единорожке, озабоченно осматривающей меня и продолжающей массаж в области сердца.</text:p>
      <text:p text:style-name="P2"><text:span text:style-name="T17">–</text:span> Мне не понравился цвет твоей мордочки. Ты стал слишком бледный. Я решила прервать твой сон. Как ты себя ...</text:p>
      <text:p text:style-name="P2"><text:soft-page-break/><text:span text:style-name="T17">–</text:span> … чувствуешь, дорогая Рэрити?! Я могу чем-нибудь помочь? Вот, выпей воды! <text:span text:style-name="T17">–</text:span> <text:span text:style-name="T1">д</text:span>ракончик метался вокруг светлой единорожки, в волнении заламывая лапки.</text:p>
      <text:p text:style-name="P2"><text:span text:style-name="T17">–</text:span> Спасибо, Спайк! Ты очень любезен! <text:span text:style-name="T17">–</text:span> Рэрити приподнялась на матрасе и сделала пару глотков из услужливо поднесенного Спайком стакана.</text:p>
      <text:p text:style-name="P2"><text:span text:style-name="T17">–</text:span> Я в порядке. Что-то удалось узнать? <text:span text:style-name="T17">–</text:span> обратился я к Рэрити.</text:p>
      <text:p text:style-name="P2"><text:span text:style-name="T17">–</text:span> Я всё расскажу, <text:span text:style-name="T17">–</text:span> кивнула единорожка. <text:span text:style-name="T17">–</text:span> Мне нужно собраться с мыслями и записать и упорядочить свои наблюдения. Давайте соберёмся здесь завтра вечером, и я представлю всё, что увидела.</text:p>
      <text:p text:style-name="P2"><text:span text:style-name="T17">–</text:span> Годится, <text:span text:style-name="T17">–</text:span> кивнула Твайлайт. <text:span text:style-name="T17">–</text:span> Тогда до завтрашнего вечера каждый свободен и занимается своими делами.</text:p>
      <text:p text:style-name="P2"><text:span text:style-name="T17">– </text:span>Да, Макс?</text:p>
      <text:p text:style-name="P2"><text:span text:style-name="T17">–</text:spa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text:p>
      <text:p text:style-name="P2">Твайлайт растерялась.</text:p>
      <text:p text:style-name="P2"><text:span text:style-name="T17">–</text:span> К сожалению, не могу. Мне нужно узнать всё об заклинаниии Индрэ. Я собираюсь перелопатить библиотеку Понивилля за ночь. Может, Пинки тебе поможет?</text:p>
      <text:p text:style-name="P2"><text:span text:style-name="T17">–</text:span> Я помогу-у-у-у! <text:span text:style-name="T17">–</text:span> <text:span text:style-name="T1">з</text:span>апрыгала на месте Пинки.</text:p>
      <text:p text:style-name="P2"><text:span text:style-name="T17">–</text:span> Я помогу! <text:span text:style-name="T17">–</text:span> <text:span text:style-name="T1">н</text:span>еожиданно вызвалась Рэйнбоу Дэш, до этого безучастно наблюдавшая за нами.</text:p>
      <text:p text:style-name="P2"/>
      <text:p text:style-name="P40"/>
      <text:p text:style-name="P2"/>
      <text:p text:style-name="P2"><text:span text:style-name="T17">–</text:span> Я первая предложила! <text:span text:style-name="T17">–</text:span> возмутилась Пинки.</text:p>
      <text:p text:style-name="P2"><text:span text:style-name="T17">–</text:span> Предложила не ты, а Твайлайт. <text:span text:style-name="T17">–</text:span> <text:span text:style-name="T1">п</text:span>арировала Рэйнбоу Дэш.</text:p>
      <text:p text:style-name="P2"><text:span text:style-name="T17">–</text:span> Не ссорьтесь, <text:span text:style-name="T1">кобылки</text:span>! Давайте сегодня мне показывает Понивилль Пинки, а завтра <text:span text:style-name="T1">—</text:span> ты, Рэйнбоу. <text:span text:style-name="T17">–</text:span> <text:span text:style-name="T1">п</text:span>редложил я. <text:span text:style-name="T17">–</text:span> Годится?</text:p>
      <text:p text:style-name="P2"><text:span text:style-name="T17">–</text:span> Лады. <text:span text:style-name="T17">–</text:span> проворчала пегаска. <text:span text:style-name="T17">–</text:span> Приходи завтра на девять к библиотеке. Нет, лучше на десять.</text:p>
      <text:p text:style-name="P2"><text:span text:style-name="T17">–</text:span> Хорошо, Рэйнбоу Дэш. Договорились.</text:p>
      <text:p text:style-name="P2"><text:span text:style-name="T17">–</text:span> Пошли-пошли-пошли-пошли, <text:span text:style-name="T17">–</text:span> подталкивала меня головой к выходу Пинки. <text:span text:style-name="T17">–</text:span> У нас мало времени! А я хочу столько всего показать!!! Дэш тебе в жизни столько не покажет! После меня ей и показывать тебе нечего будет! <text:span text:style-name="T1">Уж покажу — так покажу!!!</text:span></text:p>
      <text:p text:style-name="P2">Голубая пегаска фыркнула и скрылась в дневном небе.</text:p>
      <text:p text:style-name="P2"/>
      <text:h text:style-name="P148" text:outline-level="2">День с Пинки</text:h>
      <text:p text:style-name="P2"/>
      <text:p text:style-name="P2">…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 меня в узкий переулок.</text:p>
      <text:p text:style-name="P2"><text:span text:style-name="T17">–</text:spa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text:span text:style-name="T1">—</text:span> 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text:span text:style-name="T17">–</text:span> <text:span text:style-name="T1">э</text:span>нергия Пинки была неиссякаема.</text:p>
      <text:p text:style-name="P2"><text:span text:style-name="T17">–</text:span> Ффух! Дай отдышаться.</text:p>
      <text:p text:style-name="P2"><text:soft-page-break/><text:span text:style-name="T17">–</text:span> Устал? <text:span text:style-name="T17">–</text:span> <text:span text:style-name="T1">у</text:span>частливо спросила Пинки.</text:p>
      <text:p text:style-name="P2"><text:span text:style-name="T17">–</text:span> Да, немного. Знаешь ли, для того образа жизни, что я вёл раньше, три часа быстрой ходьбы без остановки <text:span text:style-name="T1">—</text:span> всё же напряжно.</text:p>
      <text:p text:style-name="P2"><text:span text:style-name="T17">–</text:span> Да? Тогда пойдём перекусим.</text:p>
      <text:p text:style-name="P2">Манерный пони-оффициант выслушал наши пожелания и удалился.</text:p>
      <text:p text:style-name="P2"><text:span text:style-name="T17">–</text:span> А какой у тебя был образ жизни?</text:p>
      <text:p text:style-name="P2"><text:span text:style-name="T17">–</text:span> В основном, <text:span text:style-name="T1">э</text:span>сидячий.</text:p>
      <text:p text:style-name="P2"><text:span text:style-name="T17">–</text:span> Ужас! То есть, у нас есть некоторые пони, работающие в мэрии с бумагами <text:span text:style-name="T1">—</text:span> так они работают день-через-два. По-другому никто не выдерживает. Твайлайт, правда, любит почитать, но это другое.</text:p>
      <text:p text:style-name="P2"><text:span text:style-name="T17">–</text:span> А у нас сидячая работа в порядке вещей.</text:p>
      <text:p text:style-name="P2"><text:span text:style-name="T17">–</text:span> Ужас-ужас! <text:span text:style-name="T17">–</text:span> Пинки прижала копыта передних ног к голове. <text:span text:style-name="T17">–</text:span> Тогда я понимаю… Я, наверное, тебя загоняла. Извини, Макс! Тогда отдыхай, увидимся завтра вечером у Твайлайт!</text:p>
      <text:p text:style-name="P2">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text:p>
      <text:p text:style-name="P2"/>
      <text:p text:style-name="P2"><text:span text:style-name="T17">&lt;</text:span><text:span text:style-name="T29">Рэйнбоу объясняет Максу, почему Пинки расплатилась за него </text:span><text:span text:style-name="T30">—</text:span><text:span text:style-name="T29"> и вспоминает, что когда-то уже объясняла нечто подобное (Леро)</text:span></text:p>
      <text:p text:style-name="P2"/>
      <text:h text:style-name="P148" text:outline-level="2"/>
      <text:p text:style-name="P113"/>
      <text:p text:style-name="P113"/>
      <text:p text:style-name="P2"><text:span text:style-name="T17">&lt;</text:span><text:span text:style-name="T29">Подходя к замку Принцесс, Дэш рассказывает Максу обо сне, который она утаила - с Леро.</text:span><text:span text:style-name="T17">&gt;</text:span> </text:p>
      <text:p text:style-name="P2"><text:span text:style-name="T17">&lt;</text:span><text:span text:style-name="T29">Кто следующий готов рассказывать?</text:span></text:p>
      <text:p text:style-name="P34">Пинки дёрнулась на месте, но промолчала.</text:p>
      <text:p text:style-name="P2"><text:span text:style-name="T34">–</text:span><text:span text:style-name="T29"> Я расскажу, - шагнула вперёд радужная пегаска. </text:span><text:span text:style-name="T34">–</text:span><text:span text:style-name="T29"> Хотя вряд ли ты узнаешь что-то полезное. Там галиматья какая-то…</text:span><text:span text:style-name="T17">&gt;</text:span></text:p>
      <text:p text:style-name="P2"><text:span text:style-name="T17">&lt;</text:span><text:span text:style-name="T29">После рассказа РД рассказывает Пинки. При расказе становится ясно её безумие </text:span><text:span text:style-name="T34">—</text:span><text:span text:style-name="T29"> она становится Пинкаминой из-за её сна </text:span><text:span text:style-name="T34">—</text:span><text:span text:style-name="T29"> “Кексиков”. Также она видит во сне центр Эгрегора Эквестрии </text:span><text:span text:style-name="T34">—</text:span><text:span text:style-name="T29"> Селестию. И она видит, как Селестия превращается в набор цифр и уходит в экран </text:span><text:span text:style-name="T34">—</text:span><text:span text:style-name="T29"> в мир Терры.</text:span></text:p>
      <text:p text:style-name="P34">После чего происходит исчезновение Селестии. Макс + Шестёрка (без Пинки и Рэрити <text:span text:style-name="T17">—</text:span> осталась ухаживать за Пинки) отправляются с Дискордом и Луной в замок Принцесс. При проникновении туда, РД погибает. Твайлайт, Дискорд и Луна открывают корридор в Терру. Макс, Эпплджек, Флаттершай и Дискорд успевают пройти туда. Твайлайт не успевает.</text:p>
      <text:p text:style-name="P2"><text:span text:style-name="T29">В мире Терры они ищут Селестию. В конце-концов Макс находит её в кибермозге </text:span><text:span text:style-name="T34">—</text:span><text:span text:style-name="T29"> в подпрограмме “Селестия”, сделанной Владом (Celestum … ссылка на фанфик). Макс выключает эту программу и через месяц открывается корридор в Эквестрию, по которому они все возвращаются. Кроме Макса. Он шагает вслед за всеми, но из-за того, что колебался, не успевает пройти и в Эквестрию не попадает. Встреча <text:s/>в астрале с Анакорном </text:span><text:span text:style-name="T34">—</text:span><text:span text:style-name="T29"> Эгрегором Эквестрии. После чего пееренос на Землю на 10 лет назад. Начало написания “Последнего фанфика”.</text:span><text:span text:style-name="T17">&gt;</text:span></text:p>
      <text:p text:style-name="P16"/>
      <text:p text:style-name="P2"><text:span text:style-name="T17">–</text:span> Ну ладно, посижу ночью над книгами. Кто следующий? <text:span text:style-name="T17">– </text:span>Твайлайт посмотрела на Пинки, но та только тёрла копытом висок и морщила лоб, словно пытаясь что-то вспомнить.</text:p>
      <text:p text:style-name="P2"><text:span text:style-name="T17">–</text:span> Я расскажу, - шагнула вперёд радужная пегаска. <text:span text:style-name="T17">–</text:span> Хотя вряд ли ты узнаешь что-то полезное. Там дискордовщина какая-то…</text:p>
      <text:p text:style-name="P2"><text:soft-page-break/></text:p>
      <text:h text:style-name="P148" text:outline-level="2"/>
      <text:p text:style-name="P4">***</text:p>
      <text:p text:style-name="P2"><text:span text:style-name="T17">–</text:span> А дальше ты спихнула меня с него и стала приводить его в чувство. <text:span text:style-name="T17">–</text:span> <text:span text:style-name="T1">з</text:span>акончила рассказа Рэйнбоу Дэш.</text:p>
      <text:p text:style-name="P2"><text:span text:style-name="T17">–</text:span> Хм. Несколько эпизодов, включая рекурсивный сон. И опять сфера из светящихся точек. <text:span text:style-name="T17">–</text:span> <text:span text:style-name="T1">о</text:span>тметила Твайлайт.</text:p>
      <text:p text:style-name="P2"><text:span text:style-name="T17">–</text:span> Что такое “рекурсивный сон”?</text:p>
      <text:p text:style-name="P2"><text:span text:style-name="T17">–</text:spa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text:span text:style-name="T17">–</text:span> <text:span text:style-name="T1">п</text:span>овернулась Твайлайт к розовой земнопони.</text:p>
      <text:p text:style-name="P2"/>
      <text:h text:style-name="P148" text:outline-level="2">Исчезновение Селестии</text:h>
      <text:p text:style-name="P34">Для помощи в открытии коридора в мир Макса, находят в горах Дискорда и упрашивают его помочь.</text:p>
      <text:p text:style-name="P2"><text:span text:style-name="T17">–</text:span> И в твоём мире нет пони-пегасов и пони-единорогов? Есть только земнопони? <text:span text:style-name="T17">–</text:span> допытывалась РД.</text:p>
      <text:p text:style-name="P2"><text:span text:style-name="T17">–</text:span> По большому счёту, земнопони тоже нет. Наши пони и лошади неразумны. И в них нет ни капли магии…</text:p>
      <text:p text:style-name="P2">Мы с <text:span text:style-name="T1">Дэш</text:span> допивали кофе в cкафе <text:span text:style-name="T17">&lt;</text:span><text:span text:style-name="T30">название</text:span><text:span text:style-name="T17">&gt;</text:span>.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text:span text:style-name="T1">Дэш</text:span> отдались чувству единения, охватившему нас, и просто жили, как живётся…</text:p>
      <text:p text:style-name="P2"><text:span text:style-name="T17">–</text:span> Ну хорошо, а кто вами правит? Аликорн? Драконикус? Какой-нибудь человек с рогом во лбу? Или у вас нет правителя?</text:p>
      <text:p text:style-name="P2"><text:span text:style-name="T17">–</text:span> Нет, почему? Правитель есть. Только он не постоянный. Его избирают. Раз в несколько лет.</text:p>
      <text:p text:style-name="P2"><text:span text:style-name="T17">–</text:span> Но это же полная ерунда! <text:span text:style-name="T17">–</text:span> <text:span text:style-name="T1">в</text:span>оскликнула Д<text:span text:style-name="T1">эш</text:span>. <text:span text:style-name="T17">–</text:span> С какой стати он будет заботиться о королевстве как о своём, если будет знать, что через несколько лет оно будет не его? <text:span text:style-name="T17">&lt;</text:span><text:span text:style-name="T30">изменить причину удивления</text:span><text:span text:style-name="T17">&gt;</text:span></text:p>
      <text:p text:style-name="P2">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text:span text:style-name="T1">—</text:span> стратегия моих действий будет кардинально отличаться…</text:p>
      <text:p text:style-name="P2">Сосредоточиться мешал шум. Сначала это была тихая дробь на грани слышимости, но постепенно она переросла в звонкое цоканье.</text:p>
      <text:p text:style-name="P2"><text:span text:style-name="T17">–</text:span> Хм. Узнаю походку Твайлайт. Что-то случилось. <text:span text:style-name="T17">–</text:span> заметила <text:span text:style-name="T1">пегаска</text:span>.</text:p>
      <text:p text:style-name="P2">И впрямь, на запыхавшейся единорожке лица не было.</text:p>
      <text:p text:style-name="P2"><text:span text:style-name="T17">–</text:span> Она исчезла!!! <text:span text:style-name="T17">–</text:span> Твайлайт не могла отдышаться.</text:p>
      <text:p text:style-name="P2"><text:span text:style-name="T17">–</text:span> Кто <text:span text:style-name="T1">—</text:span> она??? <text:span text:style-name="T17">–</text:span> <text:span text:style-name="T1">х</text:span>ором воскликнули мы и переглянулись.</text:p>
      <text:p text:style-name="P2"><text:span text:style-name="T17">–</text:span> Прин-цес-са Се-лес-ти-я! <text:span text:style-name="T17">–</text:span> <text:span text:style-name="T1">п</text:span>о слогам отчеканила Твайлайт. <text:span text:style-name="T17">–</text:span> Только это между нами. Государственная тайна. Нас вызывают в Кантерлот.</text:p>
      <text:p text:style-name="P2"><text:span text:style-name="T17">–</text:span> Ну и дела, <text:span text:style-name="T17">–</text:span> покачала головой Д<text:span text:style-name="T1">эш</text:span>. <text:span text:style-name="T17">–</text:span> Я слетаю за остальными. Мы ещё успеем на вечерний поезд.</text:p>
      <text:p text:style-name="P2"><text:span text:style-name="T17">–</text:span> Никаких поездов. Луна прислала за нами воздушную колесницу. Созывай подруг. Собираемся у меня в 18.00.</text:p>
      <text:p text:style-name="P2">Колесница приземлилась прямо на открытую площадку замка. Не мешкая ни секунды, стража проводила пассажиров в покои принцессы Луны.</text:p>
      <text:p text:style-name="P2"><text:soft-page-break/><text:span text:style-name="T17">–</text:span> Рада видеть вас, мои дорогие, <text:span text:style-name="T17">–</text:span> поприветствовала Луна кобылок. Я удостоился едва заметного кивка. <text:span text:style-name="T17">–</text:span> А где элементы Щедрости и Веселья?</text:p>
      <text:p text:style-name="P2"><text:span text:style-name="T17">–</text:span> Рэрити осталась ухаживать за Пинки. Та очень больна, <text:span text:style-name="T17">–</text:span> выступила за всех Твайлайт. <text:span text:style-name="T17">–</text:span> Что произошло? Стража сказала нам…</text:p>
      <text:p text:style-name="P2"><text:span text:style-name="T17">–</text:span> Увы, они не солгали. Моя сестра пропала вчера утром. Стража видела её накануне вечером, но утром нашли только примятую постель. Я знаю, <text:span text:style-name="T17">–</text:span> тут Луна повернулась ко мне и с едва заметным сарказмом продолжила, <text:span text:style-name="T17">– </text:span>сестра была в приятельских, если не сказать в дружеских, отношениях с тобой перед твоим отъездом в Понивилль, Макс. Возможно, ты знаешь что-то, что может помочь нам найти её?</text:p>
      <text:p text:style-name="P2">Я покачал головой.</text:p>
      <text:p text:style-name="P2"><text:span text:style-name="T17">–</text:span> Не могу ничем помочь. Я знаю не больше твоего.</text:p>
      <text:p text:style-name="P2">Луна как будто ожидала такой ответ.</text:p>
      <text:p text:style-name="P2"><text:span text:style-name="T17">–</text:span> В таком случае мне понадобится твоя помощь, <text:span text:style-name="T17">–</text:span> Луна кивнула Твайлайт. <text:span text:style-name="T17">–</text:span> Ты была её ближайшей и лучшей ученицей и, я надеюсь, поможешь понять мне, где она находится сейчас.</text:p>
      <text:p text:style-name="P2"><text:span text:style-name="T17">–</text:span> Приложу все усилия, Ваше Высочество. Но мне понадобится провести некоторое время в библиотеке Кантерлота.</text:p>
      <text:p text:style-name="P2"><text:span text:style-name="T17">–</text:span> Сколько понадобится, дорогая. Но поторопись, у нас очень мало времени. Скоро пони прознают об пропаже и начнётся паника. И самое плохое <text:span text:style-name="T1">—</text:span> могут начаться трения с некоторыми недружелюбными соседями.</text:p>
      <text:p text:style-name="P2"/>
      <text:h text:style-name="P148" text:outline-level="2">Поиск решения</text:h>
      <text:p text:style-name="P113"/>
      <text:p text:style-name="P2"><text:span text:style-name="T17">–</text:span> Она сидит там уже четвёртый день! На ней мордочки нет! И глаза круглые, что твои тарелки, - Эпплджек ворчала себе в кружку, изредка отхлёбывая содержимое.</text:p>
      <text:p text:style-name="P2"><text:span text:style-name="T1">–</text:span> Нам нужно вытащить её из библиотеки! <text:span text:style-name="T1">–</text:span> Д<text:span text:style-name="T1">эш</text:span> тряхнула гривой <text:span text:style-name="T1">–</text:span> Хорошая встряска на чистом воздухе с друзьями ей не повредит.</text:p>
      <text:p text:style-name="P2"><text:span text:style-name="T1">–</text:span> Но Твайлайт просила не беспокоить её в это время, <text:span text:style-name="T1">–</text:span> робко <text:s/>встряла Флаттершай. <text:span text:style-name="T1">–</text:span> Очень просила не беспокоить.</text:p>
      <text:p text:style-name="P2">В этот момент в воздухе прозвучал хлопок, и у меня перед носом возник небольшой свиток, исписанный каллиграфическим почерком.</text:p>
      <text:p text:style-name="P2">Свиток плавно опустился мне в руки.</text:p>
      <text:p text:style-name="P2">“Дорогой Макс! Пишу тебе у больничной койки Пинки Пай. Нашей дорогой <text:span text:style-name="T1">Пинки</text:span>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в лоб <text:span text:style-name="T1">—</text:span> оказывается, он просто млеет от этого). Он поможет мне с доставкой письма.</text:p>
      <text:p text:style-name="P2">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библиотеке. Ну, ты 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text:p>
      <text:p text:style-name="P4">***</text:p>
      <text:p text:style-name="P2"><text:span text:style-name="T1">–</text:span> Нет сомнения, принцесса Селестия сейчас находится в мире Макса. Что-то или кто-то забрал её туда. <text:span text:style-name="T1">–</text:span> Твайлайт взволнованно ходила взад-вперёд по коврику перед троном. <text:span text:style-name="T1">–</text:span>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text:p>
      <text:p text:style-name="P2"><text:soft-page-break/><text:span text:style-name="T1">–</text:span> У нас нет волшебников, <text:span text:style-name="T1">–</text:span> возразил я.</text:p>
      <text:p text:style-name="P2"><text:span text:style-name="T1">–</text:span> Волшебники есть везде, <text:span text:style-name="T1">–</text:span> безаппеляционно заявил Дискорд, <text:span text:style-name="T1">–</text:span> и совершенно неважно, как они называются.</text:p>
      <text:p text:style-name="P2">Спорить со старым змеем было сложно, поэтому я переключил внимание на Твайлайт.</text:p>
      <text:p text:style-name="P2"><text:span text:style-name="T1">–</text:span> Даже если Селестия и в моём мире <text:span text:style-name="T1">—</text:span> как мы попадём туда? И как вернёмся назад? <text:span text:style-name="T1">–</text:span> произнеся эту фразу, я с удивлением понял, что “назад” для меня уже является Эквестрией, а не Террой.</text:p>
      <text:p text:style-name="P2"><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text:p>
      <text:p text:style-name="P2"><text:span text:style-name="T1">–</text:spa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text:span text:style-name="T1">–</text:span> Дискорд начал чертить схемы прямо в воздухе.</text:p>
      <text:p text:style-name="P2"><text:span text:style-name="T1">–</text:span> А как мы узнаем, когда будет нужное время? План ненадёжен. <text:span text:style-name="T1">–</text:span> <text:span text:style-name="T1">з</text:span>асомневалась Луна.</text:p>
      <text:p text:style-name="P2"><text:span text:style-name="T1">–</text:span> Ерунда какая, не придирайся к моему гениальному плану! <text:span text:style-name="T1">–</text:span> отмахнулся Дискорд. <text:span text:style-name="T1">–</text:span> Вернём их через три месяца. Этого времени на поиски с головой хватит.</text:p>
      <text:p text:style-name="P16">&lt;<text:span text:style-name="T30">Луна приносит в жертву свою кровь, чтобы путешествие к замку прошло без потерь. Жертва не принимается — Дэш погибает</text:span>&gt;</text:p>
      <text:p text:style-name="P2"><text:span text:style-name="T17">&lt;</text:span><text:span text:style-name="T29">Как Луна, Твайлайт и Дискорд через месяц будут пробираться к замку Принцесс, если к нему уже сейчас пройти почти невозможно?</text:span><text:span text:style-name="T17">&gt;</text:span></text:p>
      <text:p text:style-name="P16"/>
      <text:p text:style-name="P2"><text:span text:style-name="T17">&lt;</text:span><text:span text:style-name="T29">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страну. И даже показывает, как происходило колдовство (посредством 34). 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2"><text:span text:style-name="T29">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34">—</text:span><text:span text:style-name="T29"> Луна создаёт обратный коридор в срок.</text:span><text:span text:style-name="T17">&gt;</text:span></text:p>
      <text:p text:style-name="P2"/>
      <text:h text:style-name="P148" text:outline-level="2">Поход к замку Принцес-2</text:h>
      <text:p text:style-name="P2"/>
      <text:p text:style-name="P2">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2">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text:p>
      <text:p text:style-name="P2"><text:soft-page-break/><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серое крыло.</text:p>
      <text:p text:style-name="P2"><text:span text:style-name="T1">–</text:span> Это значит, что мы совсем близко от замка. От того остова замок должен быть виден, <text:span text:style-name="T1">–</text:span> прошептала Луна.</text:p>
      <text:p text:style-name="P2">На металлическом боку остова были отчётливо видны четыре вмятины <text:span text:style-name="T17">—</text:span> место торможения Кимеринна.</text:p>
      <text:p text:style-name="P2">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2">Я внимательно осмотрел покорёженный остов. </text:p>
      <text:p text:style-name="P2">”...eing” <text:span text:style-name="T17">—</text:span> виднелось под листвой плюща.</text:p>
      <text:p text:style-name="P2">“Откуда здесь взялся рухнувший Боинг?” <text:span text:style-name="T17">&lt;</text:span><text:span text:style-name="T30">Дуглас </text:span><text:span text:style-name="T34">—</text:span><text:span text:style-name="T30"> </text:span><text:span text:style-name="T34">DC-3</text:span><text:span text:style-name="T17">&gt;</text:span></text:p>
      <text:p text:style-name="P2">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2">Кобылки о чём-то спорили, в то время как стражники пытались нащупать брод.</text:p>
      <text:p text:style-name="P2"><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2"><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2"><text:span text:style-name="T1">–</text:span> Кимеринн погиб от тентаклиан, <text:span text:style-name="T1">–</text:span> тихо заметила Луна. <text:span text:style-name="T1">–</text:span> Ждите меня здесь.</text:p>
      <text:p text:style-name="P2">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2">Тяжело дыша, Луна вернулась.</text:p>
      <text:p text:style-name="P16"/>
      <text:p text:style-name="P2"><text:span text:style-name="T17">&lt;</text:span><text:span text:style-name="T29">высоко летать нельзя из-за молний</text:span><text:span text:style-name="T17">&gt;</text:span></text:p>
      <text:p text:style-name="P16"/>
      <text:p text:style-name="P2"><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2">Её голос заглушил протяжный стон металла.</text:p>
      <text:p text:style-name="P2">Остов самолёта выпрямился и, чуть приподнявшись над землёй, сразу же опустился.</text:p>
      <text:p text:style-name="P2"><text:span text:style-name="T1">–</text:span> Дискорд!!! - одновременно воскликнули Луна, Дэш, ЭйДжей, Флаттершай и я.</text:p>
      <text:p text:style-name="P2">И действительно, за штурвалом <text:s/>сидел драконикус и что-то шептал себе под нос. Остов снова приподнялся и опять опустился.</text:p>
      <text:p text:style-name="P2"><text:span text:style-name="T1">–</text:span> У меня бы ни в жизни это бы не получилось, не помогай мне он. <text:span text:style-name="T1">–</text:span> заявил Дискорд.</text:p>
      <text:p text:style-name="P2"><text:span text:style-name="T1">–</text:span> Кто <text:span text:style-name="T17">—</text:span> “он”, <text:span text:style-name="T1">–</text:span> спросила Луна.</text:p>
      <text:p text:style-name="P2"><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2">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2"><text:soft-page-break/>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2"><text:span text:style-name="T1">–</text:span> Поворачиваем! Поворачиваем! <text:span text:style-name="T1">–</text:span> прохрипел Дискорд.</text:p>
      <text:p text:style-name="P2"><text:span text:style-name="T1">–</text:span> Как? <text:span text:style-name="T1">–</text:span> Твайлайт зажмурилась от напряжения.</text:p>
      <text:p text:style-name="P2"><text:span text:style-name="T1">–</text:span> Эта штуковина говорит, ей нужно наклонить крыло в сторону поворота! Все вместе <text:span text:style-name="T17">—</text:span> приготовились! Р-раз! Два!! Три!!! <text:span text:style-name="T1">–</text:span> <text:span text:style-name="T1">из</text:span> носа Дискорда на приборную панель капал пот.</text:p>
      <text:p text:style-name="P2">Кабина медленно накренилась. Деревья поплыли вправо. </text:p>
      <text:p text:style-name="P2"><text:span text:style-name="T1">–</text:span> Выравниваем!!!</text:p>
      <text:p text:style-name="P2">Кабина выровнялась. Сначала деревья, а потом водная гладь медленно проплывали внизу.</text:p>
      <text:p text:style-name="P2"><text:span text:style-name="T1">–</text:span> Вот так и держим. Эта железяка очень нам благодарна.</text:p>
      <text:p text:style-name="P2"><text:span text:style-name="T1">–</text:span> Скорее! Я долго не выдержу! Она слишком тяжёлая. <text:span text:style-name="T1">–</text:span> Твайлайт дрожала от напряжения.</text:p>
      <text:p text:style-name="P2">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text:p>
      <text:p text:style-name="P2"><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2"><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2"><text:span text:style-name="T1">–</text:span> Ничего не чувствую, <text:span text:style-name="T1">–</text:span> заявил Дискорд. <text:span text:style-name="T1">–</text:span> Тебе чудится. А даже если и нет, то вон уже виднеется 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text:p>
      <text:p text:style-name="P2">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2">Поняв тщётность усилий, пегаска вернулась в самолёт. В закрытую ею дверь через секунду громыхнул тентаклиан.</text:p>
      <text:p text:style-name="P2"><text:span text:style-name="T1">–</text:span> Не сдаёмся! Этой мерзкой дряни не победить нас! <text:span text:style-name="T1">–</text:span> хрипел Дискорд.</text:p>
      <text:p text:style-name="P2">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2"><text:span text:style-name="T1">–</text:span> Я больше не могу, <text:span text:style-name="T1">–</text:span> простонала Твайлайт и лишилась чувств.</text:p>
      <text:p text:style-name="P2">“Крррак” <text:span text:style-name="T17">—</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2">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2"><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17">—</text:span> помогают идти Твайлайт. Макс и Дэш <text:span text:style-name="T17">—</text:span> замыкающие! <text:span text:style-name="T1">–</text:span> Дискорд так органично вписался в роль командира, что даже сотворил себе на голове нечто в форме стилизованной фуражки.</text:p>
      <text:p text:style-name="P2"><text:soft-page-break/>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17">&lt;</text:span><text:span text:style-name="T29">двухмесячной</text:span><text:span text:style-name="T17">&gt;</text:span> давности осталось лишь направление движения.</text:p>
      <text:p text:style-name="P2">И опять, как <text:span text:style-name="T17">&lt;</text:span><text:span text:style-name="T29">два</text:span><text:span text:style-name="T17">&gt;</text:span> месяца назад, я стал отставать от отряда. Я проклинал свои лёгкие, но топот копыт основной группы постепенно удалялся.</text:p>
      <text:p text:style-name="P2">Мне показался знакомым открывшийся корридор слева.</text:p>
      <text:p text:style-name="P2"><text:span text:style-name="T1">–</text:span> Тут можно срезать. Мы должны выйти к колонаде, ведущей к тронному залу, <text:span text:style-name="T1">–</text:span> кивнул я не оставлявшей меня <text:span text:style-name="T1">пегаске</text:span>. <text:span text:style-name="T1">–</text:span> Мы даже всех обгоним. Они же пошли в обход внутреннего дворика.</text:p>
      <text:p text:style-name="P2">Топот копыт основной группы затихал за поворотом основного корридора. РД коротко кивнула и, пропустив меня в проём, потрусила за мной.</text:p>
      <text:p text:style-name="P2">Проклятие, бег <text:span text:style-name="T17">—</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2"><text:span text:style-name="T1">Дэш</text:span> вытянула шею и навострила уши, прислушивась к затихающему топоту. Потом высоко подпрыгнула и зависла в воздухе.</text:p>
      <text:p text:style-name="P2"/>
      <text:p text:style-name="P2"><text:span text:style-name="T17">&lt;</text:span><text:span text:style-name="T29">Cначала описать попытку усесться сверху. На первой попытке Макс поранился об брошь в гриве РД в виде радужной молнии</text:span><text:span text:style-name="T17">&gt;</text:span></text:p>
      <text:p text:style-name="P2"/>
      <text:p text:style-name="P2"><text:span text:style-name="T1">–</text:span> Хватайся за ноги. <text:span text:style-name="T1">–</text:span> <text:span text:style-name="T1">с</text:span>командовала она.</text:p>
      <text:p text:style-name="P2">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text:p>
      <text:p text:style-name="P2"><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неожиданности выпустил её ноги и по инерции полетел вперёд, достаточно жёстко приземлившись на каменный пол.</text:p>
      <text:p text:style-name="P2">После двух кувырков по камням гудела голова и саднило ушибленное плечо. </text:p>
      <text:p text:style-name="P2"><text:span text:style-name="T1">–</text:span> Дэш? Ты где? Дэш?</text:p>
      <text:p text:style-name="P2">До меня донеслось тяжёлое дыхание и звуки борьбы из бокового прохода метрах в пяти позади меня.</text:p>
      <text:p text:style-name="P2">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2"><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2">Наконец она процедила сквозь зубы:</text:p>
      <text:p text:style-name="P2"><text:span text:style-name="T1">–</text:span> Всё. Уходи! <text:span text:style-name="T1">–</text:span> и с силой толкнула меня в грудь копытом, одновременно вырываясь из объятий.</text:p>
      <text:p text:style-name="P2"><text:span text:style-name="T1">–</text:span> Дэш! <text:span text:style-name="T1">–</text:span> <text:span text:style-name="T1">с</text:span> пола я увидел, как в петле тентаклиана с хрустом ломается её крыло.</text:p>
      <text:p text:style-name="P2">Дэш застонала и у неё подкосились передние ноги.</text:p>
      <text:p text:style-name="P2"><text:span text:style-name="T1">–</text:span> Уйди! Не смотри на меня! <text:span text:style-name="T1">–</text:span> зло крикнула она мне.</text:p>
      <text:p text:style-name="P2">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2">Очередной рывок сбил меня с ног.</text:p>
      <text:p text:style-name="P2"><text:soft-page-break/>Я очнулся от спёртого дыхания.</text:p>
      <text:p text:style-name="P2">Дискорд, ругаясь сквозь зубы, волок меня под мышкой по коридору, по которому пять минут назад мы с Дэш догоняли группу.</text:p>
      <text:p text:style-name="P2"><text:span text:style-name="T1">–</text:span> Зачем ты смотрел, идиот? Если не можешь спасти и не можешь убить из милосердия <text:span text:style-name="T1">—</text:span> нужно уходить. А так ты и себя подверг опасности, и доставил лишнее страдание ей.</text:p>
      <text:p text:style-name="P2">Я тупо смотрел на проносящиеся подо мной плиты. Мыслей не было никаких. Только воспоминания.</text:p>
      <text:p text:style-name="P2">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text:p>
      <text:p text:style-name="P2">Я закрыл глаза и беззвучно закричал. Как сквозь сон мне слышались голоса.</text:p>
      <text:p text:style-name="P2"><text:span text:style-name="T1">–</text:span> Все приготовились? Луна, ты готова?</text:p>
      <text:p text:style-name="P2"><text:span text:style-name="T1">–</text:span> Да.</text:p>
      <text:p text:style-name="P2"><text:span text:style-name="T1">–</text:span> Твайлайт?</text:p>
      <text:p text:style-name="P2"><text:span text:style-name="T1">–</text:span> Да!</text:p>
      <text:p text:style-name="P2"><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2"><text:span text:style-name="T1">–</text:span> Дэш? Что с ней?</text:p>
      <text:p text:style-name="P2"><text:span text:style-name="T1">–</text:span> Нет времени объяснять. Тентаклианы просыпаются. Начинаем!</text:p>
      <text:p text:style-name="P2"><text:span text:style-name="T1">–</text:span> Начинаем!</text:p>
      <text:p text:style-name="P2"><text:span text:style-name="T1">–</text:span> Начинаем!</text:p>
      <text:p text:style-name="P2">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2">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2">Поток заканчивался окном неправильной формы. Через окно по мере приближения стали видны огни большого города.</text:p>
      <text:p text:style-name="P2">Эпплджек нырнула в проём первая. Флаттершай, прижав к себе ноги и прикрывшись крыльями, влетела вторая.</text:p>
      <text:p text:style-name="P2">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2">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text:p>
      <text:p text:style-name="P2">Человек на койке резко открыл глаза и внезапно я узнал себя самого <text:span text:style-name="T1">—</text:span> обритого наголо, с трёхдневной щетиной и ввалившимися щёками.</text:p>
      <text:p text:style-name="P2">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text:p>
      <text:p text:style-name="P2"><text:soft-page-break/>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17">&lt;</text:span><text:span text:style-name="T29">основного потока</text:span><text:span text:style-name="T17">&gt;</text:span> и финальные метры я пролетел сам, по инерции. В последний момент я смог вывернуть шею, чтобы посмотреть назад. </text:p>
      <text:p text:style-name="P2">Там были лишь темнота и радуга, тающая в последних отблесках исчезающего коридора.</text:p>
      <text:p text:style-name="P4">***</text:p>
      <text:p text:style-name="P2">Невесомость, удар, чувство веса.</text:p>
      <text:p text:style-name="P2">Я открыл глаза.</text:p>
      <text:p text:style-name="P2">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2">Мне ЭТО всё приснилось? Но таких ярких и длинных снов не бывает. А ЛСД я перестал баловаться два года назад. Да и не похоже это на трип.</text:p>
      <text:p text:style-name="P2">Я поднял руку и обнаружил в ладони брошь в виде радужной молнии.</text:p>
      <text:p text:style-name="P2">Слабый звук заставил меня обернуться.</text:p>
      <text:p text:style-name="P2">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2"><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2"/>
      <text:p text:style-name="P2"><text:span text:style-name="T17">&lt;</text:span><text:span text:style-name="T29">Поиски Селестии — сюжет:</text:span></text:p>
      <text:p text:style-name="P34">Базовое положение: Селестия физически находится на компе Влада в соседнем с максовым доме, в качестве этической подпрограммы к Нексусу.</text:p>
      <text:p text:style-name="P34">Кратко:</text:p>
      <text:p text:style-name="P34">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34">Эпизод 1:</text:p>
      <text:p text:style-name="P34">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34">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34"><text:soft-page-break/>…</text:p>
      <text:p text:style-name="P34">Итого:</text:p>
      <text:p text:style-name="P34">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34">Эпизод 3.5 (необязательный): День из жизни Дискорда (впечатления от нового мира, интерес путешествия, нежелание возвращаться).</text:p>
      <text:p text:style-name="P34">Эпизод 4: Эй-Джей рассказывает Максу о Флаттершай, о её тревожном состоянии - сильнейшей депрессии. Флатти отказывается есть и разговаривать.</text:p>
      <text:p text:style-name="P2"><text:span text:style-name="T29">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text:span><text:span text:style-name="T17">&gt;</text:span></text:p>
      <text:p text:style-name="P2"/>
      <text:h text:style-name="P148" text:outline-level="2">Терра. Прибытие</text:h>
      <text:p text:style-name="P2"/>
      <text:p text:style-name="P2">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text:p>
      <text:p text:style-name="P2">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text:span text:style-name="T17">—</text:span> они отправлялись в нижний ящик шкафа, что сейчас пришлось очень кстати.</text:p>
      <text:p text:style-name="P2">Я присел в коридоре, закрыв глаза.</text:p>
      <text:p text:style-name="P2">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2">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2">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2">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4">***</text:p>
      <text:p text:style-name="P2"><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2">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2">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2"><text:soft-page-break/>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2">В-четвёртых, через <text:span text:style-name="T17">&lt;</text:span><text:span text:style-name="T29">три месяца</text:span><text:span text:style-name="T17">&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2">– Постой, – я оторвался от печальных мыслей, – в чём удача-то, что ты оказался с нами?</text:p>
      <text:p text:style-name="P2">–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2">Дискорд отпил воды и попытался поставить стакан в воздух. Стакан немедленно упал и разбился.</text:p>
      <text:p text:style-name="P2">–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2">Стакан медленно собрался воедино и прыгнул обратно в руку Дискорду. – Хорошо, хоть внутренняя сила осталась. – пробурчал он.</text:p>
      <text:p text:style-name="P2">–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2">– А они? – Дискорд кивнул на девушек, сжавшихся в уголке дивана.</text:p>
      <text:p text:style-name="P2">Я пожал плечами. </text:p>
      <text:p text:style-name="P2">– Поживём — увидим. Я никому навязывать обязанности не собираюсь.</text:p>
      <text:p text:style-name="P2"/>
      <text:h text:style-name="P148" text:outline-level="2">Поиски</text:h>
      <text:p text:style-name="P2"/>
      <text:p text:style-name="P2">“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2">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2">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2">А сейчас разберёмся, что там с Нексусом?</text:p>
      <text:p text:style-name="P2">Административная консоль приветственно мигнула зелёным шрифтом.</text:p>
      <text:p text:style-name="P2"><text:span text:style-name="T17">&gt;</text:span>\Привет, Нексус. Это Макс.</text:p>
      <text:p text:style-name="P2"><text:span text:style-name="T17">&lt;\</text:span>Привет, Макс. Рад тебя видеть.</text:p>
      <text:p text:style-name="P24">Хм. Блок эмоций? Или просто модификация стандартного приветствия?</text:p>
      <text:p text:style-name="P2"><text:span text:style-name="T17">&gt;\</text:span>Нексус, отключи память событий за последнюю неделю.</text:p>
      <text:p text:style-name="P2"><text:span text:style-name="T17">&lt;\</text:span>Выполнено, Макс.</text:p>
      <text:p text:style-name="P2"><text:span text:style-name="T17">&gt;</text:span>\Задача по корпоративной логике. Выдай наиболее оптимальное решение.</text:p>
      <text:p text:style-name="P2"><text:span text:style-name="T17">&lt;\</text:span>Жду с нетерпением, Макс.</text:p>
      <text:p text:style-name="P2"><text:soft-page-break/><text:span text:style-name="T17">&gt;\</text:span>Постановка задачи.</text:p>
      <text:p text:style-name="P2"><text:span text:style-name="T17">&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2"><text:span text:style-name="T17">&gt;\</text:span>Ограничения.</text:p>
      <text:p text:style-name="P2"><text:span text:style-name="T17">&gt;\</text:span>Ты не можешь подать в суд на компанию Б и ждать результатов, так как за время разбирательства компания А обанкротится.</text:p>
      <text:p text:style-name="P2"><text:span text:style-name="T17">&gt;\</text:span>Задание.</text:p>
      <text:p text:style-name="P2"><text:span text:style-name="T17">&gt;\</text:span>Устранить опасность банкротства корпорации А. Просчитать варианты активностей для среднего и высокого уровней напряжённостей.</text:p>
      <text:p text:style-name="P2"><text:span text:style-name="T17">&lt;\</text:span>Задача принята...</text:p>
      <text:p text:style-name="P2"><text:span text:style-name="T17">&lt;\</text:span>...</text:p>
      <text:p text:style-name="P2"><text:span text:style-name="T17">&lt;\</text:span>...</text:p>
      <text:p text:style-name="P2"><text:span text:style-name="T17">&lt;\</text:span>Решение:</text:p>
      <text:p text:style-name="P2"><text:span text:style-name="T17">&lt;\&lt;</text:span><text:span text:style-name="T29">Не следует противопоставлять злу ещё большее зло - это только усилит его — </text:span><text:span text:style-name="T30">кодовая фраза</text:span><text:span text:style-name="T34">&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24">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2">О-па, уже час дня! Большинство коллег уже разошлись на обед по кафе и пищеблокам. Теперь мне никто не помешает. Надеюсь.</text:p>
      <text:p text:style-name="P2">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2">– Ну как, что там с Нексусом? <text:span text:style-name="T1">–</text:span> оторвался Алекс от своих бутербродов.</text:p>
      <text:p text:style-name="P2"><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2"><text:span text:style-name="T1">–</text:span> Да, с утра они устраивали регрессное тестирование бизнес-блока. Стасу что-то там не понравилось в ответах.</text:p>
      <text:p text:style-name="P2">–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2">–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2">Алекс, наконец, разобрался с пакетами, закрыл шкафчик и пошёл к выходу. Я, ч</text:p>
      <text:p text:style-name="P2">уть поотстав, прошёл за ним до холла.</text:p>
      <text:p text:style-name="P2">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text:soft-page-break/>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2">Я присел на диванчик рядом с плащём, сделал вид, что читаю смски, и тихо произнёс в воздух перед собой:</text:p>
      <text:p text:style-name="P2">—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2">Дискорд хрустнул газетой, подтверждая, что информация услышана. Я спрятал телефон, встал и направился к <text:s/>стойке охраны…</text:p>
      <text:p text:style-name="P2">… Через пару минут мы встретились в коридоре у стенда с достижениями корпорации.</text:p>
      <text:p text:style-name="P2">– Ты точно уверен, что Селестия где-то здесь?</text:p>
      <text:p text:style-name="P2">–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2">–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2">– Если уж на то пошло, никто не обещал, что она будет человеком. Она может оказаться, скажем, какой-нибудь собачкой. Хм... Женского пола.</text:p>
      <text:p text:style-name="P2">– Дискорд!</text:p>
      <text:p text:style-name="P2">– Ась? – Дискорд с отсутствующим выражением лица изучал вехи становления компании, от начала века и до наших дней.</text:p>
      <text:p text:style-name="P2">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2">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2">– Пора. Перерыв закончился, все, в основном, уже сидят на своих местах.</text:p>
      <text:p text:style-name="P2">– Что ж, веди меня, мой фюрер! – Дискорд при этом выпрямился, нахмурился и комично кинул зигу.</text:p>
      <text:p text:style-name="P2">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2">– Неа, не тут.</text:p>
      <text:p text:style-name="P2">Мы спустились на этаж ниже. Там повторилась та же история. И на следующем так же.</text:p>
      <text:p text:style-name="P2">В конце-концов, на пятом этаже Дискорд с шумом втянул в себя воздух, поднял вверх палец и заявил, повернувшись ко мне:</text:p>
      <text:p text:style-name="P2">– О!</text:p>
      <text:p text:style-name="P2">– Ты что-то чувствуешь?</text:p>
      <text:p text:style-name="P2">– Не что-то, а именно её! Ай! – Дискорд высвободил руку из закрывшихся створок дверей. – Селестию, то бишь! Сейчас мы её в два счёта разыщем!</text:p>
      <text:p text:style-name="P2">– Отлично! Может даже, нам удастся вернуться в Эквестрию не дожидаясь конца <text:span text:style-name="T17">&lt;</text:span><text:span text:style-name="T29">трёх</text:span><text:span text:style-name="T17">&gt;</text:span> месяцев. Наверняка Селестии известен способ открыть коридор с этой стороны.</text:p>
      <text:p text:style-name="P2"><text:soft-page-break/>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2">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2">Мы уже заканчивали осмотр этажа, когда Дискорд внезапно остановился перед стеклянными дверями.</text:p>
      <text:p text:style-name="P2">– А что находится за этой дверью? Почему ты не открываешь её?</text:p>
      <text:p text:style-name="P2">– Там серверная. Моя карточка эту дверь не откроет, туда есть доступ только у нашей сисадминши. Но там и искать нечего, видишь — пусто, людей нет.</text:p>
      <text:p text:style-name="P2">Дискорд уставился в тёмный проём, в глубине которого мигали огоньки маршрутизаторов.</text:p>
      <text:p text:style-name="P2">Щека у него дёрнулась. Я проследил за его взглядом и обнаружил в углу серверную стойку, сбоку которой на крючке висела дамская сумочка.</text:p>
      <text:p text:style-name="P2">– Ты что-то чувствуешь?</text:p>
      <text:p text:style-name="P2">– Нет! – Дискорд отвёл взгляд и пошёл дальше.</text:p>
      <text:p text:style-name="P2">Остаток этажа не принёс в поиски ничего нового.</text:p>
      <text:p text:style-name="P4">***</text:p>
      <text:p text:style-name="P2">Наша компания поглощала ужин, приготовленный девушками, когда Дискорд хлопнул себя по лбу и крикнул:</text:p>
      <text:p text:style-name="P2">– Знаю!</text:p>
      <text:p text:style-name="P2">Эпплджек прекратила рассказывать о своих впечатлениях от интернета и все повернулись к Дискорду.</text:p>
      <text:p text:style-name="P2">Он продолжил.</text:p>
      <text:p text:style-name="P2">–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2">– Да ну? – усомнилась Эпплджек. – С каких это пор?</text:p>
      <text:p text:style-name="P2">–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2">–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2">– Ой! – Флаттершай прикрыла рот рукой и с ужасом посмотрела на Эпплджек.</text:p>
      <text:p text:style-name="P2">–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2">Я понял, что Дискорд уже всё решил. Что ж, возможно, так будет лучше.</text:p>
      <text:p text:style-name="P2">– Ты собираешься уехать?</text:p>
      <text:p text:style-name="P2">– Да. Чем скорее, тем лучше. У нас всё ещё есть почти <text:span text:style-name="T17">&lt;</text:span><text:span text:style-name="T29">три месяца</text:span><text:span text:style-name="T17">&gt;</text:span> на поиски. Думаю, мне хватит. – Дискорд встал и начал собираться.</text:p>
      <text:p text:style-name="P2"><text:soft-page-break/>– А как…</text:p>
      <text:p text:style-name="P2">– Не изволь беспокоиться, я и не в таких мирах бывал, – перебил меня Дискорд. –</text:p>
      <text:p text:style-name="P16"/>
      <text:p text:style-name="P2"><text:span text:style-name="T17">&lt;</text:span><text:span text:style-name="T29">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17">&gt;</text:span></text:p>
      <text:p text:style-name="P16"/>
      <text:p text:style-name="P2"><text:s/>Пхе! Денег мне не надо — сам раздобуду. Главное — не уходите далеко от коридора. Ко времени перехода я вернусь. Или раньше.</text:p>
      <text:p text:style-name="P2"/>
      <text:h text:style-name="P148" text:outline-level="2">Безнадёжность</text:h>
      <text:p text:style-name="P16">&lt;<text:span text:style-name="T30">На Макса чуть не наезжает машина из пустой подворотни со спущенными колёсами, развороченным салоном и без руля</text:span>&gt;<text:span text:style-name="T1"> <text:s text:c="70"/></text:span>&gt;</text:p>
      <text:p text:style-name="P2">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17">&lt;</text:span><text:span text:style-name="T29">расширить</text:span><text:span text:style-name="T17">&gt;</text:span>.</text:p>
      <text:p text:style-name="P2">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17">&lt;</text:span><text:span text:style-name="T29">расширить</text:span><text:span text:style-name="T17">&gt;</text:span>.</text:p>
      <text:p text:style-name="P2">В эти же дни у меня началась полоса чёрного невезения. Два раза меня чуть не сбила машина. Один раз мне чудом удалось оторваться от гопников <text:span text:style-name="T17">&lt;</text:span><text:span text:style-name="T29">клоунов/санта-клаусов</text:span><text:span text:style-name="T17">&gt;</text:span>, подстерегавших меня на подходе к офису. Возвратившись домой я с удивлением обнаружил сзади <text:span text:style-name="T17">&lt;</text:span><text:span text:style-name="T29">пять</text:span><text:span text:style-name="T17">&gt;</text:span>длинную прореху в куртке, <text:span text:style-name="T17">&lt;</text:span><text:span text:style-name="T29">как будто сделанную пятернёй с металлическими когтями</text:span><text:span text:style-name="T17">&gt;</text:span>явно сделанную ударом ножа вдогонку наотмашь <text:span text:style-name="T17">&lt;</text:span><text:span text:style-name="T29">Эпплджек понадобилось два часа, чтобы зашить её</text:span><text:span text:style-name="T17">&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4">***</text:p>
      <text:p text:style-name="P2">–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2"><text:span text:style-name="T17">&lt;</text:span><text:span text:style-name="T29">подать фонарь под другим сосусом</text:span><text:span text:style-name="T17">&gt;</text:span> </text:p>
      <text:p text:style-name="P2">–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2">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2">–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2"><text:soft-page-break/>–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17">&lt;</text:span><text:span text:style-name="T29">уменьшить подозрения — о них должен догадаться Макс</text:span><text:span text:style-name="T17">&gt;</text:span>?</text:p>
      <text:p text:style-name="P2">– Да, у меня тоже было такое чувство, что он хочет от нас избавиться. Но он же объяснил, почему. Или ты думаешь, что?..</text:p>
      <text:p text:style-name="P2">–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2">– Надо же! У меня были такие же мысли ещё в самом начале. Ты тоже считаешь, что он хочет вернуть себе статус правителя Эквестрии?</text:p>
      <text:p text:style-name="P2">Что считала Жанна, я услышать не успел. Внезапно её лицо исказила гримаса ужаса, она прижала ладони к лицу и крикнула:</text:p>
      <text:p text:style-name="P2">– Берегись!!!</text:p>
      <text:p text:style-name="P2">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2">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2"><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2">В голове звенело.</text:p>
      <text:p text:style-name="P2">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отсутствовал напрочь.</text:p>
      <text:p text:style-name="P2">– Он х-хотел тебя ут-топить. – Жанна схватила отломанную руку снеговика и закинула её в полынью.</text:p>
      <text:p text:style-name="P2">Я покачал головой. </text:p>
      <text:p text:style-name="P2">–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2">–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17">&lt;</text:span><text:span text:style-name="T29">улучшить</text:span><text:span text:style-name="T17">&gt;</text:span>. А тот случай, когда мне пришлось зашивать тебе куртку после нападения убийц <text:span text:style-name="T17">&lt;</text:span><text:span text:style-name="T29">клоунов/санта-клаусов</text:span><text:span text:style-name="T17">&gt;</text:span> — ты тоже это представил, как веселье пьяной шпаны.</text:p>
      <text:p text:style-name="P2">Так вот, что я тебе скажу — это всё не так! Это не совпадения! Не бывает таких совпадений. Тебя кто-то или что-то хочет убить.</text:p>
      <text:p text:style-name="P2">– Жанна, но снеговик… Это смешно! Убить снеговиком — это самый нелепый способ убийства, о котором можно себе представить!</text:p>
      <text:p text:style-name="P2">И тут до меня дошло.</text:p>
      <text:p text:style-name="P2">Самый нелепый! Самый глупый и невообразимый! Всё сходится! Точно!</text:p>
      <text:p text:style-name="P2">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text:soft-page-break/>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2">Я осмотрел прибрежные кусты. В тусклом свете фонаря их силуэты казались изготовившимися к броску химерами.</text:p>
      <text:p text:style-name="P2">– Пойдём отсюда, Жанна. Тут опасно находиться.</text:p>
      <text:p text:style-name="P2">Пожалуй, не стоит пока говорить о своей догадке девушкам. Им и без того сейчас несладко приходится, чтобы добивать их вестью о предательстве.</text:p>
      <text:p text:style-name="P2">Когда я бросил последний взгляд на озеро, мне показалось, что из-подо льда нас провожали злые глазки снеговика.</text:p>
      <text:p text:style-name="P2"/>
      <text:h text:style-name="P148" text:outline-level="2">След?</text:h>
      <text:p text:style-name="P113"/>
      <text:p text:style-name="P2"><text:span text:style-name="T17">&lt;</text:span><text:span text:style-name="T29">сначала эпизод - проверка сумки в серверной</text:span><text:span text:style-name="T17">&gt;</text:span></text:p>
      <text:p text:style-name="P2"><text:span text:style-name="T17">&lt;</text:span><text:span text:style-name="T34">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меяла</text:span><text:span text:style-name="T17"> &gt;</text:span></text:p>
      <text:p text:style-name="P2">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2">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2">– Анджела, можно тебя на секундочку?</text:p>
      <text:p text:style-name="P2">– Да? – Она захлопнула книгу <text:span text:style-name="T17">&lt;</text:span><text:span text:style-name="T29">“Последний Единорог” Питера Бигла</text:span><text:span text:style-name="T17">&gt;</text:span> и повернулась ко мне.</text:p>
      <text:p text:style-name="P2">– Я тут проходил мимо серверной и заметил, что там висит сумка. Кто-то забыл, наверное. Надо бы разослать на офис извещение о находке.</text:p>
      <text:p text:style-name="P2">–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2">–Так это твоя?</text:p>
      <text:p text:style-name="P2">– Если чёрная кожаная, с заклёпками — то моя. Хотя в серверной чужой быть и не должно.</text:p>
      <text:p text:style-name="P2">– Чёрная. С заклёпками. – Я всматривался в Анджелу, но рассмотреть в чёрненькой фигуристой девушке Селестию у меня плохо получалось.</text:p>
      <text:p text:style-name="P2">– Что ты на меня так смотришь? У меня там вымазано? – Анджела попыталась, изогнувшись, заглянуть себе за плечо.</text:p>
      <text:p text:style-name="P2">– Да нет, всё в порядке, не волнуйся. А тебе, часом, никогда не снилось, что у тебя есть копыта, рог и крылья?</text:p>
      <text:p text:style-name="P2">–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16"/>
      <text:p text:style-name="P2"><text:soft-page-break/><text:span text:style-name="T17">&lt;</text:span><text:span text:style-name="T29">расширить. Перед кафешкой - диалог с Флатти и ЭйДжей. Все думают, что наконец-то нашли Селестию. Все ликуют</text:span><text:span text:style-name="T17">&gt;</text:span></text:p>
      <text:p text:style-name="P16"/>
      <text:p text:style-name="P2">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2">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2">–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2">На том и остановились.</text:p>
      <text:p text:style-name="P2"/>
      <text:p text:style-name="P2"><text:span text:style-name="T17">&lt;</text:span><text:span text:style-name="T29">Расширить сцену в кафе. Ожидание, подьём и… падение ожиданий</text:span><text:span text:style-name="T17">&gt;</text:span></text:p>
      <text:p text:style-name="P2"/>
      <text:p text:style-name="P4">***</text:p>
      <text:p text:style-name="P2">На кухне за столиком сидели две девушки и сочиняли письмо.</text:p>
      <text:p text:style-name="P2">–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2">–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2">– Вот теперь другое дело! – Эпплджек выставила листок на свет, любуясь написанным.</text:p>
      <text:p text:style-name="P2">– А ты уверена, что так можно? – робко встряла Флаттершай. – “Дёшевый охламон” не похоже на вежливое приветствие.</text:p>
      <text:p text:style-name="P2">– Ещё как похоже! Я с Биг Маком так всегда здороваюсь, когда он, перебрав маленько сидра, заявляется под утро со следами помады на шее.</text:p>
      <text:p text:style-name="P2">– А-а-а. Ну ладно. А разве “мы б тебя век не видели, если б не принцесса”...</text:p>
      <text:p text:style-name="P2">–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2">–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2">–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2">Эпплджек выхватила листок и начала править текст.</text:p>
      <text:p text:style-name="P2">– Так… Так… И вот так! Теперь порядок! – Эпплджек вернула листок Флаттершай.</text:p>
      <text:p text:style-name="P2">–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2"><text:soft-page-break/>–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2">–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2">–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2">–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2">– Так это ты дома сидела вовсе не из-за болезни? – поразилась Эпплджек <text:span text:style-name="T17">&lt;</text:span><text:span text:style-name="T29">упомянуть болезнь Флатти в соответствующем разделе</text:span><text:span text:style-name="T17">&gt;</text:span></text:p>
      <text:p text:style-name="P2">– Угу. Лес в последнее время совсем чужой стал. Даже Энджел опасался в него выходить. Не говоря уже о Гарри.</text:p>
      <text:p text:style-name="P2">– Что-то мне это напоминает.</text:p>
      <text:p text:style-name="P2">– Что?</text:p>
      <text:p text:style-name="P2">–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2">–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2">– Агась, вырвался бы он, если бы не я. Дай-ка сюда письмо...</text:p>
      <text:p text:style-name="P2">– “...хорошо, что рядом была Эпплджек и спасла его...”. – Так годится?</text:p>
      <text:p text:style-name="P2">– Пожалуй, да.</text:p>
      <text:p text:style-name="P2">–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2">–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2">Флаттершай обернулась вслед Эпплджек и тайком дописала: ”Приезжай скорее, дорогой друг, мне так тоскливо без тебя. Твоя Флатти”.</text:p>
      <text:p text:style-name="P2">– Да-да, я мигом! – <text:span text:style-name="T1">д</text:span>евушка схватила листок бумаги и помчалась к ноутбуку.</text:p>
      <text:p text:style-name="P2"/>
      <text:h text:style-name="P148" text:outline-level="2">Озарение</text:h>
      <text:p text:style-name="P2"/>
      <text:p text:style-name="P2"><text:span text:style-name="T17">&lt;</text:span><text:span text:style-name="T29">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17">&gt;</text:span></text:p>
      <text:p text:style-name="P92"><text:soft-page-break/></text:p>
      <text:p text:style-name="P93">-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92"/>
      <text:p text:style-name="P88">Разговор не клеился.</text:p>
      <text:p text:style-name="P92">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92"><text:span text:style-name="T17">–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92"><text:span text:style-name="T17">–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92"><text:span text:style-name="T17">– </text:span>Ну хорошо. Убедила. В конце-концов, можем поступить так. Вы с Флатти вернётесь обратно а я продолжу поиски здесь.</text:p>
      <text:p text:style-name="P92"><text:span text:style-name="T17">– </text:span>А как мы узнаем, что ты нашёл принцессу? – хмуро отозвалась Эпплджек. – Сами вы вряд ли сможете отсюда создать коридор к Эквестрии.</text:p>
      <text:p text:style-name="P92"><text:span text:style-name="T17">– </text:span>Вы можете связываться со мной раз в месяц по коридору.</text:p>
      <text:p text:style-name="P92"><text:span text:style-name="T17">–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92"><text:span text:style-name="T17">– </text:span>Ну, не раз в месяц <text:span text:style-name="T17">—</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92">Эпплджек недоверчиво хмыкнула.</text:p>
      <text:p text:style-name="P92"><text:span text:style-name="T17">–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92"><text:span text:style-name="T17">–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92"><text:span text:style-name="T17">– </text:span>Конечно оставаться. Кто ещё, кроме нас, может найти её?</text:p>
      <text:p text:style-name="P92"><text:span text:style-name="T17">– </text:span>Я думал, ты не сможешь оставить Энджела и всех остальных надолго.</text:p>
      <text:p text:style-name="P92"><text:soft-page-break/><text:span text:style-name="T17">–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98"><text:span text:style-name="T17">– </text:span>Извини, Флаттершай, забылся.</text:p>
      <text:p text:style-name="P98"><text:span text:style-name="T17">– </text:span>Та ладно, я ж не против, – возразила Эпплджек. – Не парься, Флатти. Было б хуже, если б он <text:s/>назвал меня Эпплджек на людях.</text:p>
      <text:p text:style-name="P98"><text:span text:style-name="T17">– </text:span>Ты так... – запнулась Флаттершай. – Так быстро забыла свою ферму. И...</text:p>
      <text:p text:style-name="P98"><text:span text:style-name="T17">–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98"><text:span text:style-name="T17">– </text:span>Как ты можешь так говорить? – расплакалась Флаттершай.</text:p>
      <text:p text:style-name="P98"><text:span text:style-name="T17">– </text:span>Эй, девушки, не ссорьтесь! Мы — одна команда! И надеюсь, останемся ею и в дальнейшем. </text:p>
      <text:list xml:id="list6808678864434138919" text:style-name="L5">
        <text:list-header>
          <text:p text:style-name="P171">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98"><text:span text:style-name="T17">– </text:span>А если нет? – Эпплджек смотрела мне мне прямо в глаза.</text:p>
      <text:list xml:id="list190025809517516" text:continue-numbering="true" text:style-name="L5">
        <text:list-header>
          <text:p text:style-name="P171">Я молча пожал плечами. Эпплджек уверенно продолжила.</text:p>
        </text:list-header>
      </text:list>
      <text:p text:style-name="P98"><text:span text:style-name="T17">–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98"><text:span text:style-name="T17">– </text:span>Спасибо, ЭйДжей.</text:p>
      <text:p text:style-name="P98"><text:span text:style-name="T17">– </text:span>Я об Эквестрии беспокоюсь. – ворчливо отозвалась Эпплджек. – Надо разобраться с этой ерундой наконец-то. И я чертовски намерена это сделать.</text:p>
      <text:list xml:id="list190026569894901" text:continue-numbering="true" text:style-name="L5">
        <text:list-header>
          <text:p text:style-name="P171">Флаттершай пробормотала нечто, показавшееся мне знакомым.</text:p>
        </text:list-header>
      </text:list>
      <text:p text:style-name="P98"><text:span text:style-name="T17">– </text:span>Флатти, ты что-то сказала? Я не расслышал.</text:p>
      <text:p text:style-name="P98"><text:span text:style-name="T17">– </text:span>Намерение Изменяет Реальность.</text:p>
      <text:p text:style-name="P98"><text:span text:style-name="T17">– </text:span>Эээ. А где ты слышала эту фразу, если не секрет?</text:p>
      <text:p text:style-name="P98"><text:span text:style-name="T17">–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190025583333404" text:continue-numbering="true" text:style-name="L5">
        <text:list-header>
          <text:p text:style-name="P171">У меня как будто вспыхнула лампочка в мозгу. Кирпичики быстро выстраивались в целостную картину. Я ринулся в прихожую.</text:p>
        </text:list-header>
      </text:list>
      <text:p text:style-name="P98"><text:span text:style-name="T17">– </text:span>Флатти, ЭйДжей, буду через час. Ждите!</text:p>
      <text:p text:style-name="P92"/>
      <text:h text:style-name="P147" text:outline-level="2">Почти.</text:h>
      <text:p text:style-name="P110"/>
      <text:p text:style-name="P98">В офисе меня встретил лыбящийся Стас.</text:p>
      <text:p text:style-name="P98">–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98">Я уставился на Стаса и он, захлёбываясь от торопливости, начал <text:span text:style-name="T17">расказывать</text:span>.</text:p>
      <text:p text:style-name="P98">–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text:soft-page-break/>таки успел наваять какую-то рабочую заготовку, и этот его прототип под названием <text:span text:style-name="T17">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98">– Ты его уничтожил?</text:p>
      <text:p text:style-name="P98">– Кого?</text:p>
      <text:p text:style-name="P98">– Этический модуль. Селестию.</text:p>
      <text:p text:style-name="P98">–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98">– Ты его уничтожил?</text:p>
      <text:p text:style-name="P98">–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98">– То есть, на домашнем компьютере Влада модуль работает и дальше?</text:p>
      <text:p text:style-name="P98">– Ага. К нему-то у меня доступа нету. Но в кластер к Нексусу он больше не пролезет.</text:p>
      <text:p text:style-name="P98">– Спасибо, Стас. Ты молодец.</text:p>
      <text:p text:style-name="P98">Ниточка, чуть было не прервавшаяся в офисе, повела в квартиру Влада.</text:p>
      <text:p text:style-name="P98"/>
      <text:h text:style-name="P147" text:outline-level="2">Дискорд</text:h>
      <text:p text:style-name="P113"/>
      <text:p text:style-name="P110">Девушки поспешно собирались, пока я растолковывал им задачу.</text:p>
      <text:p text:style-name="P110"><text:span text:style-name="T17">–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110"><text:span text:style-name="T17">– </text:span>Это тот твой приятель, который разбился с полгода назад? – спросила Эпплджек.</text:p>
      <text:p text:style-name="P110"><text:span text:style-name="T17">– </text:span>Да, это он.</text:p>
      <text:p text:style-name="P110"><text:span text:style-name="T17">– </text:span>А как мы попадём в его квартиру? Там сейчас кто-то живёт? – Флаттершай прыгала на одной ноге, натягивая кед.</text:p>
      <text:p text:style-name="P110"><text:span text:style-name="T17">–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111">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111">В гараже я обошёл старый верный <text:span text:style-name="T17">Nissan Navara</text:span> и направился к маленькому электрическому <text:span text:style-name="T17">Eva. </text:span>Для того, чтоб не привлекать внимание, самое оно. <text:s/><text:span text:style-name="T17">&lt;</text:span><text:span text:style-name="T29">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text:span text:style-name="T17">&gt;</text:span></text:p>
      <text:p text:style-name="P111">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17">&lt;</text:span><text:span text:style-name="T29">Плохо написано!</text:span><text:span text:style-name="T17">&gt;</text:span></text:p>
      <text:p text:style-name="P111"><text:soft-page-break/>Я поднёс брелок пропуска к домофону, но дверь подъезда не открылась. Замигала красная лампочка и зажужжал зуммер.</text:p>
      <text:p text:style-name="P111">Я выругался.</text:p>
      <text:p text:style-name="P111"><text:span text:style-name="T17">– </text:span>Макс, что случилось? У нас проблемы?</text:p>
      <text:p text:style-name="P111"><text:span text:style-name="T17">–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111"><text:span text:style-name="T17">– </text:span>Так что, будем ломать дверь? – Эпплджек критически осмотрелась, подмечая бабулек на лавочке и зевак во внутреннем скверике.</text:p>
      <text:p text:style-name="P111"><text:span text:style-name="T17">– </text:span>Нет нужды. Лучше станьте-ка сзади меня так, чтобы заслонить от этих бабулек и от вооон той камеры наблюдения.</text:p>
      <text:list xml:id="list6353997181192048472" text:style-name="L6">
        <text:list-header>
          <text:p text:style-name="P172">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98">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98">Раздался лёгкий «кряк» и дверь подалась.</text:p>
      <text:p text:style-name="P135"><text:span text:style-name="T17">– </text:span>Девушки, заходим.</text:p>
      <text:p text:style-name="P92">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92"><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98">Прихожая встретила нас толстым слоем пыли. Мы тихонько прошли внутрь и я закрыл дверь изнутри.</text:p>
      <text:p text:style-name="P92"><text:span text:style-name="T1">Компьютер</text:span> стоял там же, где и обычно <text:span text:style-name="T1">— в личном кабинете Влада на столе у окна.</text:span></text:p>
      <text:p text:style-name="P135"><text:span text:style-name="T17">– </text:span>Макс, тут окно разбито! И верёвка какая-то висит. – крикнула Флаттершай из кухни.</text:p>
      <text:p text:style-name="P135"><text:span text:style-name="T17">– </text:span>Оставь, Флатти, не сейчас! – отмахнулся я.</text:p>
      <text:p text:style-name="P142">Лампочка питания на ноутбуке горела, <text:s/>но подключенный монитор оставался тёмным. Я постучал по пробелу, но безрезультатно.</text:p>
      <text:p text:style-name="P135"><text:span text:style-name="T17">– </text:span>Может, стукни его хорошенько? – посоветовала Эпплджек. – Я всегда так делаю, когда у твоего компа интернет тормозит. Почти всегда помогает...</text:p>
      <text:p text:style-name="P135"><text:span text:style-name="T17">– </text:span>Монитор выключен. – <text:s/>раздалось из угла. Кресло с высокой спинкой повернулось, открыв нашим взорам Дискорда. </text:p>
      <text:p text:style-name="P135">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135">Он приподнял панамку, дурашливо здороваясь.</text:p>
      <text:p text:style-name="P135"><text:soft-page-break/><text:span text:style-name="T17">– </text:span>Оп-па! – пробормотала Эпплджек. – Нежданчик!</text:p>
      <text:p text:style-name="P135"><text:span text:style-name="T17">– </text:span>Ты, я вижу, времени не терял, – моя рука под прикрытием стола медленно тянулась к тяжёлой фарфоровой кружке, стоящей на краю.</text:p>
      <text:p text:style-name="P114"><text:span text:style-name="T17">–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114"><text:span text:style-name="T17">– </text:span>А почему ты вообще решил искать нас тут? – спросила Эпплджек. – Приехал бы домой. Мы б тебя чаем напоили.</text:p>
      <text:p text:style-name="P114"><text:span text:style-name="T17">– </text:span>Видишь ли, дорогая Эй-Джей, я с самого начала знал, где находится наша уважаемая принцесса, а времени в обрез, так что...</text:p>
      <text:p text:style-name="P123">В проёме дверей появилась Флаттершай.</text:p>
      <text:p text:style-name="P114"><text:span text:style-name="T17">– </text:span>С кем это вы тут разговариваете?</text:p>
      <text:list xml:id="list4862526881374779076" text:style-name="L7">
        <text:list-header>
          <text:p text:style-name="P144">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123">Оглушённый Дискорд попытался было отъехать на кресле в сторону, но я припёр его стулом к стенке.</text:p>
      <text:p text:style-name="P114">– Жанна, Флатти, хватайте ноут и на выход! Я с ним разберусь! Не теряйте вре...!</text:p>
      <text:p text:style-name="P114">– ТЫ ИДИО...!!!</text:p>
      <text:p text:style-name="P114">Дискорд <text:s/>зорал одновременно со мной, прикрываясь от меня руками, когда раздался оглушительный</text:p>
      <text:p text:style-name="P114">...</text:p>
      <text:p text:style-name="P115">БАХ!!!</text:p>
      <text:p text:style-name="P114">…</text:p>
      <text:p text:style-name="P114">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35">На лице Дискорда появилось удивлённо-мечтательное выражение и он вырубился.</text:p>
      <text:p text:style-name="P135"/>
      <text:h text:style-name="P148" text:outline-level="2">Селестия</text:h>
      <text:p text:style-name="P135"/>
      <text:p text:style-name="P113">&lt;Селестия говорит Максу, что решилась на секс с ним из-за пророчества Стар Свирла (ебитесь сами). Макс говорит ей, что она поняла пророчество слишком буквально&gt;</text:p>
      <text:p text:style-name="P135">Включенный монитор показал схематическое изображение Селестиии, </text:p>
      <text:p text:style-name="P136">&gt;\<text:span text:style-name="T1">Привет, Селестия. Это Макс. Как себя чувствуешь?</text:span></text:p>
      <text:p text:style-name="P136">&lt;\<text:span text:style-name="T1">Макс? МАКС??? МА-А-А-АКС!!! НАКОНЕЦ-ТО! КАК Я РАДА ТЕБЯ СЛЫШАТЬ! </text:span></text:p>
      <text:p text:style-name="P136">&gt;\<text:span text:style-name="T1">Я рад, что нашёл тебя, Тия.</text:span></text:p>
      <text:p text:style-name="P136">&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136">&gt;\<text:span text:style-name="T1">Тия, я сейчас подключу микрофон и колонки, и мы сможем общаться более удобно.</text:span></text:p>
      <text:p text:style-name="P135">…</text:p>
      <text:p text:style-name="P135">– Привет опять. Как ты меня слышишь?</text:p>
      <text:p text:style-name="P135"><text:soft-page-break/>–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136">– <text:span text:style-name="T1">Могу себе представить. Как-то раз я провёл три часа камере сенсорной депривации. Мне не понравилось.</text:span></text:p>
      <text:p text:style-name="P135">– Эммм... Ваше Высочество, вы в порядке? Мы так рады, что наконец-то нашли Вас! – вклинилась в разговор Эпплджек.</text:p>
      <text:p text:style-name="P135">– Кто тут? Макс, кто ещё с тобой?</text:p>
      <text:p text:style-name="P136"><text:span text:style-name="T1">– Со мной Эпплджек и Флаттершай. Мы пришли сюда полгода </text:span>&lt;<text:span text:style-name="T24">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136">– <text:span text:style-name="T1">Девочки? Я рада вас слышать. А Твайлайт нет рядом?</text:span></text:p>
      <text:p text:style-name="P135">–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135">При этих словах Дискорд замычал и задёргался. Эпплджек нахмурилась и проверила верёвки, привязывающие его к спинке стула.</text:p>
      <text:p text:style-name="P135">–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135">– Ноутбук — так называется место, где я нахожусь сейчас? А кто это мычит?</text:p>
      <text:p text:style-name="P135">–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135">– О, духи предков, но зачем??? Почему у него кляп во рту?</text:p>
      <text:p text:style-name="P135">– Мы связали его. Он нас предал. И тебя. И Эквестрию. Всех.</text:p>
      <text:p text:style-name="P135">При этих словах Эпплджек и Флаттершай непонимающе уставились на меня, а Дискорд протестующе замычал.</text:p>
      <text:p text:style-name="P135">Я начал рассказывать о своих догадках, и непонимающее выражение на лицах девушек сменилось удивлением.</text:p>
      <text:p text:style-name="P135">–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135">– А зачем тогда ты приложила его книгой? – непонимающе уставился я на неё.</text:p>
      <text:p text:style-name="P135">– Потому что ты напал на него. Я и подумала — тебе виднее. И подсобила.</text:p>
      <text:p text:style-name="P135">Флаттершай отрицающе мотнула головой.</text:p>
      <text:p text:style-name="P135">– Не может Дискорд быть предателем. Он мой друг.</text:p>
      <text:p text:style-name="P135">Дискорд благодарственно замычал и закивал головой.</text:p>
      <text:p text:style-name="P135">–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135">Дискорд завёл глаза на лоб и обречённо завыл.</text:p>
      <text:p text:style-name="P135">– Макс, постой. Дай мне поговорить с ним. – сказала Селестия. – Не могу поверить, что Дискорд на такое пошёл.</text:p>
      <text:p text:style-name="P135">– Ну хорошо. Поговори. Послушаем, что он скажет.</text:p>
      <text:p text:style-name="P135">Я красноречиво покачал кулак перед его носом и вытащил кляп.</text:p>
      <text:p text:style-name="P135">...</text:p>
      <text:p text:style-name="P124"><text:soft-page-break/>– Ффы, тьфу, пффф, пфу! <text:span text:style-name="T17">&lt;</text:span><text:span text:style-name="T29">Вот дискорд! Я, то бишь!</text:span><text:span text:style-name="T17">&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126"><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17">— </text:span><text:span text:style-name="T1">получишь кляп обратно.</text:span></text:p>
      <text:p text:style-name="P124">– Это я-то устраиваю цирк?!! ДА ТЫ НА СЕБЯ ПОСМОТРИ, КЛОУН!!! На людей кидаешься, чашками бросаешься, вон, мне нос разбил! Дерёшься...</text:p>
      <text:p text:style-name="P124">Я угрожающе поднёс тряпку к лицу Дискорда.</text:p>
      <text:p text:style-name="P124">– Ещё одно слово в таком тоне, и ты заткнёшься, а мы уйдём в Эквестрию без тебя!</text:p>
      <text:p text:style-name="P124">–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124">Дискорд демонстративно закрыл рот и посвистывая уставился в потолок.</text:p>
      <text:p text:style-name="P124">Разговор зашёл в тупик.</text:p>
      <text:p text:style-name="P127"/>
      <text:p text:style-name="P128">На мониторе высветился текст:</text:p>
      <text:p text:style-name="P127">&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128"/>
      <text:p text:style-name="P128">Из колонок послышался лёгкий шорох.</text:p>
      <text:p text:style-name="P124">– Дик, сейчас не время для ссор. – голос Селестии был мягким, но настойчивым. – Мы в одной лодке.</text:p>
      <text:p text:style-name="P124">– Тебе легко говорить! Тебе не разбивали нос и не оскорбляли угрозами!</text:p>
      <text:p text:style-name="P124">– Ты должен понимать, что у Макса были все основания так себя вести. Твоё поведение вызвало подозрения у него, ведь он мало тебя знает. </text:p>
      <text:p text:style-name="P124">К уговорам Селестии присоединилась Флаттершай.</text:p>
      <text:p text:style-name="P124">– Дискорд, миленький, прости его. Макс хороший. Он просто не знал, что ты тоже хороший...</text:p>
      <text:p text:style-name="P124">У Дискорда покраснели уши и он засмущался и заворчал.</text:p>
      <text:p text:style-name="P124">–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124">Я пропустил «дятла» мимо ушей.</text:p>
      <text:p text:style-name="P129">–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125">***</text:p>
      <text:p text:style-name="P124">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124">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124"><text:soft-page-break/>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124">Потому разбрасываться такой возможностью не стоит. Если уж тебе повезло оказаться в новом мире — исследуй его сполна!..</text:p>
      <text:p text:style-name="P125">***</text:p>
      <text:p text:style-name="P130">&lt;<text:span text:style-name="T30">сюда можно вставить похождения Дискорда — вторая неопубликованная глава. Первая — секс с Селестией</text:span>&gt;</text:p>
      <text:p text:style-name="P125">***</text:p>
      <text:p text:style-name="P128">– Развяжите мне, наконец, руки! Или хотя бы одну. Плечами жестикулировать неудобно.... </text:p>
      <text:p text:style-name="P128">Я развязал Дискорду левую руку.</text:p>
      <text:p text:style-name="P127"><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128">Дискорд принялся разминать затёкшее запястье.</text:p>
      <text:p text:style-name="P128">–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128">– Какое письмо, Корди? – вскинулась до этого зачарованно слушавшая Дискорда Флаттершай.</text:p>
      <text:p text:style-name="P128">– Ну ваше же! Вы с Эпплджек написали мне о своих мытарствах тут. Вежливо так написали, спасибо...</text:p>
      <text:p text:style-name="P128">Флаттершай покрылась пунцовыми пятнами.</text:p>
      <text:p text:style-name="P128">– Я... Мы... – тут она совсем стушевалась.</text:p>
      <text:p text:style-name="P128">– Так а почему ты сказал, что никто не уйдёт в Эквестрию? – наконец перебила Дискорда скучавшая до этого Эпплджек.</text:p>
      <text:p text:style-name="P128">Дискорд уставился на неё долгим взглядом, а потом хлопнул себя по лбу.</text:p>
      <text:p text:style-name="P128">–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17">&lt;</text:span><text:span text:style-name="T23">упомянуть, что Дискорд учился играть на гитаре в Эквестрии — брал уроки у Рэйнбоу</text:span><text:span text:style-name="T17">&gt;</text:span>).<text:span text:style-name="T17"> </text:span>То есть, эквестрийские три месяца немного короче местных...<text:span text:style-name="T17">&lt;</text:span><text:span text:style-name="T23">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17">&gt;</text:span></text:p>
      <text:p text:style-name="P128">– И что? – продолжила его мысль Эпплджек.</text:p>
      <text:p text:style-name="P128">– Эквестрийские <text:span text:style-name="T17">&lt;</text:span><text:span text:style-name="T29">три месяца</text:span><text:span text:style-name="T17">&gt;</text:span> КО-РО-ЧЕ местных. – с нажимом повторил Дискорд. – По моим подсчётам, на два дня.</text:p>
      <text:p text:style-name="P128">– И?!! – до меня уже дошло, но Эпплджек продолжала тупить.</text:p>
      <text:p text:style-name="P128"><text:soft-page-break/>– Короче, времени у нас осталось что-то около пятнадцати минут. Или около того. – заявил Дискорд, поднеся к глазам запястье с массивными часами.</text:p>
      <text:p text:style-name="P128">– СКОЛЬКО??? – воскликнули хором я и девушки.</text:p>
      <text:p text:style-name="P128">Дискорд открыл было рот, но его слова заглушил звонок в дверь.</text:p>
      <text:p text:style-name="P128">– ОТКРОЙТЕ, ПОЛИЦИЯ! Вам даётся полминуты, чтобы открыть дверь. Через тридцать секунд дверь будет выбита!</text:p>
      <text:p text:style-name="P128">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128">Блядь!</text:p>
      <text:p text:style-name="P128">– На крышу, живо!!! Через окно на кухне! – зашипел Дискорд, отчаянно дёргая узлы свободной рукой.</text:p>
      <text:p text:style-name="P128">Эпплджек, одной рукой сгребя в охапку ноутбук, второй увлекая Флаттершай, кинулась на кухню.</text:p>
      <text:p text:style-name="P128">– А толку? Куда мы с крыши денемся? – спросил я растерянно. Дискорд только раздражённо зарычал в ответ.</text:p>
      <text:p text:style-name="P124">Дверь содрогнулась от мощного удара. Послышался стук падающей штукатурки. Я сломя голову кинулся на кухню.</text:p>
      <text:p text:style-name="P124">– Развяжи меня, идиот!!! – гаркнул вдогонку Дискорд.</text:p>
      <text:p text:style-name="P124">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124">– Давай на крышу! Я догоню! – рявкнул он, освобождая вторую руку.</text:p>
      <text:p text:style-name="P124">От второго удара дверная коробка крякнула и наполовину въехала в коридор. </text:p>
      <text:p text:style-name="P124">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124">Верёвка в кухонном окне дёргалась от движений лезущих по ней Флатти и Эпплджек. Я словил её рукой и стал на подоконник.</text:p>
      <text:p text:style-name="P124">Чёрт!</text:p>
      <text:p text:style-name="P124">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124">Но нет, триста тысяч чертей, раз девушки смогли – я тоже смогу!</text:p>
      <text:p text:style-name="P124">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124">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24">Я успел сократить расстояние до Эпплджек наполовину, когда девушки нашли решение.</text:p>
      <text:p text:style-name="P124">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24"><text:soft-page-break/>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124">Я выдохнул.</text:p>
      <text:p text:style-name="P124">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124">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124">Чёрт! Чёрт! Чёрт! Чёрт!</text:p>
      <text:p text:style-name="P124">Бля!!!...</text:p>
      <text:p text:style-name="P124">Верёвка закончилась, а вместе с ней прекратилась и боль в сожжёных суставах. Наконец-то у меня появилось время для паники. Я обнял ноги<text:span text:style-name="T17"> </text:span>Эпплджек покрепче, закрыл глаза и приготовился...</text:p>
      <text:p text:style-name="P124"/>
      <text:h text:style-name="P148" text:outline-level="2">Назад, в Эквестрию</text:h>
      <text:p text:style-name="P124"/>
      <text:p text:style-name="P124">Долго паниковать не пришлось. </text:p>
      <text:p text:style-name="P124">Я почувствовал сильный рывок за шиворот и захват поперёк груди. </text:p>
      <text:p text:style-name="P124">– ОТПУСТИ ДЕВЧОНКУ!!! – загрохотало мне в ухо. Я открыл глаза.</text:p>
      <text:p text:style-name="P124">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124">Я чуть поднял глаза и уставился в чешуйчатую морду дракона.</text:p>
      <text:p text:style-name="P124">– Отпусти Эпплджек. Я её держу. – повторил Дискорд. – Мне сбалансироваться надо. Вы не такие уж и лёгкие.</text:p>
      <text:p text:style-name="P124">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124">Наконец это ему удалось, и дальнейший подъём на крышу происходил в молчании.</text:p>
      <text:p text:style-name="P124">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124">–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124">Флаттершай оторвала заплаканное лицо от моей ветровки.</text:p>
      <text:p text:style-name="P124"><text:soft-page-break/>– Да-да, ты прав, Корди. Я готова.</text:p>
      <text:p text:style-name="P124">На длинной шее Дискорда разместились Эпплджек и Флаттершай. Я, для сохранения баланса, разместился позади крыльев.</text:p>
      <text:p text:style-name="P124">Дискорд расправил крылья и начал короткую пробежку к краю.</text:p>
      <text:p text:style-name="P129">–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124">И мы полетели навстречу закату.</text:p>
      <text:p text:style-name="P124">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124">Впереди по курсу увеличивалась громада моей высотки. Дискорд летел прямо на разрыв в ограждении, который я проделал <text:span text:style-name="T17">&lt;</text:span><text:span text:style-name="T29">полгода</text:span><text:span text:style-name="T17">&gt;</text:span> назад своим проходом в Эквестрию.</text:p>
      <text:p text:style-name="P124">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124">– Пристегните ремни! – проревел Дискорд, резко ускоряясь. – Будет весело!!!</text:p>
      <text:p text:style-name="P124">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124">– ЙУУУУУУУХХХУУУУУ!!! – заорал Дискорд, сложил крылья и врезался в шар.</text:p>
      <text:p text:style-name="P129">&lt;<text:span text:style-name="T30">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P149" text:outline-level="1">Беседа за столиком в ночи</text:h>
      <text:p text:style-name="P94">Из-за заинтересованности Эквуса в Максе, тому не приходится прилагать усилий для 34 — на что ему указывает Анакорн</text:p>
      <text:p text:style-name="P98">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98">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98">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98">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98">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92"><text:soft-page-break/><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92"><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17">е</text:span><text:span text:style-name="T1">еся</text:span> <text:span text:style-name="T1">в пустоте кресло </text:span>.</text:p>
      <text:p text:style-name="P92"><text:span text:style-name="T1">– </text:span>Анакорн. <text:span text:style-name="T1">– о</text:span>трекомендовался он. <text:span text:style-name="T17">– </text:span><text:span text:style-name="T1">Демиург.</text:span></text:p>
      <text:p text:style-name="P92"><text:span text:style-name="T1">– </text:span>П-привет. Макс. <text:span text:style-name="T1">– в</text:span> смятении представился я.</text:p>
      <text:p text:style-name="P92">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98"/>
      <text:p text:style-name="P92"><text:span text:style-name="T1">&lt;</text:span><text:span text:style-name="T30">Миру, чтобы быть устойчивым, нужно соблюдать законы мироздания. Иначе он сможет существовать (идти против течения) только на время фанатской подпитки. Эквус — не соблюдает (и дело даже не в магии — она во многих молодых мирах есть). Дело в нестыковках, несуразицах и нелепицах.</text:span><text:span text:style-name="T1">&gt;</text:span></text:p>
      <text:p text:style-name="P98"/>
      <text:p text:style-name="P92"><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92"><text:span text:style-name="T1">Юноша</text:span> закинул ногу за ногу и пытливо смотрел на меня, играя карандашём .</text:p>
      <text:p text:style-name="P92">Я совсем запутался.</text:p>
      <text:p text:style-name="P92"><text:span text:style-name="T1">– </text:span>Какая проблема? Какое решение? Кто ты <text:span text:style-name="T1">вообще</text:span>?</text:p>
      <text:p text:style-name="P92"><text:span text:style-name="T17">– </text:span><text:span text:style-name="T1">Хорошо, с</text:span>ейчас объясню, <text:span text:style-name="T1">– </text:span>кивнул <text:span text:style-name="T1">Анакорн</text:span>. <text:span text:style-name="T17">– </text:span><text:span text:style-name="T1">Понимаю, ты пока не вполне в теме от шока...</text:span></text:p>
      <text:p text:style-name="P98">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98">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98">– Стоп, не торопись. – у меня голова пошла кругом от информации. – Я ничего не понял. Какие-такие проблемы? Какие варианты? Зачем его поддерживать?</text:p>
      <text:p text:style-name="P98">Анакорн недовольно поморщился, но продолжил.</text:p>
      <text:p text:style-name="P98">–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98"><text:soft-page-break/>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98">–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98"/>
      <text:p text:style-name="P98"><text:a xlink:type="simple" xlink:href="https://ru.wikipedia.org/wiki/Мультивселенная" text:style-name="Internet_20_link" text:visited-style-name="Visited_20_Internet_20_Link">https://ru.wikipedia.org/wiki/%D0%9C%D1%83%D0%BB%D1%8C</text:a><text:a xlink:type="simple" xlink:href="https://ru.wikipedia.org/wiki/Мультивселенная" text:style-name="Internet_20_link" text:visited-style-name="Visited_20_Internet_20_Link">%D1%82%D0%B8%D0%B2%D1%81%D0%B5%D0%BB%D0%B5%D0%BD%D0%BD%D0%B0%D1%8F</text:a></text:p>
      <text:p text:style-name="P91">Космолог <text:a xlink:type="simple" xlink:href="https://ru.wikipedia.org/wiki/Тегмарк,_Макс" text:style-name="Internet_20_link" text:visited-style-name="Visited_20_Internet_20_Link">Макс Тегмарк</text:a> высказал предположение<text:bookmark text:name="cite_ref-7"/><text:a xlink:type="simple" xlink:href="https://ru.wikipedia.org/wiki/Мультивселенная#cite_note-7" text:style-name="Internet_20_link" text:visited-style-name="Visited_20_Internet_20_Link">[7]</text:a>, названное <text:a xlink:type="simple" xlink:href="https://ru.wikipedia.org/wiki/Гипотеза_математической_вселенной" text:style-name="Internet_20_link" text:visited-style-name="Visited_20_Internet_20_Link"><text:span text:style-name="T25">гипотезой математической вселенной</text:span></text:a>, что любому математически непротиворечивому набору <text:a xlink:type="simple" xlink:href="https://ru.wikipedia.org/wiki/Закон_%28физика%29" text:style-name="Internet_20_link" text:visited-style-name="Visited_20_Internet_20_Link">физических законов</text:a> соответствует независимая, но реально существующая вселенная. Это предположение, хотя и не поддаётся экспериментальной проверке, привлекательно тем, что снимает вопрос, почему наблюдаемые физические законы и значения <text:a xlink:type="simple" xlink:href="https://ru.wikipedia.org/wiki/Фундаментальные_физические_постоянные" text:style-name="Internet_20_link" text:visited-style-name="Visited_20_Internet_20_Link">фундаментальных физических постоянных</text:a> именно такие (см. <text:a xlink:type="simple" xlink:href="https://ru.wikipedia.org/wiki/Тонкая_настройка_Вселенной" text:style-name="Internet_20_link" text:visited-style-name="Visited_20_Internet_20_Link">тонкая настройка Вселенной</text:a>). </text:p>
      <text:p text:style-name="P100"/>
      <text:p text:style-name="P98"/>
      <text:p text:style-name="P98"/>
      <text:p text:style-name="P98">...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98">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и самодостаточны. К сожалению, к Эквусу это не относится.</text:p>
      <text:p text:style-name="P98">На голограмме появилась солнечная система Эквуса. Почему-то в центре системы был сам Эквус. Вокруг него вращались солнце и луна.</text:p>
      <text:p text:style-name="P98">Анакорн плюхнулся обратно в кресло и схватился за голову. Потом, немного успокоившись, продолжил.</text:p>
      <text:p text:style-name="P98">–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98">Анакорн отпил из стакана и продолжил.</text:p>
      <text:p text:style-name="P98">–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92"><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text:span><text:soft-page-break/><text:span text:style-name="T1">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17">&lt;</text:span><text:span text:style-name="T30">привязать к реальным событиям, описанным выше</text:span><text:span text:style-name="T17">&gt;</text:span><text:span text:style-name="T1">. А из таких посёлков Эквестрия состоит на 80% </text:span><text:span text:style-name="T17">&lt;</text:span><text:span text:style-name="T30">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17">&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98">Анакорн постучал по столику указкой. Солнечная система увеличилась, оставив в поле зрения только шар Эквуса.</text:p>
      <text:p text:style-name="P98">–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98">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98">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39">старом аналоговом телевизоре.</text:span></text:p>
      <text:p text:style-name="P101">Ко мне наконец-то пришло понимание ситуации.</text:p>
      <text:p text:style-name="P101">–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98">Анакорн смутился.</text:p>
      <text:p text:style-name="P98">–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98">(<text:span text:style-name="T26">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98"><text:span text:style-name="T26">– Сам ты раздолбай! – произнёс, наконец, Свирл</text:span>)</text:p>
      <text:p text:style-name="P98">… И создали вы его достаточно топорно — видишь, он трещит по швам.</text:p>
      <text:p text:style-name="P98">– Хмм. То есть, это брони создали Эквус?</text:p>
      <text:p text:style-name="P98">–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98">Я вспомнил события последнего года <text:span text:style-name="T17">&lt;</text:span>упомянуть в эпизоде на Терре, что МЛП-сериал закрылся год назад<text:span text:style-name="T17">&gt;</text:span></text:p>
      <text:p text:style-name="P98">–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98">Анакорн с такой силой сжал карандаш, что он хрустнул.</text:p>
      <text:p text:style-name="P98"><text:soft-page-break/>–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98">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98">–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98"/>
      <text:p text:style-name="P98"/>
      <text:p text:style-name="P94">–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94">– </text:p>
      <text:p text:style-name="P98">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101">– Верни Рэйнбоу!!!</text:p>
      <text:p text:style-name="P101">Обломки карандаша выпали из кулака Анакорна на столик.</text:p>
      <text:p text:style-name="P101">– Э-э-э… м-м-м… ну-у-у... Нельзя сказать, что это совсем невыполнимо… Но, прямо скажу, задачка не для студента!</text:p>
      <text:p text:style-name="P101">– А ты студент?</text:p>
      <text:p text:style-name="P101">–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101">–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101">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101">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101">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101">–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101">– Нет. Плата остаётся неизменной. Тут мы квиты. У меня тоже мало шансов помочь тебе — я не имею ни малейшего понятия, как это сделать.</text:p>
      <text:p text:style-name="P101">Ставшие почти прозрачными стены комнаты снова обрели материальность. Анакорн пожал плечами и протянул мне руку через столик.</text:p>
      <text:p text:style-name="P101"><text:soft-page-break/>–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101">–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101">–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101">Я задумался.</text:p>
      <text:p text:style-name="P101">–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101">Анакорн почесал в затылке.</text:p>
      <text:p text:style-name="P101">– А кьютимарки? Как, <text:span text:style-name="T17">&lt;</text:span><text:span text:style-name="T34">чёрт</text:span><text:span text:style-name="T17">&gt;</text:span> меня побери, объяснить кьютимарки?</text:p>
      <text:p text:style-name="P101">– А кьютимарки ты сам даришь пони, когда распознаёшь их жизненное предназначение.</text:p>
      <text:p text:style-name="P101">–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101">Я пожал плечами.</text:p>
      <text:p text:style-name="P101">– А по-другому я не могу объяснить их появление. К сожалению.</text:p>
      <text:p text:style-name="P137">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137">– Хорошо. Уболтал. Кьютимарки беру на себя. Так и знал, что мне самое трудное достанется!</text:p>
      <text:p text:style-name="P137">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137">Анакорн проследил мой взгляд.</text:p>
      <text:p text:style-name="P137">– Нечего так смотреть. Если я стану применять магию вместо ловкости, теряется весь смысл упражнения... О, глянь-ка на Эквус!</text:p>
      <text:p text:style-name="P137">И впрямь, было на что посмотреть. Уровень помех на модели Эквуса значительно снизился и сама она стала светиться ровным голубоватым светом.</text:p>
      <text:p text:style-name="P137">–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137"/>
      <text:p text:style-name="P139">Да, т<text:span text:style-name="T59">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серию схожих миров – создали брони. Разумеется, стержнем им послужил именно сериал, но каждый фанфик – сам по себе, он создаёт частичку того, что можно назвать миром Эквестрии. Но так </text:span><text:soft-page-break/><text:span text:style-name="T59">как фанфики часто не стыкуются друг с дружкой и с каноном, то мир Эквестрии расплывчат и нестоек. Именно из-за распыления энергии, Эквестрия не может реализоваться.</text:span></text:p>
      <text:p text:style-name="P141">&lt;<text:span text:style-name="T1">Существует множество версий Эквестрии, порождённых фанфиками, собравшими достаточное количество фанатской энергии. Но каждый из них по одиночке нежизнеспособен. Если объединить их энергию — они станут настоящей <text:s/>самодостаточной реальностью. Для этого нужно их объединить с помощью объединяющего фанфика. </text:span>&gt;</text:p>
      <text:p text:style-name="P140"/>
      <text:p text:style-name="P140">Вы, люди, этих миров уже наплодили дохрена и больше. У некоторых есть свои демиурги, некоторые и в одиночку неплохо справляются. Речь не о них. А об Эквусе. У него такая паршивая ситуация, что он не то , что сам — и с демиургом (то есть, со мной) не вытягивает. К моему стыду — <text:s/>Анакорн развёл руками</text:p>
      <text:p text:style-name="P139"/>
      <text:p text:style-name="P139"/>
      <text:p text:style-name="P137">Я опять задумался. В голове было пусто. Хотя, если подумать с точки зрения программиста, можно... Наверное можно, раз все предыдущее прокатило...</text:p>
      <text:p text:style-name="P138">– <text:span text:style-name="T23">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138">– Не понял? Это как? Как ты совместишь разрушенную магическими войнами Эквестрию с романтически-сексуальным раем для попаданцев?</text:p>
      <text:p text:style-name="P138"><text:span text:style-name="T17">–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138">Анакорн долго мусолил карандаш, а потом вдруг заржал.</text:p>
      <text:p text:style-name="P138"><text:span text:style-name="T17">–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138"><text:span text:style-name="T17">– </text:span>Я ничего никому не назначаю. Ты просил меня придумать отмазку для объяснения различий в фэндоме — я придумал. Не нравится — ну, извиняй.</text:p>
      <text:p text:style-name="P138">Анакорн примирительно похлопал меня по плечу.</text:p>
      <text:p text:style-name="P138"><text:span text:style-name="T17">–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138">Я подозрительно посмотрел на Анакорна.</text:p>
      <text:p text:style-name="P138"><text:span text:style-name="T17">– </text:span>Какой ещё, нафиг, «мой фанфик»? Я никакого фанфика не писал. И не собираюсь, вообще-то.</text:p>
      <text:p text:style-name="P138">Анакорн ехидно ухмыльнулся и откинулся в кресле, переплетя пальцы за затылком.</text:p>
      <text:p text:style-name="P138"><text:span text:style-name="T17">–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137"><text:soft-page-break/><text:span text:style-name="T17">–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137"><text:span text:style-name="T17">–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137"><text:span text:style-name="T17">– </text:span>Факн щит<text:note text:id="ftn13" text:note-class="footnote"><text:note-citation>13</text:note-citation><text:note-body><text:p text:style-name="P132">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137">Анакорн развёл руками.</text:p>
      <text:p text:style-name="P137"><text:span text:style-name="T17">–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137">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137">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137">Анакорн, глядя на мои терзания, понимающе кивнул и продолжил.</text:p>
      <text:p text:style-name="P98">– Эквусу позарез нужна помощь. И он надеется получить эту помощь от тебя. Видишь, он из кожи вон лезет, чтобы тебе понравиться.</text:p>
      <text:p text:style-name="P94">Он старался тебя рассмешить и показать себя с лучшей стороны. К сожалению, надлого его не хватило — к твоему прибытию он был на грани...</text:p>
      <text:p text:style-name="P98">Тебе не приходилось заботиться о жилье и питании, ты нравишься кобылкам...</text:p>
      <text:p text:style-name="P98">– Гм! Я бы попросил тебя не касаться моих отношений с Рэйнбоу!</text:p>
      <text:p text:style-name="P98">–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98">У меня сердце буквально ухнуло куда-то вниз, в область желудка.</text:p>
      <text:p text:style-name="P98">–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17">&lt;&gt;</text:span></text:p>
      <text:p text:style-name="P98">–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98">– Та ладно, не утешай. Я не маленький ребёнок. Долг платежом красен. Сделаю то, что ты хочешь. Как сумею.</text:p>
      <text:p text:style-name="P98">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98"><text:soft-page-break/>Анакорн наблюдал за мной без улыбки. По его нейтральному выражению лица невозможно было догадаться, о чём он думает.</text:p>
      <text:p text:style-name="P98">– Ну вот и отлично. Рад, что мы наконец-то пришли к сделке.</text:p>
      <text:p text:style-name="P102">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102">– Пора закругляться. Ты начинаешь сгорать. Надо утрясти последние детали, пока ещё есть пару минут.</text:p>
      <text:p text:style-name="P98">– Валяй. Я тебя внимательно слушаю.</text:p>
      <text:p text:style-name="P98">–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29">Такова природа низкоэнергетических монад</text:span>.</text:p>
      <text:p text:style-name="P98">– А я разве сплю?</text:p>
      <text:p text:style-name="P98">– Сейчас — нет. Но как только мы закроем сделку — проснёшься. Потому что нет иного способа вернуть тебя в реальный мир.</text:p>
      <text:p text:style-name="P98">– Эээ, постой. А как я в Эквестрию и обратно возвращался?</text:p>
      <text:p text:style-name="P98">–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98">Так вот, возвращать тебя обратно в твой мир я не буду. </text:p>
      <text:p text:style-name="P98">Во-первых, может возникнуть временная <text:span text:style-name="T17">&lt;</text:span><text:span text:style-name="T29">парадокс</text:span><text:span text:style-name="T17">&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98">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17"> </text:span>Если вернуть тебя обратно — рано или поздно он тебя убьёт. Скорее рано, чем поздно.</text:p>
      <text:p text:style-name="P98">–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98">–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98">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98">– Ты ещё увидишь пару снов на прощание. Удачи!</text:p>
      <text:p text:style-name="P98"/>
      <text:p text:style-name="P103">&lt;<text:span text:style-name="T1">- Но если миры Эквестрии станут существовать — появятся и те из них, в которых тьма страданий, постапокалипсис.</text:span></text:p>
      <text:p text:style-name="P103"><text:span text:style-name="T1">- И это лучше, чем не существовать, поверь</text:span>&gt;</text:p>
      <text:p text:style-name="P99">***</text:p>
      <text:p text:style-name="P99"/>
      <text:p text:style-name="P98"><text:soft-page-break/>&lt;<text:span text:style-name="T29">в прощальном сне Макс спрашивает Селестию, любит ли она его, или у них был 34 для «приманки». Селестия отвечает, но Макс не успевает расслышать</text:span>&gt;</text:p>
      <text:p text:style-name="P98"/>
      <text:p text:style-name="P98">– Привет, Макс. – образ Селестии снова реял передо мной, как <text:span text:style-name="T17">&lt;</text:span><text:span text:style-name="T29">полгода</text:span><text:span text:style-name="T17">&gt;</text:span> назад. – Я хочу поблагодарить тебя за всё.</text:p>
      <text:p text:style-name="P98">– Пожалста. – ответил я безучастно. – Всегда рад. Только Вам не нужно было ТАК распинаться, чтобы заручиться моей помощью.</text:p>
      <text:p text:style-name="P98">Селестия на мгновение смутилась, но продолжила.</text:p>
      <text:p text:style-name="P98">&lt;<text:span text:style-name="T29"> - Ты морочила мне яйца, чтобы заинтересовать? Всё, как Свирл указал?</text:span></text:p>
      <text:p text:style-name="P94">– Пожалуйста! Да, план был такой – ради Эквестрии я бы и не так раскорячилась! Но я изменила своё отношение к тебе со временем. Мо сердце оттаяло — и согрел его ты. К сожалению, я всё испортила — никогда не умела налаживать отношения. И у меня было крайне мало времени — Эквестрия разваливалась. Моё враньё чуть было не разрушило всё. И только любящее сердце Дэш спасло ситуацию.</text:p>
      <text:p text:style-name="P94">Я покачал головой.</text:p>
      <text:p text:style-name="P98"><text:span text:style-name="T29">– Ты так и не научилась общаться. Сначала сотворишь хрень, а потом извиняешься. Ты решила поступить так, как дословно советовал Стар Свирл? Потому и замазала его матюк в книге? Ты слишком буквально его поняла, Тия. Это всего лишь игра слов из нашего мира, а не руководство к действию. Но не волнуйся. Я сделаю то, что должен. Тебе вовсе не нужно для этого было заниматься со мной сексом, тем более, что он тебе неприятен...</text:span>&gt;</text:p>
      <text:p text:style-name="P98">– <text:s text:c="2"/>За благополучие Эквестрии я бы и не ТАК разопнулась.<text:span text:style-name="T17"> Я</text:span><text:span text:style-name="T29"> могла бы поведать тебе неисчислимые тайны магии, открыть многие законы мироздания... Но тебе был интересен только секс. Твоё намерение было настолько сильно, что мне пришлось дать его тебе. И не скажу, что мне это не понравилось!</text:span> И в данном случае ты не прав. Я была искренней с тобой и всё, что было между нами — настоящее. &lt;<text:span text:style-name="T29">У меня просто не было времени всё объяснить тебе. Моё сердце разрывалось от осознания того, что вскоре предстоит разлука. Как бы я хотела, чтобы остался!</text:span>&gt;<text:span text:style-name="T29">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103">–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103">&lt;<text:span text:style-name="T1">Я поняла, что ты — тот, кто нам нужен, ещё при нашей встрече в библиотеке. Ты, перебрав великое множество книг, остановился на нужной...</text:span>&gt;</text:p>
      <text:p text:style-name="P124">Селестия кивнула, соглашаясь, и образ её начал меркнуть.</text:p>
      <text:p text:style-name="P129">– <text:span text:style-name="T1">Окей. Будь счастлив и... спасибо тебе за всё, Макс.</text:span></text:p>
      <text:p text:style-name="P124">…</text:p>
      <text:p text:style-name="P129">– <text:span text:style-name="T1">Эй-эй-эй! Я, конечно, дико извиняюсь за вмешательство в личный сон и всё такое,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124">Он нахлобучил на себя невесть откуда взявшуюся двууголку.</text:p>
      <text:p text:style-name="P124">– Как вам это нравится, господа?! Дискорд — спаситель Эквестрии! А ведь звучит!!! Разрешите откланяться!..</text:p>
      <text:p text:style-name="P124"><text:soft-page-break/></text:p>
      <text:list xml:id="list76208248979434154" text:style-name="L8">
        <text:list-header>
          <text:p text:style-name="P173">(<text:span text:style-name="T36">Луна — как повелительница снов, слышала разговор Макса с Анакорном</text:span>)</text:p>
          <text:p text:style-name="P174"/>
        </text:list-header>
      </text:list>
      <text:p text:style-name="P125">***</text:p>
      <text:p text:style-name="P92"><text:span text:style-name="T1">–</text:span> Ты?..</text:p>
      <text:p text:style-name="P92"><text:span text:style-name="T1">–</text:span> Ты??!</text:p>
      <text:p text:style-name="P92"><text:span text:style-name="T1">–</text:span> Ты мне снишься??</text:p>
      <text:p text:style-name="P92"><text:span text:style-name="T1">–</text:span> Это ты мне снишься!!</text:p>
      <text:p text:style-name="P92"><text:span text:style-name="T1">–</text:span> Неважно… Пусть мы друг-другу снимся… Ты как, Дэш?</text:p>
      <text:p text:style-name="P92"><text:span text:style-name="T1">–</text:span> Да всё в порядке. Лежу, вот, в больнице, читаю Дэринг Ду. Грудак до сих пор побаливает. <text:span text:style-name="T1">П</text:span>ару рёбер <text:span text:style-name="T1">наверняка </text:span>крякнулись. <text:span text:style-name="T1">Ты будешь смеяться, но я совсем не помню, как тут оказалась. Помню, мы неслись по развалинам этого уродского замка, и во что-то врезались. А дальше не помню. </text:span><text:span text:style-name="T30">Как-то это не круто совсем!</text:span></text:p>
      <text:p text:style-name="P37">- <text:span text:style-name="T1">Дэш, - сказал я, едва сдерживая слёзы, - ты самая крутая в мире пони! Ты победила смерть! Ты умерла и вернулась с того света!</text:span></text:p>
      <text:p text:style-name="P92"><text:span text:style-name="T32">- Точно? Ну офигеть! </text:span>А ты как?</text:p>
      <text:p text:style-name="P92"><text:span text:style-name="T1">–</text:span> И я в порядке. Вот, возвращаюсь в свой мир. Ну, не совсем в свой. Почти в свой.</text:p>
      <text:p text:style-name="P92"><text:span text:style-name="T1">–</text:span> Навсегда?</text:p>
      <text:p text:style-name="P92"><text:span text:style-name="T1">–</text:span> Скорее всего, да.</text:p>
      <text:p text:style-name="P92"><text:span text:style-name="T1">–</text:span> Это плохо. Я хотела тебе сказать…</text:p>
      <text:p text:style-name="P92"><text:span text:style-name="T1">–</text:span> Не надо, Дэш. Не стоит терзать себя. Мне тоже очень хотелось остаться. Но так надо. Мне очень жаль…</text:p>
      <text:p text:style-name="P92"><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92"><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92"><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92"><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92"><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92"><text:span text:style-name="T1">–</text:span> И тебя, и Твайлайт, и Рэрити, и Селестию, и всех-всех-всех… Таковы правила.</text:p>
      <text:p text:style-name="P92"><text:span text:style-name="T17">– </text:span>Дискорд!.. Почему всё так паршиво… Я даже не могу уткнуться носом тебе в грудь. Я прохожу сквозь тебя, <text:span text:style-name="T17">–</text:span> всхлипнула сквозь зубы Рэйнбоу.</text:p>
      <text:p text:style-name="P92">Я опустил руку на шею Дэш и ощутил теплоту и лёгкое покалывание в пустоте.</text:p>
      <text:p text:style-name="P92"><text:span text:style-name="T17">–</text:span> Мне кажется, Дэш, <text:span text:style-name="T1">м</text:span>ы найдём способ связаться. Рано или поздно.</text:p>
      <text:p text:style-name="P92"><text:span text:style-name="T1">–</text:span> И лучше рано, чем поздно! Я не люблю ждать!</text:p>
      <text:p text:style-name="P92"><text:span text:style-name="T1">–</text:span> Да, Дэш. <text:span text:style-name="T1">–</text:span> её образ начал таять. <text:span text:style-name="T1">–</text:span> Да, я помню. Я всё ещё помню…</text:p>
      <text:p text:style-name="P92"/>
      <text:h text:style-name="P148" text:outline-level="2"><text:soft-page-break/>Земля</text:h>
      <text:p text:style-name="P95">Музыкальная тема из бегущего по лезвию бритвы — <text:span text:style-name="T17">Mission impossible</text:span></text:p>
      <text:p text:style-name="P97">или из <text:span text:style-name="T17">Donnie Darko</text:span></text:p>
      <text:p text:style-name="P96">&lt;Ужас возвращения из тёплого волшебного мира друзей в холодную скучную реальность.&gt;</text:p>
      <text:p text:style-name="P89">Я открыл глаза. <text:span text:style-name="T1">Бляяяяяяя... У</text:span>же десять... <text:span text:style-name="T1">Башка чугунная... Вот на кой хрен ложиться в два, чтоб потом спать до десяти и ни хрена не выспаться при этом?</text:span> На работу опять к <text:span text:style-name="T17">двенадцати приползу</text:span>. Надоело. <text:span text:style-name="T1">Закисать на работе — вредно для мозгов.</text:span> Надо отдохнуть. <text:span text:style-name="T17">Взят</text:span><text:span text:style-name="T1">ь, наконец, </text:span><text:s/>отпуск. <text:span text:style-name="T1">И пошло оно всё к ебеням!</text:span></text:p>
      <text:p text:style-name="P89"><text:span text:style-name="T1">Я нашарил ногами тапки и пошёл в ванную. Проходя мимо стола, зацепился взглядом за</text:span> эскиз <text:span text:style-name="T1">рисунка</text:span>.</text:p>
      <text:p text:style-name="P89">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90">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90">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90">Доставая из стола ключи от машины, опять наткнулся взглядом на эскиз.</text:p>
      <text:p text:style-name="P90">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90">Назову-ка я фантазию «Последний фанфик».</text:p>
      <text:p text:style-name="P90"/>
      <text:p text:style-name="P90"/>
      <text:p text:style-name="P90"/>
      <text:p text:style-name="P92"/>
      <text:p text:style-name="P92"/>
      <text:p text:style-name="P92"/>
      <text:p text:style-name="P93">...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text:soft-page-break/>Они завладевают ноутбуком с Селестией и как раз успевают на крышу для прохода в открывающийся коридор.</text:p>
      <text:p text:style-name="P92"/>
      <text:p text:style-name="P92">\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92"/>
      <text:p text:style-name="P92"/>
      <text:p text:style-name="P92"/>
      <text:p text:style-name="P92"/>
      <text:p text:style-name="P6"/>
      <text:p text:style-name="P2"><text:span text:style-name="T1">–</text:span> Запрыгивай <text:span text:style-name="T1">–</text:span> разгневанно фыркнула она и ткнулась в меня боком.</text:p>
      <text:p text:style-name="P2">Что ж, с верховой ездой я был знаком не понаслышке <text:span text:style-name="T1">—</text:span> спасаясь от тоски, я перепробовал много увлечений, таких, как занятие карате, “качалка” в тренажёрном зале, современные танцы. </text:p>
      <text:p text:style-name="P2">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 <text:span text:style-name="T17">&lt;</text:span><text:span text:style-name="T30">Живая лошадь — не кошка, ухаживать за ней сложнее</text:span><text:span text:style-name="T17">&gt;</text:span></text:p>
      <text:p text:style-name="P2">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text:p>
      <text:p text:style-name="P2"><text:span text:style-name="T17">–</text:span> Держись! <text:span text:style-name="T17">–</text:span> <text:span text:style-name="T1">н</text:span>е успев процедить это сквозь сжатые зубы, Селестия пустилась вскачь.</text:p>
      <text:p text:style-name="P2">Я вцепился руками в подперсье, сжал <text:s/>ногами её бока и как-то держался, болтаясь <text:span text:style-name="T1">как куль с сеном </text:span>и отбивая о холку причинное место.</text:p>
      <text:p text:style-name="P2">Выход был уже совсем рядом, когда нас встретила Луна.</text:p>
      <text:p text:style-name="P2"><text:span text:style-name="T1">–</text:span> Сестра, поторопись! Иначе нам прийдётся вступить в бой! <text:span text:style-name="T1">–</text:span> <text:span text:style-name="T1">у</text:span>видев меня верхом, она тихонько <text:span text:style-name="T1">охнула</text:span> и присела на задние ноги. <text:span text:style-name="T1">Седестия молча окинула её хмурым взглядом.</text:span></text:p>
      <text:p text:style-name="P2">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text:p>
      <text:p text:style-name="P2">Яростно метнув <text:span text:style-name="T17">&lt;</text:span><text:span text:style-name="T29">взгляд</text:span><text:span text:style-name="T17">&gt;</text:span>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text:span text:style-name="T17">—</text:span> выглядело по-дурацки, но тем-не-менее <text:span text:style-name="T17">—</text:span> повозка начала медлено набирать высоту. </text:p>
      <text:p text:style-name="P2"/>
      <text:p text:style-name="P2"/>
      <text:p text:style-name="P2"/>
      <text:p text:style-name="P2"/>
      <text:p text:style-name="P2">В продолжении Макс становится сверхаликорном. Селестия таки влюбляется в него — до того, как он становится бессмертным (теперь он называет её Сел — т.к. между ними не дружба, а любовь)</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OpenSymbol1"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5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571in" style:type="right" style:leader-style="dotted" style:leader-text="."/>
        </style:tab-stops>
      </style:paragraph-properties>
    </style:style>
    <style:style style:name="Footnote" style:family="paragraph" style:parent-style-name="Standard" style:auto-update="true" style:class="extra" style:master-page-name="">
      <style:paragraph-properties fo:margin-left="0.2in" fo:margin-right="0in" fo:keep-together="always" fo:text-indent="-0.2in"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7252in" style:type="center"/>
          <style:tab-stop style:position="7.45in"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font-name-complex="Mangal" style:font-family-complex="Mangal" style:font-family-generic-complex="system" style:font-pitch-complex="variable" style:font-size-complex="12pt" style:font-weight-complex="bold"/>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1965in" fo:text-indent="-0.1965in" fo:margin-left="0.196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3937in" fo:text-indent="-0.1965in" fo:margin-left="0.3937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4402in" fo:margin-bottom="0.3799in" fo:margin-left="0.3665in" fo:margin-right="0.4516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402in" style:distance-after-sep="0.0402in" style:line-style="none" style:adjustment="left" style:rel-width="25%" style:color="#000000"/>
      </style:page-layout-properties>
      <style:header-style/>
      <style:footer-style>
        <style:header-footer-properties svg:height="0.2in" fo:margin-left="0in" fo:margin-right="0in" fo:margin-top="0.1in" style:shadow="none" fo:background-color="transparent" style:dynamic-spacing="true" draw:fill="none" draw:fill-color="#cfe7f5"/>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123</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6-11-25T17:49:05.235000000</dc:date>
    <meta:editing-duration>P92DT15H54M34S</meta:editing-duration>
    <meta:editing-cycles>5644</meta:editing-cycles>
    <meta:generator>LibreOffice/5.1.0.3$Windows_x86 LibreOffice_project/5e3e00a007d9b3b6efb6797a8b8e57b51ab1f737</meta:generator>
    <meta:document-statistic meta:table-count="0" meta:image-count="0" meta:object-count="0" meta:page-count="181" meta:paragraph-count="3745" meta:word-count="82521" meta:character-count="548792" meta:non-whitespace-character-count="466103"/>
  </office:meta>
</office:document-meta>
</file>